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8.04mm"/>
    </style:style>
    <style:style style:name="co5" style:family="table-column">
      <style:table-column-properties fo:break-before="auto" style:column-width="19.95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19.4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om10h0_e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" table:default-cell-style-name="Default"/>
        <table:table-row table:style-name="ro1">
          <table:table-cell office:value-type="string" calcext:value-type="string">
            <text:p>N=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9604" calcext:value-type="float">
            <text:p>0.279604</text:p>
          </table:table-cell>
          <table:table-cell office:value-type="float" office:value="0.0988532" calcext:value-type="float">
            <text:p>0.0988532</text:p>
          </table:table-cell>
          <table:table-cell office:value-type="float" office:value="0.01637" calcext:value-type="float">
            <text:p>0.01637</text:p>
          </table:table-cell>
          <table:table-cell office:value-type="float" office:value="1.7222" calcext:value-type="float">
            <text:p>1.7222</text:p>
          </table:table-cell>
          <table:table-cell office:value-type="float" office:value="3.52268" calcext:value-type="float">
            <text:p>3.52268</text:p>
          </table:table-cell>
          <table:table-cell office:value-type="float" office:value="0.4416" calcext:value-type="float">
            <text:p>0.441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0065536" calcext:value-type="float">
            <text:p>0.00065536</text:p>
          </table:table-cell>
          <table:table-cell office:value-type="float" office:value="1.31639" calcext:value-type="float">
            <text:p>1.31639</text:p>
          </table:table-cell>
          <table:table-cell office:value-type="float" office:value="1.57267" calcext:value-type="float">
            <text:p>1.57267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774" calcext:value-type="float">
            <text:p>0.274774</text:p>
          </table:table-cell>
          <table:table-cell office:value-type="float" office:value="0.0949078" calcext:value-type="float">
            <text:p>0.0949078</text:p>
          </table:table-cell>
          <table:table-cell office:value-type="float" office:value="0.0150674" calcext:value-type="float">
            <text:p>0.0150674</text:p>
          </table:table-cell>
          <table:table-cell office:value-type="float" office:value="1.65789" calcext:value-type="float">
            <text:p>1.65789</text:p>
          </table:table-cell>
          <table:table-cell office:value-type="float" office:value="3.51699" calcext:value-type="float">
            <text:p>3.51699</text:p>
          </table:table-cell>
          <table:table-cell office:value-type="float" office:value="0.442413" calcext:value-type="float">
            <text:p>0.44241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00633488" calcext:value-type="float">
            <text:p>0.00633488</text:p>
          </table:table-cell>
          <table:table-cell office:value-type="float" office:value="3.1558" calcext:value-type="float">
            <text:p>3.1558</text:p>
          </table:table-cell>
          <table:table-cell office:value-type="float" office:value="1.97969" calcext:value-type="float">
            <text:p>1.97969</text:p>
          </table:table-cell>
          <table:table-cell office:value-type="float" office:value="0.659933" calcext:value-type="float">
            <text:p>0.659933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565" calcext:value-type="float">
            <text:p>0.274565</text:p>
          </table:table-cell>
          <table:table-cell office:value-type="float" office:value="0.0937304" calcext:value-type="float">
            <text:p>0.0937304</text:p>
          </table:table-cell>
          <table:table-cell office:value-type="float" office:value="0.0144934" calcext:value-type="float">
            <text:p>0.0144934</text:p>
          </table:table-cell>
          <table:table-cell office:value-type="float" office:value="1.58673" calcext:value-type="float">
            <text:p>1.58673</text:p>
          </table:table-cell>
          <table:table-cell office:value-type="float" office:value="3.58429" calcext:value-type="float">
            <text:p>3.58429</text:p>
          </table:table-cell>
          <table:table-cell office:value-type="float" office:value="0.450096" calcext:value-type="float">
            <text:p>0.45009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00843912" calcext:value-type="float">
            <text:p>0.00843912</text:p>
          </table:table-cell>
          <table:table-cell office:value-type="float" office:value="1.57013" calcext:value-type="float">
            <text:p>1.57013</text:p>
          </table:table-cell>
          <table:table-cell office:value-type="float" office:value="3.53392" calcext:value-type="float">
            <text:p>3.53392</text:p>
          </table:table-cell>
          <table:table-cell office:value-type="float" office:value="0.657296" calcext:value-type="float">
            <text:p>0.657296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394" calcext:value-type="float">
            <text:p>0.274394</text:p>
          </table:table-cell>
          <table:table-cell office:value-type="float" office:value="0.0926757" calcext:value-type="float">
            <text:p>0.0926757</text:p>
          </table:table-cell>
          <table:table-cell office:value-type="float" office:value="0.0140079" calcext:value-type="float">
            <text:p>0.0140079</text:p>
          </table:table-cell>
          <table:table-cell office:value-type="float" office:value="1.52869" calcext:value-type="float">
            <text:p>1.52869</text:p>
          </table:table-cell>
          <table:table-cell office:value-type="float" office:value="3.64055" calcext:value-type="float">
            <text:p>3.64055</text:p>
          </table:table-cell>
          <table:table-cell office:value-type="float" office:value="0.45635" calcext:value-type="float">
            <text:p>0.4563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45" calcext:value-type="float">
            <text:p>0.345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017058" calcext:value-type="float">
            <text:p>0.017058</text:p>
          </table:table-cell>
          <table:table-cell office:value-type="float" office:value="2.29925" calcext:value-type="float">
            <text:p>2.29925</text:p>
          </table:table-cell>
          <table:table-cell office:value-type="float" office:value="3.37282" calcext:value-type="float">
            <text:p>3.37282</text:p>
          </table:table-cell>
          <table:table-cell office:value-type="float" office:value="0.623555" calcext:value-type="float">
            <text:p>0.62355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38" calcext:value-type="float">
            <text:p>0.27438</text:p>
          </table:table-cell>
          <table:table-cell office:value-type="float" office:value="0.0917791" calcext:value-type="float">
            <text:p>0.0917791</text:p>
          </table:table-cell>
          <table:table-cell office:value-type="float" office:value="0.0135648" calcext:value-type="float">
            <text:p>0.0135648</text:p>
          </table:table-cell>
          <table:table-cell office:value-type="float" office:value="1.48089" calcext:value-type="float">
            <text:p>1.48089</text:p>
          </table:table-cell>
          <table:table-cell office:value-type="float" office:value="3.68882" calcext:value-type="float">
            <text:p>3.68882</text:p>
          </table:table-cell>
          <table:table-cell office:value-type="float" office:value="0.463209" calcext:value-type="float">
            <text:p>0.46320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0110728" calcext:value-type="float">
            <text:p>0.00110728</text:p>
          </table:table-cell>
          <table:table-cell office:value-type="float" office:value="1.78598" calcext:value-type="float">
            <text:p>1.78598</text:p>
          </table:table-cell>
          <table:table-cell office:value-type="float" office:value="0.505067" calcext:value-type="float">
            <text:p>0.505067</text:p>
          </table:table-cell>
          <table:table-cell office:value-type="float" office:value="0.0392198" calcext:value-type="float">
            <text:p>0.0392198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6183" calcext:value-type="float">
            <text:p>0.276183</text:p>
          </table:table-cell>
          <table:table-cell office:value-type="float" office:value="0.0921086" calcext:value-type="float">
            <text:p>0.0921086</text:p>
          </table:table-cell>
          <table:table-cell office:value-type="float" office:value="0.0134752" calcext:value-type="float">
            <text:p>0.0134752</text:p>
          </table:table-cell>
          <table:table-cell office:value-type="float" office:value="1.42291" calcext:value-type="float">
            <text:p>1.42291</text:p>
          </table:table-cell>
          <table:table-cell office:value-type="float" office:value="3.78538" calcext:value-type="float">
            <text:p>3.78538</text:p>
          </table:table-cell>
          <table:table-cell office:value-type="float" office:value="0.470561" calcext:value-type="float">
            <text:p>0.470561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0875" calcext:value-type="float">
            <text:p>0.20875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00510432" calcext:value-type="float">
            <text:p>0.00510432</text:p>
          </table:table-cell>
          <table:table-cell office:value-type="float" office:value="1.88082" calcext:value-type="float">
            <text:p>1.88082</text:p>
          </table:table-cell>
          <table:table-cell office:value-type="float" office:value="2.32372" calcext:value-type="float">
            <text:p>2.32372</text:p>
          </table:table-cell>
          <table:table-cell office:value-type="float" office:value="0.487172" calcext:value-type="float">
            <text:p>0.487172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7287" calcext:value-type="float">
            <text:p>0.277287</text:p>
          </table:table-cell>
          <table:table-cell office:value-type="float" office:value="0.0919656" calcext:value-type="float">
            <text:p>0.0919656</text:p>
          </table:table-cell>
          <table:table-cell office:value-type="float" office:value="0.0132674" calcext:value-type="float">
            <text:p>0.0132674</text:p>
          </table:table-cell>
          <table:table-cell office:value-type="float" office:value="1.38688" calcext:value-type="float">
            <text:p>1.38688</text:p>
          </table:table-cell>
          <table:table-cell office:value-type="float" office:value="3.8396" calcext:value-type="float">
            <text:p>3.8396</text:p>
          </table:table-cell>
          <table:table-cell office:value-type="float" office:value="0.477104" calcext:value-type="float">
            <text:p>0.47710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75938" calcext:value-type="float">
            <text:p>0.375938</text:p>
          </table:table-cell>
          <table:table-cell office:value-type="float" office:value="0.151231" calcext:value-type="float">
            <text:p>0.151231</text:p>
          </table:table-cell>
          <table:table-cell office:value-type="float" office:value="0.0288268" calcext:value-type="float">
            <text:p>0.0288268</text:p>
          </table:table-cell>
          <table:table-cell office:value-type="float" office:value="1.54357" calcext:value-type="float">
            <text:p>1.54357</text:p>
          </table:table-cell>
          <table:table-cell office:value-type="float" office:value="4.79919" calcext:value-type="float">
            <text:p>4.79919</text:p>
          </table:table-cell>
          <table:table-cell office:value-type="float" office:value="0.579862" calcext:value-type="float">
            <text:p>0.579862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8495" calcext:value-type="float">
            <text:p>0.278495</text:p>
          </table:table-cell>
          <table:table-cell office:value-type="float" office:value="0.0921461" calcext:value-type="float">
            <text:p>0.0921461</text:p>
          </table:table-cell>
          <table:table-cell office:value-type="float" office:value="0.0131798" calcext:value-type="float">
            <text:p>0.0131798</text:p>
          </table:table-cell>
          <table:table-cell office:value-type="float" office:value="1.34752" calcext:value-type="float">
            <text:p>1.34752</text:p>
          </table:table-cell>
          <table:table-cell office:value-type="float" office:value="3.90956" calcext:value-type="float">
            <text:p>3.90956</text:p>
          </table:table-cell>
          <table:table-cell office:value-type="float" office:value="0.482593" calcext:value-type="float">
            <text:p>0.48259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08281" calcext:value-type="float">
            <text:p>0.308281</text:p>
          </table:table-cell>
          <table:table-cell office:value-type="float" office:value="0.127441" calcext:value-type="float">
            <text:p>0.127441</text:p>
          </table:table-cell>
          <table:table-cell office:value-type="float" office:value="0.0257056" calcext:value-type="float">
            <text:p>0.0257056</text:p>
          </table:table-cell>
          <table:table-cell office:value-type="float" office:value="1.59993" calcext:value-type="float">
            <text:p>1.59993</text:p>
          </table:table-cell>
          <table:table-cell office:value-type="float" office:value="4.27033" calcext:value-type="float">
            <text:p>4.27033</text:p>
          </table:table-cell>
          <table:table-cell office:value-type="float" office:value="0.472417" calcext:value-type="float">
            <text:p>0.472417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1465" calcext:value-type="float">
            <text:p>0.281465</text:p>
          </table:table-cell>
          <table:table-cell office:value-type="float" office:value="0.0932419" calcext:value-type="float">
            <text:p>0.0932419</text:p>
          </table:table-cell>
          <table:table-cell office:value-type="float" office:value="0.0132873" calcext:value-type="float">
            <text:p>0.0132873</text:p>
          </table:table-cell>
          <table:table-cell office:value-type="float" office:value="1.30949" calcext:value-type="float">
            <text:p>1.30949</text:p>
          </table:table-cell>
          <table:table-cell office:value-type="float" office:value="4.00295" calcext:value-type="float">
            <text:p>4.00295</text:p>
          </table:table-cell>
          <table:table-cell office:value-type="float" office:value="0.490558" calcext:value-type="float">
            <text:p>0.49055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12578" calcext:value-type="float">
            <text:p>0.212578</text:p>
          </table:table-cell>
          <table:table-cell office:value-type="float" office:value="0.0714797" calcext:value-type="float">
            <text:p>0.0714797</text:p>
          </table:table-cell>
          <table:table-cell office:value-type="float" office:value="0.011127" calcext:value-type="float">
            <text:p>0.011127</text:p>
          </table:table-cell>
          <table:table-cell office:value-type="float" office:value="1.59904" calcext:value-type="float">
            <text:p>1.59904</text:p>
          </table:table-cell>
          <table:table-cell office:value-type="float" office:value="3.01413" calcext:value-type="float">
            <text:p>3.01413</text:p>
          </table:table-cell>
          <table:table-cell office:value-type="float" office:value="0.274077" calcext:value-type="float">
            <text:p>0.27407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3718" calcext:value-type="float">
            <text:p>0.283718</text:p>
          </table:table-cell>
          <table:table-cell office:value-type="float" office:value="0.0940957" calcext:value-type="float">
            <text:p>0.0940957</text:p>
          </table:table-cell>
          <table:table-cell office:value-type="float" office:value="0.0133763" calcext:value-type="float">
            <text:p>0.0133763</text:p>
          </table:table-cell>
          <table:table-cell office:value-type="float" office:value="1.27792" calcext:value-type="float">
            <text:p>1.27792</text:p>
          </table:table-cell>
          <table:table-cell office:value-type="float" office:value="4.08155" calcext:value-type="float">
            <text:p>4.08155</text:p>
          </table:table-cell>
          <table:table-cell office:value-type="float" office:value="0.496412" calcext:value-type="float">
            <text:p>0.49641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59375" calcext:value-type="float">
            <text:p>0.259375</text:p>
          </table:table-cell>
          <table:table-cell office:value-type="float" office:value="0.0893578" calcext:value-type="float">
            <text:p>0.0893578</text:p>
          </table:table-cell>
          <table:table-cell office:value-type="float" office:value="0.0132206" calcext:value-type="float">
            <text:p>0.0132206</text:p>
          </table:table-cell>
          <table:table-cell office:value-type="float" office:value="1.88577" calcext:value-type="float">
            <text:p>1.88577</text:p>
          </table:table-cell>
          <table:table-cell office:value-type="float" office:value="3.12851" calcext:value-type="float">
            <text:p>3.12851</text:p>
          </table:table-cell>
          <table:table-cell office:value-type="float" office:value="0.448094" calcext:value-type="float">
            <text:p>0.448094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7601" calcext:value-type="float">
            <text:p>0.287601</text:p>
          </table:table-cell>
          <table:table-cell office:value-type="float" office:value="0.0958293" calcext:value-type="float">
            <text:p>0.0958293</text:p>
          </table:table-cell>
          <table:table-cell office:value-type="float" office:value="0.0136584" calcext:value-type="float">
            <text:p>0.0136584</text:p>
          </table:table-cell>
          <table:table-cell office:value-type="float" office:value="1.23837" calcext:value-type="float">
            <text:p>1.23837</text:p>
          </table:table-cell>
          <table:table-cell office:value-type="float" office:value="4.20014" calcext:value-type="float">
            <text:p>4.20014</text:p>
          </table:table-cell>
          <table:table-cell office:value-type="float" office:value="0.504228" calcext:value-type="float">
            <text:p>0.50422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96934" calcext:value-type="float">
            <text:p>0.296934</text:p>
          </table:table-cell>
          <table:table-cell office:value-type="float" office:value="0.109006" calcext:value-type="float">
            <text:p>0.109006</text:p>
          </table:table-cell>
          <table:table-cell office:value-type="float" office:value="0.018653" calcext:value-type="float">
            <text:p>0.018653</text:p>
          </table:table-cell>
          <table:table-cell office:value-type="float" office:value="1.52698" calcext:value-type="float">
            <text:p>1.52698</text:p>
          </table:table-cell>
          <table:table-cell office:value-type="float" office:value="4.00889" calcext:value-type="float">
            <text:p>4.00889</text:p>
          </table:table-cell>
          <table:table-cell office:value-type="float" office:value="0.476727" calcext:value-type="float">
            <text:p>0.476727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1026" calcext:value-type="float">
            <text:p>0.291026</text:p>
          </table:table-cell>
          <table:table-cell office:value-type="float" office:value="0.0974892" calcext:value-type="float">
            <text:p>0.0974892</text:p>
          </table:table-cell>
          <table:table-cell office:value-type="float" office:value="0.0139776" calcext:value-type="float">
            <text:p>0.0139776</text:p>
          </table:table-cell>
          <table:table-cell office:value-type="float" office:value="1.20834" calcext:value-type="float">
            <text:p>1.20834</text:p>
          </table:table-cell>
          <table:table-cell office:value-type="float" office:value="4.30166" calcext:value-type="float">
            <text:p>4.30166</text:p>
          </table:table-cell>
          <table:table-cell office:value-type="float" office:value="0.509773" calcext:value-type="float">
            <text:p>0.50977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8506" calcext:value-type="float">
            <text:p>0.288506</text:p>
          </table:table-cell>
          <table:table-cell office:value-type="float" office:value="0.104894" calcext:value-type="float">
            <text:p>0.104894</text:p>
          </table:table-cell>
          <table:table-cell office:value-type="float" office:value="0.0184406" calcext:value-type="float">
            <text:p>0.0184406</text:p>
          </table:table-cell>
          <table:table-cell office:value-type="float" office:value="1.7338" calcext:value-type="float">
            <text:p>1.7338</text:p>
          </table:table-cell>
          <table:table-cell office:value-type="float" office:value="3.63606" calcext:value-type="float">
            <text:p>3.63606</text:p>
          </table:table-cell>
          <table:table-cell office:value-type="float" office:value="0.441329" calcext:value-type="float">
            <text:p>0.441329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422" calcext:value-type="float">
            <text:p>0.29422</text:p>
          </table:table-cell>
          <table:table-cell office:value-type="float" office:value="0.0990552" calcext:value-type="float">
            <text:p>0.0990552</text:p>
          </table:table-cell>
          <table:table-cell office:value-type="float" office:value="0.0142632" calcext:value-type="float">
            <text:p>0.0142632</text:p>
          </table:table-cell>
          <table:table-cell office:value-type="float" office:value="1.18585" calcext:value-type="float">
            <text:p>1.18585</text:p>
          </table:table-cell>
          <table:table-cell office:value-type="float" office:value="4.38756" calcext:value-type="float">
            <text:p>4.38756</text:p>
          </table:table-cell>
          <table:table-cell office:value-type="float" office:value="0.515448" calcext:value-type="float">
            <text:p>0.51544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83828" calcext:value-type="float">
            <text:p>0.283828</text:p>
          </table:table-cell>
          <table:table-cell office:value-type="float" office:value="0.101541" calcext:value-type="float">
            <text:p>0.101541</text:p>
          </table:table-cell>
          <table:table-cell office:value-type="float" office:value="0.0171775" calcext:value-type="float">
            <text:p>0.0171775</text:p>
          </table:table-cell>
          <table:table-cell office:value-type="float" office:value="1.64812" calcext:value-type="float">
            <text:p>1.64812</text:p>
          </table:table-cell>
          <table:table-cell office:value-type="float" office:value="3.67583" calcext:value-type="float">
            <text:p>3.67583</text:p>
          </table:table-cell>
          <table:table-cell office:value-type="float" office:value="0.444665" calcext:value-type="float">
            <text:p>0.444665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7978" calcext:value-type="float">
            <text:p>0.297978</text:p>
          </table:table-cell>
          <table:table-cell office:value-type="float" office:value="0.100903" calcext:value-type="float">
            <text:p>0.100903</text:p>
          </table:table-cell>
          <table:table-cell office:value-type="float" office:value="0.014596" calcext:value-type="float">
            <text:p>0.014596</text:p>
          </table:table-cell>
          <table:table-cell office:value-type="float" office:value="1.15793" calcext:value-type="float">
            <text:p>1.15793</text:p>
          </table:table-cell>
          <table:table-cell office:value-type="float" office:value="4.49397" calcext:value-type="float">
            <text:p>4.49397</text:p>
          </table:table-cell>
          <table:table-cell office:value-type="float" office:value="0.522139" calcext:value-type="float">
            <text:p>0.52213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2483" calcext:value-type="float">
            <text:p>0.282483</text:p>
          </table:table-cell>
          <table:table-cell office:value-type="float" office:value="0.0991313" calcext:value-type="float">
            <text:p>0.0991313</text:p>
          </table:table-cell>
          <table:table-cell office:value-type="float" office:value="0.0163767" calcext:value-type="float">
            <text:p>0.0163767</text:p>
          </table:table-cell>
          <table:table-cell office:value-type="float" office:value="1.67529" calcext:value-type="float">
            <text:p>1.67529</text:p>
          </table:table-cell>
          <table:table-cell office:value-type="float" office:value="3.58798" calcext:value-type="float">
            <text:p>3.58798</text:p>
          </table:table-cell>
          <table:table-cell office:value-type="float" office:value="0.4445" calcext:value-type="float">
            <text:p>0.444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0247" calcext:value-type="float">
            <text:p>0.30247</text:p>
          </table:table-cell>
          <table:table-cell office:value-type="float" office:value="0.103367" calcext:value-type="float">
            <text:p>0.103367</text:p>
          </table:table-cell>
          <table:table-cell office:value-type="float" office:value="0.0151489" calcext:value-type="float">
            <text:p>0.0151489</text:p>
          </table:table-cell>
          <table:table-cell office:value-type="float" office:value="1.13608" calcext:value-type="float">
            <text:p>1.13608</text:p>
          </table:table-cell>
          <table:table-cell office:value-type="float" office:value="4.60462" calcext:value-type="float">
            <text:p>4.60462</text:p>
          </table:table-cell>
          <table:table-cell office:value-type="float" office:value="0.527401" calcext:value-type="float">
            <text:p>0.527401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5085" calcext:value-type="float">
            <text:p>0.275085</text:p>
          </table:table-cell>
          <table:table-cell office:value-type="float" office:value="0.0953315" calcext:value-type="float">
            <text:p>0.0953315</text:p>
          </table:table-cell>
          <table:table-cell office:value-type="float" office:value="0.0152228" calcext:value-type="float">
            <text:p>0.0152228</text:p>
          </table:table-cell>
          <table:table-cell office:value-type="float" office:value="1.70892" calcext:value-type="float">
            <text:p>1.70892</text:p>
          </table:table-cell>
          <table:table-cell office:value-type="float" office:value="3.46217" calcext:value-type="float">
            <text:p>3.46217</text:p>
          </table:table-cell>
          <table:table-cell office:value-type="float" office:value="0.441657" calcext:value-type="float">
            <text:p>0.441657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06234" calcext:value-type="float">
            <text:p>0.306234</text:p>
          </table:table-cell>
          <table:table-cell office:value-type="float" office:value="0.105329" calcext:value-type="float">
            <text:p>0.105329</text:p>
          </table:table-cell>
          <table:table-cell office:value-type="float" office:value="0.0155441" calcext:value-type="float">
            <text:p>0.0155441</text:p>
          </table:table-cell>
          <table:table-cell office:value-type="float" office:value="1.11653" calcext:value-type="float">
            <text:p>1.11653</text:p>
          </table:table-cell>
          <table:table-cell office:value-type="float" office:value="4.69886" calcext:value-type="float">
            <text:p>4.69886</text:p>
          </table:table-cell>
          <table:table-cell office:value-type="float" office:value="0.532963" calcext:value-type="float">
            <text:p>0.53296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80795" calcext:value-type="float">
            <text:p>0.280795</text:p>
          </table:table-cell>
          <table:table-cell office:value-type="float" office:value="0.0994127" calcext:value-type="float">
            <text:p>0.0994127</text:p>
          </table:table-cell>
          <table:table-cell office:value-type="float" office:value="0.0164556" calcext:value-type="float">
            <text:p>0.0164556</text:p>
          </table:table-cell>
          <table:table-cell office:value-type="float" office:value="1.7121" calcext:value-type="float">
            <text:p>1.7121</text:p>
          </table:table-cell>
          <table:table-cell office:value-type="float" office:value="3.54733" calcext:value-type="float">
            <text:p>3.54733</text:p>
          </table:table-cell>
          <table:table-cell office:value-type="float" office:value="0.444979" calcext:value-type="float">
            <text:p>0.444979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109" calcext:value-type="float">
            <text:p>0.3109</text:p>
          </table:table-cell>
          <table:table-cell office:value-type="float" office:value="0.107997" calcext:value-type="float">
            <text:p>0.107997</text:p>
          </table:table-cell>
          <table:table-cell office:value-type="float" office:value="0.0161586" calcext:value-type="float">
            <text:p>0.0161586</text:p>
          </table:table-cell>
          <table:table-cell office:value-type="float" office:value="1.09211" calcext:value-type="float">
            <text:p>1.09211</text:p>
          </table:table-cell>
          <table:table-cell office:value-type="float" office:value="4.82402" calcext:value-type="float">
            <text:p>4.82402</text:p>
          </table:table-cell>
          <table:table-cell office:value-type="float" office:value="0.538194" calcext:value-type="float">
            <text:p>0.53819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8969" calcext:value-type="float">
            <text:p>0.278969</text:p>
          </table:table-cell>
          <table:table-cell office:value-type="float" office:value="0.0987293" calcext:value-type="float">
            <text:p>0.0987293</text:p>
          </table:table-cell>
          <table:table-cell office:value-type="float" office:value="0.0163346" calcext:value-type="float">
            <text:p>0.0163346</text:p>
          </table:table-cell>
          <table:table-cell office:value-type="float" office:value="1.71523" calcext:value-type="float">
            <text:p>1.71523</text:p>
          </table:table-cell>
          <table:table-cell office:value-type="float" office:value="3.52866" calcext:value-type="float">
            <text:p>3.52866</text:p>
          </table:table-cell>
          <table:table-cell office:value-type="float" office:value="0.441408" calcext:value-type="float">
            <text:p>0.441408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16368" calcext:value-type="float">
            <text:p>0.316368</text:p>
          </table:table-cell>
          <table:table-cell office:value-type="float" office:value="0.111153" calcext:value-type="float">
            <text:p>0.111153</text:p>
          </table:table-cell>
          <table:table-cell office:value-type="float" office:value="0.0168865" calcext:value-type="float">
            <text:p>0.0168865</text:p>
          </table:table-cell>
          <table:table-cell office:value-type="float" office:value="1.07425" calcext:value-type="float">
            <text:p>1.07425</text:p>
          </table:table-cell>
          <table:table-cell office:value-type="float" office:value="4.94681" calcext:value-type="float">
            <text:p>4.94681</text:p>
          </table:table-cell>
          <table:table-cell office:value-type="float" office:value="0.544406" calcext:value-type="float">
            <text:p>0.54440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6567" calcext:value-type="float">
            <text:p>0.276567</text:p>
          </table:table-cell>
          <table:table-cell office:value-type="float" office:value="0.0973352" calcext:value-type="float">
            <text:p>0.0973352</text:p>
          </table:table-cell>
          <table:table-cell office:value-type="float" office:value="0.0160399" calcext:value-type="float">
            <text:p>0.0160399</text:p>
          </table:table-cell>
          <table:table-cell office:value-type="float" office:value="1.7268" calcext:value-type="float">
            <text:p>1.7268</text:p>
          </table:table-cell>
          <table:table-cell office:value-type="float" office:value="3.48413" calcext:value-type="float">
            <text:p>3.48413</text:p>
          </table:table-cell>
          <table:table-cell office:value-type="float" office:value="0.435661" calcext:value-type="float">
            <text:p>0.435661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1231" calcext:value-type="float">
            <text:p>0.321231</text:p>
          </table:table-cell>
          <table:table-cell office:value-type="float" office:value="0.114049" calcext:value-type="float">
            <text:p>0.114049</text:p>
          </table:table-cell>
          <table:table-cell office:value-type="float" office:value="0.0175818" calcext:value-type="float">
            <text:p>0.0175818</text:p>
          </table:table-cell>
          <table:table-cell office:value-type="float" office:value="1.05452" calcext:value-type="float">
            <text:p>1.05452</text:p>
          </table:table-cell>
          <table:table-cell office:value-type="float" office:value="5.06918" calcext:value-type="float">
            <text:p>5.06918</text:p>
          </table:table-cell>
          <table:table-cell office:value-type="float" office:value="0.549429" calcext:value-type="float">
            <text:p>0.54942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8777" calcext:value-type="float">
            <text:p>0.278777</text:p>
          </table:table-cell>
          <table:table-cell office:value-type="float" office:value="0.0981367" calcext:value-type="float">
            <text:p>0.0981367</text:p>
          </table:table-cell>
          <table:table-cell office:value-type="float" office:value="0.0160905" calcext:value-type="float">
            <text:p>0.0160905</text:p>
          </table:table-cell>
          <table:table-cell office:value-type="float" office:value="1.73114" calcext:value-type="float">
            <text:p>1.73114</text:p>
          </table:table-cell>
          <table:table-cell office:value-type="float" office:value="3.49619" calcext:value-type="float">
            <text:p>3.49619</text:p>
          </table:table-cell>
          <table:table-cell office:value-type="float" office:value="0.443091" calcext:value-type="float">
            <text:p>0.44309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6072" calcext:value-type="float">
            <text:p>0.326072</text:p>
          </table:table-cell>
          <table:table-cell office:value-type="float" office:value="0.117001" calcext:value-type="float">
            <text:p>0.117001</text:p>
          </table:table-cell>
          <table:table-cell office:value-type="float" office:value="0.0183153" calcext:value-type="float">
            <text:p>0.0183153</text:p>
          </table:table-cell>
          <table:table-cell office:value-type="float" office:value="1.0428" calcext:value-type="float">
            <text:p>1.0428</text:p>
          </table:table-cell>
          <table:table-cell office:value-type="float" office:value="5.17261" calcext:value-type="float">
            <text:p>5.17261</text:p>
          </table:table-cell>
          <table:table-cell office:value-type="float" office:value="0.554019" calcext:value-type="float">
            <text:p>0.55401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9604" calcext:value-type="float">
            <text:p>0.279604</text:p>
          </table:table-cell>
          <table:table-cell office:value-type="float" office:value="0.0988532" calcext:value-type="float">
            <text:p>0.0988532</text:p>
          </table:table-cell>
          <table:table-cell office:value-type="float" office:value="0.01637" calcext:value-type="float">
            <text:p>0.01637</text:p>
          </table:table-cell>
          <table:table-cell office:value-type="float" office:value="1.7222" calcext:value-type="float">
            <text:p>1.7222</text:p>
          </table:table-cell>
          <table:table-cell office:value-type="float" office:value="3.52268" calcext:value-type="float">
            <text:p>3.52268</text:p>
          </table:table-cell>
          <table:table-cell office:value-type="float" office:value="0.4416" calcext:value-type="float">
            <text:p>0.4416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31623" calcext:value-type="float">
            <text:p>0.331623</text:p>
          </table:table-cell>
          <table:table-cell office:value-type="float" office:value="0.12045" calcext:value-type="float">
            <text:p>0.12045</text:p>
          </table:table-cell>
          <table:table-cell office:value-type="float" office:value="0.0192001" calcext:value-type="float">
            <text:p>0.0192001</text:p>
          </table:table-cell>
          <table:table-cell office:value-type="float" office:value="1.01847" calcext:value-type="float">
            <text:p>1.01847</text:p>
          </table:table-cell>
          <table:table-cell office:value-type="float" office:value="5.32394" calcext:value-type="float">
            <text:p>5.32394</text:p>
          </table:table-cell>
          <table:table-cell office:value-type="float" office:value="0.558867" calcext:value-type="float">
            <text:p>0.558867</text:p>
          </table:table-cell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3661" calcext:value-type="float">
            <text:p>0.33661</text:p>
          </table:table-cell>
          <table:table-cell office:value-type="float" office:value="0.123607" calcext:value-type="float">
            <text:p>0.123607</text:p>
          </table:table-cell>
          <table:table-cell office:value-type="float" office:value="0.020023" calcext:value-type="float">
            <text:p>0.020023</text:p>
          </table:table-cell>
          <table:table-cell office:value-type="float" office:value="1.01068" calcext:value-type="float">
            <text:p>1.01068</text:p>
          </table:table-cell>
          <table:table-cell office:value-type="float" office:value="5.42224" calcext:value-type="float">
            <text:p>5.42224</text:p>
          </table:table-cell>
          <table:table-cell office:value-type="float" office:value="0.563161" calcext:value-type="float">
            <text:p>0.56316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00256" calcext:value-type="float">
            <text:p>2.56E-06</text:p>
          </table:table-cell>
          <table:table-cell office:value-type="float" office:value="0.855279" calcext:value-type="float">
            <text:p>0.855279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2662" calcext:value-type="float">
            <text:p>0.342662</text:p>
          </table:table-cell>
          <table:table-cell office:value-type="float" office:value="0.127551" calcext:value-type="float">
            <text:p>0.127551</text:p>
          </table:table-cell>
          <table:table-cell office:value-type="float" office:value="0.0211019" calcext:value-type="float">
            <text:p>0.0211019</text:p>
          </table:table-cell>
          <table:table-cell office:value-type="float" office:value="0.991872" calcext:value-type="float">
            <text:p>0.991872</text:p>
          </table:table-cell>
          <table:table-cell office:value-type="float" office:value="5.57215" calcext:value-type="float">
            <text:p>5.57215</text:p>
          </table:table-cell>
          <table:table-cell office:value-type="float" office:value="0.567652" calcext:value-type="float">
            <text:p>0.56765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.35082" calcext:value-type="float">
            <text:p>2.35082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8383" calcext:value-type="float">
            <text:p>0.348383</text:p>
          </table:table-cell>
          <table:table-cell office:value-type="float" office:value="0.131294" calcext:value-type="float">
            <text:p>0.131294</text:p>
          </table:table-cell>
          <table:table-cell office:value-type="float" office:value="0.0221196" calcext:value-type="float">
            <text:p>0.0221196</text:p>
          </table:table-cell>
          <table:table-cell office:value-type="float" office:value="0.976746" calcext:value-type="float">
            <text:p>0.976746</text:p>
          </table:table-cell>
          <table:table-cell office:value-type="float" office:value="5.70732" calcext:value-type="float">
            <text:p>5.70732</text:p>
          </table:table-cell>
          <table:table-cell office:value-type="float" office:value="0.572272" calcext:value-type="float">
            <text:p>0.57227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765328" calcext:value-type="float">
            <text:p>0.00765328</text:p>
          </table:table-cell>
          <table:table-cell office:value-type="float" office:value="1.2143" calcext:value-type="float">
            <text:p>1.2143</text:p>
          </table:table-cell>
          <table:table-cell office:value-type="float" office:value="3.88088" calcext:value-type="float">
            <text:p>3.88088</text:p>
          </table:table-cell>
          <table:table-cell office:value-type="float" office:value="0.620599" calcext:value-type="float">
            <text:p>0.620599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54196" calcext:value-type="float">
            <text:p>0.354196</text:p>
          </table:table-cell>
          <table:table-cell office:value-type="float" office:value="0.135217" calcext:value-type="float">
            <text:p>0.135217</text:p>
          </table:table-cell>
          <table:table-cell office:value-type="float" office:value="0.0232406" calcext:value-type="float">
            <text:p>0.0232406</text:p>
          </table:table-cell>
          <table:table-cell office:value-type="float" office:value="0.962901" calcext:value-type="float">
            <text:p>0.962901</text:p>
          </table:table-cell>
          <table:table-cell office:value-type="float" office:value="5.84346" calcext:value-type="float">
            <text:p>5.84346</text:p>
          </table:table-cell>
          <table:table-cell office:value-type="float" office:value="0.576293" calcext:value-type="float">
            <text:p>0.576293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625" calcext:value-type="float">
            <text:p>0.1625</text:p>
          </table:table-cell>
          <table:table-cell office:value-type="float" office:value="0.03175" calcext:value-type="float">
            <text:p>0.03175</text:p>
          </table:table-cell>
          <table:table-cell office:value-type="float" office:value="0.00146542" calcext:value-type="float">
            <text:p>0.00146542</text:p>
          </table:table-cell>
          <table:table-cell office:value-type="float" office:value="2.26436" calcext:value-type="float">
            <text:p>2.26436</text:p>
          </table:table-cell>
          <table:table-cell office:value-type="float" office:value="1.0261" calcext:value-type="float">
            <text:p>1.0261</text:p>
          </table:table-cell>
          <table:table-cell office:value-type="float" office:value="0.515433" calcext:value-type="float">
            <text:p>0.515433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60186" calcext:value-type="float">
            <text:p>0.360186</text:p>
          </table:table-cell>
          <table:table-cell office:value-type="float" office:value="0.139371" calcext:value-type="float">
            <text:p>0.139371</text:p>
          </table:table-cell>
          <table:table-cell office:value-type="float" office:value="0.0244878" calcext:value-type="float">
            <text:p>0.0244878</text:p>
          </table:table-cell>
          <table:table-cell office:value-type="float" office:value="0.953323" calcext:value-type="float">
            <text:p>0.953323</text:p>
          </table:table-cell>
          <table:table-cell office:value-type="float" office:value="5.9713" calcext:value-type="float">
            <text:p>5.9713</text:p>
          </table:table-cell>
          <table:table-cell office:value-type="float" office:value="0.579776" calcext:value-type="float">
            <text:p>0.579776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925" calcext:value-type="float">
            <text:p>0.1925</text:p>
          </table:table-cell>
          <table:table-cell office:value-type="float" office:value="0.03995" calcext:value-type="float">
            <text:p>0.03995</text:p>
          </table:table-cell>
          <table:table-cell office:value-type="float" office:value="0.00204374" calcext:value-type="float">
            <text:p>0.00204374</text:p>
          </table:table-cell>
          <table:table-cell office:value-type="float" office:value="1.84673" calcext:value-type="float">
            <text:p>1.84673</text:p>
          </table:table-cell>
          <table:table-cell office:value-type="float" office:value="1.74514" calcext:value-type="float">
            <text:p>1.74514</text:p>
          </table:table-cell>
          <table:table-cell office:value-type="float" office:value="0.573154" calcext:value-type="float">
            <text:p>0.573154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665" calcext:value-type="float">
            <text:p>0.3665</text:p>
          </table:table-cell>
          <table:table-cell office:value-type="float" office:value="0.14383" calcext:value-type="float">
            <text:p>0.14383</text:p>
          </table:table-cell>
          <table:table-cell office:value-type="float" office:value="0.0258417" calcext:value-type="float">
            <text:p>0.0258417</text:p>
          </table:table-cell>
          <table:table-cell office:value-type="float" office:value="0.942474" calcext:value-type="float">
            <text:p>0.942474</text:p>
          </table:table-cell>
          <table:table-cell office:value-type="float" office:value="6.11027" calcext:value-type="float">
            <text:p>6.11027</text:p>
          </table:table-cell>
          <table:table-cell office:value-type="float" office:value="0.583608" calcext:value-type="float">
            <text:p>0.583608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14375" calcext:value-type="float">
            <text:p>0.214375</text:p>
          </table:table-cell>
          <table:table-cell office:value-type="float" office:value="0.0546625" calcext:value-type="float">
            <text:p>0.0546625</text:p>
          </table:table-cell>
          <table:table-cell office:value-type="float" office:value="0.00489003" calcext:value-type="float">
            <text:p>0.00489003</text:p>
          </table:table-cell>
          <table:table-cell office:value-type="float" office:value="1.62166" calcext:value-type="float">
            <text:p>1.62166</text:p>
          </table:table-cell>
          <table:table-cell office:value-type="float" office:value="2.49134" calcext:value-type="float">
            <text:p>2.49134</text:p>
          </table:table-cell>
          <table:table-cell office:value-type="float" office:value="0.45448" calcext:value-type="float">
            <text:p>0.45448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73289" calcext:value-type="float">
            <text:p>0.373289</text:p>
          </table:table-cell>
          <table:table-cell office:value-type="float" office:value="0.148711" calcext:value-type="float">
            <text:p>0.148711</text:p>
          </table:table-cell>
          <table:table-cell office:value-type="float" office:value="0.0273776" calcext:value-type="float">
            <text:p>0.0273776</text:p>
          </table:table-cell>
          <table:table-cell office:value-type="float" office:value="0.926586" calcext:value-type="float">
            <text:p>0.926586</text:p>
          </table:table-cell>
          <table:table-cell office:value-type="float" office:value="6.27692" calcext:value-type="float">
            <text:p>6.27692</text:p>
          </table:table-cell>
          <table:table-cell office:value-type="float" office:value="0.587346" calcext:value-type="float">
            <text:p>0.587346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51563" calcext:value-type="float">
            <text:p>0.351563</text:p>
          </table:table-cell>
          <table:table-cell office:value-type="float" office:value="0.135194" calcext:value-type="float">
            <text:p>0.135194</text:p>
          </table:table-cell>
          <table:table-cell office:value-type="float" office:value="0.0238012" calcext:value-type="float">
            <text:p>0.0238012</text:p>
          </table:table-cell>
          <table:table-cell office:value-type="float" office:value="2.10314" calcext:value-type="float">
            <text:p>2.10314</text:p>
          </table:table-cell>
          <table:table-cell office:value-type="float" office:value="3.76977" calcext:value-type="float">
            <text:p>3.76977</text:p>
          </table:table-cell>
          <table:table-cell office:value-type="float" office:value="0.565925" calcext:value-type="float">
            <text:p>0.565925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79522" calcext:value-type="float">
            <text:p>0.379522</text:p>
          </table:table-cell>
          <table:table-cell office:value-type="float" office:value="0.153313" calcext:value-type="float">
            <text:p>0.153313</text:p>
          </table:table-cell>
          <table:table-cell office:value-type="float" office:value="0.0288858" calcext:value-type="float">
            <text:p>0.0288858</text:p>
          </table:table-cell>
          <table:table-cell office:value-type="float" office:value="0.916555" calcext:value-type="float">
            <text:p>0.916555</text:p>
          </table:table-cell>
          <table:table-cell office:value-type="float" office:value="6.4167" calcext:value-type="float">
            <text:p>6.4167</text:p>
          </table:table-cell>
          <table:table-cell office:value-type="float" office:value="0.590356" calcext:value-type="float">
            <text:p>0.590356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17656" calcext:value-type="float">
            <text:p>0.317656</text:p>
          </table:table-cell>
          <table:table-cell office:value-type="float" office:value="0.121909" calcext:value-type="float">
            <text:p>0.121909</text:p>
          </table:table-cell>
          <table:table-cell office:value-type="float" office:value="0.0231851" calcext:value-type="float">
            <text:p>0.0231851</text:p>
          </table:table-cell>
          <table:table-cell office:value-type="float" office:value="1.45855" calcext:value-type="float">
            <text:p>1.45855</text:p>
          </table:table-cell>
          <table:table-cell office:value-type="float" office:value="4.38909" calcext:value-type="float">
            <text:p>4.38909</text:p>
          </table:table-cell>
          <table:table-cell office:value-type="float" office:value="0.479988" calcext:value-type="float">
            <text:p>0.4799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86318" calcext:value-type="float">
            <text:p>0.386318</text:p>
          </table:table-cell>
          <table:table-cell office:value-type="float" office:value="0.158408" calcext:value-type="float">
            <text:p>0.158408</text:p>
          </table:table-cell>
          <table:table-cell office:value-type="float" office:value="0.0306027" calcext:value-type="float">
            <text:p>0.0306027</text:p>
          </table:table-cell>
          <table:table-cell office:value-type="float" office:value="0.90672" calcext:value-type="float">
            <text:p>0.90672</text:p>
          </table:table-cell>
          <table:table-cell office:value-type="float" office:value="6.56659" calcext:value-type="float">
            <text:p>6.56659</text:p>
          </table:table-cell>
          <table:table-cell office:value-type="float" office:value="0.593477" calcext:value-type="float">
            <text:p>0.593477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1719" calcext:value-type="float">
            <text:p>0.281719</text:p>
          </table:table-cell>
          <table:table-cell office:value-type="float" office:value="0.100206" calcext:value-type="float">
            <text:p>0.100206</text:p>
          </table:table-cell>
          <table:table-cell office:value-type="float" office:value="0.0171567" calcext:value-type="float">
            <text:p>0.0171567</text:p>
          </table:table-cell>
          <table:table-cell office:value-type="float" office:value="1.64041" calcext:value-type="float">
            <text:p>1.64041</text:p>
          </table:table-cell>
          <table:table-cell office:value-type="float" office:value="3.65711" calcext:value-type="float">
            <text:p>3.65711</text:p>
          </table:table-cell>
          <table:table-cell office:value-type="float" office:value="0.430463" calcext:value-type="float">
            <text:p>0.430463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96133" calcext:value-type="float">
            <text:p>0.296133</text:p>
          </table:table-cell>
          <table:table-cell office:value-type="float" office:value="0.107587" calcext:value-type="float">
            <text:p>0.107587</text:p>
          </table:table-cell>
          <table:table-cell office:value-type="float" office:value="0.0195798" calcext:value-type="float">
            <text:p>0.0195798</text:p>
          </table:table-cell>
          <table:table-cell office:value-type="float" office:value="1.28399" calcext:value-type="float">
            <text:p>1.28399</text:p>
          </table:table-cell>
          <table:table-cell office:value-type="float" office:value="4.3953" calcext:value-type="float">
            <text:p>4.3953</text:p>
          </table:table-cell>
          <table:table-cell office:value-type="float" office:value="0.436141" calcext:value-type="float">
            <text:p>0.436141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7715" calcext:value-type="float">
            <text:p>0.277715</text:p>
          </table:table-cell>
          <table:table-cell office:value-type="float" office:value="0.0968184" calcext:value-type="float">
            <text:p>0.0968184</text:p>
          </table:table-cell>
          <table:table-cell office:value-type="float" office:value="0.0159942" calcext:value-type="float">
            <text:p>0.0159942</text:p>
          </table:table-cell>
          <table:table-cell office:value-type="float" office:value="1.4861" calcext:value-type="float">
            <text:p>1.4861</text:p>
          </table:table-cell>
          <table:table-cell office:value-type="float" office:value="3.79978" calcext:value-type="float">
            <text:p>3.79978</text:p>
          </table:table-cell>
          <table:table-cell office:value-type="float" office:value="0.431246" calcext:value-type="float">
            <text:p>0.431246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68535" calcext:value-type="float">
            <text:p>0.268535</text:p>
          </table:table-cell>
          <table:table-cell office:value-type="float" office:value="0.0910242" calcext:value-type="float">
            <text:p>0.0910242</text:p>
          </table:table-cell>
          <table:table-cell office:value-type="float" office:value="0.0142712" calcext:value-type="float">
            <text:p>0.0142712</text:p>
          </table:table-cell>
          <table:table-cell office:value-type="float" office:value="1.74671" calcext:value-type="float">
            <text:p>1.74671</text:p>
          </table:table-cell>
          <table:table-cell office:value-type="float" office:value="3.32039" calcext:value-type="float">
            <text:p>3.32039</text:p>
          </table:table-cell>
          <table:table-cell office:value-type="float" office:value="0.42585" calcext:value-type="float">
            <text:p>0.42585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1367" calcext:value-type="float">
            <text:p>0.271367</text:p>
          </table:table-cell>
          <table:table-cell office:value-type="float" office:value="0.0926084" calcext:value-type="float">
            <text:p>0.0926084</text:p>
          </table:table-cell>
          <table:table-cell office:value-type="float" office:value="0.0143557" calcext:value-type="float">
            <text:p>0.0143557</text:p>
          </table:table-cell>
          <table:table-cell office:value-type="float" office:value="1.73318" calcext:value-type="float">
            <text:p>1.73318</text:p>
          </table:table-cell>
          <table:table-cell office:value-type="float" office:value="3.37207" calcext:value-type="float">
            <text:p>3.37207</text:p>
          </table:table-cell>
          <table:table-cell office:value-type="float" office:value="0.442042" calcext:value-type="float">
            <text:p>0.442042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2051" calcext:value-type="float">
            <text:p>0.272051</text:p>
          </table:table-cell>
          <table:table-cell office:value-type="float" office:value="0.0930551" calcext:value-type="float">
            <text:p>0.0930551</text:p>
          </table:table-cell>
          <table:table-cell office:value-type="float" office:value="0.0145569" calcext:value-type="float">
            <text:p>0.0145569</text:p>
          </table:table-cell>
          <table:table-cell office:value-type="float" office:value="1.66656" calcext:value-type="float">
            <text:p>1.66656</text:p>
          </table:table-cell>
          <table:table-cell office:value-type="float" office:value="3.46413" calcext:value-type="float">
            <text:p>3.46413</text:p>
          </table:table-cell>
          <table:table-cell office:value-type="float" office:value="0.43964" calcext:value-type="float">
            <text:p>0.43964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69883" calcext:value-type="float">
            <text:p>0.269883</text:p>
          </table:table-cell>
          <table:table-cell office:value-type="float" office:value="0.0929535" calcext:value-type="float">
            <text:p>0.0929535</text:p>
          </table:table-cell>
          <table:table-cell office:value-type="float" office:value="0.0147344" calcext:value-type="float">
            <text:p>0.0147344</text:p>
          </table:table-cell>
          <table:table-cell office:value-type="float" office:value="1.67112" calcext:value-type="float">
            <text:p>1.67112</text:p>
          </table:table-cell>
          <table:table-cell office:value-type="float" office:value="3.45606" calcext:value-type="float">
            <text:p>3.45606</text:p>
          </table:table-cell>
          <table:table-cell office:value-type="float" office:value="0.431568" calcext:value-type="float">
            <text:p>0.431568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3651" calcext:value-type="float">
            <text:p>0.273651</text:p>
          </table:table-cell>
          <table:table-cell office:value-type="float" office:value="0.0942688" calcext:value-type="float">
            <text:p>0.0942688</text:p>
          </table:table-cell>
          <table:table-cell office:value-type="float" office:value="0.0149744" calcext:value-type="float">
            <text:p>0.0149744</text:p>
          </table:table-cell>
          <table:table-cell office:value-type="float" office:value="1.6578" calcext:value-type="float">
            <text:p>1.6578</text:p>
          </table:table-cell>
          <table:table-cell office:value-type="float" office:value="3.50273" calcext:value-type="float">
            <text:p>3.50273</text:p>
          </table:table-cell>
          <table:table-cell office:value-type="float" office:value="0.438314" calcext:value-type="float">
            <text:p>0.438314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7272" calcext:value-type="float">
            <text:p>0.277272</text:p>
          </table:table-cell>
          <table:table-cell office:value-type="float" office:value="0.0957904" calcext:value-type="float">
            <text:p>0.0957904</text:p>
          </table:table-cell>
          <table:table-cell office:value-type="float" office:value="0.0151171" calcext:value-type="float">
            <text:p>0.0151171</text:p>
          </table:table-cell>
          <table:table-cell office:value-type="float" office:value="1.63855" calcext:value-type="float">
            <text:p>1.63855</text:p>
          </table:table-cell>
          <table:table-cell office:value-type="float" office:value="3.56189" calcext:value-type="float">
            <text:p>3.56189</text:p>
          </table:table-cell>
          <table:table-cell office:value-type="float" office:value="0.450834" calcext:value-type="float">
            <text:p>0.450834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7023" calcext:value-type="float">
            <text:p>0.277023</text:p>
          </table:table-cell>
          <table:table-cell office:value-type="float" office:value="0.0960484" calcext:value-type="float">
            <text:p>0.0960484</text:p>
          </table:table-cell>
          <table:table-cell office:value-type="float" office:value="0.0152866" calcext:value-type="float">
            <text:p>0.0152866</text:p>
          </table:table-cell>
          <table:table-cell office:value-type="float" office:value="1.65797" calcext:value-type="float">
            <text:p>1.65797</text:p>
          </table:table-cell>
          <table:table-cell office:value-type="float" office:value="3.5424" calcext:value-type="float">
            <text:p>3.5424</text:p>
          </table:table-cell>
          <table:table-cell office:value-type="float" office:value="0.447659" calcext:value-type="float">
            <text:p>0.447659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7407" calcext:value-type="float">
            <text:p>0.277407</text:p>
          </table:table-cell>
          <table:table-cell office:value-type="float" office:value="0.0964037" calcext:value-type="float">
            <text:p>0.0964037</text:p>
          </table:table-cell>
          <table:table-cell office:value-type="float" office:value="0.0154194" calcext:value-type="float">
            <text:p>0.0154194</text:p>
          </table:table-cell>
          <table:table-cell office:value-type="float" office:value="1.65413" calcext:value-type="float">
            <text:p>1.65413</text:p>
          </table:table-cell>
          <table:table-cell office:value-type="float" office:value="3.55528" calcext:value-type="float">
            <text:p>3.55528</text:p>
          </table:table-cell>
          <table:table-cell office:value-type="float" office:value="0.446956" calcext:value-type="float">
            <text:p>0.446956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774" calcext:value-type="float">
            <text:p>0.274774</text:p>
          </table:table-cell>
          <table:table-cell office:value-type="float" office:value="0.0949078" calcext:value-type="float">
            <text:p>0.0949078</text:p>
          </table:table-cell>
          <table:table-cell office:value-type="float" office:value="0.0150674" calcext:value-type="float">
            <text:p>0.0150674</text:p>
          </table:table-cell>
          <table:table-cell office:value-type="float" office:value="1.65789" calcext:value-type="float">
            <text:p>1.65789</text:p>
          </table:table-cell>
          <table:table-cell office:value-type="float" office:value="3.51699" calcext:value-type="float">
            <text:p>3.51699</text:p>
          </table:table-cell>
          <table:table-cell office:value-type="float" office:value="0.442413" calcext:value-type="float">
            <text:p>0.4424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0.937508" calcext:value-type="float">
            <text:p>0.937508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005128" calcext:value-type="float">
            <text:p>5.128E-05</text:p>
          </table:table-cell>
          <table:table-cell office:value-type="float" office:value="1.97735" calcext:value-type="float">
            <text:p>1.97735</text:p>
          </table:table-cell>
          <table:table-cell office:value-type="string" calcext:value-type="string">
            <text:p>-nan</text:p>
          </table:table-cell>
          <table:table-cell office:value-type="float" office:value="0.491875" calcext:value-type="float">
            <text:p>0.491875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" calcext:value-type="float">
            <text:p>2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002572" calcext:value-type="float">
            <text:p>2.572E-05</text:p>
          </table:table-cell>
          <table:table-cell office:value-type="float" office:value="2.32026" calcext:value-type="float">
            <text:p>2.32026</text:p>
          </table:table-cell>
          <table:table-cell office:value-type="string" calcext:value-type="string">
            <text:p>-nan</text:p>
          </table:table-cell>
          <table:table-cell office:value-type="float" office:value="0.107874" calcext:value-type="float">
            <text:p>0.107874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05" calcext:value-type="float">
            <text:p>0.205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0349544" calcext:value-type="float">
            <text:p>0.00349544</text:p>
          </table:table-cell>
          <table:table-cell office:value-type="float" office:value="1.32348" calcext:value-type="float">
            <text:p>1.32348</text:p>
          </table:table-cell>
          <table:table-cell office:value-type="float" office:value="2.60729" calcext:value-type="float">
            <text:p>2.60729</text:p>
          </table:table-cell>
          <table:table-cell office:value-type="float" office:value="0.485759" calcext:value-type="float">
            <text:p>0.485759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375" calcext:value-type="float">
            <text:p>0.2375</text:p>
          </table:table-cell>
          <table:table-cell office:value-type="float" office:value="0.06875" calcext:value-type="float">
            <text:p>0.06875</text:p>
          </table:table-cell>
          <table:table-cell office:value-type="float" office:value="0.0081281" calcext:value-type="float">
            <text:p>0.0081281</text:p>
          </table:table-cell>
          <table:table-cell office:value-type="float" office:value="1.03223" calcext:value-type="float">
            <text:p>1.03223</text:p>
          </table:table-cell>
          <table:table-cell office:value-type="float" office:value="3.84954" calcext:value-type="float">
            <text:p>3.84954</text:p>
          </table:table-cell>
          <table:table-cell office:value-type="float" office:value="0.426779" calcext:value-type="float">
            <text:p>0.426779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15625" calcext:value-type="float">
            <text:p>0.215625</text:p>
          </table:table-cell>
          <table:table-cell office:value-type="float" office:value="0.0580125" calcext:value-type="float">
            <text:p>0.0580125</text:p>
          </table:table-cell>
          <table:table-cell office:value-type="float" office:value="0.0066883" calcext:value-type="float">
            <text:p>0.0066883</text:p>
          </table:table-cell>
          <table:table-cell office:value-type="float" office:value="2.82087" calcext:value-type="float">
            <text:p>2.82087</text:p>
          </table:table-cell>
          <table:table-cell office:value-type="float" office:value="1.66315" calcext:value-type="float">
            <text:p>1.66315</text:p>
          </table:table-cell>
          <table:table-cell office:value-type="float" office:value="0.337552" calcext:value-type="float">
            <text:p>0.337552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76875" calcext:value-type="float">
            <text:p>0.276875</text:p>
          </table:table-cell>
          <table:table-cell office:value-type="float" office:value="0.08815" calcext:value-type="float">
            <text:p>0.08815</text:p>
          </table:table-cell>
          <table:table-cell office:value-type="float" office:value="0.0117804" calcext:value-type="float">
            <text:p>0.0117804</text:p>
          </table:table-cell>
          <table:table-cell office:value-type="float" office:value="1.35389" calcext:value-type="float">
            <text:p>1.35389</text:p>
          </table:table-cell>
          <table:table-cell office:value-type="float" office:value="3.79837" calcext:value-type="float">
            <text:p>3.79837</text:p>
          </table:table-cell>
          <table:table-cell office:value-type="float" office:value="0.49465" calcext:value-type="float">
            <text:p>0.49465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152188" calcext:value-type="float">
            <text:p>0.152188</text:p>
          </table:table-cell>
          <table:table-cell office:value-type="float" office:value="0.03595" calcext:value-type="float">
            <text:p>0.03595</text:p>
          </table:table-cell>
          <table:table-cell office:value-type="float" office:value="0.00278445" calcext:value-type="float">
            <text:p>0.00278445</text:p>
          </table:table-cell>
          <table:table-cell office:value-type="float" office:value="1.80492" calcext:value-type="float">
            <text:p>1.80492</text:p>
          </table:table-cell>
          <table:table-cell office:value-type="float" office:value="1.61137" calcext:value-type="float">
            <text:p>1.61137</text:p>
          </table:table-cell>
          <table:table-cell office:value-type="float" office:value="0.281843" calcext:value-type="float">
            <text:p>0.281843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40156" calcext:value-type="float">
            <text:p>0.240156</text:p>
          </table:table-cell>
          <table:table-cell office:value-type="float" office:value="0.074975" calcext:value-type="float">
            <text:p>0.074975</text:p>
          </table:table-cell>
          <table:table-cell office:value-type="float" office:value="0.00958291" calcext:value-type="float">
            <text:p>0.00958291</text:p>
          </table:table-cell>
          <table:table-cell office:value-type="float" office:value="1.4404" calcext:value-type="float">
            <text:p>1.4404</text:p>
          </table:table-cell>
          <table:table-cell office:value-type="float" office:value="3.31802" calcext:value-type="float">
            <text:p>3.31802</text:p>
          </table:table-cell>
          <table:table-cell office:value-type="float" office:value="0.431745" calcext:value-type="float">
            <text:p>0.431745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78008" calcext:value-type="float">
            <text:p>0.278008</text:p>
          </table:table-cell>
          <table:table-cell office:value-type="float" office:value="0.0937492" calcext:value-type="float">
            <text:p>0.0937492</text:p>
          </table:table-cell>
          <table:table-cell office:value-type="float" office:value="0.0140437" calcext:value-type="float">
            <text:p>0.0140437</text:p>
          </table:table-cell>
          <table:table-cell office:value-type="float" office:value="1.44881" calcext:value-type="float">
            <text:p>1.44881</text:p>
          </table:table-cell>
          <table:table-cell office:value-type="float" office:value="3.78452" calcext:value-type="float">
            <text:p>3.78452</text:p>
          </table:table-cell>
          <table:table-cell office:value-type="float" office:value="0.467372" calcext:value-type="float">
            <text:p>0.467372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8164" calcext:value-type="float">
            <text:p>0.278164</text:p>
          </table:table-cell>
          <table:table-cell office:value-type="float" office:value="0.0944234" calcext:value-type="float">
            <text:p>0.0944234</text:p>
          </table:table-cell>
          <table:table-cell office:value-type="float" office:value="0.0146778" calcext:value-type="float">
            <text:p>0.0146778</text:p>
          </table:table-cell>
          <table:table-cell office:value-type="float" office:value="1.42914" calcext:value-type="float">
            <text:p>1.42914</text:p>
          </table:table-cell>
          <table:table-cell office:value-type="float" office:value="3.83137" calcext:value-type="float">
            <text:p>3.83137</text:p>
          </table:table-cell>
          <table:table-cell office:value-type="float" office:value="0.451244" calcext:value-type="float">
            <text:p>0.451244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57324" calcext:value-type="float">
            <text:p>0.257324</text:p>
          </table:table-cell>
          <table:table-cell office:value-type="float" office:value="0.0848309" calcext:value-type="float">
            <text:p>0.0848309</text:p>
          </table:table-cell>
          <table:table-cell office:value-type="float" office:value="0.0127195" calcext:value-type="float">
            <text:p>0.0127195</text:p>
          </table:table-cell>
          <table:table-cell office:value-type="float" office:value="1.56224" calcext:value-type="float">
            <text:p>1.56224</text:p>
          </table:table-cell>
          <table:table-cell office:value-type="float" office:value="3.4056" calcext:value-type="float">
            <text:p>3.4056</text:p>
          </table:table-cell>
          <table:table-cell office:value-type="float" office:value="0.410831" calcext:value-type="float">
            <text:p>0.410831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6411" calcext:value-type="float">
            <text:p>0.276411</text:p>
          </table:table-cell>
          <table:table-cell office:value-type="float" office:value="0.0953554" calcext:value-type="float">
            <text:p>0.0953554</text:p>
          </table:table-cell>
          <table:table-cell office:value-type="float" office:value="0.0147674" calcext:value-type="float">
            <text:p>0.0147674</text:p>
          </table:table-cell>
          <table:table-cell office:value-type="float" office:value="1.64385" calcext:value-type="float">
            <text:p>1.64385</text:p>
          </table:table-cell>
          <table:table-cell office:value-type="float" office:value="3.5452" calcext:value-type="float">
            <text:p>3.5452</text:p>
          </table:table-cell>
          <table:table-cell office:value-type="float" office:value="0.458632" calcext:value-type="float">
            <text:p>0.458632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1584" calcext:value-type="float">
            <text:p>0.281584</text:p>
          </table:table-cell>
          <table:table-cell office:value-type="float" office:value="0.0980542" calcext:value-type="float">
            <text:p>0.0980542</text:p>
          </table:table-cell>
          <table:table-cell office:value-type="float" office:value="0.0155488" calcext:value-type="float">
            <text:p>0.0155488</text:p>
          </table:table-cell>
          <table:table-cell office:value-type="float" office:value="1.59022" calcext:value-type="float">
            <text:p>1.59022</text:p>
          </table:table-cell>
          <table:table-cell office:value-type="float" office:value="3.67763" calcext:value-type="float">
            <text:p>3.67763</text:p>
          </table:table-cell>
          <table:table-cell office:value-type="float" office:value="0.460931" calcext:value-type="float">
            <text:p>0.460931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67815" calcext:value-type="float">
            <text:p>0.267815</text:p>
          </table:table-cell>
          <table:table-cell office:value-type="float" office:value="0.0903037" calcext:value-type="float">
            <text:p>0.0903037</text:p>
          </table:table-cell>
          <table:table-cell office:value-type="float" office:value="0.0136827" calcext:value-type="float">
            <text:p>0.0136827</text:p>
          </table:table-cell>
          <table:table-cell office:value-type="float" office:value="1.61375" calcext:value-type="float">
            <text:p>1.61375</text:p>
          </table:table-cell>
          <table:table-cell office:value-type="float" office:value="3.46874" calcext:value-type="float">
            <text:p>3.46874</text:p>
          </table:table-cell>
          <table:table-cell office:value-type="float" office:value="0.440706" calcext:value-type="float">
            <text:p>0.440706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7322" calcext:value-type="float">
            <text:p>0.277322</text:p>
          </table:table-cell>
          <table:table-cell office:value-type="float" office:value="0.0954408" calcext:value-type="float">
            <text:p>0.0954408</text:p>
          </table:table-cell>
          <table:table-cell office:value-type="float" office:value="0.0149045" calcext:value-type="float">
            <text:p>0.0149045</text:p>
          </table:table-cell>
          <table:table-cell office:value-type="float" office:value="1.55878" calcext:value-type="float">
            <text:p>1.55878</text:p>
          </table:table-cell>
          <table:table-cell office:value-type="float" office:value="3.66219" calcext:value-type="float">
            <text:p>3.66219</text:p>
          </table:table-cell>
          <table:table-cell office:value-type="float" office:value="0.454583" calcext:value-type="float">
            <text:p>0.454583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4701" calcext:value-type="float">
            <text:p>0.274701</text:p>
          </table:table-cell>
          <table:table-cell office:value-type="float" office:value="0.093684" calcext:value-type="float">
            <text:p>0.093684</text:p>
          </table:table-cell>
          <table:table-cell office:value-type="float" office:value="0.0144116" calcext:value-type="float">
            <text:p>0.0144116</text:p>
          </table:table-cell>
          <table:table-cell office:value-type="float" office:value="1.60917" calcext:value-type="float">
            <text:p>1.60917</text:p>
          </table:table-cell>
          <table:table-cell office:value-type="float" office:value="3.553" calcext:value-type="float">
            <text:p>3.553</text:p>
          </table:table-cell>
          <table:table-cell office:value-type="float" office:value="0.452656" calcext:value-type="float">
            <text:p>0.452656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4618" calcext:value-type="float">
            <text:p>0.274618</text:p>
          </table:table-cell>
          <table:table-cell office:value-type="float" office:value="0.0934233" calcext:value-type="float">
            <text:p>0.0934233</text:p>
          </table:table-cell>
          <table:table-cell office:value-type="float" office:value="0.0143027" calcext:value-type="float">
            <text:p>0.0143027</text:p>
          </table:table-cell>
          <table:table-cell office:value-type="float" office:value="1.57919" calcext:value-type="float">
            <text:p>1.57919</text:p>
          </table:table-cell>
          <table:table-cell office:value-type="float" office:value="3.58748" calcext:value-type="float">
            <text:p>3.58748</text:p>
          </table:table-cell>
          <table:table-cell office:value-type="float" office:value="0.453758" calcext:value-type="float">
            <text:p>0.453758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4338" calcext:value-type="float">
            <text:p>0.274338</text:p>
          </table:table-cell>
          <table:table-cell office:value-type="float" office:value="0.0935332" calcext:value-type="float">
            <text:p>0.0935332</text:p>
          </table:table-cell>
          <table:table-cell office:value-type="float" office:value="0.0144139" calcext:value-type="float">
            <text:p>0.0144139</text:p>
          </table:table-cell>
          <table:table-cell office:value-type="float" office:value="1.5834" calcext:value-type="float">
            <text:p>1.5834</text:p>
          </table:table-cell>
          <table:table-cell office:value-type="float" office:value="3.58427" calcext:value-type="float">
            <text:p>3.58427</text:p>
          </table:table-cell>
          <table:table-cell office:value-type="float" office:value="0.450802" calcext:value-type="float">
            <text:p>0.450802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565" calcext:value-type="float">
            <text:p>0.274565</text:p>
          </table:table-cell>
          <table:table-cell office:value-type="float" office:value="0.0937304" calcext:value-type="float">
            <text:p>0.0937304</text:p>
          </table:table-cell>
          <table:table-cell office:value-type="float" office:value="0.0144934" calcext:value-type="float">
            <text:p>0.0144934</text:p>
          </table:table-cell>
          <table:table-cell office:value-type="float" office:value="1.58673" calcext:value-type="float">
            <text:p>1.58673</text:p>
          </table:table-cell>
          <table:table-cell office:value-type="float" office:value="3.58429" calcext:value-type="float">
            <text:p>3.58429</text:p>
          </table:table-cell>
          <table:table-cell office:value-type="float" office:value="0.450096" calcext:value-type="float">
            <text:p>0.4500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020736" calcext:value-type="float">
            <text:p>0.00020736</text:p>
          </table:table-cell>
          <table:table-cell office:value-type="float" office:value="1.06833" calcext:value-type="float">
            <text:p>1.06833</text:p>
          </table:table-cell>
          <table:table-cell office:value-type="float" office:value="0.954366" calcext:value-type="float">
            <text:p>0.954366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116" calcext:value-type="float">
            <text:p>0.116</text:p>
          </table:table-cell>
          <table:table-cell office:value-type="float" office:value="0.013641" calcext:value-type="float">
            <text:p>0.013641</text:p>
          </table:table-cell>
          <table:table-cell office:value-type="float" office:value="0.718197" calcext:value-type="float">
            <text:p>0.718197</text:p>
          </table:table-cell>
          <table:table-cell office:value-type="float" office:value="6.2982" calcext:value-type="float">
            <text:p>6.2982</text:p>
          </table:table-cell>
          <table:table-cell office:value-type="float" office:value="0.662085" calcext:value-type="float">
            <text:p>0.662085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1182" calcext:value-type="float">
            <text:p>0.1182</text:p>
          </table:table-cell>
          <table:table-cell office:value-type="float" office:value="0.0151745" calcext:value-type="float">
            <text:p>0.0151745</text:p>
          </table:table-cell>
          <table:table-cell office:value-type="float" office:value="0.929443" calcext:value-type="float">
            <text:p>0.929443</text:p>
          </table:table-cell>
          <table:table-cell office:value-type="float" office:value="5.53862" calcext:value-type="float">
            <text:p>5.53862</text:p>
          </table:table-cell>
          <table:table-cell office:value-type="float" office:value="0.637959" calcext:value-type="float">
            <text:p>0.637959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0078084" calcext:value-type="float">
            <text:p>0.0078084</text:p>
          </table:table-cell>
          <table:table-cell office:value-type="float" office:value="1.44871" calcext:value-type="float">
            <text:p>1.44871</text:p>
          </table:table-cell>
          <table:table-cell office:value-type="float" office:value="3.40384" calcext:value-type="float">
            <text:p>3.40384</text:p>
          </table:table-cell>
          <table:table-cell office:value-type="float" office:value="0.578696" calcext:value-type="float">
            <text:p>0.578696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375" calcext:value-type="float">
            <text:p>0.2375</text:p>
          </table:table-cell>
          <table:table-cell office:value-type="float" office:value="0.0759" calcext:value-type="float">
            <text:p>0.0759</text:p>
          </table:table-cell>
          <table:table-cell office:value-type="float" office:value="0.0120703" calcext:value-type="float">
            <text:p>0.0120703</text:p>
          </table:table-cell>
          <table:table-cell office:value-type="float" office:value="1.39556" calcext:value-type="float">
            <text:p>1.39556</text:p>
          </table:table-cell>
          <table:table-cell office:value-type="float" office:value="3.40891" calcext:value-type="float">
            <text:p>3.40891</text:p>
          </table:table-cell>
          <table:table-cell office:value-type="float" office:value="0.301584" calcext:value-type="float">
            <text:p>0.301584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24375" calcext:value-type="float">
            <text:p>0.224375</text:p>
          </table:table-cell>
          <table:table-cell office:value-type="float" office:value="0.0558625" calcext:value-type="float">
            <text:p>0.0558625</text:p>
          </table:table-cell>
          <table:table-cell office:value-type="float" office:value="0.00401709" calcext:value-type="float">
            <text:p>0.00401709</text:p>
          </table:table-cell>
          <table:table-cell office:value-type="float" office:value="3.5161" calcext:value-type="float">
            <text:p>3.5161</text:p>
          </table:table-cell>
          <table:table-cell office:value-type="float" office:value="1.24153" calcext:value-type="float">
            <text:p>1.24153</text:p>
          </table:table-cell>
          <table:table-cell office:value-type="float" office:value="0.570909" calcext:value-type="float">
            <text:p>0.570909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89687" calcext:value-type="float">
            <text:p>0.289687</text:p>
          </table:table-cell>
          <table:table-cell office:value-type="float" office:value="0.0947187" calcext:value-type="float">
            <text:p>0.0947187</text:p>
          </table:table-cell>
          <table:table-cell office:value-type="float" office:value="0.0127006" calcext:value-type="float">
            <text:p>0.0127006</text:p>
          </table:table-cell>
          <table:table-cell office:value-type="float" office:value="2.22251" calcext:value-type="float">
            <text:p>2.22251</text:p>
          </table:table-cell>
          <table:table-cell office:value-type="float" office:value="2.92223" calcext:value-type="float">
            <text:p>2.92223</text:p>
          </table:table-cell>
          <table:table-cell office:value-type="float" office:value="0.528122" calcext:value-type="float">
            <text:p>0.528122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50156" calcext:value-type="float">
            <text:p>0.250156</text:p>
          </table:table-cell>
          <table:table-cell office:value-type="float" office:value="0.0863531" calcext:value-type="float">
            <text:p>0.0863531</text:p>
          </table:table-cell>
          <table:table-cell office:value-type="float" office:value="0.0122031" calcext:value-type="float">
            <text:p>0.0122031</text:p>
          </table:table-cell>
          <table:table-cell office:value-type="float" office:value="1.62639" calcext:value-type="float">
            <text:p>1.62639</text:p>
          </table:table-cell>
          <table:table-cell office:value-type="float" office:value="3.35893" calcext:value-type="float">
            <text:p>3.35893</text:p>
          </table:table-cell>
          <table:table-cell office:value-type="float" office:value="0.454501" calcext:value-type="float">
            <text:p>0.454501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67969" calcext:value-type="float">
            <text:p>0.267969</text:p>
          </table:table-cell>
          <table:table-cell office:value-type="float" office:value="0.0900625" calcext:value-type="float">
            <text:p>0.0900625</text:p>
          </table:table-cell>
          <table:table-cell office:value-type="float" office:value="0.0147368" calcext:value-type="float">
            <text:p>0.0147368</text:p>
          </table:table-cell>
          <table:table-cell office:value-type="float" office:value="1.5686" calcext:value-type="float">
            <text:p>1.5686</text:p>
          </table:table-cell>
          <table:table-cell office:value-type="float" office:value="3.5233" calcext:value-type="float">
            <text:p>3.5233</text:p>
          </table:table-cell>
          <table:table-cell office:value-type="float" office:value="0.394389" calcext:value-type="float">
            <text:p>0.394389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10312" calcext:value-type="float">
            <text:p>0.310312</text:p>
          </table:table-cell>
          <table:table-cell office:value-type="float" office:value="0.115227" calcext:value-type="float">
            <text:p>0.115227</text:p>
          </table:table-cell>
          <table:table-cell office:value-type="float" office:value="0.0211528" calcext:value-type="float">
            <text:p>0.0211528</text:p>
          </table:table-cell>
          <table:table-cell office:value-type="float" office:value="1.32543" calcext:value-type="float">
            <text:p>1.32543</text:p>
          </table:table-cell>
          <table:table-cell office:value-type="float" office:value="4.48796" calcext:value-type="float">
            <text:p>4.48796</text:p>
          </table:table-cell>
          <table:table-cell office:value-type="float" office:value="0.468943" calcext:value-type="float">
            <text:p>0.468943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0645" calcext:value-type="float">
            <text:p>0.280645</text:p>
          </table:table-cell>
          <table:table-cell office:value-type="float" office:value="0.0935004" calcext:value-type="float">
            <text:p>0.0935004</text:p>
          </table:table-cell>
          <table:table-cell office:value-type="float" office:value="0.0133936" calcext:value-type="float">
            <text:p>0.0133936</text:p>
          </table:table-cell>
          <table:table-cell office:value-type="float" office:value="1.64189" calcext:value-type="float">
            <text:p>1.64189</text:p>
          </table:table-cell>
          <table:table-cell office:value-type="float" office:value="3.50583" calcext:value-type="float">
            <text:p>3.50583</text:p>
          </table:table-cell>
          <table:table-cell office:value-type="float" office:value="0.489321" calcext:value-type="float">
            <text:p>0.489321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7275" calcext:value-type="float">
            <text:p>0.277275</text:p>
          </table:table-cell>
          <table:table-cell office:value-type="float" office:value="0.0924471" calcext:value-type="float">
            <text:p>0.0924471</text:p>
          </table:table-cell>
          <table:table-cell office:value-type="float" office:value="0.0134238" calcext:value-type="float">
            <text:p>0.0134238</text:p>
          </table:table-cell>
          <table:table-cell office:value-type="float" office:value="1.54374" calcext:value-type="float">
            <text:p>1.54374</text:p>
          </table:table-cell>
          <table:table-cell office:value-type="float" office:value="3.61388" calcext:value-type="float">
            <text:p>3.61388</text:p>
          </table:table-cell>
          <table:table-cell office:value-type="float" office:value="0.476437" calcext:value-type="float">
            <text:p>0.476437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498" calcext:value-type="float">
            <text:p>0.27498</text:p>
          </table:table-cell>
          <table:table-cell office:value-type="float" office:value="0.0934605" calcext:value-type="float">
            <text:p>0.0934605</text:p>
          </table:table-cell>
          <table:table-cell office:value-type="float" office:value="0.0142407" calcext:value-type="float">
            <text:p>0.0142407</text:p>
          </table:table-cell>
          <table:table-cell office:value-type="float" office:value="1.49764" calcext:value-type="float">
            <text:p>1.49764</text:p>
          </table:table-cell>
          <table:table-cell office:value-type="float" office:value="3.70403" calcext:value-type="float">
            <text:p>3.70403</text:p>
          </table:table-cell>
          <table:table-cell office:value-type="float" office:value="0.456557" calcext:value-type="float">
            <text:p>0.456557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5613" calcext:value-type="float">
            <text:p>0.275613</text:p>
          </table:table-cell>
          <table:table-cell office:value-type="float" office:value="0.093385" calcext:value-type="float">
            <text:p>0.093385</text:p>
          </table:table-cell>
          <table:table-cell office:value-type="float" office:value="0.014045" calcext:value-type="float">
            <text:p>0.014045</text:p>
          </table:table-cell>
          <table:table-cell office:value-type="float" office:value="1.51319" calcext:value-type="float">
            <text:p>1.51319</text:p>
          </table:table-cell>
          <table:table-cell office:value-type="float" office:value="3.67953" calcext:value-type="float">
            <text:p>3.67953</text:p>
          </table:table-cell>
          <table:table-cell office:value-type="float" office:value="0.463158" calcext:value-type="float">
            <text:p>0.463158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6147" calcext:value-type="float">
            <text:p>0.276147</text:p>
          </table:table-cell>
          <table:table-cell office:value-type="float" office:value="0.0938435" calcext:value-type="float">
            <text:p>0.0938435</text:p>
          </table:table-cell>
          <table:table-cell office:value-type="float" office:value="0.0144041" calcext:value-type="float">
            <text:p>0.0144041</text:p>
          </table:table-cell>
          <table:table-cell office:value-type="float" office:value="1.50094" calcext:value-type="float">
            <text:p>1.50094</text:p>
          </table:table-cell>
          <table:table-cell office:value-type="float" office:value="3.7082" calcext:value-type="float">
            <text:p>3.7082</text:p>
          </table:table-cell>
          <table:table-cell office:value-type="float" office:value="0.454797" calcext:value-type="float">
            <text:p>0.454797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4655" calcext:value-type="float">
            <text:p>0.274655</text:p>
          </table:table-cell>
          <table:table-cell office:value-type="float" office:value="0.0929848" calcext:value-type="float">
            <text:p>0.0929848</text:p>
          </table:table-cell>
          <table:table-cell office:value-type="float" office:value="0.0141126" calcext:value-type="float">
            <text:p>0.0141126</text:p>
          </table:table-cell>
          <table:table-cell office:value-type="float" office:value="1.51309" calcext:value-type="float">
            <text:p>1.51309</text:p>
          </table:table-cell>
          <table:table-cell office:value-type="float" office:value="3.67024" calcext:value-type="float">
            <text:p>3.67024</text:p>
          </table:table-cell>
          <table:table-cell office:value-type="float" office:value="0.45592" calcext:value-type="float">
            <text:p>0.45592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4347" calcext:value-type="float">
            <text:p>0.274347</text:p>
          </table:table-cell>
          <table:table-cell office:value-type="float" office:value="0.0927907" calcext:value-type="float">
            <text:p>0.0927907</text:p>
          </table:table-cell>
          <table:table-cell office:value-type="float" office:value="0.0140694" calcext:value-type="float">
            <text:p>0.0140694</text:p>
          </table:table-cell>
          <table:table-cell office:value-type="float" office:value="1.51874" calcext:value-type="float">
            <text:p>1.51874</text:p>
          </table:table-cell>
          <table:table-cell office:value-type="float" office:value="3.65752" calcext:value-type="float">
            <text:p>3.65752</text:p>
          </table:table-cell>
          <table:table-cell office:value-type="float" office:value="0.455315" calcext:value-type="float">
            <text:p>0.455315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4262" calcext:value-type="float">
            <text:p>0.274262</text:p>
          </table:table-cell>
          <table:table-cell office:value-type="float" office:value="0.0923999" calcext:value-type="float">
            <text:p>0.0923999</text:p>
          </table:table-cell>
          <table:table-cell office:value-type="float" office:value="0.0138966" calcext:value-type="float">
            <text:p>0.0138966</text:p>
          </table:table-cell>
          <table:table-cell office:value-type="float" office:value="1.53526" calcext:value-type="float">
            <text:p>1.53526</text:p>
          </table:table-cell>
          <table:table-cell office:value-type="float" office:value="3.62473" calcext:value-type="float">
            <text:p>3.62473</text:p>
          </table:table-cell>
          <table:table-cell office:value-type="float" office:value="0.457447" calcext:value-type="float">
            <text:p>0.457447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3959" calcext:value-type="float">
            <text:p>0.273959</text:p>
          </table:table-cell>
          <table:table-cell office:value-type="float" office:value="0.0923842" calcext:value-type="float">
            <text:p>0.0923842</text:p>
          </table:table-cell>
          <table:table-cell office:value-type="float" office:value="0.013935" calcext:value-type="float">
            <text:p>0.013935</text:p>
          </table:table-cell>
          <table:table-cell office:value-type="float" office:value="1.51824" calcext:value-type="float">
            <text:p>1.51824</text:p>
          </table:table-cell>
          <table:table-cell office:value-type="float" office:value="3.64865" calcext:value-type="float">
            <text:p>3.64865</text:p>
          </table:table-cell>
          <table:table-cell office:value-type="float" office:value="0.455759" calcext:value-type="float">
            <text:p>0.455759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394" calcext:value-type="float">
            <text:p>0.274394</text:p>
          </table:table-cell>
          <table:table-cell office:value-type="float" office:value="0.0926757" calcext:value-type="float">
            <text:p>0.0926757</text:p>
          </table:table-cell>
          <table:table-cell office:value-type="float" office:value="0.0140079" calcext:value-type="float">
            <text:p>0.0140079</text:p>
          </table:table-cell>
          <table:table-cell office:value-type="float" office:value="1.52869" calcext:value-type="float">
            <text:p>1.52869</text:p>
          </table:table-cell>
          <table:table-cell office:value-type="float" office:value="3.64055" calcext:value-type="float">
            <text:p>3.64055</text:p>
          </table:table-cell>
          <table:table-cell office:value-type="float" office:value="0.45635" calcext:value-type="float">
            <text:p>0.45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004096" calcext:value-type="float">
            <text:p>4.096E-05</text:p>
          </table:table-cell>
          <table:table-cell office:value-type="float" office:value="0.144721" calcext:value-type="float">
            <text:p>0.144721</text:p>
          </table:table-cell>
          <table:table-cell office:value-type="float" office:value="2.99327" calcext:value-type="float">
            <text:p>2.99327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034816" calcext:value-type="float">
            <text:p>0.00034816</text:p>
          </table:table-cell>
          <table:table-cell office:value-type="float" office:value="0.88695" calcext:value-type="float">
            <text:p>0.88695</text:p>
          </table:table-cell>
          <table:table-cell office:value-type="float" office:value="1.45077" calcext:value-type="float">
            <text:p>1.45077</text:p>
          </table:table-cell>
          <table:table-cell office:value-type="float" office:value="0.546667" calcext:value-type="float">
            <text:p>0.546667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0057488" calcext:value-type="float">
            <text:p>0.00057488</text:p>
          </table:table-cell>
          <table:table-cell office:value-type="float" office:value="0.299868" calcext:value-type="float">
            <text:p>0.299868</text:p>
          </table:table-cell>
          <table:table-cell office:value-type="float" office:value="3.98633" calcext:value-type="float">
            <text:p>3.98633</text:p>
          </table:table-cell>
          <table:table-cell office:value-type="float" office:value="0.573632" calcext:value-type="float">
            <text:p>0.573632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325" calcext:value-type="float">
            <text:p>0.2325</text:p>
          </table:table-cell>
          <table:table-cell office:value-type="float" office:value="0.06215" calcext:value-type="float">
            <text:p>0.06215</text:p>
          </table:table-cell>
          <table:table-cell office:value-type="float" office:value="0.00558374" calcext:value-type="float">
            <text:p>0.00558374</text:p>
          </table:table-cell>
          <table:table-cell office:value-type="float" office:value="1.9859" calcext:value-type="float">
            <text:p>1.9859</text:p>
          </table:table-cell>
          <table:table-cell office:value-type="float" office:value="2.3612" calcext:value-type="float">
            <text:p>2.3612</text:p>
          </table:table-cell>
          <table:table-cell office:value-type="float" office:value="0.518139" calcext:value-type="float">
            <text:p>0.518139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0375" calcext:value-type="float">
            <text:p>0.20375</text:p>
          </table:table-cell>
          <table:table-cell office:value-type="float" office:value="0.047775" calcext:value-type="float">
            <text:p>0.047775</text:p>
          </table:table-cell>
          <table:table-cell office:value-type="float" office:value="0.00335559" calcext:value-type="float">
            <text:p>0.00335559</text:p>
          </table:table-cell>
          <table:table-cell office:value-type="float" office:value="1.64833" calcext:value-type="float">
            <text:p>1.64833</text:p>
          </table:table-cell>
          <table:table-cell office:value-type="float" office:value="2.22936" calcext:value-type="float">
            <text:p>2.22936</text:p>
          </table:table-cell>
          <table:table-cell office:value-type="float" office:value="0.509943" calcext:value-type="float">
            <text:p>0.509943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2875" calcext:value-type="float">
            <text:p>0.22875</text:p>
          </table:table-cell>
          <table:table-cell office:value-type="float" office:value="0.06425" calcext:value-type="float">
            <text:p>0.06425</text:p>
          </table:table-cell>
          <table:table-cell office:value-type="float" office:value="0.00645218" calcext:value-type="float">
            <text:p>0.00645218</text:p>
          </table:table-cell>
          <table:table-cell office:value-type="float" office:value="1.39872" calcext:value-type="float">
            <text:p>1.39872</text:p>
          </table:table-cell>
          <table:table-cell office:value-type="float" office:value="3.06723" calcext:value-type="float">
            <text:p>3.06723</text:p>
          </table:table-cell>
          <table:table-cell office:value-type="float" office:value="0.478999" calcext:value-type="float">
            <text:p>0.478999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76875" calcext:value-type="float">
            <text:p>0.276875</text:p>
          </table:table-cell>
          <table:table-cell office:value-type="float" office:value="0.0880125" calcext:value-type="float">
            <text:p>0.0880125</text:p>
          </table:table-cell>
          <table:table-cell office:value-type="float" office:value="0.0113264" calcext:value-type="float">
            <text:p>0.0113264</text:p>
          </table:table-cell>
          <table:table-cell office:value-type="float" office:value="1.18569" calcext:value-type="float">
            <text:p>1.18569</text:p>
          </table:table-cell>
          <table:table-cell office:value-type="float" office:value="4.10065" calcext:value-type="float">
            <text:p>4.10065</text:p>
          </table:table-cell>
          <table:table-cell office:value-type="float" office:value="0.512606" calcext:value-type="float">
            <text:p>0.512606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85781" calcext:value-type="float">
            <text:p>0.285781</text:p>
          </table:table-cell>
          <table:table-cell office:value-type="float" office:value="0.0974094" calcext:value-type="float">
            <text:p>0.0974094</text:p>
          </table:table-cell>
          <table:table-cell office:value-type="float" office:value="0.0154579" calcext:value-type="float">
            <text:p>0.0154579</text:p>
          </table:table-cell>
          <table:table-cell office:value-type="float" office:value="1.28034" calcext:value-type="float">
            <text:p>1.28034</text:p>
          </table:table-cell>
          <table:table-cell office:value-type="float" office:value="4.15935" calcext:value-type="float">
            <text:p>4.15935</text:p>
          </table:table-cell>
          <table:table-cell office:value-type="float" office:value="0.456965" calcext:value-type="float">
            <text:p>0.456965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10547" calcext:value-type="float">
            <text:p>0.310547</text:p>
          </table:table-cell>
          <table:table-cell office:value-type="float" office:value="0.111227" calcext:value-type="float">
            <text:p>0.111227</text:p>
          </table:table-cell>
          <table:table-cell office:value-type="float" office:value="0.0182688" calcext:value-type="float">
            <text:p>0.0182688</text:p>
          </table:table-cell>
          <table:table-cell office:value-type="float" office:value="1.50456" calcext:value-type="float">
            <text:p>1.50456</text:p>
          </table:table-cell>
          <table:table-cell office:value-type="float" office:value="4.09098" calcext:value-type="float">
            <text:p>4.09098</text:p>
          </table:table-cell>
          <table:table-cell office:value-type="float" office:value="0.507767" calcext:value-type="float">
            <text:p>0.507767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00391" calcext:value-type="float">
            <text:p>0.300391</text:p>
          </table:table-cell>
          <table:table-cell office:value-type="float" office:value="0.10728" calcext:value-type="float">
            <text:p>0.10728</text:p>
          </table:table-cell>
          <table:table-cell office:value-type="float" office:value="0.017169" calcext:value-type="float">
            <text:p>0.017169</text:p>
          </table:table-cell>
          <table:table-cell office:value-type="float" office:value="1.28746" calcext:value-type="float">
            <text:p>1.28746</text:p>
          </table:table-cell>
          <table:table-cell office:value-type="float" office:value="4.38146" calcext:value-type="float">
            <text:p>4.38146</text:p>
          </table:table-cell>
          <table:table-cell office:value-type="float" office:value="0.502734" calcext:value-type="float">
            <text:p>0.502734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9434" calcext:value-type="float">
            <text:p>0.279434</text:p>
          </table:table-cell>
          <table:table-cell office:value-type="float" office:value="0.096323" calcext:value-type="float">
            <text:p>0.096323</text:p>
          </table:table-cell>
          <table:table-cell office:value-type="float" office:value="0.0148957" calcext:value-type="float">
            <text:p>0.0148957</text:p>
          </table:table-cell>
          <table:table-cell office:value-type="float" office:value="1.53922" calcext:value-type="float">
            <text:p>1.53922</text:p>
          </table:table-cell>
          <table:table-cell office:value-type="float" office:value="3.71017" calcext:value-type="float">
            <text:p>3.71017</text:p>
          </table:table-cell>
          <table:table-cell office:value-type="float" office:value="0.464846" calcext:value-type="float">
            <text:p>0.464846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252" calcext:value-type="float">
            <text:p>0.27252</text:p>
          </table:table-cell>
          <table:table-cell office:value-type="float" office:value="0.0911477" calcext:value-type="float">
            <text:p>0.0911477</text:p>
          </table:table-cell>
          <table:table-cell office:value-type="float" office:value="0.0134765" calcext:value-type="float">
            <text:p>0.0134765</text:p>
          </table:table-cell>
          <table:table-cell office:value-type="float" office:value="1.5853" calcext:value-type="float">
            <text:p>1.5853</text:p>
          </table:table-cell>
          <table:table-cell office:value-type="float" office:value="3.52626" calcext:value-type="float">
            <text:p>3.52626</text:p>
          </table:table-cell>
          <table:table-cell office:value-type="float" office:value="0.459288" calcext:value-type="float">
            <text:p>0.459288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8467" calcext:value-type="float">
            <text:p>0.278467</text:p>
          </table:table-cell>
          <table:table-cell office:value-type="float" office:value="0.0926809" calcext:value-type="float">
            <text:p>0.0926809</text:p>
          </table:table-cell>
          <table:table-cell office:value-type="float" office:value="0.0134945" calcext:value-type="float">
            <text:p>0.0134945</text:p>
          </table:table-cell>
          <table:table-cell office:value-type="float" office:value="1.44134" calcext:value-type="float">
            <text:p>1.44134</text:p>
          </table:table-cell>
          <table:table-cell office:value-type="float" office:value="3.77047" calcext:value-type="float">
            <text:p>3.77047</text:p>
          </table:table-cell>
          <table:table-cell office:value-type="float" office:value="0.476333" calcext:value-type="float">
            <text:p>0.476333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2375" calcext:value-type="float">
            <text:p>0.272375</text:p>
          </table:table-cell>
          <table:table-cell office:value-type="float" office:value="0.0904033" calcext:value-type="float">
            <text:p>0.0904033</text:p>
          </table:table-cell>
          <table:table-cell office:value-type="float" office:value="0.0131665" calcext:value-type="float">
            <text:p>0.0131665</text:p>
          </table:table-cell>
          <table:table-cell office:value-type="float" office:value="1.44324" calcext:value-type="float">
            <text:p>1.44324</text:p>
          </table:table-cell>
          <table:table-cell office:value-type="float" office:value="3.71229" calcext:value-type="float">
            <text:p>3.71229</text:p>
          </table:table-cell>
          <table:table-cell office:value-type="float" office:value="0.462992" calcext:value-type="float">
            <text:p>0.462992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7528" calcext:value-type="float">
            <text:p>0.277528</text:p>
          </table:table-cell>
          <table:table-cell office:value-type="float" office:value="0.0936355" calcext:value-type="float">
            <text:p>0.0936355</text:p>
          </table:table-cell>
          <table:table-cell office:value-type="float" office:value="0.0140414" calcext:value-type="float">
            <text:p>0.0140414</text:p>
          </table:table-cell>
          <table:table-cell office:value-type="float" office:value="1.42887" calcext:value-type="float">
            <text:p>1.42887</text:p>
          </table:table-cell>
          <table:table-cell office:value-type="float" office:value="3.81291" calcext:value-type="float">
            <text:p>3.81291</text:p>
          </table:table-cell>
          <table:table-cell office:value-type="float" office:value="0.466163" calcext:value-type="float">
            <text:p>0.466163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364" calcext:value-type="float">
            <text:p>0.27364</text:p>
          </table:table-cell>
          <table:table-cell office:value-type="float" office:value="0.0910612" calcext:value-type="float">
            <text:p>0.0910612</text:p>
          </table:table-cell>
          <table:table-cell office:value-type="float" office:value="0.0132659" calcext:value-type="float">
            <text:p>0.0132659</text:p>
          </table:table-cell>
          <table:table-cell office:value-type="float" office:value="1.48239" calcext:value-type="float">
            <text:p>1.48239</text:p>
          </table:table-cell>
          <table:table-cell office:value-type="float" office:value="3.66936" calcext:value-type="float">
            <text:p>3.66936</text:p>
          </table:table-cell>
          <table:table-cell office:value-type="float" office:value="0.466726" calcext:value-type="float">
            <text:p>0.466726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3907" calcext:value-type="float">
            <text:p>0.273907</text:p>
          </table:table-cell>
          <table:table-cell office:value-type="float" office:value="0.0915347" calcext:value-type="float">
            <text:p>0.0915347</text:p>
          </table:table-cell>
          <table:table-cell office:value-type="float" office:value="0.013485" calcext:value-type="float">
            <text:p>0.013485</text:p>
          </table:table-cell>
          <table:table-cell office:value-type="float" office:value="1.47499" calcext:value-type="float">
            <text:p>1.47499</text:p>
          </table:table-cell>
          <table:table-cell office:value-type="float" office:value="3.69174" calcext:value-type="float">
            <text:p>3.69174</text:p>
          </table:table-cell>
          <table:table-cell office:value-type="float" office:value="0.463514" calcext:value-type="float">
            <text:p>0.463514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4623" calcext:value-type="float">
            <text:p>0.274623</text:p>
          </table:table-cell>
          <table:table-cell office:value-type="float" office:value="0.0917786" calcext:value-type="float">
            <text:p>0.0917786</text:p>
          </table:table-cell>
          <table:table-cell office:value-type="float" office:value="0.0135161" calcext:value-type="float">
            <text:p>0.0135161</text:p>
          </table:table-cell>
          <table:table-cell office:value-type="float" office:value="1.47871" calcext:value-type="float">
            <text:p>1.47871</text:p>
          </table:table-cell>
          <table:table-cell office:value-type="float" office:value="3.69204" calcext:value-type="float">
            <text:p>3.69204</text:p>
          </table:table-cell>
          <table:table-cell office:value-type="float" office:value="0.46513" calcext:value-type="float">
            <text:p>0.46513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4527" calcext:value-type="float">
            <text:p>0.274527</text:p>
          </table:table-cell>
          <table:table-cell office:value-type="float" office:value="0.0917724" calcext:value-type="float">
            <text:p>0.0917724</text:p>
          </table:table-cell>
          <table:table-cell office:value-type="float" office:value="0.0135472" calcext:value-type="float">
            <text:p>0.0135472</text:p>
          </table:table-cell>
          <table:table-cell office:value-type="float" office:value="1.473" calcext:value-type="float">
            <text:p>1.473</text:p>
          </table:table-cell>
          <table:table-cell office:value-type="float" office:value="3.70042" calcext:value-type="float">
            <text:p>3.70042</text:p>
          </table:table-cell>
          <table:table-cell office:value-type="float" office:value="0.463828" calcext:value-type="float">
            <text:p>0.463828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38" calcext:value-type="float">
            <text:p>0.27438</text:p>
          </table:table-cell>
          <table:table-cell office:value-type="float" office:value="0.0917791" calcext:value-type="float">
            <text:p>0.0917791</text:p>
          </table:table-cell>
          <table:table-cell office:value-type="float" office:value="0.0135648" calcext:value-type="float">
            <text:p>0.0135648</text:p>
          </table:table-cell>
          <table:table-cell office:value-type="float" office:value="1.48089" calcext:value-type="float">
            <text:p>1.48089</text:p>
          </table:table-cell>
          <table:table-cell office:value-type="float" office:value="3.68882" calcext:value-type="float">
            <text:p>3.68882</text:p>
          </table:table-cell>
          <table:table-cell office:value-type="float" office:value="0.463209" calcext:value-type="float">
            <text:p>0.4632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2.46748" calcext:value-type="float">
            <text:p>2.46748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071696" calcext:value-type="float">
            <text:p>0.00071696</text:p>
          </table:table-cell>
          <table:table-cell office:value-type="float" office:value="2.08472" calcext:value-type="float">
            <text:p>2.08472</text:p>
          </table:table-cell>
          <table:table-cell office:value-type="float" office:value="0.804423" calcext:value-type="float">
            <text:p>0.804423</text:p>
          </table:table-cell>
          <table:table-cell office:value-type="float" office:value="0.646469" calcext:value-type="float">
            <text:p>0.646469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057288" calcext:value-type="float">
            <text:p>0.00057288</text:p>
          </table:table-cell>
          <table:table-cell office:value-type="float" office:value="1.2091" calcext:value-type="float">
            <text:p>1.2091</text:p>
          </table:table-cell>
          <table:table-cell office:value-type="float" office:value="1.3889" calcext:value-type="float">
            <text:p>1.3889</text:p>
          </table:table-cell>
          <table:table-cell office:value-type="float" office:value="0.566984" calcext:value-type="float">
            <text:p>0.566984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1252" calcext:value-type="float">
            <text:p>0.1252</text:p>
          </table:table-cell>
          <table:table-cell office:value-type="float" office:value="0.0203466" calcext:value-type="float">
            <text:p>0.0203466</text:p>
          </table:table-cell>
          <table:table-cell office:value-type="float" office:value="1.47114" calcext:value-type="float">
            <text:p>1.47114</text:p>
          </table:table-cell>
          <table:table-cell office:value-type="float" office:value="4.43424" calcext:value-type="float">
            <text:p>4.43424</text:p>
          </table:table-cell>
          <table:table-cell office:value-type="float" office:value="0.567324" calcext:value-type="float">
            <text:p>0.567324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6375" calcext:value-type="float">
            <text:p>0.16375</text:p>
          </table:table-cell>
          <table:table-cell office:value-type="float" office:value="0.031575" calcext:value-type="float">
            <text:p>0.031575</text:p>
          </table:table-cell>
          <table:table-cell office:value-type="float" office:value="0.00145095" calcext:value-type="float">
            <text:p>0.00145095</text:p>
          </table:table-cell>
          <table:table-cell office:value-type="float" office:value="1.57892" calcext:value-type="float">
            <text:p>1.57892</text:p>
          </table:table-cell>
          <table:table-cell office:value-type="float" office:value="1.61786" calcext:value-type="float">
            <text:p>1.61786</text:p>
          </table:table-cell>
          <table:table-cell office:value-type="float" office:value="0.514885" calcext:value-type="float">
            <text:p>0.514885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25625" calcext:value-type="float">
            <text:p>0.225625</text:p>
          </table:table-cell>
          <table:table-cell office:value-type="float" office:value="0.0581375" calcext:value-type="float">
            <text:p>0.0581375</text:p>
          </table:table-cell>
          <table:table-cell office:value-type="float" office:value="0.00481816" calcext:value-type="float">
            <text:p>0.00481816</text:p>
          </table:table-cell>
          <table:table-cell office:value-type="float" office:value="1.44069" calcext:value-type="float">
            <text:p>1.44069</text:p>
          </table:table-cell>
          <table:table-cell office:value-type="float" office:value="2.819" calcext:value-type="float">
            <text:p>2.819</text:p>
          </table:table-cell>
          <table:table-cell office:value-type="float" office:value="0.524832" calcext:value-type="float">
            <text:p>0.524832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53125" calcext:value-type="float">
            <text:p>0.253125</text:p>
          </table:table-cell>
          <table:table-cell office:value-type="float" office:value="0.0727375" calcext:value-type="float">
            <text:p>0.0727375</text:p>
          </table:table-cell>
          <table:table-cell office:value-type="float" office:value="0.0080412" calcext:value-type="float">
            <text:p>0.0080412</text:p>
          </table:table-cell>
          <table:table-cell office:value-type="float" office:value="1.62006" calcext:value-type="float">
            <text:p>1.62006</text:p>
          </table:table-cell>
          <table:table-cell office:value-type="float" office:value="3.02265" calcext:value-type="float">
            <text:p>3.02265</text:p>
          </table:table-cell>
          <table:table-cell office:value-type="float" office:value="0.49338" calcext:value-type="float">
            <text:p>0.49338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25312" calcext:value-type="float">
            <text:p>0.225312</text:p>
          </table:table-cell>
          <table:table-cell office:value-type="float" office:value="0.0655812" calcext:value-type="float">
            <text:p>0.0655812</text:p>
          </table:table-cell>
          <table:table-cell office:value-type="float" office:value="0.0072957" calcext:value-type="float">
            <text:p>0.0072957</text:p>
          </table:table-cell>
          <table:table-cell office:value-type="float" office:value="1.48179" calcext:value-type="float">
            <text:p>1.48179</text:p>
          </table:table-cell>
          <table:table-cell office:value-type="float" office:value="2.99481" calcext:value-type="float">
            <text:p>2.99481</text:p>
          </table:table-cell>
          <table:table-cell office:value-type="float" office:value="0.43456" calcext:value-type="float">
            <text:p>0.43456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225" calcext:value-type="float">
            <text:p>0.3225</text:p>
          </table:table-cell>
          <table:table-cell office:value-type="float" office:value="0.121669" calcext:value-type="float">
            <text:p>0.121669</text:p>
          </table:table-cell>
          <table:table-cell office:value-type="float" office:value="0.0224316" calcext:value-type="float">
            <text:p>0.0224316</text:p>
          </table:table-cell>
          <table:table-cell office:value-type="float" office:value="1.42833" calcext:value-type="float">
            <text:p>1.42833</text:p>
          </table:table-cell>
          <table:table-cell office:value-type="float" office:value="4.43656" calcext:value-type="float">
            <text:p>4.43656</text:p>
          </table:table-cell>
          <table:table-cell office:value-type="float" office:value="0.494895" calcext:value-type="float">
            <text:p>0.494895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92187" calcext:value-type="float">
            <text:p>0.292187</text:p>
          </table:table-cell>
          <table:table-cell office:value-type="float" office:value="0.100517" calcext:value-type="float">
            <text:p>0.100517</text:p>
          </table:table-cell>
          <table:table-cell office:value-type="float" office:value="0.0157724" calcext:value-type="float">
            <text:p>0.0157724</text:p>
          </table:table-cell>
          <table:table-cell office:value-type="float" office:value="1.37231" calcext:value-type="float">
            <text:p>1.37231</text:p>
          </table:table-cell>
          <table:table-cell office:value-type="float" office:value="4.06917" calcext:value-type="float">
            <text:p>4.06917</text:p>
          </table:table-cell>
          <table:table-cell office:value-type="float" office:value="0.479648" calcext:value-type="float">
            <text:p>0.479648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59883" calcext:value-type="float">
            <text:p>0.259883</text:p>
          </table:table-cell>
          <table:table-cell office:value-type="float" office:value="0.0843891" calcext:value-type="float">
            <text:p>0.0843891</text:p>
          </table:table-cell>
          <table:table-cell office:value-type="float" office:value="0.0119411" calcext:value-type="float">
            <text:p>0.0119411</text:p>
          </table:table-cell>
          <table:table-cell office:value-type="float" office:value="1.55263" calcext:value-type="float">
            <text:p>1.55263</text:p>
          </table:table-cell>
          <table:table-cell office:value-type="float" office:value="3.40758" calcext:value-type="float">
            <text:p>3.40758</text:p>
          </table:table-cell>
          <table:table-cell office:value-type="float" office:value="0.441076" calcext:value-type="float">
            <text:p>0.441076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6835" calcext:value-type="float">
            <text:p>0.26835</text:p>
          </table:table-cell>
          <table:table-cell office:value-type="float" office:value="0.0899322" calcext:value-type="float">
            <text:p>0.0899322</text:p>
          </table:table-cell>
          <table:table-cell office:value-type="float" office:value="0.0132865" calcext:value-type="float">
            <text:p>0.0132865</text:p>
          </table:table-cell>
          <table:table-cell office:value-type="float" office:value="1.37127" calcext:value-type="float">
            <text:p>1.37127</text:p>
          </table:table-cell>
          <table:table-cell office:value-type="float" office:value="3.81469" calcext:value-type="float">
            <text:p>3.81469</text:p>
          </table:table-cell>
          <table:table-cell office:value-type="float" office:value="0.452407" calcext:value-type="float">
            <text:p>0.452407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82837" calcext:value-type="float">
            <text:p>0.282837</text:p>
          </table:table-cell>
          <table:table-cell office:value-type="float" office:value="0.0950263" calcext:value-type="float">
            <text:p>0.0950263</text:p>
          </table:table-cell>
          <table:table-cell office:value-type="float" office:value="0.013964" calcext:value-type="float">
            <text:p>0.013964</text:p>
          </table:table-cell>
          <table:table-cell office:value-type="float" office:value="1.47531" calcext:value-type="float">
            <text:p>1.47531</text:p>
          </table:table-cell>
          <table:table-cell office:value-type="float" office:value="3.77425" calcext:value-type="float">
            <text:p>3.77425</text:p>
          </table:table-cell>
          <table:table-cell office:value-type="float" office:value="0.484533" calcext:value-type="float">
            <text:p>0.484533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8931" calcext:value-type="float">
            <text:p>0.278931</text:p>
          </table:table-cell>
          <table:table-cell office:value-type="float" office:value="0.0935977" calcext:value-type="float">
            <text:p>0.0935977</text:p>
          </table:table-cell>
          <table:table-cell office:value-type="float" office:value="0.0139241" calcext:value-type="float">
            <text:p>0.0139241</text:p>
          </table:table-cell>
          <table:table-cell office:value-type="float" office:value="1.42405" calcext:value-type="float">
            <text:p>1.42405</text:p>
          </table:table-cell>
          <table:table-cell office:value-type="float" office:value="3.8196" calcext:value-type="float">
            <text:p>3.8196</text:p>
          </table:table-cell>
          <table:table-cell office:value-type="float" office:value="0.470195" calcext:value-type="float">
            <text:p>0.470195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3077" calcext:value-type="float">
            <text:p>0.273077</text:p>
          </table:table-cell>
          <table:table-cell office:value-type="float" office:value="0.0906695" calcext:value-type="float">
            <text:p>0.0906695</text:p>
          </table:table-cell>
          <table:table-cell office:value-type="float" office:value="0.0132073" calcext:value-type="float">
            <text:p>0.0132073</text:p>
          </table:table-cell>
          <table:table-cell office:value-type="float" office:value="1.44012" calcext:value-type="float">
            <text:p>1.44012</text:p>
          </table:table-cell>
          <table:table-cell office:value-type="float" office:value="3.72357" calcext:value-type="float">
            <text:p>3.72357</text:p>
          </table:table-cell>
          <table:table-cell office:value-type="float" office:value="0.464488" calcext:value-type="float">
            <text:p>0.464488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2916" calcext:value-type="float">
            <text:p>0.272916</text:p>
          </table:table-cell>
          <table:table-cell office:value-type="float" office:value="0.0902025" calcext:value-type="float">
            <text:p>0.0902025</text:p>
          </table:table-cell>
          <table:table-cell office:value-type="float" office:value="0.0129537" calcext:value-type="float">
            <text:p>0.0129537</text:p>
          </table:table-cell>
          <table:table-cell office:value-type="float" office:value="1.44851" calcext:value-type="float">
            <text:p>1.44851</text:p>
          </table:table-cell>
          <table:table-cell office:value-type="float" office:value="3.69935" calcext:value-type="float">
            <text:p>3.69935</text:p>
          </table:table-cell>
          <table:table-cell office:value-type="float" office:value="0.469318" calcext:value-type="float">
            <text:p>0.469318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4991" calcext:value-type="float">
            <text:p>0.274991</text:p>
          </table:table-cell>
          <table:table-cell office:value-type="float" office:value="0.0914086" calcext:value-type="float">
            <text:p>0.0914086</text:p>
          </table:table-cell>
          <table:table-cell office:value-type="float" office:value="0.0133429" calcext:value-type="float">
            <text:p>0.0133429</text:p>
          </table:table-cell>
          <table:table-cell office:value-type="float" office:value="1.42357" calcext:value-type="float">
            <text:p>1.42357</text:p>
          </table:table-cell>
          <table:table-cell office:value-type="float" office:value="3.76731" calcext:value-type="float">
            <text:p>3.76731</text:p>
          </table:table-cell>
          <table:table-cell office:value-type="float" office:value="0.467704" calcext:value-type="float">
            <text:p>0.467704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5431" calcext:value-type="float">
            <text:p>0.275431</text:p>
          </table:table-cell>
          <table:table-cell office:value-type="float" office:value="0.0918662" calcext:value-type="float">
            <text:p>0.0918662</text:p>
          </table:table-cell>
          <table:table-cell office:value-type="float" office:value="0.0134902" calcext:value-type="float">
            <text:p>0.0134902</text:p>
          </table:table-cell>
          <table:table-cell office:value-type="float" office:value="1.4367" calcext:value-type="float">
            <text:p>1.4367</text:p>
          </table:table-cell>
          <table:table-cell office:value-type="float" office:value="3.75797" calcext:value-type="float">
            <text:p>3.75797</text:p>
          </table:table-cell>
          <table:table-cell office:value-type="float" office:value="0.467173" calcext:value-type="float">
            <text:p>0.467173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3995" calcext:value-type="float">
            <text:p>0.273995</text:p>
          </table:table-cell>
          <table:table-cell office:value-type="float" office:value="0.0908874" calcext:value-type="float">
            <text:p>0.0908874</text:p>
          </table:table-cell>
          <table:table-cell office:value-type="float" office:value="0.0131881" calcext:value-type="float">
            <text:p>0.0131881</text:p>
          </table:table-cell>
          <table:table-cell office:value-type="float" office:value="1.42639" calcext:value-type="float">
            <text:p>1.42639</text:p>
          </table:table-cell>
          <table:table-cell office:value-type="float" office:value="3.75015" calcext:value-type="float">
            <text:p>3.75015</text:p>
          </table:table-cell>
          <table:table-cell office:value-type="float" office:value="0.467825" calcext:value-type="float">
            <text:p>0.467825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6183" calcext:value-type="float">
            <text:p>0.276183</text:p>
          </table:table-cell>
          <table:table-cell office:value-type="float" office:value="0.0921086" calcext:value-type="float">
            <text:p>0.0921086</text:p>
          </table:table-cell>
          <table:table-cell office:value-type="float" office:value="0.0134752" calcext:value-type="float">
            <text:p>0.0134752</text:p>
          </table:table-cell>
          <table:table-cell office:value-type="float" office:value="1.42291" calcext:value-type="float">
            <text:p>1.42291</text:p>
          </table:table-cell>
          <table:table-cell office:value-type="float" office:value="3.78538" calcext:value-type="float">
            <text:p>3.78538</text:p>
          </table:table-cell>
          <table:table-cell office:value-type="float" office:value="0.470561" calcext:value-type="float">
            <text:p>0.4705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0.08" calcext:value-type="float">
            <text:p>0.08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004096" calcext:value-type="float">
            <text:p>4.096E-05</text:p>
          </table:table-cell>
          <table:table-cell office:value-type="float" office:value="0.981115" calcext:value-type="float">
            <text:p>0.981115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0019336" calcext:value-type="float">
            <text:p>0.00019336</text:p>
          </table:table-cell>
          <table:table-cell office:value-type="float" office:value="0.545573" calcext:value-type="float">
            <text:p>0.545573</text:p>
          </table:table-cell>
          <table:table-cell office:value-type="float" office:value="1.57117" calcext:value-type="float">
            <text:p>1.57117</text:p>
          </table:table-cell>
          <table:table-cell office:value-type="float" office:value="0.426368" calcext:value-type="float">
            <text:p>0.426368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0595272" calcext:value-type="float">
            <text:p>0.00595272</text:p>
          </table:table-cell>
          <table:table-cell office:value-type="float" office:value="0.555623" calcext:value-type="float">
            <text:p>0.555623</text:p>
          </table:table-cell>
          <table:table-cell office:value-type="float" office:value="5.57" calcext:value-type="float">
            <text:p>5.57</text:p>
          </table:table-cell>
          <table:table-cell office:value-type="float" office:value="0.610778" calcext:value-type="float">
            <text:p>0.610778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5" calcext:value-type="float">
            <text:p>0.335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0222368" calcext:value-type="float">
            <text:p>0.0222368</text:p>
          </table:table-cell>
          <table:table-cell office:value-type="float" office:value="0.868156" calcext:value-type="float">
            <text:p>0.868156</text:p>
          </table:table-cell>
          <table:table-cell office:value-type="float" office:value="5.9404" calcext:value-type="float">
            <text:p>5.9404</text:p>
          </table:table-cell>
          <table:table-cell office:value-type="float" office:value="0.530883" calcext:value-type="float">
            <text:p>0.530883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6125" calcext:value-type="float">
            <text:p>0.261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0685851" calcext:value-type="float">
            <text:p>0.00685851</text:p>
          </table:table-cell>
          <table:table-cell office:value-type="float" office:value="1.10455" calcext:value-type="float">
            <text:p>1.10455</text:p>
          </table:table-cell>
          <table:table-cell office:value-type="float" office:value="3.82199" calcext:value-type="float">
            <text:p>3.82199</text:p>
          </table:table-cell>
          <table:table-cell office:value-type="float" office:value="0.567149" calcext:value-type="float">
            <text:p>0.567149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76875" calcext:value-type="float">
            <text:p>0.276875</text:p>
          </table:table-cell>
          <table:table-cell office:value-type="float" office:value="0.0912125" calcext:value-type="float">
            <text:p>0.0912125</text:p>
          </table:table-cell>
          <table:table-cell office:value-type="float" office:value="0.0124517" calcext:value-type="float">
            <text:p>0.0124517</text:p>
          </table:table-cell>
          <table:table-cell office:value-type="float" office:value="0.629752" calcext:value-type="float">
            <text:p>0.629752</text:p>
          </table:table-cell>
          <table:table-cell office:value-type="float" office:value="5.94149" calcext:value-type="float">
            <text:p>5.94149</text:p>
          </table:table-cell>
          <table:table-cell office:value-type="float" office:value="0.501118" calcext:value-type="float">
            <text:p>0.501118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29375" calcext:value-type="float">
            <text:p>0.229375</text:p>
          </table:table-cell>
          <table:table-cell office:value-type="float" office:value="0.074525" calcext:value-type="float">
            <text:p>0.074525</text:p>
          </table:table-cell>
          <table:table-cell office:value-type="float" office:value="0.00899444" calcext:value-type="float">
            <text:p>0.00899444</text:p>
          </table:table-cell>
          <table:table-cell office:value-type="float" office:value="1.27013" calcext:value-type="float">
            <text:p>1.27013</text:p>
          </table:table-cell>
          <table:table-cell office:value-type="float" office:value="3.56978" calcext:value-type="float">
            <text:p>3.56978</text:p>
          </table:table-cell>
          <table:table-cell office:value-type="float" office:value="0.46018" calcext:value-type="float">
            <text:p>0.46018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97813" calcext:value-type="float">
            <text:p>0.297813</text:p>
          </table:table-cell>
          <table:table-cell office:value-type="float" office:value="0.101313" calcext:value-type="float">
            <text:p>0.101313</text:p>
          </table:table-cell>
          <table:table-cell office:value-type="float" office:value="0.0146038" calcext:value-type="float">
            <text:p>0.0146038</text:p>
          </table:table-cell>
          <table:table-cell office:value-type="float" office:value="1.36564" calcext:value-type="float">
            <text:p>1.36564</text:p>
          </table:table-cell>
          <table:table-cell office:value-type="float" office:value="4.0993" calcext:value-type="float">
            <text:p>4.0993</text:p>
          </table:table-cell>
          <table:table-cell office:value-type="float" office:value="0.525739" calcext:value-type="float">
            <text:p>0.525739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77109" calcext:value-type="float">
            <text:p>0.277109</text:p>
          </table:table-cell>
          <table:table-cell office:value-type="float" office:value="0.0890609" calcext:value-type="float">
            <text:p>0.0890609</text:p>
          </table:table-cell>
          <table:table-cell office:value-type="float" office:value="0.0117905" calcext:value-type="float">
            <text:p>0.0117905</text:p>
          </table:table-cell>
          <table:table-cell office:value-type="float" office:value="1.18641" calcext:value-type="float">
            <text:p>1.18641</text:p>
          </table:table-cell>
          <table:table-cell office:value-type="float" office:value="4.12733" calcext:value-type="float">
            <text:p>4.12733</text:p>
          </table:table-cell>
          <table:table-cell office:value-type="float" office:value="0.50451" calcext:value-type="float">
            <text:p>0.50451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99375" calcext:value-type="float">
            <text:p>0.299375</text:p>
          </table:table-cell>
          <table:table-cell office:value-type="float" office:value="0.10553" calcext:value-type="float">
            <text:p>0.10553</text:p>
          </table:table-cell>
          <table:table-cell office:value-type="float" office:value="0.0168928" calcext:value-type="float">
            <text:p>0.0168928</text:p>
          </table:table-cell>
          <table:table-cell office:value-type="float" office:value="1.4954" calcext:value-type="float">
            <text:p>1.4954</text:p>
          </table:table-cell>
          <table:table-cell office:value-type="float" office:value="3.98213" calcext:value-type="float">
            <text:p>3.98213</text:p>
          </table:table-cell>
          <table:table-cell office:value-type="float" office:value="0.494371" calcext:value-type="float">
            <text:p>0.494371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6699" calcext:value-type="float">
            <text:p>0.276699</text:p>
          </table:table-cell>
          <table:table-cell office:value-type="float" office:value="0.091298" calcext:value-type="float">
            <text:p>0.091298</text:p>
          </table:table-cell>
          <table:table-cell office:value-type="float" office:value="0.0131309" calcext:value-type="float">
            <text:p>0.0131309</text:p>
          </table:table-cell>
          <table:table-cell office:value-type="float" office:value="1.34095" calcext:value-type="float">
            <text:p>1.34095</text:p>
          </table:table-cell>
          <table:table-cell office:value-type="float" office:value="3.89958" calcext:value-type="float">
            <text:p>3.89958</text:p>
          </table:table-cell>
          <table:table-cell office:value-type="float" office:value="0.47489" calcext:value-type="float">
            <text:p>0.47489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0039" calcext:value-type="float">
            <text:p>0.280039</text:p>
          </table:table-cell>
          <table:table-cell office:value-type="float" office:value="0.0932238" calcext:value-type="float">
            <text:p>0.0932238</text:p>
          </table:table-cell>
          <table:table-cell office:value-type="float" office:value="0.0135708" calcext:value-type="float">
            <text:p>0.0135708</text:p>
          </table:table-cell>
          <table:table-cell office:value-type="float" office:value="1.36819" calcext:value-type="float">
            <text:p>1.36819</text:p>
          </table:table-cell>
          <table:table-cell office:value-type="float" office:value="3.90132" calcext:value-type="float">
            <text:p>3.90132</text:p>
          </table:table-cell>
          <table:table-cell office:value-type="float" office:value="0.479487" calcext:value-type="float">
            <text:p>0.479487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1118" calcext:value-type="float">
            <text:p>0.271118</text:p>
          </table:table-cell>
          <table:table-cell office:value-type="float" office:value="0.0890772" calcext:value-type="float">
            <text:p>0.0890772</text:p>
          </table:table-cell>
          <table:table-cell office:value-type="float" office:value="0.0127134" calcext:value-type="float">
            <text:p>0.0127134</text:p>
          </table:table-cell>
          <table:table-cell office:value-type="float" office:value="1.46024" calcext:value-type="float">
            <text:p>1.46024</text:p>
          </table:table-cell>
          <table:table-cell office:value-type="float" office:value="3.6541" calcext:value-type="float">
            <text:p>3.6541</text:p>
          </table:table-cell>
          <table:table-cell office:value-type="float" office:value="0.465918" calcext:value-type="float">
            <text:p>0.465918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6543" calcext:value-type="float">
            <text:p>0.276543</text:p>
          </table:table-cell>
          <table:table-cell office:value-type="float" office:value="0.0924063" calcext:value-type="float">
            <text:p>0.0924063</text:p>
          </table:table-cell>
          <table:table-cell office:value-type="float" office:value="0.0136062" calcext:value-type="float">
            <text:p>0.0136062</text:p>
          </table:table-cell>
          <table:table-cell office:value-type="float" office:value="1.34851" calcext:value-type="float">
            <text:p>1.34851</text:p>
          </table:table-cell>
          <table:table-cell office:value-type="float" office:value="3.91434" calcext:value-type="float">
            <text:p>3.91434</text:p>
          </table:table-cell>
          <table:table-cell office:value-type="float" office:value="0.468855" calcext:value-type="float">
            <text:p>0.468855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9686" calcext:value-type="float">
            <text:p>0.279686</text:p>
          </table:table-cell>
          <table:table-cell office:value-type="float" office:value="0.0930758" calcext:value-type="float">
            <text:p>0.0930758</text:p>
          </table:table-cell>
          <table:table-cell office:value-type="float" office:value="0.0133806" calcext:value-type="float">
            <text:p>0.0133806</text:p>
          </table:table-cell>
          <table:table-cell office:value-type="float" office:value="1.42462" calcext:value-type="float">
            <text:p>1.42462</text:p>
          </table:table-cell>
          <table:table-cell office:value-type="float" office:value="3.80613" calcext:value-type="float">
            <text:p>3.80613</text:p>
          </table:table-cell>
          <table:table-cell office:value-type="float" office:value="0.485151" calcext:value-type="float">
            <text:p>0.485151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7818" calcext:value-type="float">
            <text:p>0.277818</text:p>
          </table:table-cell>
          <table:table-cell office:value-type="float" office:value="0.0925309" calcext:value-type="float">
            <text:p>0.0925309</text:p>
          </table:table-cell>
          <table:table-cell office:value-type="float" office:value="0.0134139" calcext:value-type="float">
            <text:p>0.0134139</text:p>
          </table:table-cell>
          <table:table-cell office:value-type="float" office:value="1.38881" calcext:value-type="float">
            <text:p>1.38881</text:p>
          </table:table-cell>
          <table:table-cell office:value-type="float" office:value="3.85031" calcext:value-type="float">
            <text:p>3.85031</text:p>
          </table:table-cell>
          <table:table-cell office:value-type="float" office:value="0.47777" calcext:value-type="float">
            <text:p>0.47777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5585" calcext:value-type="float">
            <text:p>0.275585</text:p>
          </table:table-cell>
          <table:table-cell office:value-type="float" office:value="0.0909471" calcext:value-type="float">
            <text:p>0.0909471</text:p>
          </table:table-cell>
          <table:table-cell office:value-type="float" office:value="0.013022" calcext:value-type="float">
            <text:p>0.013022</text:p>
          </table:table-cell>
          <table:table-cell office:value-type="float" office:value="1.38726" calcext:value-type="float">
            <text:p>1.38726</text:p>
          </table:table-cell>
          <table:table-cell office:value-type="float" office:value="3.81386" calcext:value-type="float">
            <text:p>3.81386</text:p>
          </table:table-cell>
          <table:table-cell office:value-type="float" office:value="0.475217" calcext:value-type="float">
            <text:p>0.475217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6226" calcext:value-type="float">
            <text:p>0.276226</text:p>
          </table:table-cell>
          <table:table-cell office:value-type="float" office:value="0.0912873" calcext:value-type="float">
            <text:p>0.0912873</text:p>
          </table:table-cell>
          <table:table-cell office:value-type="float" office:value="0.0130783" calcext:value-type="float">
            <text:p>0.0130783</text:p>
          </table:table-cell>
          <table:table-cell office:value-type="float" office:value="1.38572" calcext:value-type="float">
            <text:p>1.38572</text:p>
          </table:table-cell>
          <table:table-cell office:value-type="float" office:value="3.82476" calcext:value-type="float">
            <text:p>3.82476</text:p>
          </table:table-cell>
          <table:table-cell office:value-type="float" office:value="0.476869" calcext:value-type="float">
            <text:p>0.476869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8267" calcext:value-type="float">
            <text:p>0.278267</text:p>
          </table:table-cell>
          <table:table-cell office:value-type="float" office:value="0.0924497" calcext:value-type="float">
            <text:p>0.0924497</text:p>
          </table:table-cell>
          <table:table-cell office:value-type="float" office:value="0.013359" calcext:value-type="float">
            <text:p>0.013359</text:p>
          </table:table-cell>
          <table:table-cell office:value-type="float" office:value="1.38586" calcext:value-type="float">
            <text:p>1.38586</text:p>
          </table:table-cell>
          <table:table-cell office:value-type="float" office:value="3.85315" calcext:value-type="float">
            <text:p>3.85315</text:p>
          </table:table-cell>
          <table:table-cell office:value-type="float" office:value="0.478994" calcext:value-type="float">
            <text:p>0.478994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7287" calcext:value-type="float">
            <text:p>0.277287</text:p>
          </table:table-cell>
          <table:table-cell office:value-type="float" office:value="0.0919656" calcext:value-type="float">
            <text:p>0.0919656</text:p>
          </table:table-cell>
          <table:table-cell office:value-type="float" office:value="0.0132674" calcext:value-type="float">
            <text:p>0.0132674</text:p>
          </table:table-cell>
          <table:table-cell office:value-type="float" office:value="1.38688" calcext:value-type="float">
            <text:p>1.38688</text:p>
          </table:table-cell>
          <table:table-cell office:value-type="float" office:value="3.8396" calcext:value-type="float">
            <text:p>3.8396</text:p>
          </table:table-cell>
          <table:table-cell office:value-type="float" office:value="0.477104" calcext:value-type="float">
            <text:p>0.4771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0.0705573" calcext:value-type="float">
            <text:p>0.0705573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0082048" calcext:value-type="float">
            <text:p>0.00082048</text:p>
          </table:table-cell>
          <table:table-cell office:value-type="float" office:value="1.05056" calcext:value-type="float">
            <text:p>1.05056</text:p>
          </table:table-cell>
          <table:table-cell office:value-type="float" office:value="1.77862" calcext:value-type="float">
            <text:p>1.77862</text:p>
          </table:table-cell>
          <table:table-cell office:value-type="float" office:value="0.491875" calcext:value-type="float">
            <text:p>0.491875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0465412" calcext:value-type="float">
            <text:p>0.00465412</text:p>
          </table:table-cell>
          <table:table-cell office:value-type="float" office:value="1.59228" calcext:value-type="float">
            <text:p>1.59228</text:p>
          </table:table-cell>
          <table:table-cell office:value-type="float" office:value="2.69511" calcext:value-type="float">
            <text:p>2.69511</text:p>
          </table:table-cell>
          <table:table-cell office:value-type="float" office:value="0.570496" calcext:value-type="float">
            <text:p>0.570496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0064932" calcext:value-type="float">
            <text:p>0.00064932</text:p>
          </table:table-cell>
          <table:table-cell office:value-type="float" office:value="1.79384" calcext:value-type="float">
            <text:p>1.79384</text:p>
          </table:table-cell>
          <table:table-cell office:value-type="float" office:value="0.634851" calcext:value-type="float">
            <text:p>0.634851</text:p>
          </table:table-cell>
          <table:table-cell office:value-type="float" office:value="0.494877" calcext:value-type="float">
            <text:p>0.494877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8125" calcext:value-type="float">
            <text:p>0.08125</text:p>
          </table:table-cell>
          <table:table-cell office:value-type="float" office:value="0.022125" calcext:value-type="float">
            <text:p>0.022125</text:p>
          </table:table-cell>
          <table:table-cell office:value-type="float" office:value="0.00140649" calcext:value-type="float">
            <text:p>0.00140649</text:p>
          </table:table-cell>
          <table:table-cell office:value-type="float" office:value="2.05275" calcext:value-type="float">
            <text:p>2.05275</text:p>
          </table:table-cell>
          <table:table-cell office:value-type="float" office:value="0.451377" calcext:value-type="float">
            <text:p>0.451377</text:p>
          </table:table-cell>
          <table:table-cell office:value-type="float" office:value="0.0422573" calcext:value-type="float">
            <text:p>0.0422573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29375" calcext:value-type="float">
            <text:p>0.329375</text:p>
          </table:table-cell>
          <table:table-cell office:value-type="float" office:value="0.123137" calcext:value-type="float">
            <text:p>0.123137</text:p>
          </table:table-cell>
          <table:table-cell office:value-type="float" office:value="0.0202598" calcext:value-type="float">
            <text:p>0.0202598</text:p>
          </table:table-cell>
          <table:table-cell office:value-type="float" office:value="1.61584" calcext:value-type="float">
            <text:p>1.61584</text:p>
          </table:table-cell>
          <table:table-cell office:value-type="float" office:value="4.1633" calcext:value-type="float">
            <text:p>4.1633</text:p>
          </table:table-cell>
          <table:table-cell office:value-type="float" office:value="0.554617" calcext:value-type="float">
            <text:p>0.554617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10625" calcext:value-type="float">
            <text:p>0.210625</text:p>
          </table:table-cell>
          <table:table-cell office:value-type="float" office:value="0.064975" calcext:value-type="float">
            <text:p>0.064975</text:p>
          </table:table-cell>
          <table:table-cell office:value-type="float" office:value="0.00921949" calcext:value-type="float">
            <text:p>0.00921949</text:p>
          </table:table-cell>
          <table:table-cell office:value-type="float" office:value="1.47424" calcext:value-type="float">
            <text:p>1.47424</text:p>
          </table:table-cell>
          <table:table-cell office:value-type="float" office:value="2.98673" calcext:value-type="float">
            <text:p>2.98673</text:p>
          </table:table-cell>
          <table:table-cell office:value-type="float" office:value="0.272064" calcext:value-type="float">
            <text:p>0.272064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26094" calcext:value-type="float">
            <text:p>0.226094</text:p>
          </table:table-cell>
          <table:table-cell office:value-type="float" office:value="0.0611156" calcext:value-type="float">
            <text:p>0.0611156</text:p>
          </table:table-cell>
          <table:table-cell office:value-type="float" office:value="0.00578856" calcext:value-type="float">
            <text:p>0.00578856</text:p>
          </table:table-cell>
          <table:table-cell office:value-type="float" office:value="1.38935" calcext:value-type="float">
            <text:p>1.38935</text:p>
          </table:table-cell>
          <table:table-cell office:value-type="float" office:value="2.98301" calcext:value-type="float">
            <text:p>2.98301</text:p>
          </table:table-cell>
          <table:table-cell office:value-type="float" office:value="0.483412" calcext:value-type="float">
            <text:p>0.483412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60234" calcext:value-type="float">
            <text:p>0.260234</text:p>
          </table:table-cell>
          <table:table-cell office:value-type="float" office:value="0.0805953" calcext:value-type="float">
            <text:p>0.0805953</text:p>
          </table:table-cell>
          <table:table-cell office:value-type="float" office:value="0.0105242" calcext:value-type="float">
            <text:p>0.0105242</text:p>
          </table:table-cell>
          <table:table-cell office:value-type="float" office:value="1.38768" calcext:value-type="float">
            <text:p>1.38768</text:p>
          </table:table-cell>
          <table:table-cell office:value-type="float" office:value="3.54785" calcext:value-type="float">
            <text:p>3.54785</text:p>
          </table:table-cell>
          <table:table-cell office:value-type="float" office:value="0.459932" calcext:value-type="float">
            <text:p>0.459932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78047" calcext:value-type="float">
            <text:p>0.278047</text:p>
          </table:table-cell>
          <table:table-cell office:value-type="float" office:value="0.0920703" calcext:value-type="float">
            <text:p>0.0920703</text:p>
          </table:table-cell>
          <table:table-cell office:value-type="float" office:value="0.013418" calcext:value-type="float">
            <text:p>0.013418</text:p>
          </table:table-cell>
          <table:table-cell office:value-type="float" office:value="1.38765" calcext:value-type="float">
            <text:p>1.38765</text:p>
          </table:table-cell>
          <table:table-cell office:value-type="float" office:value="3.84091" calcext:value-type="float">
            <text:p>3.84091</text:p>
          </table:table-cell>
          <table:table-cell office:value-type="float" office:value="0.472374" calcext:value-type="float">
            <text:p>0.472374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2559" calcext:value-type="float">
            <text:p>0.282559</text:p>
          </table:table-cell>
          <table:table-cell office:value-type="float" office:value="0.092991" calcext:value-type="float">
            <text:p>0.092991</text:p>
          </table:table-cell>
          <table:table-cell office:value-type="float" office:value="0.0131309" calcext:value-type="float">
            <text:p>0.0131309</text:p>
          </table:table-cell>
          <table:table-cell office:value-type="float" office:value="1.394" calcext:value-type="float">
            <text:p>1.394</text:p>
          </table:table-cell>
          <table:table-cell office:value-type="float" office:value="3.85309" calcext:value-type="float">
            <text:p>3.85309</text:p>
          </table:table-cell>
          <table:table-cell office:value-type="float" office:value="0.493835" calcext:value-type="float">
            <text:p>0.493835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3184" calcext:value-type="float">
            <text:p>0.273184</text:p>
          </table:table-cell>
          <table:table-cell office:value-type="float" office:value="0.0891711" calcext:value-type="float">
            <text:p>0.0891711</text:p>
          </table:table-cell>
          <table:table-cell office:value-type="float" office:value="0.0123035" calcext:value-type="float">
            <text:p>0.0123035</text:p>
          </table:table-cell>
          <table:table-cell office:value-type="float" office:value="1.3224" calcext:value-type="float">
            <text:p>1.3224</text:p>
          </table:table-cell>
          <table:table-cell office:value-type="float" office:value="3.87759" calcext:value-type="float">
            <text:p>3.87759</text:p>
          </table:table-cell>
          <table:table-cell office:value-type="float" office:value="0.484227" calcext:value-type="float">
            <text:p>0.484227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81631" calcext:value-type="float">
            <text:p>0.281631</text:p>
          </table:table-cell>
          <table:table-cell office:value-type="float" office:value="0.0943352" calcext:value-type="float">
            <text:p>0.0943352</text:p>
          </table:table-cell>
          <table:table-cell office:value-type="float" office:value="0.014" calcext:value-type="float">
            <text:p>0.014</text:p>
          </table:table-cell>
          <table:table-cell office:value-type="float" office:value="1.40501" calcext:value-type="float">
            <text:p>1.40501</text:p>
          </table:table-cell>
          <table:table-cell office:value-type="float" office:value="3.86781" calcext:value-type="float">
            <text:p>3.86781</text:p>
          </table:table-cell>
          <table:table-cell office:value-type="float" office:value="0.475605" calcext:value-type="float">
            <text:p>0.475605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4441" calcext:value-type="float">
            <text:p>0.274441</text:p>
          </table:table-cell>
          <table:table-cell office:value-type="float" office:value="0.0898742" calcext:value-type="float">
            <text:p>0.0898742</text:p>
          </table:table-cell>
          <table:table-cell office:value-type="float" office:value="0.0127086" calcext:value-type="float">
            <text:p>0.0127086</text:p>
          </table:table-cell>
          <table:table-cell office:value-type="float" office:value="1.35788" calcext:value-type="float">
            <text:p>1.35788</text:p>
          </table:table-cell>
          <table:table-cell office:value-type="float" office:value="3.83536" calcext:value-type="float">
            <text:p>3.83536</text:p>
          </table:table-cell>
          <table:table-cell office:value-type="float" office:value="0.475545" calcext:value-type="float">
            <text:p>0.475545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9429" calcext:value-type="float">
            <text:p>0.279429</text:p>
          </table:table-cell>
          <table:table-cell office:value-type="float" office:value="0.0925814" calcext:value-type="float">
            <text:p>0.0925814</text:p>
          </table:table-cell>
          <table:table-cell office:value-type="float" office:value="0.013188" calcext:value-type="float">
            <text:p>0.013188</text:p>
          </table:table-cell>
          <table:table-cell office:value-type="float" office:value="1.36399" calcext:value-type="float">
            <text:p>1.36399</text:p>
          </table:table-cell>
          <table:table-cell office:value-type="float" office:value="3.89256" calcext:value-type="float">
            <text:p>3.89256</text:p>
          </table:table-cell>
          <table:table-cell office:value-type="float" office:value="0.487125" calcext:value-type="float">
            <text:p>0.487125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80393" calcext:value-type="float">
            <text:p>0.280393</text:p>
          </table:table-cell>
          <table:table-cell office:value-type="float" office:value="0.0931222" calcext:value-type="float">
            <text:p>0.0931222</text:p>
          </table:table-cell>
          <table:table-cell office:value-type="float" office:value="0.0133534" calcext:value-type="float">
            <text:p>0.0133534</text:p>
          </table:table-cell>
          <table:table-cell office:value-type="float" office:value="1.32725" calcext:value-type="float">
            <text:p>1.32725</text:p>
          </table:table-cell>
          <table:table-cell office:value-type="float" office:value="3.96869" calcext:value-type="float">
            <text:p>3.96869</text:p>
          </table:table-cell>
          <table:table-cell office:value-type="float" office:value="0.486707" calcext:value-type="float">
            <text:p>0.486707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6888" calcext:value-type="float">
            <text:p>0.276888</text:p>
          </table:table-cell>
          <table:table-cell office:value-type="float" office:value="0.0913974" calcext:value-type="float">
            <text:p>0.0913974</text:p>
          </table:table-cell>
          <table:table-cell office:value-type="float" office:value="0.013007" calcext:value-type="float">
            <text:p>0.013007</text:p>
          </table:table-cell>
          <table:table-cell office:value-type="float" office:value="1.35614" calcext:value-type="float">
            <text:p>1.35614</text:p>
          </table:table-cell>
          <table:table-cell office:value-type="float" office:value="3.87638" calcext:value-type="float">
            <text:p>3.87638</text:p>
          </table:table-cell>
          <table:table-cell office:value-type="float" office:value="0.480977" calcext:value-type="float">
            <text:p>0.480977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9478" calcext:value-type="float">
            <text:p>0.279478</text:p>
          </table:table-cell>
          <table:table-cell office:value-type="float" office:value="0.0926058" calcext:value-type="float">
            <text:p>0.0926058</text:p>
          </table:table-cell>
          <table:table-cell office:value-type="float" office:value="0.0132521" calcext:value-type="float">
            <text:p>0.0132521</text:p>
          </table:table-cell>
          <table:table-cell office:value-type="float" office:value="1.34531" calcext:value-type="float">
            <text:p>1.34531</text:p>
          </table:table-cell>
          <table:table-cell office:value-type="float" office:value="3.92472" calcext:value-type="float">
            <text:p>3.92472</text:p>
          </table:table-cell>
          <table:table-cell office:value-type="float" office:value="0.484905" calcext:value-type="float">
            <text:p>0.484905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9253" calcext:value-type="float">
            <text:p>0.279253</text:p>
          </table:table-cell>
          <table:table-cell office:value-type="float" office:value="0.0926851" calcext:value-type="float">
            <text:p>0.0926851</text:p>
          </table:table-cell>
          <table:table-cell office:value-type="float" office:value="0.0133521" calcext:value-type="float">
            <text:p>0.0133521</text:p>
          </table:table-cell>
          <table:table-cell office:value-type="float" office:value="1.35007" calcext:value-type="float">
            <text:p>1.35007</text:p>
          </table:table-cell>
          <table:table-cell office:value-type="float" office:value="3.91858" calcext:value-type="float">
            <text:p>3.91858</text:p>
          </table:table-cell>
          <table:table-cell office:value-type="float" office:value="0.481905" calcext:value-type="float">
            <text:p>0.481905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8495" calcext:value-type="float">
            <text:p>0.278495</text:p>
          </table:table-cell>
          <table:table-cell office:value-type="float" office:value="0.0921461" calcext:value-type="float">
            <text:p>0.0921461</text:p>
          </table:table-cell>
          <table:table-cell office:value-type="float" office:value="0.0131798" calcext:value-type="float">
            <text:p>0.0131798</text:p>
          </table:table-cell>
          <table:table-cell office:value-type="float" office:value="1.34752" calcext:value-type="float">
            <text:p>1.34752</text:p>
          </table:table-cell>
          <table:table-cell office:value-type="float" office:value="3.90956" calcext:value-type="float">
            <text:p>3.90956</text:p>
          </table:table-cell>
          <table:table-cell office:value-type="float" office:value="0.482593" calcext:value-type="float">
            <text:p>0.4825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0038416" calcext:value-type="float">
            <text:p>0.00038416</text:p>
          </table:table-cell>
          <table:table-cell office:value-type="float" office:value="0.0363932" calcext:value-type="float">
            <text:p>0.0363932</text:p>
          </table:table-cell>
          <table:table-cell office:value-type="float" office:value="11.7635" calcext:value-type="float">
            <text:p>11.7635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485" calcext:value-type="float">
            <text:p>0.00485</text:p>
          </table:table-cell>
          <table:table-cell office:value-type="float" office:value="0.568328" calcext:value-type="float">
            <text:p>0.568328</text:p>
          </table:table-cell>
          <table:table-cell office:value-type="float" office:value="5.22729" calcext:value-type="float">
            <text:p>5.22729</text:p>
          </table:table-cell>
          <table:table-cell office:value-type="float" office:value="0.617357" calcext:value-type="float">
            <text:p>0.617357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05" calcext:value-type="float">
            <text:p>0.205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0344012" calcext:value-type="float">
            <text:p>0.00344012</text:p>
          </table:table-cell>
          <table:table-cell office:value-type="float" office:value="1.96554" calcext:value-type="float">
            <text:p>1.96554</text:p>
          </table:table-cell>
          <table:table-cell office:value-type="float" office:value="1.98038" calcext:value-type="float">
            <text:p>1.98038</text:p>
          </table:table-cell>
          <table:table-cell office:value-type="float" office:value="0.524348" calcext:value-type="float">
            <text:p>0.524348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475" calcext:value-type="float">
            <text:p>0.3475</text:p>
          </table:table-cell>
          <table:table-cell office:value-type="float" office:value="0.12405" calcext:value-type="float">
            <text:p>0.12405</text:p>
          </table:table-cell>
          <table:table-cell office:value-type="float" office:value="0.0170711" calcext:value-type="float">
            <text:p>0.0170711</text:p>
          </table:table-cell>
          <table:table-cell office:value-type="float" office:value="0.61" calcext:value-type="float">
            <text:p>0.61</text:p>
          </table:table-cell>
          <table:table-cell office:value-type="float" office:value="7.11495" calcext:value-type="float">
            <text:p>7.11495</text:p>
          </table:table-cell>
          <table:table-cell office:value-type="float" office:value="0.630216" calcext:value-type="float">
            <text:p>0.630216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9625" calcext:value-type="float">
            <text:p>0.29625</text:p>
          </table:table-cell>
          <table:table-cell office:value-type="float" office:value="0.093625" calcext:value-type="float">
            <text:p>0.093625</text:p>
          </table:table-cell>
          <table:table-cell office:value-type="float" office:value="0.0111046" calcext:value-type="float">
            <text:p>0.0111046</text:p>
          </table:table-cell>
          <table:table-cell office:value-type="float" office:value="0.935398" calcext:value-type="float">
            <text:p>0.935398</text:p>
          </table:table-cell>
          <table:table-cell office:value-type="float" office:value="4.85656" calcext:value-type="float">
            <text:p>4.85656</text:p>
          </table:table-cell>
          <table:table-cell office:value-type="float" office:value="0.577724" calcext:value-type="float">
            <text:p>0.577724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8875" calcext:value-type="float">
            <text:p>0.28875</text:p>
          </table:table-cell>
          <table:table-cell office:value-type="float" office:value="0.107175" calcext:value-type="float">
            <text:p>0.107175</text:p>
          </table:table-cell>
          <table:table-cell office:value-type="float" office:value="0.018734" calcext:value-type="float">
            <text:p>0.018734</text:p>
          </table:table-cell>
          <table:table-cell office:value-type="float" office:value="1.30066" calcext:value-type="float">
            <text:p>1.30066</text:p>
          </table:table-cell>
          <table:table-cell office:value-type="float" office:value="4.35371" calcext:value-type="float">
            <text:p>4.35371</text:p>
          </table:table-cell>
          <table:table-cell office:value-type="float" office:value="0.456346" calcext:value-type="float">
            <text:p>0.456346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71563" calcext:value-type="float">
            <text:p>0.271563</text:p>
          </table:table-cell>
          <table:table-cell office:value-type="float" office:value="0.0864687" calcext:value-type="float">
            <text:p>0.0864687</text:p>
          </table:table-cell>
          <table:table-cell office:value-type="float" office:value="0.0117436" calcext:value-type="float">
            <text:p>0.0117436</text:p>
          </table:table-cell>
          <table:table-cell office:value-type="float" office:value="1.39881" calcext:value-type="float">
            <text:p>1.39881</text:p>
          </table:table-cell>
          <table:table-cell office:value-type="float" office:value="3.68314" calcext:value-type="float">
            <text:p>3.68314</text:p>
          </table:table-cell>
          <table:table-cell office:value-type="float" office:value="0.476446" calcext:value-type="float">
            <text:p>0.476446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76094" calcext:value-type="float">
            <text:p>0.276094</text:p>
          </table:table-cell>
          <table:table-cell office:value-type="float" office:value="0.0894969" calcext:value-type="float">
            <text:p>0.0894969</text:p>
          </table:table-cell>
          <table:table-cell office:value-type="float" office:value="0.012759" calcext:value-type="float">
            <text:p>0.012759</text:p>
          </table:table-cell>
          <table:table-cell office:value-type="float" office:value="1.36084" calcext:value-type="float">
            <text:p>1.36084</text:p>
          </table:table-cell>
          <table:table-cell office:value-type="float" office:value="3.82096" calcext:value-type="float">
            <text:p>3.82096</text:p>
          </table:table-cell>
          <table:table-cell office:value-type="float" office:value="0.46902" calcext:value-type="float">
            <text:p>0.46902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74531" calcext:value-type="float">
            <text:p>0.274531</text:p>
          </table:table-cell>
          <table:table-cell office:value-type="float" office:value="0.0941812" calcext:value-type="float">
            <text:p>0.0941812</text:p>
          </table:table-cell>
          <table:table-cell office:value-type="float" office:value="0.015195" calcext:value-type="float">
            <text:p>0.015195</text:p>
          </table:table-cell>
          <table:table-cell office:value-type="float" office:value="1.41699" calcext:value-type="float">
            <text:p>1.41699</text:p>
          </table:table-cell>
          <table:table-cell office:value-type="float" office:value="3.84486" calcext:value-type="float">
            <text:p>3.84486</text:p>
          </table:table-cell>
          <table:table-cell office:value-type="float" office:value="0.428982" calcext:value-type="float">
            <text:p>0.428982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09414" calcext:value-type="float">
            <text:p>0.309414</text:p>
          </table:table-cell>
          <table:table-cell office:value-type="float" office:value="0.107815" calcext:value-type="float">
            <text:p>0.107815</text:p>
          </table:table-cell>
          <table:table-cell office:value-type="float" office:value="0.0160585" calcext:value-type="float">
            <text:p>0.0160585</text:p>
          </table:table-cell>
          <table:table-cell office:value-type="float" office:value="1.106" calcext:value-type="float">
            <text:p>1.106</text:p>
          </table:table-cell>
          <table:table-cell office:value-type="float" office:value="4.78571" calcext:value-type="float">
            <text:p>4.78571</text:p>
          </table:table-cell>
          <table:table-cell office:value-type="float" office:value="0.539503" calcext:value-type="float">
            <text:p>0.539503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3906" calcext:value-type="float">
            <text:p>0.283906</text:p>
          </table:table-cell>
          <table:table-cell office:value-type="float" office:value="0.094418" calcext:value-type="float">
            <text:p>0.094418</text:p>
          </table:table-cell>
          <table:table-cell office:value-type="float" office:value="0.0135561" calcext:value-type="float">
            <text:p>0.0135561</text:p>
          </table:table-cell>
          <table:table-cell office:value-type="float" office:value="1.29249" calcext:value-type="float">
            <text:p>1.29249</text:p>
          </table:table-cell>
          <table:table-cell office:value-type="float" office:value="4.06288" calcext:value-type="float">
            <text:p>4.06288</text:p>
          </table:table-cell>
          <table:table-cell office:value-type="float" office:value="0.493122" calcext:value-type="float">
            <text:p>0.493122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6768" calcext:value-type="float">
            <text:p>0.276768</text:p>
          </table:table-cell>
          <table:table-cell office:value-type="float" office:value="0.0902658" calcext:value-type="float">
            <text:p>0.0902658</text:p>
          </table:table-cell>
          <table:table-cell office:value-type="float" office:value="0.0124658" calcext:value-type="float">
            <text:p>0.0124658</text:p>
          </table:table-cell>
          <table:table-cell office:value-type="float" office:value="1.26133" calcext:value-type="float">
            <text:p>1.26133</text:p>
          </table:table-cell>
          <table:table-cell office:value-type="float" office:value="4.01468" calcext:value-type="float">
            <text:p>4.01468</text:p>
          </table:table-cell>
          <table:table-cell office:value-type="float" office:value="0.490019" calcext:value-type="float">
            <text:p>0.490019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85527" calcext:value-type="float">
            <text:p>0.285527</text:p>
          </table:table-cell>
          <table:table-cell office:value-type="float" office:value="0.0950508" calcext:value-type="float">
            <text:p>0.0950508</text:p>
          </table:table-cell>
          <table:table-cell office:value-type="float" office:value="0.0134767" calcext:value-type="float">
            <text:p>0.0134767</text:p>
          </table:table-cell>
          <table:table-cell office:value-type="float" office:value="1.29257" calcext:value-type="float">
            <text:p>1.29257</text:p>
          </table:table-cell>
          <table:table-cell office:value-type="float" office:value="4.07848" calcext:value-type="float">
            <text:p>4.07848</text:p>
          </table:table-cell>
          <table:table-cell office:value-type="float" office:value="0.502775" calcext:value-type="float">
            <text:p>0.502775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1467" calcext:value-type="float">
            <text:p>0.281467</text:p>
          </table:table-cell>
          <table:table-cell office:value-type="float" office:value="0.0929023" calcext:value-type="float">
            <text:p>0.0929023</text:p>
          </table:table-cell>
          <table:table-cell office:value-type="float" office:value="0.0132111" calcext:value-type="float">
            <text:p>0.0132111</text:p>
          </table:table-cell>
          <table:table-cell office:value-type="float" office:value="1.26014" calcext:value-type="float">
            <text:p>1.26014</text:p>
          </table:table-cell>
          <table:table-cell office:value-type="float" office:value="4.0845" calcext:value-type="float">
            <text:p>4.0845</text:p>
          </table:table-cell>
          <table:table-cell office:value-type="float" office:value="0.489772" calcext:value-type="float">
            <text:p>0.489772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81379" calcext:value-type="float">
            <text:p>0.281379</text:p>
          </table:table-cell>
          <table:table-cell office:value-type="float" office:value="0.0929409" calcext:value-type="float">
            <text:p>0.0929409</text:p>
          </table:table-cell>
          <table:table-cell office:value-type="float" office:value="0.0131257" calcext:value-type="float">
            <text:p>0.0131257</text:p>
          </table:table-cell>
          <table:table-cell office:value-type="float" office:value="1.31175" calcext:value-type="float">
            <text:p>1.31175</text:p>
          </table:table-cell>
          <table:table-cell office:value-type="float" office:value="3.99142" calcext:value-type="float">
            <text:p>3.99142</text:p>
          </table:table-cell>
          <table:table-cell office:value-type="float" office:value="0.493491" calcext:value-type="float">
            <text:p>0.493491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80322" calcext:value-type="float">
            <text:p>0.280322</text:p>
          </table:table-cell>
          <table:table-cell office:value-type="float" office:value="0.0926731" calcext:value-type="float">
            <text:p>0.0926731</text:p>
          </table:table-cell>
          <table:table-cell office:value-type="float" office:value="0.0131601" calcext:value-type="float">
            <text:p>0.0131601</text:p>
          </table:table-cell>
          <table:table-cell office:value-type="float" office:value="1.30874" calcext:value-type="float">
            <text:p>1.30874</text:p>
          </table:table-cell>
          <table:table-cell office:value-type="float" office:value="3.99005" calcext:value-type="float">
            <text:p>3.99005</text:p>
          </table:table-cell>
          <table:table-cell office:value-type="float" office:value="0.489225" calcext:value-type="float">
            <text:p>0.489225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81634" calcext:value-type="float">
            <text:p>0.281634</text:p>
          </table:table-cell>
          <table:table-cell office:value-type="float" office:value="0.0934427" calcext:value-type="float">
            <text:p>0.0934427</text:p>
          </table:table-cell>
          <table:table-cell office:value-type="float" office:value="0.0133786" calcext:value-type="float">
            <text:p>0.0133786</text:p>
          </table:table-cell>
          <table:table-cell office:value-type="float" office:value="1.28859" calcext:value-type="float">
            <text:p>1.28859</text:p>
          </table:table-cell>
          <table:table-cell office:value-type="float" office:value="4.04559" calcext:value-type="float">
            <text:p>4.04559</text:p>
          </table:table-cell>
          <table:table-cell office:value-type="float" office:value="0.489263" calcext:value-type="float">
            <text:p>0.489263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82005" calcext:value-type="float">
            <text:p>0.282005</text:p>
          </table:table-cell>
          <table:table-cell office:value-type="float" office:value="0.0936744" calcext:value-type="float">
            <text:p>0.0936744</text:p>
          </table:table-cell>
          <table:table-cell office:value-type="float" office:value="0.0134097" calcext:value-type="float">
            <text:p>0.0134097</text:p>
          </table:table-cell>
          <table:table-cell office:value-type="float" office:value="1.29879" calcext:value-type="float">
            <text:p>1.29879</text:p>
          </table:table-cell>
          <table:table-cell office:value-type="float" office:value="4.03291" calcext:value-type="float">
            <text:p>4.03291</text:p>
          </table:table-cell>
          <table:table-cell office:value-type="float" office:value="0.490604" calcext:value-type="float">
            <text:p>0.490604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81732" calcext:value-type="float">
            <text:p>0.281732</text:p>
          </table:table-cell>
          <table:table-cell office:value-type="float" office:value="0.093466" calcext:value-type="float">
            <text:p>0.093466</text:p>
          </table:table-cell>
          <table:table-cell office:value-type="float" office:value="0.0133353" calcext:value-type="float">
            <text:p>0.0133353</text:p>
          </table:table-cell>
          <table:table-cell office:value-type="float" office:value="1.30579" calcext:value-type="float">
            <text:p>1.30579</text:p>
          </table:table-cell>
          <table:table-cell office:value-type="float" office:value="4.01513" calcext:value-type="float">
            <text:p>4.01513</text:p>
          </table:table-cell>
          <table:table-cell office:value-type="float" office:value="0.491168" calcext:value-type="float">
            <text:p>0.491168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1465" calcext:value-type="float">
            <text:p>0.281465</text:p>
          </table:table-cell>
          <table:table-cell office:value-type="float" office:value="0.0932419" calcext:value-type="float">
            <text:p>0.0932419</text:p>
          </table:table-cell>
          <table:table-cell office:value-type="float" office:value="0.0132873" calcext:value-type="float">
            <text:p>0.0132873</text:p>
          </table:table-cell>
          <table:table-cell office:value-type="float" office:value="1.30949" calcext:value-type="float">
            <text:p>1.30949</text:p>
          </table:table-cell>
          <table:table-cell office:value-type="float" office:value="4.00295" calcext:value-type="float">
            <text:p>4.00295</text:p>
          </table:table-cell>
          <table:table-cell office:value-type="float" office:value="0.490558" calcext:value-type="float">
            <text:p>0.4905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004096" calcext:value-type="float">
            <text:p>4.096E-05</text:p>
          </table:table-cell>
          <table:table-cell office:value-type="float" office:value="0.421115" calcext:value-type="float">
            <text:p>0.421115</text:p>
          </table:table-cell>
          <table:table-cell office:value-type="float" office:value="1.16653" calcext:value-type="float">
            <text:p>1.16653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0198656" calcext:value-type="float">
            <text:p>0.00198656</text:p>
          </table:table-cell>
          <table:table-cell office:value-type="float" office:value="1.92111" calcext:value-type="float">
            <text:p>1.92111</text:p>
          </table:table-cell>
          <table:table-cell office:value-type="float" office:value="1.74673" calcext:value-type="float">
            <text:p>1.74673</text:p>
          </table:table-cell>
          <table:table-cell office:value-type="float" office:value="0.617357" calcext:value-type="float">
            <text:p>0.617357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55" calcext:value-type="float">
            <text:p>0.355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0207611" calcext:value-type="float">
            <text:p>0.0207611</text:p>
          </table:table-cell>
          <table:table-cell office:value-type="float" office:value="0.617639" calcext:value-type="float">
            <text:p>0.617639</text:p>
          </table:table-cell>
          <table:table-cell office:value-type="float" office:value="7.3117" calcext:value-type="float">
            <text:p>7.3117</text:p>
          </table:table-cell>
          <table:table-cell office:value-type="float" office:value="0.604625" calcext:value-type="float">
            <text:p>0.604625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3837" calcext:value-type="float">
            <text:p>0.03837</text:p>
          </table:table-cell>
          <table:table-cell office:value-type="float" office:value="0.72618" calcext:value-type="float">
            <text:p>0.72618</text:p>
          </table:table-cell>
          <table:table-cell office:value-type="float" office:value="7.962" calcext:value-type="float">
            <text:p>7.962</text:p>
          </table:table-cell>
          <table:table-cell office:value-type="float" office:value="0.6185" calcext:value-type="float">
            <text:p>0.6185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08035" calcext:value-type="float">
            <text:p>0.08035</text:p>
          </table:table-cell>
          <table:table-cell office:value-type="float" office:value="0.00899578" calcext:value-type="float">
            <text:p>0.00899578</text:p>
          </table:table-cell>
          <table:table-cell office:value-type="float" office:value="1.27118" calcext:value-type="float">
            <text:p>1.27118</text:p>
          </table:table-cell>
          <table:table-cell office:value-type="float" office:value="3.73233" calcext:value-type="float">
            <text:p>3.73233</text:p>
          </table:table-cell>
          <table:table-cell office:value-type="float" office:value="0.535543" calcext:value-type="float">
            <text:p>0.535543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15625" calcext:value-type="float">
            <text:p>0.315625</text:p>
          </table:table-cell>
          <table:table-cell office:value-type="float" office:value="0.109287" calcext:value-type="float">
            <text:p>0.109287</text:p>
          </table:table-cell>
          <table:table-cell office:value-type="float" office:value="0.0169365" calcext:value-type="float">
            <text:p>0.0169365</text:p>
          </table:table-cell>
          <table:table-cell office:value-type="float" office:value="1.08298" calcext:value-type="float">
            <text:p>1.08298</text:p>
          </table:table-cell>
          <table:table-cell office:value-type="float" office:value="4.87869" calcext:value-type="float">
            <text:p>4.87869</text:p>
          </table:table-cell>
          <table:table-cell office:value-type="float" office:value="0.527327" calcext:value-type="float">
            <text:p>0.527327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129562" calcext:value-type="float">
            <text:p>0.129562</text:p>
          </table:table-cell>
          <table:table-cell office:value-type="float" office:value="0.0202944" calcext:value-type="float">
            <text:p>0.0202944</text:p>
          </table:table-cell>
          <table:table-cell office:value-type="float" office:value="1.10157" calcext:value-type="float">
            <text:p>1.10157</text:p>
          </table:table-cell>
          <table:table-cell office:value-type="float" office:value="5.30795" calcext:value-type="float">
            <text:p>5.30795</text:p>
          </table:table-cell>
          <table:table-cell office:value-type="float" office:value="0.597009" calcext:value-type="float">
            <text:p>0.597009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19688" calcext:value-type="float">
            <text:p>0.319688</text:p>
          </table:table-cell>
          <table:table-cell office:value-type="float" office:value="0.111825" calcext:value-type="float">
            <text:p>0.111825</text:p>
          </table:table-cell>
          <table:table-cell office:value-type="float" office:value="0.0158908" calcext:value-type="float">
            <text:p>0.0158908</text:p>
          </table:table-cell>
          <table:table-cell office:value-type="float" office:value="1.04855" calcext:value-type="float">
            <text:p>1.04855</text:p>
          </table:table-cell>
          <table:table-cell office:value-type="float" office:value="5.03018" calcext:value-type="float">
            <text:p>5.03018</text:p>
          </table:table-cell>
          <table:table-cell office:value-type="float" office:value="0.57641" calcext:value-type="float">
            <text:p>0.57641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79141" calcext:value-type="float">
            <text:p>0.279141</text:p>
          </table:table-cell>
          <table:table-cell office:value-type="float" office:value="0.0908547" calcext:value-type="float">
            <text:p>0.0908547</text:p>
          </table:table-cell>
          <table:table-cell office:value-type="float" office:value="0.0124291" calcext:value-type="float">
            <text:p>0.0124291</text:p>
          </table:table-cell>
          <table:table-cell office:value-type="float" office:value="1.27035" calcext:value-type="float">
            <text:p>1.27035</text:p>
          </table:table-cell>
          <table:table-cell office:value-type="float" office:value="4.01323" calcext:value-type="float">
            <text:p>4.01323</text:p>
          </table:table-cell>
          <table:table-cell office:value-type="float" office:value="0.498091" calcext:value-type="float">
            <text:p>0.498091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03008" calcext:value-type="float">
            <text:p>0.303008</text:p>
          </table:table-cell>
          <table:table-cell office:value-type="float" office:value="0.104154" calcext:value-type="float">
            <text:p>0.104154</text:p>
          </table:table-cell>
          <table:table-cell office:value-type="float" office:value="0.0155122" calcext:value-type="float">
            <text:p>0.0155122</text:p>
          </table:table-cell>
          <table:table-cell office:value-type="float" office:value="1.19999" calcext:value-type="float">
            <text:p>1.19999</text:p>
          </table:table-cell>
          <table:table-cell office:value-type="float" office:value="4.4839" calcext:value-type="float">
            <text:p>4.4839</text:p>
          </table:table-cell>
          <table:table-cell office:value-type="float" office:value="0.523347" calcext:value-type="float">
            <text:p>0.523347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90156" calcext:value-type="float">
            <text:p>0.290156</text:p>
          </table:table-cell>
          <table:table-cell office:value-type="float" office:value="0.0967578" calcext:value-type="float">
            <text:p>0.0967578</text:p>
          </table:table-cell>
          <table:table-cell office:value-type="float" office:value="0.0137828" calcext:value-type="float">
            <text:p>0.0137828</text:p>
          </table:table-cell>
          <table:table-cell office:value-type="float" office:value="1.20754" calcext:value-type="float">
            <text:p>1.20754</text:p>
          </table:table-cell>
          <table:table-cell office:value-type="float" office:value="4.28483" calcext:value-type="float">
            <text:p>4.28483</text:p>
          </table:table-cell>
          <table:table-cell office:value-type="float" office:value="0.509268" calcext:value-type="float">
            <text:p>0.509268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4834" calcext:value-type="float">
            <text:p>0.284834</text:p>
          </table:table-cell>
          <table:table-cell office:value-type="float" office:value="0.0959729" calcext:value-type="float">
            <text:p>0.0959729</text:p>
          </table:table-cell>
          <table:table-cell office:value-type="float" office:value="0.0143836" calcext:value-type="float">
            <text:p>0.0143836</text:p>
          </table:table-cell>
          <table:table-cell office:value-type="float" office:value="1.3203" calcext:value-type="float">
            <text:p>1.3203</text:p>
          </table:table-cell>
          <table:table-cell office:value-type="float" office:value="4.05123" calcext:value-type="float">
            <text:p>4.05123</text:p>
          </table:table-cell>
          <table:table-cell office:value-type="float" office:value="0.479464" calcext:value-type="float">
            <text:p>0.479464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83062" calcext:value-type="float">
            <text:p>0.283062</text:p>
          </table:table-cell>
          <table:table-cell office:value-type="float" office:value="0.0940271" calcext:value-type="float">
            <text:p>0.0940271</text:p>
          </table:table-cell>
          <table:table-cell office:value-type="float" office:value="0.0135479" calcext:value-type="float">
            <text:p>0.0135479</text:p>
          </table:table-cell>
          <table:table-cell office:value-type="float" office:value="1.27872" calcext:value-type="float">
            <text:p>1.27872</text:p>
          </table:table-cell>
          <table:table-cell office:value-type="float" office:value="4.07835" calcext:value-type="float">
            <text:p>4.07835</text:p>
          </table:table-cell>
          <table:table-cell office:value-type="float" office:value="0.489206" calcext:value-type="float">
            <text:p>0.489206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4102" calcext:value-type="float">
            <text:p>0.284102</text:p>
          </table:table-cell>
          <table:table-cell office:value-type="float" office:value="0.0949384" calcext:value-type="float">
            <text:p>0.0949384</text:p>
          </table:table-cell>
          <table:table-cell office:value-type="float" office:value="0.0136979" calcext:value-type="float">
            <text:p>0.0136979</text:p>
          </table:table-cell>
          <table:table-cell office:value-type="float" office:value="1.25068" calcext:value-type="float">
            <text:p>1.25068</text:p>
          </table:table-cell>
          <table:table-cell office:value-type="float" office:value="4.15396" calcext:value-type="float">
            <text:p>4.15396</text:p>
          </table:table-cell>
          <table:table-cell office:value-type="float" office:value="0.49342" calcext:value-type="float">
            <text:p>0.49342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81068" calcext:value-type="float">
            <text:p>0.281068</text:p>
          </table:table-cell>
          <table:table-cell office:value-type="float" office:value="0.0921504" calcext:value-type="float">
            <text:p>0.0921504</text:p>
          </table:table-cell>
          <table:table-cell office:value-type="float" office:value="0.0128833" calcext:value-type="float">
            <text:p>0.0128833</text:p>
          </table:table-cell>
          <table:table-cell office:value-type="float" office:value="1.29077" calcext:value-type="float">
            <text:p>1.29077</text:p>
          </table:table-cell>
          <table:table-cell office:value-type="float" office:value="4.00907" calcext:value-type="float">
            <text:p>4.00907</text:p>
          </table:table-cell>
          <table:table-cell office:value-type="float" office:value="0.49428" calcext:value-type="float">
            <text:p>0.49428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82298" calcext:value-type="float">
            <text:p>0.282298</text:p>
          </table:table-cell>
          <table:table-cell office:value-type="float" office:value="0.0933508" calcext:value-type="float">
            <text:p>0.0933508</text:p>
          </table:table-cell>
          <table:table-cell office:value-type="float" office:value="0.0132176" calcext:value-type="float">
            <text:p>0.0132176</text:p>
          </table:table-cell>
          <table:table-cell office:value-type="float" office:value="1.27014" calcext:value-type="float">
            <text:p>1.27014</text:p>
          </table:table-cell>
          <table:table-cell office:value-type="float" office:value="4.0772" calcext:value-type="float">
            <text:p>4.0772</text:p>
          </table:table-cell>
          <table:table-cell office:value-type="float" office:value="0.494413" calcext:value-type="float">
            <text:p>0.494413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84175" calcext:value-type="float">
            <text:p>0.284175</text:p>
          </table:table-cell>
          <table:table-cell office:value-type="float" office:value="0.0942584" calcext:value-type="float">
            <text:p>0.0942584</text:p>
          </table:table-cell>
          <table:table-cell office:value-type="float" office:value="0.0133702" calcext:value-type="float">
            <text:p>0.0133702</text:p>
          </table:table-cell>
          <table:table-cell office:value-type="float" office:value="1.27568" calcext:value-type="float">
            <text:p>1.27568</text:p>
          </table:table-cell>
          <table:table-cell office:value-type="float" office:value="4.08977" calcext:value-type="float">
            <text:p>4.08977</text:p>
          </table:table-cell>
          <table:table-cell office:value-type="float" office:value="0.498379" calcext:value-type="float">
            <text:p>0.498379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84455" calcext:value-type="float">
            <text:p>0.284455</text:p>
          </table:table-cell>
          <table:table-cell office:value-type="float" office:value="0.0945374" calcext:value-type="float">
            <text:p>0.0945374</text:p>
          </table:table-cell>
          <table:table-cell office:value-type="float" office:value="0.0134593" calcext:value-type="float">
            <text:p>0.0134593</text:p>
          </table:table-cell>
          <table:table-cell office:value-type="float" office:value="1.26504" calcext:value-type="float">
            <text:p>1.26504</text:p>
          </table:table-cell>
          <table:table-cell office:value-type="float" office:value="4.11663" calcext:value-type="float">
            <text:p>4.11663</text:p>
          </table:table-cell>
          <table:table-cell office:value-type="float" office:value="0.498009" calcext:value-type="float">
            <text:p>0.498009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82877" calcext:value-type="float">
            <text:p>0.282877</text:p>
          </table:table-cell>
          <table:table-cell office:value-type="float" office:value="0.0936367" calcext:value-type="float">
            <text:p>0.0936367</text:p>
          </table:table-cell>
          <table:table-cell office:value-type="float" office:value="0.0132942" calcext:value-type="float">
            <text:p>0.0132942</text:p>
          </table:table-cell>
          <table:table-cell office:value-type="float" office:value="1.27078" calcext:value-type="float">
            <text:p>1.27078</text:p>
          </table:table-cell>
          <table:table-cell office:value-type="float" office:value="4.08324" calcext:value-type="float">
            <text:p>4.08324</text:p>
          </table:table-cell>
          <table:table-cell office:value-type="float" office:value="0.494585" calcext:value-type="float">
            <text:p>0.494585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3718" calcext:value-type="float">
            <text:p>0.283718</text:p>
          </table:table-cell>
          <table:table-cell office:value-type="float" office:value="0.0940957" calcext:value-type="float">
            <text:p>0.0940957</text:p>
          </table:table-cell>
          <table:table-cell office:value-type="float" office:value="0.0133763" calcext:value-type="float">
            <text:p>0.0133763</text:p>
          </table:table-cell>
          <table:table-cell office:value-type="float" office:value="1.27792" calcext:value-type="float">
            <text:p>1.27792</text:p>
          </table:table-cell>
          <table:table-cell office:value-type="float" office:value="4.08155" calcext:value-type="float">
            <text:p>4.08155</text:p>
          </table:table-cell>
          <table:table-cell office:value-type="float" office:value="0.496412" calcext:value-type="float">
            <text:p>0.4964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4" calcext:value-type="float">
            <text:p>0.04</text:p>
          </table:table-cell>
          <table:table-cell office:value-type="float" office:value="7.92672" calcext:value-type="float">
            <text:p>7.92672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0457488" calcext:value-type="float">
            <text:p>0.00457488</text:p>
          </table:table-cell>
          <table:table-cell office:value-type="float" office:value="0.408065" calcext:value-type="float">
            <text:p>0.408065</text:p>
          </table:table-cell>
          <table:table-cell office:value-type="float" office:value="6.05361" calcext:value-type="float">
            <text:p>6.05361</text:p>
          </table:table-cell>
          <table:table-cell office:value-type="float" office:value="0.592849" calcext:value-type="float">
            <text:p>0.592849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0.195" calcext:value-type="float">
            <text:p>0.195</text:p>
          </table:table-cell>
          <table:table-cell office:value-type="float" office:value="0.0391745" calcext:value-type="float">
            <text:p>0.0391745</text:p>
          </table:table-cell>
          <table:table-cell office:value-type="float" office:value="2.0179" calcext:value-type="float">
            <text:p>2.0179</text:p>
          </table:table-cell>
          <table:table-cell office:value-type="float" office:value="4.76249" calcext:value-type="float">
            <text:p>4.76249</text:p>
          </table:table-cell>
          <table:table-cell office:value-type="float" office:value="0.65659" calcext:value-type="float">
            <text:p>0.65659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45" calcext:value-type="float">
            <text:p>0.345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0158922" calcext:value-type="float">
            <text:p>0.0158922</text:p>
          </table:table-cell>
          <table:table-cell office:value-type="float" office:value="1.71683" calcext:value-type="float">
            <text:p>1.71683</text:p>
          </table:table-cell>
          <table:table-cell office:value-type="float" office:value="3.99062" calcext:value-type="float">
            <text:p>3.99062</text:p>
          </table:table-cell>
          <table:table-cell office:value-type="float" office:value="0.641741" calcext:value-type="float">
            <text:p>0.641741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75" calcext:value-type="float">
            <text:p>0.2575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0072476" calcext:value-type="float">
            <text:p>0.0072476</text:p>
          </table:table-cell>
          <table:table-cell office:value-type="float" office:value="1.90921" calcext:value-type="float">
            <text:p>1.90921</text:p>
          </table:table-cell>
          <table:table-cell office:value-type="float" office:value="2.73646" calcext:value-type="float">
            <text:p>2.73646</text:p>
          </table:table-cell>
          <table:table-cell office:value-type="float" office:value="0.555227" calcext:value-type="float">
            <text:p>0.555227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21875" calcext:value-type="float">
            <text:p>0.321875</text:p>
          </table:table-cell>
          <table:table-cell office:value-type="float" office:value="0.113987" calcext:value-type="float">
            <text:p>0.113987</text:p>
          </table:table-cell>
          <table:table-cell office:value-type="float" office:value="0.0174651" calcext:value-type="float">
            <text:p>0.0174651</text:p>
          </table:table-cell>
          <table:table-cell office:value-type="float" office:value="1.4984" calcext:value-type="float">
            <text:p>1.4984</text:p>
          </table:table-cell>
          <table:table-cell office:value-type="float" office:value="4.1591" calcext:value-type="float">
            <text:p>4.1591</text:p>
          </table:table-cell>
          <table:table-cell office:value-type="float" office:value="0.551941" calcext:value-type="float">
            <text:p>0.551941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94687" calcext:value-type="float">
            <text:p>0.294687</text:p>
          </table:table-cell>
          <table:table-cell office:value-type="float" office:value="0.0996812" calcext:value-type="float">
            <text:p>0.0996812</text:p>
          </table:table-cell>
          <table:table-cell office:value-type="float" office:value="0.0147272" calcext:value-type="float">
            <text:p>0.0147272</text:p>
          </table:table-cell>
          <table:table-cell office:value-type="float" office:value="1.03945" calcext:value-type="float">
            <text:p>1.03945</text:p>
          </table:table-cell>
          <table:table-cell office:value-type="float" office:value="4.74219" calcext:value-type="float">
            <text:p>4.74219</text:p>
          </table:table-cell>
          <table:table-cell office:value-type="float" office:value="0.505949" calcext:value-type="float">
            <text:p>0.505949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125" calcext:value-type="float">
            <text:p>0.3125</text:p>
          </table:table-cell>
          <table:table-cell office:value-type="float" office:value="0.111931" calcext:value-type="float">
            <text:p>0.111931</text:p>
          </table:table-cell>
          <table:table-cell office:value-type="float" office:value="0.0180703" calcext:value-type="float">
            <text:p>0.0180703</text:p>
          </table:table-cell>
          <table:table-cell office:value-type="float" office:value="1.05335" calcext:value-type="float">
            <text:p>1.05335</text:p>
          </table:table-cell>
          <table:table-cell office:value-type="float" office:value="5.02015" calcext:value-type="float">
            <text:p>5.02015</text:p>
          </table:table-cell>
          <table:table-cell office:value-type="float" office:value="0.519225" calcext:value-type="float">
            <text:p>0.519225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9844" calcext:value-type="float">
            <text:p>0.289844</text:p>
          </table:table-cell>
          <table:table-cell office:value-type="float" office:value="0.0965094" calcext:value-type="float">
            <text:p>0.0965094</text:p>
          </table:table-cell>
          <table:table-cell office:value-type="float" office:value="0.0133741" calcext:value-type="float">
            <text:p>0.0133741</text:p>
          </table:table-cell>
          <table:table-cell office:value-type="float" office:value="1.23472" calcext:value-type="float">
            <text:p>1.23472</text:p>
          </table:table-cell>
          <table:table-cell office:value-type="float" office:value="4.22437" calcext:value-type="float">
            <text:p>4.22437</text:p>
          </table:table-cell>
          <table:table-cell office:value-type="float" office:value="0.521364" calcext:value-type="float">
            <text:p>0.521364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1484" calcext:value-type="float">
            <text:p>0.281484</text:p>
          </table:table-cell>
          <table:table-cell office:value-type="float" office:value="0.0928766" calcext:value-type="float">
            <text:p>0.0928766</text:p>
          </table:table-cell>
          <table:table-cell office:value-type="float" office:value="0.0130558" calcext:value-type="float">
            <text:p>0.0130558</text:p>
          </table:table-cell>
          <table:table-cell office:value-type="float" office:value="1.24151" calcext:value-type="float">
            <text:p>1.24151</text:p>
          </table:table-cell>
          <table:table-cell office:value-type="float" office:value="4.11914" calcext:value-type="float">
            <text:p>4.11914</text:p>
          </table:table-cell>
          <table:table-cell office:value-type="float" office:value="0.495491" calcext:value-type="float">
            <text:p>0.495491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6973" calcext:value-type="float">
            <text:p>0.286973</text:p>
          </table:table-cell>
          <table:table-cell office:value-type="float" office:value="0.0963246" calcext:value-type="float">
            <text:p>0.0963246</text:p>
          </table:table-cell>
          <table:table-cell office:value-type="float" office:value="0.0139127" calcext:value-type="float">
            <text:p>0.0139127</text:p>
          </table:table-cell>
          <table:table-cell office:value-type="float" office:value="1.14768" calcext:value-type="float">
            <text:p>1.14768</text:p>
          </table:table-cell>
          <table:table-cell office:value-type="float" office:value="4.39944" calcext:value-type="float">
            <text:p>4.39944</text:p>
          </table:table-cell>
          <table:table-cell office:value-type="float" office:value="0.500178" calcext:value-type="float">
            <text:p>0.500178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96641" calcext:value-type="float">
            <text:p>0.296641</text:p>
          </table:table-cell>
          <table:table-cell office:value-type="float" office:value="0.100623" calcext:value-type="float">
            <text:p>0.100623</text:p>
          </table:table-cell>
          <table:table-cell office:value-type="float" office:value="0.0146878" calcext:value-type="float">
            <text:p>0.0146878</text:p>
          </table:table-cell>
          <table:table-cell office:value-type="float" office:value="1.23301" calcext:value-type="float">
            <text:p>1.23301</text:p>
          </table:table-cell>
          <table:table-cell office:value-type="float" office:value="4.32981" calcext:value-type="float">
            <text:p>4.32981</text:p>
          </table:table-cell>
          <table:table-cell office:value-type="float" office:value="0.516456" calcext:value-type="float">
            <text:p>0.516456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88828" calcext:value-type="float">
            <text:p>0.288828</text:p>
          </table:table-cell>
          <table:table-cell office:value-type="float" office:value="0.0966887" calcext:value-type="float">
            <text:p>0.0966887</text:p>
          </table:table-cell>
          <table:table-cell office:value-type="float" office:value="0.013899" calcext:value-type="float">
            <text:p>0.013899</text:p>
          </table:table-cell>
          <table:table-cell office:value-type="float" office:value="1.24632" calcext:value-type="float">
            <text:p>1.24632</text:p>
          </table:table-cell>
          <table:table-cell office:value-type="float" office:value="4.20625" calcext:value-type="float">
            <text:p>4.20625</text:p>
          </table:table-cell>
          <table:table-cell office:value-type="float" office:value="0.504423" calcext:value-type="float">
            <text:p>0.504423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90947" calcext:value-type="float">
            <text:p>0.290947</text:p>
          </table:table-cell>
          <table:table-cell office:value-type="float" office:value="0.0974879" calcext:value-type="float">
            <text:p>0.0974879</text:p>
          </table:table-cell>
          <table:table-cell office:value-type="float" office:value="0.0138818" calcext:value-type="float">
            <text:p>0.0138818</text:p>
          </table:table-cell>
          <table:table-cell office:value-type="float" office:value="1.23444" calcext:value-type="float">
            <text:p>1.23444</text:p>
          </table:table-cell>
          <table:table-cell office:value-type="float" office:value="4.24941" calcext:value-type="float">
            <text:p>4.24941</text:p>
          </table:table-cell>
          <table:table-cell office:value-type="float" office:value="0.513118" calcext:value-type="float">
            <text:p>0.513118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89172" calcext:value-type="float">
            <text:p>0.289172</text:p>
          </table:table-cell>
          <table:table-cell office:value-type="float" office:value="0.0964442" calcext:value-type="float">
            <text:p>0.0964442</text:p>
          </table:table-cell>
          <table:table-cell office:value-type="float" office:value="0.0137992" calcext:value-type="float">
            <text:p>0.0137992</text:p>
          </table:table-cell>
          <table:table-cell office:value-type="float" office:value="1.25134" calcext:value-type="float">
            <text:p>1.25134</text:p>
          </table:table-cell>
          <table:table-cell office:value-type="float" office:value="4.19046" calcext:value-type="float">
            <text:p>4.19046</text:p>
          </table:table-cell>
          <table:table-cell office:value-type="float" office:value="0.505484" calcext:value-type="float">
            <text:p>0.505484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89106" calcext:value-type="float">
            <text:p>0.289106</text:p>
          </table:table-cell>
          <table:table-cell office:value-type="float" office:value="0.0968994" calcext:value-type="float">
            <text:p>0.0968994</text:p>
          </table:table-cell>
          <table:table-cell office:value-type="float" office:value="0.0140137" calcext:value-type="float">
            <text:p>0.0140137</text:p>
          </table:table-cell>
          <table:table-cell office:value-type="float" office:value="1.24227" calcext:value-type="float">
            <text:p>1.24227</text:p>
          </table:table-cell>
          <table:table-cell office:value-type="float" office:value="4.21937" calcext:value-type="float">
            <text:p>4.21937</text:p>
          </table:table-cell>
          <table:table-cell office:value-type="float" office:value="0.502505" calcext:value-type="float">
            <text:p>0.502505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87899" calcext:value-type="float">
            <text:p>0.287899</text:p>
          </table:table-cell>
          <table:table-cell office:value-type="float" office:value="0.0961181" calcext:value-type="float">
            <text:p>0.0961181</text:p>
          </table:table-cell>
          <table:table-cell office:value-type="float" office:value="0.0137067" calcext:value-type="float">
            <text:p>0.0137067</text:p>
          </table:table-cell>
          <table:table-cell office:value-type="float" office:value="1.24396" calcext:value-type="float">
            <text:p>1.24396</text:p>
          </table:table-cell>
          <table:table-cell office:value-type="float" office:value="4.19655" calcext:value-type="float">
            <text:p>4.19655</text:p>
          </table:table-cell>
          <table:table-cell office:value-type="float" office:value="0.505461" calcext:value-type="float">
            <text:p>0.505461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86569" calcext:value-type="float">
            <text:p>0.286569</text:p>
          </table:table-cell>
          <table:table-cell office:value-type="float" office:value="0.0953514" calcext:value-type="float">
            <text:p>0.0953514</text:p>
          </table:table-cell>
          <table:table-cell office:value-type="float" office:value="0.0135966" calcext:value-type="float">
            <text:p>0.0135966</text:p>
          </table:table-cell>
          <table:table-cell office:value-type="float" office:value="1.23902" calcext:value-type="float">
            <text:p>1.23902</text:p>
          </table:table-cell>
          <table:table-cell office:value-type="float" office:value="4.18684" calcext:value-type="float">
            <text:p>4.18684</text:p>
          </table:table-cell>
          <table:table-cell office:value-type="float" office:value="0.501511" calcext:value-type="float">
            <text:p>0.501511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87114" calcext:value-type="float">
            <text:p>0.287114</text:p>
          </table:table-cell>
          <table:table-cell office:value-type="float" office:value="0.095612" calcext:value-type="float">
            <text:p>0.095612</text:p>
          </table:table-cell>
          <table:table-cell office:value-type="float" office:value="0.0136307" calcext:value-type="float">
            <text:p>0.0136307</text:p>
          </table:table-cell>
          <table:table-cell office:value-type="float" office:value="1.23638" calcext:value-type="float">
            <text:p>1.23638</text:p>
          </table:table-cell>
          <table:table-cell office:value-type="float" office:value="4.19854" calcext:value-type="float">
            <text:p>4.19854</text:p>
          </table:table-cell>
          <table:table-cell office:value-type="float" office:value="0.50298" calcext:value-type="float">
            <text:p>0.50298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7601" calcext:value-type="float">
            <text:p>0.287601</text:p>
          </table:table-cell>
          <table:table-cell office:value-type="float" office:value="0.0958293" calcext:value-type="float">
            <text:p>0.0958293</text:p>
          </table:table-cell>
          <table:table-cell office:value-type="float" office:value="0.0136584" calcext:value-type="float">
            <text:p>0.0136584</text:p>
          </table:table-cell>
          <table:table-cell office:value-type="float" office:value="1.23837" calcext:value-type="float">
            <text:p>1.23837</text:p>
          </table:table-cell>
          <table:table-cell office:value-type="float" office:value="4.20014" calcext:value-type="float">
            <text:p>4.20014</text:p>
          </table:table-cell>
          <table:table-cell office:value-type="float" office:value="0.504228" calcext:value-type="float">
            <text:p>0.5042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0.381966" calcext:value-type="float">
            <text:p>0.381966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15777" calcext:value-type="float">
            <text:p>2.15777</text:p>
          </table:table-cell>
          <table:table-cell office:value-type="float" office:value="1.49505" calcext:value-type="float">
            <text:p>1.49505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0438596" calcext:value-type="float">
            <text:p>0.00438596</text:p>
          </table:table-cell>
          <table:table-cell office:value-type="float" office:value="1.13652" calcext:value-type="float">
            <text:p>1.13652</text:p>
          </table:table-cell>
          <table:table-cell office:value-type="float" office:value="3.10803" calcext:value-type="float">
            <text:p>3.10803</text:p>
          </table:table-cell>
          <table:table-cell office:value-type="float" office:value="0.485377" calcext:value-type="float">
            <text:p>0.485377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.1781" calcext:value-type="float">
            <text:p>0.1781</text:p>
          </table:table-cell>
          <table:table-cell office:value-type="float" office:value="0.0376401" calcext:value-type="float">
            <text:p>0.0376401</text:p>
          </table:table-cell>
          <table:table-cell office:value-type="float" office:value="1.03916" calcext:value-type="float">
            <text:p>1.03916</text:p>
          </table:table-cell>
          <table:table-cell office:value-type="float" office:value="6.50014" calcext:value-type="float">
            <text:p>6.50014</text:p>
          </table:table-cell>
          <table:table-cell office:value-type="float" office:value="0.60445" calcext:value-type="float">
            <text:p>0.60445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8875" calcext:value-type="float">
            <text:p>0.18875</text:p>
          </table:table-cell>
          <table:table-cell office:value-type="float" office:value="0.039675" calcext:value-type="float">
            <text:p>0.039675</text:p>
          </table:table-cell>
          <table:table-cell office:value-type="float" office:value="0.00227559" calcext:value-type="float">
            <text:p>0.00227559</text:p>
          </table:table-cell>
          <table:table-cell office:value-type="float" office:value="1.27597" calcext:value-type="float">
            <text:p>1.27597</text:p>
          </table:table-cell>
          <table:table-cell office:value-type="float" office:value="2.35" calcext:value-type="float">
            <text:p>2.35</text:p>
          </table:table-cell>
          <table:table-cell office:value-type="float" office:value="0.51812" calcext:value-type="float">
            <text:p>0.51812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14375" calcext:value-type="float">
            <text:p>0.314375</text:p>
          </table:table-cell>
          <table:table-cell office:value-type="float" office:value="0.109137" calcext:value-type="float">
            <text:p>0.109137</text:p>
          </table:table-cell>
          <table:table-cell office:value-type="float" office:value="0.0161978" calcext:value-type="float">
            <text:p>0.0161978</text:p>
          </table:table-cell>
          <table:table-cell office:value-type="float" office:value="1.30035" calcext:value-type="float">
            <text:p>1.30035</text:p>
          </table:table-cell>
          <table:table-cell office:value-type="float" office:value="4.39942" calcext:value-type="float">
            <text:p>4.39942</text:p>
          </table:table-cell>
          <table:table-cell office:value-type="float" office:value="0.5467" calcext:value-type="float">
            <text:p>0.5467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24063" calcext:value-type="float">
            <text:p>0.324063</text:p>
          </table:table-cell>
          <table:table-cell office:value-type="float" office:value="0.112744" calcext:value-type="float">
            <text:p>0.112744</text:p>
          </table:table-cell>
          <table:table-cell office:value-type="float" office:value="0.0160371" calcext:value-type="float">
            <text:p>0.0160371</text:p>
          </table:table-cell>
          <table:table-cell office:value-type="float" office:value="0.825998" calcext:value-type="float">
            <text:p>0.825998</text:p>
          </table:table-cell>
          <table:table-cell office:value-type="float" office:value="5.7547" calcext:value-type="float">
            <text:p>5.7547</text:p>
          </table:table-cell>
          <table:table-cell office:value-type="float" office:value="0.579449" calcext:value-type="float">
            <text:p>0.579449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75469" calcext:value-type="float">
            <text:p>0.275469</text:p>
          </table:table-cell>
          <table:table-cell office:value-type="float" office:value="0.0831281" calcext:value-type="float">
            <text:p>0.0831281</text:p>
          </table:table-cell>
          <table:table-cell office:value-type="float" office:value="0.00905973" calcext:value-type="float">
            <text:p>0.00905973</text:p>
          </table:table-cell>
          <table:table-cell office:value-type="float" office:value="1.01369" calcext:value-type="float">
            <text:p>1.01369</text:p>
          </table:table-cell>
          <table:table-cell office:value-type="float" office:value="4.34181" calcext:value-type="float">
            <text:p>4.34181</text:p>
          </table:table-cell>
          <table:table-cell office:value-type="float" office:value="0.562983" calcext:value-type="float">
            <text:p>0.562983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92344" calcext:value-type="float">
            <text:p>0.292344</text:p>
          </table:table-cell>
          <table:table-cell office:value-type="float" office:value="0.0990031" calcext:value-type="float">
            <text:p>0.0990031</text:p>
          </table:table-cell>
          <table:table-cell office:value-type="float" office:value="0.0148399" calcext:value-type="float">
            <text:p>0.0148399</text:p>
          </table:table-cell>
          <table:table-cell office:value-type="float" office:value="1.03081" calcext:value-type="float">
            <text:p>1.03081</text:p>
          </table:table-cell>
          <table:table-cell office:value-type="float" office:value="4.74622" calcext:value-type="float">
            <text:p>4.74622</text:p>
          </table:table-cell>
          <table:table-cell office:value-type="float" office:value="0.495324" calcext:value-type="float">
            <text:p>0.495324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8477" calcext:value-type="float">
            <text:p>0.288477</text:p>
          </table:table-cell>
          <table:table-cell office:value-type="float" office:value="0.0972148" calcext:value-type="float">
            <text:p>0.0972148</text:p>
          </table:table-cell>
          <table:table-cell office:value-type="float" office:value="0.0144193" calcext:value-type="float">
            <text:p>0.0144193</text:p>
          </table:table-cell>
          <table:table-cell office:value-type="float" office:value="1.25698" calcext:value-type="float">
            <text:p>1.25698</text:p>
          </table:table-cell>
          <table:table-cell office:value-type="float" office:value="4.19879" calcext:value-type="float">
            <text:p>4.19879</text:p>
          </table:table-cell>
          <table:table-cell office:value-type="float" office:value="0.491423" calcext:value-type="float">
            <text:p>0.491423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93906" calcext:value-type="float">
            <text:p>0.293906</text:p>
          </table:table-cell>
          <table:table-cell office:value-type="float" office:value="0.0999133" calcext:value-type="float">
            <text:p>0.0999133</text:p>
          </table:table-cell>
          <table:table-cell office:value-type="float" office:value="0.0146163" calcext:value-type="float">
            <text:p>0.0146163</text:p>
          </table:table-cell>
          <table:table-cell office:value-type="float" office:value="1.17616" calcext:value-type="float">
            <text:p>1.17616</text:p>
          </table:table-cell>
          <table:table-cell office:value-type="float" office:value="4.42965" calcext:value-type="float">
            <text:p>4.42965</text:p>
          </table:table-cell>
          <table:table-cell office:value-type="float" office:value="0.511943" calcext:value-type="float">
            <text:p>0.511943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1826" calcext:value-type="float">
            <text:p>0.281826</text:p>
          </table:table-cell>
          <table:table-cell office:value-type="float" office:value="0.0910123" calcext:value-type="float">
            <text:p>0.0910123</text:p>
          </table:table-cell>
          <table:table-cell office:value-type="float" office:value="0.0122039" calcext:value-type="float">
            <text:p>0.0122039</text:p>
          </table:table-cell>
          <table:table-cell office:value-type="float" office:value="1.1504" calcext:value-type="float">
            <text:p>1.1504</text:p>
          </table:table-cell>
          <table:table-cell office:value-type="float" office:value="4.25373" calcext:value-type="float">
            <text:p>4.25373</text:p>
          </table:table-cell>
          <table:table-cell office:value-type="float" office:value="0.508893" calcext:value-type="float">
            <text:p>0.508893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87266" calcext:value-type="float">
            <text:p>0.287266</text:p>
          </table:table-cell>
          <table:table-cell office:value-type="float" office:value="0.0958191" calcext:value-type="float">
            <text:p>0.0958191</text:p>
          </table:table-cell>
          <table:table-cell office:value-type="float" office:value="0.0137981" calcext:value-type="float">
            <text:p>0.0137981</text:p>
          </table:table-cell>
          <table:table-cell office:value-type="float" office:value="1.19004" calcext:value-type="float">
            <text:p>1.19004</text:p>
          </table:table-cell>
          <table:table-cell office:value-type="float" office:value="4.29671" calcext:value-type="float">
            <text:p>4.29671</text:p>
          </table:table-cell>
          <table:table-cell office:value-type="float" office:value="0.49905" calcext:value-type="float">
            <text:p>0.49905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7842" calcext:value-type="float">
            <text:p>0.287842</text:p>
          </table:table-cell>
          <table:table-cell office:value-type="float" office:value="0.0954277" calcext:value-type="float">
            <text:p>0.0954277</text:p>
          </table:table-cell>
          <table:table-cell office:value-type="float" office:value="0.0134097" calcext:value-type="float">
            <text:p>0.0134097</text:p>
          </table:table-cell>
          <table:table-cell office:value-type="float" office:value="1.23714" calcext:value-type="float">
            <text:p>1.23714</text:p>
          </table:table-cell>
          <table:table-cell office:value-type="float" office:value="4.19242" calcext:value-type="float">
            <text:p>4.19242</text:p>
          </table:table-cell>
          <table:table-cell office:value-type="float" office:value="0.509152" calcext:value-type="float">
            <text:p>0.509152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89335" calcext:value-type="float">
            <text:p>0.289335</text:p>
          </table:table-cell>
          <table:table-cell office:value-type="float" office:value="0.0966798" calcext:value-type="float">
            <text:p>0.0966798</text:p>
          </table:table-cell>
          <table:table-cell office:value-type="float" office:value="0.0137938" calcext:value-type="float">
            <text:p>0.0137938</text:p>
          </table:table-cell>
          <table:table-cell office:value-type="float" office:value="1.22107" calcext:value-type="float">
            <text:p>1.22107</text:p>
          </table:table-cell>
          <table:table-cell office:value-type="float" office:value="4.25566" calcext:value-type="float">
            <text:p>4.25566</text:p>
          </table:table-cell>
          <table:table-cell office:value-type="float" office:value="0.508084" calcext:value-type="float">
            <text:p>0.508084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89143" calcext:value-type="float">
            <text:p>0.289143</text:p>
          </table:table-cell>
          <table:table-cell office:value-type="float" office:value="0.0962488" calcext:value-type="float">
            <text:p>0.0962488</text:p>
          </table:table-cell>
          <table:table-cell office:value-type="float" office:value="0.0135988" calcext:value-type="float">
            <text:p>0.0135988</text:p>
          </table:table-cell>
          <table:table-cell office:value-type="float" office:value="1.19724" calcext:value-type="float">
            <text:p>1.19724</text:p>
          </table:table-cell>
          <table:table-cell office:value-type="float" office:value="4.29289" calcext:value-type="float">
            <text:p>4.29289</text:p>
          </table:table-cell>
          <table:table-cell office:value-type="float" office:value="0.510687" calcext:value-type="float">
            <text:p>0.510687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90342" calcext:value-type="float">
            <text:p>0.290342</text:p>
          </table:table-cell>
          <table:table-cell office:value-type="float" office:value="0.097212" calcext:value-type="float">
            <text:p>0.097212</text:p>
          </table:table-cell>
          <table:table-cell office:value-type="float" office:value="0.0139501" calcext:value-type="float">
            <text:p>0.0139501</text:p>
          </table:table-cell>
          <table:table-cell office:value-type="float" office:value="1.22008" calcext:value-type="float">
            <text:p>1.22008</text:p>
          </table:table-cell>
          <table:table-cell office:value-type="float" office:value="4.27102" calcext:value-type="float">
            <text:p>4.27102</text:p>
          </table:table-cell>
          <table:table-cell office:value-type="float" office:value="0.507941" calcext:value-type="float">
            <text:p>0.507941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91454" calcext:value-type="float">
            <text:p>0.291454</text:p>
          </table:table-cell>
          <table:table-cell office:value-type="float" office:value="0.0977109" calcext:value-type="float">
            <text:p>0.0977109</text:p>
          </table:table-cell>
          <table:table-cell office:value-type="float" office:value="0.0139839" calcext:value-type="float">
            <text:p>0.0139839</text:p>
          </table:table-cell>
          <table:table-cell office:value-type="float" office:value="1.21036" calcext:value-type="float">
            <text:p>1.21036</text:p>
          </table:table-cell>
          <table:table-cell office:value-type="float" office:value="4.30314" calcext:value-type="float">
            <text:p>4.30314</text:p>
          </table:table-cell>
          <table:table-cell office:value-type="float" office:value="0.511773" calcext:value-type="float">
            <text:p>0.511773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90746" calcext:value-type="float">
            <text:p>0.290746</text:p>
          </table:table-cell>
          <table:table-cell office:value-type="float" office:value="0.0973781" calcext:value-type="float">
            <text:p>0.0973781</text:p>
          </table:table-cell>
          <table:table-cell office:value-type="float" office:value="0.0139587" calcext:value-type="float">
            <text:p>0.0139587</text:p>
          </table:table-cell>
          <table:table-cell office:value-type="float" office:value="1.21413" calcext:value-type="float">
            <text:p>1.21413</text:p>
          </table:table-cell>
          <table:table-cell office:value-type="float" office:value="4.28715" calcext:value-type="float">
            <text:p>4.28715</text:p>
          </table:table-cell>
          <table:table-cell office:value-type="float" office:value="0.509317" calcext:value-type="float">
            <text:p>0.509317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1026" calcext:value-type="float">
            <text:p>0.291026</text:p>
          </table:table-cell>
          <table:table-cell office:value-type="float" office:value="0.0974892" calcext:value-type="float">
            <text:p>0.0974892</text:p>
          </table:table-cell>
          <table:table-cell office:value-type="float" office:value="0.0139776" calcext:value-type="float">
            <text:p>0.0139776</text:p>
          </table:table-cell>
          <table:table-cell office:value-type="float" office:value="1.20834" calcext:value-type="float">
            <text:p>1.20834</text:p>
          </table:table-cell>
          <table:table-cell office:value-type="float" office:value="4.30166" calcext:value-type="float">
            <text:p>4.30166</text:p>
          </table:table-cell>
          <table:table-cell office:value-type="float" office:value="0.509773" calcext:value-type="float">
            <text:p>0.5097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004096" calcext:value-type="float">
            <text:p>4.096E-05</text:p>
          </table:table-cell>
          <table:table-cell office:value-type="float" office:value="7.97548" calcext:value-type="float">
            <text:p>7.97548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037" calcext:value-type="float">
            <text:p>0.037</text:p>
          </table:table-cell>
          <table:table-cell office:value-type="float" office:value="0.00149896" calcext:value-type="float">
            <text:p>0.00149896</text:p>
          </table:table-cell>
          <table:table-cell office:value-type="float" office:value="5.07538" calcext:value-type="float">
            <text:p>5.07538</text:p>
          </table:table-cell>
          <table:table-cell office:value-type="string" calcext:value-type="string">
            <text:p>-nan</text:p>
          </table:table-cell>
          <table:table-cell office:value-type="float" office:value="0.635023" calcext:value-type="float">
            <text:p>0.635023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00773192" calcext:value-type="float">
            <text:p>0.00773192</text:p>
          </table:table-cell>
          <table:table-cell office:value-type="float" office:value="0.632361" calcext:value-type="float">
            <text:p>0.632361</text:p>
          </table:table-cell>
          <table:table-cell office:value-type="float" office:value="5.72175" calcext:value-type="float">
            <text:p>5.72175</text:p>
          </table:table-cell>
          <table:table-cell office:value-type="float" office:value="0.646613" calcext:value-type="float">
            <text:p>0.646613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4125" calcext:value-type="float">
            <text:p>0.4125</text:p>
          </table:table-cell>
          <table:table-cell office:value-type="float" office:value="0.17665" calcext:value-type="float">
            <text:p>0.17665</text:p>
          </table:table-cell>
          <table:table-cell office:value-type="float" office:value="0.0348884" calcext:value-type="float">
            <text:p>0.0348884</text:p>
          </table:table-cell>
          <table:table-cell office:value-type="float" office:value="1.22125" calcext:value-type="float">
            <text:p>1.22125</text:p>
          </table:table-cell>
          <table:table-cell office:value-type="float" office:value="5.93727" calcext:value-type="float">
            <text:p>5.93727</text:p>
          </table:table-cell>
          <table:table-cell office:value-type="float" office:value="0.627323" calcext:value-type="float">
            <text:p>0.627323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float" office:value="0.10485" calcext:value-type="float">
            <text:p>0.10485</text:p>
          </table:table-cell>
          <table:table-cell office:value-type="float" office:value="0.0133089" calcext:value-type="float">
            <text:p>0.0133089</text:p>
          </table:table-cell>
          <table:table-cell office:value-type="float" office:value="1.69701" calcext:value-type="float">
            <text:p>1.69701</text:p>
          </table:table-cell>
          <table:table-cell office:value-type="float" office:value="3.68206" calcext:value-type="float">
            <text:p>3.68206</text:p>
          </table:table-cell>
          <table:table-cell office:value-type="float" office:value="0.596462" calcext:value-type="float">
            <text:p>0.596462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425" calcext:value-type="float">
            <text:p>0.2425</text:p>
          </table:table-cell>
          <table:table-cell office:value-type="float" office:value="0.076125" calcext:value-type="float">
            <text:p>0.076125</text:p>
          </table:table-cell>
          <table:table-cell office:value-type="float" office:value="0.00858513" calcext:value-type="float">
            <text:p>0.00858513</text:p>
          </table:table-cell>
          <table:table-cell office:value-type="float" office:value="1.04304" calcext:value-type="float">
            <text:p>1.04304</text:p>
          </table:table-cell>
          <table:table-cell office:value-type="float" office:value="4.0607" calcext:value-type="float">
            <text:p>4.0607</text:p>
          </table:table-cell>
          <table:table-cell office:value-type="float" office:value="0.506177" calcext:value-type="float">
            <text:p>0.506177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9375" calcext:value-type="float">
            <text:p>0.29375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013535" calcext:value-type="float">
            <text:p>0.013535</text:p>
          </table:table-cell>
          <table:table-cell office:value-type="float" office:value="1.38782" calcext:value-type="float">
            <text:p>1.38782</text:p>
          </table:table-cell>
          <table:table-cell office:value-type="float" office:value="3.94792" calcext:value-type="float">
            <text:p>3.94792</text:p>
          </table:table-cell>
          <table:table-cell office:value-type="float" office:value="0.515513" calcext:value-type="float">
            <text:p>0.515513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58281" calcext:value-type="float">
            <text:p>0.258281</text:p>
          </table:table-cell>
          <table:table-cell office:value-type="float" office:value="0.0773969" calcext:value-type="float">
            <text:p>0.0773969</text:p>
          </table:table-cell>
          <table:table-cell office:value-type="float" office:value="0.00872962" calcext:value-type="float">
            <text:p>0.00872962</text:p>
          </table:table-cell>
          <table:table-cell office:value-type="float" office:value="1.26827" calcext:value-type="float">
            <text:p>1.26827</text:p>
          </table:table-cell>
          <table:table-cell office:value-type="float" office:value="3.65495" calcext:value-type="float">
            <text:p>3.65495</text:p>
          </table:table-cell>
          <table:table-cell office:value-type="float" office:value="0.514234" calcext:value-type="float">
            <text:p>0.514234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7031" calcext:value-type="float">
            <text:p>0.287031</text:p>
          </table:table-cell>
          <table:table-cell office:value-type="float" office:value="0.0949594" calcext:value-type="float">
            <text:p>0.0949594</text:p>
          </table:table-cell>
          <table:table-cell office:value-type="float" office:value="0.0132247" calcext:value-type="float">
            <text:p>0.0132247</text:p>
          </table:table-cell>
          <table:table-cell office:value-type="float" office:value="1.38924" calcext:value-type="float">
            <text:p>1.38924</text:p>
          </table:table-cell>
          <table:table-cell office:value-type="float" office:value="3.90861" calcext:value-type="float">
            <text:p>3.90861</text:p>
          </table:table-cell>
          <table:table-cell office:value-type="float" office:value="0.511136" calcext:value-type="float">
            <text:p>0.511136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05508" calcext:value-type="float">
            <text:p>0.305508</text:p>
          </table:table-cell>
          <table:table-cell office:value-type="float" office:value="0.105768" calcext:value-type="float">
            <text:p>0.105768</text:p>
          </table:table-cell>
          <table:table-cell office:value-type="float" office:value="0.0159393" calcext:value-type="float">
            <text:p>0.0159393</text:p>
          </table:table-cell>
          <table:table-cell office:value-type="float" office:value="1.20032" calcext:value-type="float">
            <text:p>1.20032</text:p>
          </table:table-cell>
          <table:table-cell office:value-type="float" office:value="4.5223" calcext:value-type="float">
            <text:p>4.5223</text:p>
          </table:table-cell>
          <table:table-cell office:value-type="float" office:value="0.525059" calcext:value-type="float">
            <text:p>0.525059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96367" calcext:value-type="float">
            <text:p>0.296367</text:p>
          </table:table-cell>
          <table:table-cell office:value-type="float" office:value="0.0999211" calcext:value-type="float">
            <text:p>0.0999211</text:p>
          </table:table-cell>
          <table:table-cell office:value-type="float" office:value="0.0145321" calcext:value-type="float">
            <text:p>0.0145321</text:p>
          </table:table-cell>
          <table:table-cell office:value-type="float" office:value="1.21301" calcext:value-type="float">
            <text:p>1.21301</text:p>
          </table:table-cell>
          <table:table-cell office:value-type="float" office:value="4.35292" calcext:value-type="float">
            <text:p>4.35292</text:p>
          </table:table-cell>
          <table:table-cell office:value-type="float" office:value="0.514831" calcext:value-type="float">
            <text:p>0.514831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90811" calcext:value-type="float">
            <text:p>0.290811</text:p>
          </table:table-cell>
          <table:table-cell office:value-type="float" office:value="0.0979412" calcext:value-type="float">
            <text:p>0.0979412</text:p>
          </table:table-cell>
          <table:table-cell office:value-type="float" office:value="0.014395" calcext:value-type="float">
            <text:p>0.014395</text:p>
          </table:table-cell>
          <table:table-cell office:value-type="float" office:value="1.23784" calcext:value-type="float">
            <text:p>1.23784</text:p>
          </table:table-cell>
          <table:table-cell office:value-type="float" office:value="4.254" calcext:value-type="float">
            <text:p>4.254</text:p>
          </table:table-cell>
          <table:table-cell office:value-type="float" office:value="0.499783" calcext:value-type="float">
            <text:p>0.499783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91016" calcext:value-type="float">
            <text:p>0.291016</text:p>
          </table:table-cell>
          <table:table-cell office:value-type="float" office:value="0.0967102" calcext:value-type="float">
            <text:p>0.0967102</text:p>
          </table:table-cell>
          <table:table-cell office:value-type="float" office:value="0.0136187" calcext:value-type="float">
            <text:p>0.0136187</text:p>
          </table:table-cell>
          <table:table-cell office:value-type="float" office:value="1.17232" calcext:value-type="float">
            <text:p>1.17232</text:p>
          </table:table-cell>
          <table:table-cell office:value-type="float" office:value="4.35653" calcext:value-type="float">
            <text:p>4.35653</text:p>
          </table:table-cell>
          <table:table-cell office:value-type="float" office:value="0.514633" calcext:value-type="float">
            <text:p>0.514633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95127" calcext:value-type="float">
            <text:p>0.295127</text:p>
          </table:table-cell>
          <table:table-cell office:value-type="float" office:value="0.0993727" calcext:value-type="float">
            <text:p>0.0993727</text:p>
          </table:table-cell>
          <table:table-cell office:value-type="float" office:value="0.0143329" calcext:value-type="float">
            <text:p>0.0143329</text:p>
          </table:table-cell>
          <table:table-cell office:value-type="float" office:value="1.15856" calcext:value-type="float">
            <text:p>1.15856</text:p>
          </table:table-cell>
          <table:table-cell office:value-type="float" office:value="4.45393" calcext:value-type="float">
            <text:p>4.45393</text:p>
          </table:table-cell>
          <table:table-cell office:value-type="float" office:value="0.516186" calcext:value-type="float">
            <text:p>0.516186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92097" calcext:value-type="float">
            <text:p>0.292097</text:p>
          </table:table-cell>
          <table:table-cell office:value-type="float" office:value="0.09741" calcext:value-type="float">
            <text:p>0.09741</text:p>
          </table:table-cell>
          <table:table-cell office:value-type="float" office:value="0.0137551" calcext:value-type="float">
            <text:p>0.0137551</text:p>
          </table:table-cell>
          <table:table-cell office:value-type="float" office:value="1.20289" calcext:value-type="float">
            <text:p>1.20289</text:p>
          </table:table-cell>
          <table:table-cell office:value-type="float" office:value="4.31079" calcext:value-type="float">
            <text:p>4.31079</text:p>
          </table:table-cell>
          <table:table-cell office:value-type="float" office:value="0.516791" calcext:value-type="float">
            <text:p>0.516791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93686" calcext:value-type="float">
            <text:p>0.293686</text:p>
          </table:table-cell>
          <table:table-cell office:value-type="float" office:value="0.0985155" calcext:value-type="float">
            <text:p>0.0985155</text:p>
          </table:table-cell>
          <table:table-cell office:value-type="float" office:value="0.0140225" calcext:value-type="float">
            <text:p>0.0140225</text:p>
          </table:table-cell>
          <table:table-cell office:value-type="float" office:value="1.19627" calcext:value-type="float">
            <text:p>1.19627</text:p>
          </table:table-cell>
          <table:table-cell office:value-type="float" office:value="4.35225" calcext:value-type="float">
            <text:p>4.35225</text:p>
          </table:table-cell>
          <table:table-cell office:value-type="float" office:value="0.51839" calcext:value-type="float">
            <text:p>0.51839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92808" calcext:value-type="float">
            <text:p>0.292808</text:p>
          </table:table-cell>
          <table:table-cell office:value-type="float" office:value="0.0981076" calcext:value-type="float">
            <text:p>0.0981076</text:p>
          </table:table-cell>
          <table:table-cell office:value-type="float" office:value="0.0139919" calcext:value-type="float">
            <text:p>0.0139919</text:p>
          </table:table-cell>
          <table:table-cell office:value-type="float" office:value="1.18995" calcext:value-type="float">
            <text:p>1.18995</text:p>
          </table:table-cell>
          <table:table-cell office:value-type="float" office:value="4.35508" calcext:value-type="float">
            <text:p>4.35508</text:p>
          </table:table-cell>
          <table:table-cell office:value-type="float" office:value="0.515438" calcext:value-type="float">
            <text:p>0.515438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93688" calcext:value-type="float">
            <text:p>0.293688</text:p>
          </table:table-cell>
          <table:table-cell office:value-type="float" office:value="0.0987844" calcext:value-type="float">
            <text:p>0.0987844</text:p>
          </table:table-cell>
          <table:table-cell office:value-type="float" office:value="0.0142219" calcext:value-type="float">
            <text:p>0.0142219</text:p>
          </table:table-cell>
          <table:table-cell office:value-type="float" office:value="1.18621" calcext:value-type="float">
            <text:p>1.18621</text:p>
          </table:table-cell>
          <table:table-cell office:value-type="float" office:value="4.37997" calcext:value-type="float">
            <text:p>4.37997</text:p>
          </table:table-cell>
          <table:table-cell office:value-type="float" office:value="0.514198" calcext:value-type="float">
            <text:p>0.514198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94438" calcext:value-type="float">
            <text:p>0.294438</text:p>
          </table:table-cell>
          <table:table-cell office:value-type="float" office:value="0.0991464" calcext:value-type="float">
            <text:p>0.0991464</text:p>
          </table:table-cell>
          <table:table-cell office:value-type="float" office:value="0.0142711" calcext:value-type="float">
            <text:p>0.0142711</text:p>
          </table:table-cell>
          <table:table-cell office:value-type="float" office:value="1.18463" calcext:value-type="float">
            <text:p>1.18463</text:p>
          </table:table-cell>
          <table:table-cell office:value-type="float" office:value="4.39241" calcext:value-type="float">
            <text:p>4.39241</text:p>
          </table:table-cell>
          <table:table-cell office:value-type="float" office:value="0.516071" calcext:value-type="float">
            <text:p>0.516071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422" calcext:value-type="float">
            <text:p>0.29422</text:p>
          </table:table-cell>
          <table:table-cell office:value-type="float" office:value="0.0990552" calcext:value-type="float">
            <text:p>0.0990552</text:p>
          </table:table-cell>
          <table:table-cell office:value-type="float" office:value="0.0142632" calcext:value-type="float">
            <text:p>0.0142632</text:p>
          </table:table-cell>
          <table:table-cell office:value-type="float" office:value="1.18585" calcext:value-type="float">
            <text:p>1.18585</text:p>
          </table:table-cell>
          <table:table-cell office:value-type="float" office:value="4.38756" calcext:value-type="float">
            <text:p>4.38756</text:p>
          </table:table-cell>
          <table:table-cell office:value-type="float" office:value="0.515448" calcext:value-type="float">
            <text:p>0.5154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0.06" calcext:value-type="float">
            <text:p>0.06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01296" calcext:value-type="float">
            <text:p>1.296E-05</text:p>
          </table:table-cell>
          <table:table-cell office:value-type="float" office:value="1.49167" calcext:value-type="float">
            <text:p>1.49167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136" calcext:value-type="float">
            <text:p>1.36E-06</text:p>
          </table:table-cell>
          <table:table-cell office:value-type="float" office:value="3.56525" calcext:value-type="float">
            <text:p>3.56525</text:p>
          </table:table-cell>
          <table:table-cell office:value-type="string" calcext:value-type="string">
            <text:p>-nan</text:p>
          </table:table-cell>
          <table:table-cell office:value-type="float" office:value="0.546667" calcext:value-type="float">
            <text:p>0.546667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0686" calcext:value-type="float">
            <text:p>0.0686</text:p>
          </table:table-cell>
          <table:table-cell office:value-type="float" office:value="0.00497672" calcext:value-type="float">
            <text:p>0.00497672</text:p>
          </table:table-cell>
          <table:table-cell office:value-type="float" office:value="0.282016" calcext:value-type="float">
            <text:p>0.282016</text:p>
          </table:table-cell>
          <table:table-cell office:value-type="float" office:value="7.81442" calcext:value-type="float">
            <text:p>7.81442</text:p>
          </table:table-cell>
          <table:table-cell office:value-type="float" office:value="0.647488" calcext:value-type="float">
            <text:p>0.647488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575" calcext:value-type="float">
            <text:p>0.2575</text:p>
          </table:table-cell>
          <table:table-cell office:value-type="float" office:value="0.07345" calcext:value-type="float">
            <text:p>0.07345</text:p>
          </table:table-cell>
          <table:table-cell office:value-type="float" office:value="0.00782602" calcext:value-type="float">
            <text:p>0.00782602</text:p>
          </table:table-cell>
          <table:table-cell office:value-type="float" office:value="0.85963" calcext:value-type="float">
            <text:p>0.85963</text:p>
          </table:table-cell>
          <table:table-cell office:value-type="float" office:value="4.44426" calcext:value-type="float">
            <text:p>4.44426</text:p>
          </table:table-cell>
          <table:table-cell office:value-type="float" office:value="0.516456" calcext:value-type="float">
            <text:p>0.516456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0160614" calcext:value-type="float">
            <text:p>0.0160614</text:p>
          </table:table-cell>
          <table:table-cell office:value-type="float" office:value="1.69345" calcext:value-type="float">
            <text:p>1.69345</text:p>
          </table:table-cell>
          <table:table-cell office:value-type="float" office:value="3.68143" calcext:value-type="float">
            <text:p>3.68143</text:p>
          </table:table-cell>
          <table:table-cell office:value-type="float" office:value="0.510675" calcext:value-type="float">
            <text:p>0.510675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25625" calcext:value-type="float">
            <text:p>0.325625</text:p>
          </table:table-cell>
          <table:table-cell office:value-type="float" office:value="0.122437" calcext:value-type="float">
            <text:p>0.122437</text:p>
          </table:table-cell>
          <table:table-cell office:value-type="float" office:value="0.021939" calcext:value-type="float">
            <text:p>0.021939</text:p>
          </table:table-cell>
          <table:table-cell office:value-type="float" office:value="1.44813" calcext:value-type="float">
            <text:p>1.44813</text:p>
          </table:table-cell>
          <table:table-cell office:value-type="float" office:value="4.41782" calcext:value-type="float">
            <text:p>4.41782</text:p>
          </table:table-cell>
          <table:table-cell office:value-type="float" office:value="0.512172" calcext:value-type="float">
            <text:p>0.512172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95312" calcext:value-type="float">
            <text:p>0.295312</text:p>
          </table:table-cell>
          <table:table-cell office:value-type="float" office:value="0.0958188" calcext:value-type="float">
            <text:p>0.0958188</text:p>
          </table:table-cell>
          <table:table-cell office:value-type="float" office:value="0.0124174" calcext:value-type="float">
            <text:p>0.0124174</text:p>
          </table:table-cell>
          <table:table-cell office:value-type="float" office:value="1.27386" calcext:value-type="float">
            <text:p>1.27386</text:p>
          </table:table-cell>
          <table:table-cell office:value-type="float" office:value="4.13215" calcext:value-type="float">
            <text:p>4.13215</text:p>
          </table:table-cell>
          <table:table-cell office:value-type="float" office:value="0.549174" calcext:value-type="float">
            <text:p>0.549174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10469" calcext:value-type="float">
            <text:p>0.310469</text:p>
          </table:table-cell>
          <table:table-cell office:value-type="float" office:value="0.109428" calcext:value-type="float">
            <text:p>0.109428</text:p>
          </table:table-cell>
          <table:table-cell office:value-type="float" office:value="0.016804" calcext:value-type="float">
            <text:p>0.016804</text:p>
          </table:table-cell>
          <table:table-cell office:value-type="float" office:value="1.04367" calcext:value-type="float">
            <text:p>1.04367</text:p>
          </table:table-cell>
          <table:table-cell office:value-type="float" office:value="4.98316" calcext:value-type="float">
            <text:p>4.98316</text:p>
          </table:table-cell>
          <table:table-cell office:value-type="float" office:value="0.532229" calcext:value-type="float">
            <text:p>0.532229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05234" calcext:value-type="float">
            <text:p>0.305234</text:p>
          </table:table-cell>
          <table:table-cell office:value-type="float" office:value="0.104136" calcext:value-type="float">
            <text:p>0.104136</text:p>
          </table:table-cell>
          <table:table-cell office:value-type="float" office:value="0.0152577" calcext:value-type="float">
            <text:p>0.0152577</text:p>
          </table:table-cell>
          <table:table-cell office:value-type="float" office:value="1.15137" calcext:value-type="float">
            <text:p>1.15137</text:p>
          </table:table-cell>
          <table:table-cell office:value-type="float" office:value="4.58922" calcext:value-type="float">
            <text:p>4.58922</text:p>
          </table:table-cell>
          <table:table-cell office:value-type="float" office:value="0.531006" calcext:value-type="float">
            <text:p>0.531006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77031" calcext:value-type="float">
            <text:p>0.277031</text:p>
          </table:table-cell>
          <table:table-cell office:value-type="float" office:value="0.0904922" calcext:value-type="float">
            <text:p>0.0904922</text:p>
          </table:table-cell>
          <table:table-cell office:value-type="float" office:value="0.0126548" calcext:value-type="float">
            <text:p>0.0126548</text:p>
          </table:table-cell>
          <table:table-cell office:value-type="float" office:value="1.22029" calcext:value-type="float">
            <text:p>1.22029</text:p>
          </table:table-cell>
          <table:table-cell office:value-type="float" office:value="4.09833" calcext:value-type="float">
            <text:p>4.09833</text:p>
          </table:table-cell>
          <table:table-cell office:value-type="float" office:value="0.484874" calcext:value-type="float">
            <text:p>0.484874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04277" calcext:value-type="float">
            <text:p>0.304277</text:p>
          </table:table-cell>
          <table:table-cell office:value-type="float" office:value="0.104357" calcext:value-type="float">
            <text:p>0.104357</text:p>
          </table:table-cell>
          <table:table-cell office:value-type="float" office:value="0.0154248" calcext:value-type="float">
            <text:p>0.0154248</text:p>
          </table:table-cell>
          <table:table-cell office:value-type="float" office:value="1.22256" calcext:value-type="float">
            <text:p>1.22256</text:p>
          </table:table-cell>
          <table:table-cell office:value-type="float" office:value="4.44179" calcext:value-type="float">
            <text:p>4.44179</text:p>
          </table:table-cell>
          <table:table-cell office:value-type="float" office:value="0.527879" calcext:value-type="float">
            <text:p>0.527879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04131" calcext:value-type="float">
            <text:p>0.304131</text:p>
          </table:table-cell>
          <table:table-cell office:value-type="float" office:value="0.105203" calcext:value-type="float">
            <text:p>0.105203</text:p>
          </table:table-cell>
          <table:table-cell office:value-type="float" office:value="0.0159881" calcext:value-type="float">
            <text:p>0.0159881</text:p>
          </table:table-cell>
          <table:table-cell office:value-type="float" office:value="1.13759" calcext:value-type="float">
            <text:p>1.13759</text:p>
          </table:table-cell>
          <table:table-cell office:value-type="float" office:value="4.64685" calcext:value-type="float">
            <text:p>4.64685</text:p>
          </table:table-cell>
          <table:table-cell office:value-type="float" office:value="0.518479" calcext:value-type="float">
            <text:p>0.518479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97715" calcext:value-type="float">
            <text:p>0.297715</text:p>
          </table:table-cell>
          <table:table-cell office:value-type="float" office:value="0.100572" calcext:value-type="float">
            <text:p>0.100572</text:p>
          </table:table-cell>
          <table:table-cell office:value-type="float" office:value="0.0144582" calcext:value-type="float">
            <text:p>0.0144582</text:p>
          </table:table-cell>
          <table:table-cell office:value-type="float" office:value="1.16588" calcext:value-type="float">
            <text:p>1.16588</text:p>
          </table:table-cell>
          <table:table-cell office:value-type="float" office:value="4.46831" calcext:value-type="float">
            <text:p>4.46831</text:p>
          </table:table-cell>
          <table:table-cell office:value-type="float" office:value="0.523524" calcext:value-type="float">
            <text:p>0.523524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97913" calcext:value-type="float">
            <text:p>0.297913</text:p>
          </table:table-cell>
          <table:table-cell office:value-type="float" office:value="0.101275" calcext:value-type="float">
            <text:p>0.101275</text:p>
          </table:table-cell>
          <table:table-cell office:value-type="float" office:value="0.0148036" calcext:value-type="float">
            <text:p>0.0148036</text:p>
          </table:table-cell>
          <table:table-cell office:value-type="float" office:value="1.13953" calcext:value-type="float">
            <text:p>1.13953</text:p>
          </table:table-cell>
          <table:table-cell office:value-type="float" office:value="4.54418" calcext:value-type="float">
            <text:p>4.54418</text:p>
          </table:table-cell>
          <table:table-cell office:value-type="float" office:value="0.518895" calcext:value-type="float">
            <text:p>0.518895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96097" calcext:value-type="float">
            <text:p>0.296097</text:p>
          </table:table-cell>
          <table:table-cell office:value-type="float" office:value="0.100042" calcext:value-type="float">
            <text:p>0.100042</text:p>
          </table:table-cell>
          <table:table-cell office:value-type="float" office:value="0.0145042" calcext:value-type="float">
            <text:p>0.0145042</text:p>
          </table:table-cell>
          <table:table-cell office:value-type="float" office:value="1.15859" calcext:value-type="float">
            <text:p>1.15859</text:p>
          </table:table-cell>
          <table:table-cell office:value-type="float" office:value="4.47081" calcext:value-type="float">
            <text:p>4.47081</text:p>
          </table:table-cell>
          <table:table-cell office:value-type="float" office:value="0.516931" calcext:value-type="float">
            <text:p>0.516931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96089" calcext:value-type="float">
            <text:p>0.296089</text:p>
          </table:table-cell>
          <table:table-cell office:value-type="float" office:value="0.100032" calcext:value-type="float">
            <text:p>0.100032</text:p>
          </table:table-cell>
          <table:table-cell office:value-type="float" office:value="0.0144981" calcext:value-type="float">
            <text:p>0.0144981</text:p>
          </table:table-cell>
          <table:table-cell office:value-type="float" office:value="1.1632" calcext:value-type="float">
            <text:p>1.1632</text:p>
          </table:table-cell>
          <table:table-cell office:value-type="float" office:value="4.46052" calcext:value-type="float">
            <text:p>4.46052</text:p>
          </table:table-cell>
          <table:table-cell office:value-type="float" office:value="0.517037" calcext:value-type="float">
            <text:p>0.517037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98113" calcext:value-type="float">
            <text:p>0.298113</text:p>
          </table:table-cell>
          <table:table-cell office:value-type="float" office:value="0.101041" calcext:value-type="float">
            <text:p>0.101041</text:p>
          </table:table-cell>
          <table:table-cell office:value-type="float" office:value="0.0146354" calcext:value-type="float">
            <text:p>0.0146354</text:p>
          </table:table-cell>
          <table:table-cell office:value-type="float" office:value="1.1622" calcext:value-type="float">
            <text:p>1.1622</text:p>
          </table:table-cell>
          <table:table-cell office:value-type="float" office:value="4.48811" calcext:value-type="float">
            <text:p>4.48811</text:p>
          </table:table-cell>
          <table:table-cell office:value-type="float" office:value="0.522158" calcext:value-type="float">
            <text:p>0.522158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98287" calcext:value-type="float">
            <text:p>0.298287</text:p>
          </table:table-cell>
          <table:table-cell office:value-type="float" office:value="0.101152" calcext:value-type="float">
            <text:p>0.101152</text:p>
          </table:table-cell>
          <table:table-cell office:value-type="float" office:value="0.0146674" calcext:value-type="float">
            <text:p>0.0146674</text:p>
          </table:table-cell>
          <table:table-cell office:value-type="float" office:value="1.16225" calcext:value-type="float">
            <text:p>1.16225</text:p>
          </table:table-cell>
          <table:table-cell office:value-type="float" office:value="4.49075" calcext:value-type="float">
            <text:p>4.49075</text:p>
          </table:table-cell>
          <table:table-cell office:value-type="float" office:value="0.522156" calcext:value-type="float">
            <text:p>0.522156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98723" calcext:value-type="float">
            <text:p>0.298723</text:p>
          </table:table-cell>
          <table:table-cell office:value-type="float" office:value="0.101351" calcext:value-type="float">
            <text:p>0.101351</text:p>
          </table:table-cell>
          <table:table-cell office:value-type="float" office:value="0.0147206" calcext:value-type="float">
            <text:p>0.0147206</text:p>
          </table:table-cell>
          <table:table-cell office:value-type="float" office:value="1.15505" calcext:value-type="float">
            <text:p>1.15505</text:p>
          </table:table-cell>
          <table:table-cell office:value-type="float" office:value="4.51155" calcext:value-type="float">
            <text:p>4.51155</text:p>
          </table:table-cell>
          <table:table-cell office:value-type="float" office:value="0.522304" calcext:value-type="float">
            <text:p>0.522304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7978" calcext:value-type="float">
            <text:p>0.297978</text:p>
          </table:table-cell>
          <table:table-cell office:value-type="float" office:value="0.100903" calcext:value-type="float">
            <text:p>0.100903</text:p>
          </table:table-cell>
          <table:table-cell office:value-type="float" office:value="0.014596" calcext:value-type="float">
            <text:p>0.014596</text:p>
          </table:table-cell>
          <table:table-cell office:value-type="float" office:value="1.15793" calcext:value-type="float">
            <text:p>1.15793</text:p>
          </table:table-cell>
          <table:table-cell office:value-type="float" office:value="4.49397" calcext:value-type="float">
            <text:p>4.49397</text:p>
          </table:table-cell>
          <table:table-cell office:value-type="float" office:value="0.522139" calcext:value-type="float">
            <text:p>0.5221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00256" calcext:value-type="float">
            <text:p>2.56E-06</text:p>
          </table:table-cell>
          <table:table-cell office:value-type="float" office:value="1.36807" calcext:value-type="float">
            <text:p>1.36807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0656" calcext:value-type="float">
            <text:p>6.56E-06</text:p>
          </table:table-cell>
          <table:table-cell office:value-type="float" office:value="1.54111" calcext:value-type="float">
            <text:p>1.54111</text:p>
          </table:table-cell>
          <table:table-cell office:value-type="string" calcext:value-type="string">
            <text:p>-nan</text:p>
          </table:table-cell>
          <table:table-cell office:value-type="float" office:value="0.453333" calcext:value-type="float">
            <text:p>0.453333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85" calcext:value-type="float">
            <text:p>0.185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0187596" calcext:value-type="float">
            <text:p>0.00187596</text:p>
          </table:table-cell>
          <table:table-cell office:value-type="float" office:value="4.98933" calcext:value-type="float">
            <text:p>4.98933</text:p>
          </table:table-cell>
          <table:table-cell office:value-type="string" calcext:value-type="string">
            <text:p>-nan</text:p>
          </table:table-cell>
          <table:table-cell office:value-type="float" office:value="0.555328" calcext:value-type="float">
            <text:p>0.555328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0755076" calcext:value-type="float">
            <text:p>0.00755076</text:p>
          </table:table-cell>
          <table:table-cell office:value-type="float" office:value="1.45135" calcext:value-type="float">
            <text:p>1.45135</text:p>
          </table:table-cell>
          <table:table-cell office:value-type="float" office:value="3.17792" calcext:value-type="float">
            <text:p>3.17792</text:p>
          </table:table-cell>
          <table:table-cell office:value-type="float" office:value="0.493603" calcext:value-type="float">
            <text:p>0.493603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4125" calcext:value-type="float">
            <text:p>0.24125</text:p>
          </table:table-cell>
          <table:table-cell office:value-type="float" office:value="0.064625" calcext:value-type="float">
            <text:p>0.064625</text:p>
          </table:table-cell>
          <table:table-cell office:value-type="float" office:value="0.00575237" calcext:value-type="float">
            <text:p>0.00575237</text:p>
          </table:table-cell>
          <table:table-cell office:value-type="float" office:value="1.87654" calcext:value-type="float">
            <text:p>1.87654</text:p>
          </table:table-cell>
          <table:table-cell office:value-type="float" office:value="2.52944" calcext:value-type="float">
            <text:p>2.52944</text:p>
          </table:table-cell>
          <table:table-cell office:value-type="float" office:value="0.540882" calcext:value-type="float">
            <text:p>0.540882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875" calcext:value-type="float">
            <text:p>0.2875</text:p>
          </table:table-cell>
          <table:table-cell office:value-type="float" office:value="0.094125" calcext:value-type="float">
            <text:p>0.094125</text:p>
          </table:table-cell>
          <table:table-cell office:value-type="float" office:value="0.01214" calcext:value-type="float">
            <text:p>0.01214</text:p>
          </table:table-cell>
          <table:table-cell office:value-type="float" office:value="1.26359" calcext:value-type="float">
            <text:p>1.26359</text:p>
          </table:table-cell>
          <table:table-cell office:value-type="float" office:value="4.10898" calcext:value-type="float">
            <text:p>4.10898</text:p>
          </table:table-cell>
          <table:table-cell office:value-type="float" office:value="0.54324" calcext:value-type="float">
            <text:p>0.54324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25313" calcext:value-type="float">
            <text:p>0.325313</text:p>
          </table:table-cell>
          <table:table-cell office:value-type="float" office:value="0.114719" calcext:value-type="float">
            <text:p>0.114719</text:p>
          </table:table-cell>
          <table:table-cell office:value-type="float" office:value="0.0167077" calcext:value-type="float">
            <text:p>0.0167077</text:p>
          </table:table-cell>
          <table:table-cell office:value-type="float" office:value="1.05578" calcext:value-type="float">
            <text:p>1.05578</text:p>
          </table:table-cell>
          <table:table-cell office:value-type="float" office:value="5.08222" calcext:value-type="float">
            <text:p>5.08222</text:p>
          </table:table-cell>
          <table:table-cell office:value-type="float" office:value="0.576818" calcext:value-type="float">
            <text:p>0.576818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23125" calcext:value-type="float">
            <text:p>0.323125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0222873" calcext:value-type="float">
            <text:p>0.0222873</text:p>
          </table:table-cell>
          <table:table-cell office:value-type="float" office:value="1.0515" calcext:value-type="float">
            <text:p>1.0515</text:p>
          </table:table-cell>
          <table:table-cell office:value-type="float" office:value="5.25909" calcext:value-type="float">
            <text:p>5.25909</text:p>
          </table:table-cell>
          <table:table-cell office:value-type="float" office:value="0.497578" calcext:value-type="float">
            <text:p>0.497578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7344" calcext:value-type="float">
            <text:p>0.287344</text:p>
          </table:table-cell>
          <table:table-cell office:value-type="float" office:value="0.093175" calcext:value-type="float">
            <text:p>0.093175</text:p>
          </table:table-cell>
          <table:table-cell office:value-type="float" office:value="0.0122853" calcext:value-type="float">
            <text:p>0.0122853</text:p>
          </table:table-cell>
          <table:table-cell office:value-type="float" office:value="1.09283" calcext:value-type="float">
            <text:p>1.09283</text:p>
          </table:table-cell>
          <table:table-cell office:value-type="float" office:value="4.43886" calcext:value-type="float">
            <text:p>4.43886</text:p>
          </table:table-cell>
          <table:table-cell office:value-type="float" office:value="0.528301" calcext:value-type="float">
            <text:p>0.528301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03633" calcext:value-type="float">
            <text:p>0.303633</text:p>
          </table:table-cell>
          <table:table-cell office:value-type="float" office:value="0.104604" calcext:value-type="float">
            <text:p>0.104604</text:p>
          </table:table-cell>
          <table:table-cell office:value-type="float" office:value="0.0153847" calcext:value-type="float">
            <text:p>0.0153847</text:p>
          </table:table-cell>
          <table:table-cell office:value-type="float" office:value="1.10323" calcext:value-type="float">
            <text:p>1.10323</text:p>
          </table:table-cell>
          <table:table-cell office:value-type="float" office:value="4.71223" calcext:value-type="float">
            <text:p>4.71223</text:p>
          </table:table-cell>
          <table:table-cell office:value-type="float" office:value="0.531326" calcext:value-type="float">
            <text:p>0.531326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00918" calcext:value-type="float">
            <text:p>0.300918</text:p>
          </table:table-cell>
          <table:table-cell office:value-type="float" office:value="0.103113" calcext:value-type="float">
            <text:p>0.103113</text:p>
          </table:table-cell>
          <table:table-cell office:value-type="float" office:value="0.0151592" calcext:value-type="float">
            <text:p>0.0151592</text:p>
          </table:table-cell>
          <table:table-cell office:value-type="float" office:value="1.11946" calcext:value-type="float">
            <text:p>1.11946</text:p>
          </table:table-cell>
          <table:table-cell office:value-type="float" office:value="4.63643" calcext:value-type="float">
            <text:p>4.63643</text:p>
          </table:table-cell>
          <table:table-cell office:value-type="float" office:value="0.524743" calcext:value-type="float">
            <text:p>0.524743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07646" calcext:value-type="float">
            <text:p>0.307646</text:p>
          </table:table-cell>
          <table:table-cell office:value-type="float" office:value="0.105214" calcext:value-type="float">
            <text:p>0.105214</text:p>
          </table:table-cell>
          <table:table-cell office:value-type="float" office:value="0.015248" calcext:value-type="float">
            <text:p>0.015248</text:p>
          </table:table-cell>
          <table:table-cell office:value-type="float" office:value="1.16144" calcext:value-type="float">
            <text:p>1.16144</text:p>
          </table:table-cell>
          <table:table-cell office:value-type="float" office:value="4.5933" calcext:value-type="float">
            <text:p>4.5933</text:p>
          </table:table-cell>
          <table:table-cell office:value-type="float" office:value="0.540861" calcext:value-type="float">
            <text:p>0.540861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04473" calcext:value-type="float">
            <text:p>0.304473</text:p>
          </table:table-cell>
          <table:table-cell office:value-type="float" office:value="0.104899" calcext:value-type="float">
            <text:p>0.104899</text:p>
          </table:table-cell>
          <table:table-cell office:value-type="float" office:value="0.0156312" calcext:value-type="float">
            <text:p>0.0156312</text:p>
          </table:table-cell>
          <table:table-cell office:value-type="float" office:value="1.1554" calcext:value-type="float">
            <text:p>1.1554</text:p>
          </table:table-cell>
          <table:table-cell office:value-type="float" office:value="4.59903" calcext:value-type="float">
            <text:p>4.59903</text:p>
          </table:table-cell>
          <table:table-cell office:value-type="float" office:value="0.526489" calcext:value-type="float">
            <text:p>0.526489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03899" calcext:value-type="float">
            <text:p>0.303899</text:p>
          </table:table-cell>
          <table:table-cell office:value-type="float" office:value="0.103726" calcext:value-type="float">
            <text:p>0.103726</text:p>
          </table:table-cell>
          <table:table-cell office:value-type="float" office:value="0.0150814" calcext:value-type="float">
            <text:p>0.0150814</text:p>
          </table:table-cell>
          <table:table-cell office:value-type="float" office:value="1.15366" calcext:value-type="float">
            <text:p>1.15366</text:p>
          </table:table-cell>
          <table:table-cell office:value-type="float" office:value="4.57391" calcext:value-type="float">
            <text:p>4.57391</text:p>
          </table:table-cell>
          <table:table-cell office:value-type="float" office:value="0.532753" calcext:value-type="float">
            <text:p>0.532753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04224" calcext:value-type="float">
            <text:p>0.304224</text:p>
          </table:table-cell>
          <table:table-cell office:value-type="float" office:value="0.104192" calcext:value-type="float">
            <text:p>0.104192</text:p>
          </table:table-cell>
          <table:table-cell office:value-type="float" office:value="0.0152211" calcext:value-type="float">
            <text:p>0.0152211</text:p>
          </table:table-cell>
          <table:table-cell office:value-type="float" office:value="1.12703" calcext:value-type="float">
            <text:p>1.12703</text:p>
          </table:table-cell>
          <table:table-cell office:value-type="float" office:value="4.64599" calcext:value-type="float">
            <text:p>4.64599</text:p>
          </table:table-cell>
          <table:table-cell office:value-type="float" office:value="0.532635" calcext:value-type="float">
            <text:p>0.532635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00741" calcext:value-type="float">
            <text:p>0.300741</text:p>
          </table:table-cell>
          <table:table-cell office:value-type="float" office:value="0.102586" calcext:value-type="float">
            <text:p>0.102586</text:p>
          </table:table-cell>
          <table:table-cell office:value-type="float" office:value="0.0150236" calcext:value-type="float">
            <text:p>0.0150236</text:p>
          </table:table-cell>
          <table:table-cell office:value-type="float" office:value="1.13776" calcext:value-type="float">
            <text:p>1.13776</text:p>
          </table:table-cell>
          <table:table-cell office:value-type="float" office:value="4.58121" calcext:value-type="float">
            <text:p>4.58121</text:p>
          </table:table-cell>
          <table:table-cell office:value-type="float" office:value="0.524146" calcext:value-type="float">
            <text:p>0.524146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02627" calcext:value-type="float">
            <text:p>0.302627</text:p>
          </table:table-cell>
          <table:table-cell office:value-type="float" office:value="0.103561" calcext:value-type="float">
            <text:p>0.103561</text:p>
          </table:table-cell>
          <table:table-cell office:value-type="float" office:value="0.0152408" calcext:value-type="float">
            <text:p>0.0152408</text:p>
          </table:table-cell>
          <table:table-cell office:value-type="float" office:value="1.13737" calcext:value-type="float">
            <text:p>1.13737</text:p>
          </table:table-cell>
          <table:table-cell office:value-type="float" office:value="4.6065" calcext:value-type="float">
            <text:p>4.6065</text:p>
          </table:table-cell>
          <table:table-cell office:value-type="float" office:value="0.52631" calcext:value-type="float">
            <text:p>0.52631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01577" calcext:value-type="float">
            <text:p>0.301577</text:p>
          </table:table-cell>
          <table:table-cell office:value-type="float" office:value="0.102804" calcext:value-type="float">
            <text:p>0.102804</text:p>
          </table:table-cell>
          <table:table-cell office:value-type="float" office:value="0.014992" calcext:value-type="float">
            <text:p>0.014992</text:p>
          </table:table-cell>
          <table:table-cell office:value-type="float" office:value="1.12554" calcext:value-type="float">
            <text:p>1.12554</text:p>
          </table:table-cell>
          <table:table-cell office:value-type="float" office:value="4.61461" calcext:value-type="float">
            <text:p>4.61461</text:p>
          </table:table-cell>
          <table:table-cell office:value-type="float" office:value="0.527158" calcext:value-type="float">
            <text:p>0.527158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02216" calcext:value-type="float">
            <text:p>0.302216</text:p>
          </table:table-cell>
          <table:table-cell office:value-type="float" office:value="0.103146" calcext:value-type="float">
            <text:p>0.103146</text:p>
          </table:table-cell>
          <table:table-cell office:value-type="float" office:value="0.0150632" calcext:value-type="float">
            <text:p>0.0150632</text:p>
          </table:table-cell>
          <table:table-cell office:value-type="float" office:value="1.13608" calcext:value-type="float">
            <text:p>1.13608</text:p>
          </table:table-cell>
          <table:table-cell office:value-type="float" office:value="4.59906" calcext:value-type="float">
            <text:p>4.59906</text:p>
          </table:table-cell>
          <table:table-cell office:value-type="float" office:value="0.528055" calcext:value-type="float">
            <text:p>0.528055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0247" calcext:value-type="float">
            <text:p>0.30247</text:p>
          </table:table-cell>
          <table:table-cell office:value-type="float" office:value="0.103367" calcext:value-type="float">
            <text:p>0.103367</text:p>
          </table:table-cell>
          <table:table-cell office:value-type="float" office:value="0.0151489" calcext:value-type="float">
            <text:p>0.0151489</text:p>
          </table:table-cell>
          <table:table-cell office:value-type="float" office:value="1.13608" calcext:value-type="float">
            <text:p>1.13608</text:p>
          </table:table-cell>
          <table:table-cell office:value-type="float" office:value="4.60462" calcext:value-type="float">
            <text:p>4.60462</text:p>
          </table:table-cell>
          <table:table-cell office:value-type="float" office:value="0.527401" calcext:value-type="float">
            <text:p>0.5274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0.06" calcext:value-type="float">
            <text:p>0.06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01296" calcext:value-type="float">
            <text:p>1.296E-05</text:p>
          </table:table-cell>
          <table:table-cell office:value-type="float" office:value="0.116393" calcext:value-type="float">
            <text:p>0.116393</text:p>
          </table:table-cell>
          <table:table-cell office:value-type="float" office:value="2.34082" calcext:value-type="float">
            <text:p>2.34082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00859016" calcext:value-type="float">
            <text:p>0.00859016</text:p>
          </table:table-cell>
          <table:table-cell office:value-type="float" office:value="0.204033" calcext:value-type="float">
            <text:p>0.204033</text:p>
          </table:table-cell>
          <table:table-cell office:value-type="float" office:value="9.64907" calcext:value-type="float">
            <text:p>9.64907</text:p>
          </table:table-cell>
          <table:table-cell office:value-type="float" office:value="0.48548" calcext:value-type="float">
            <text:p>0.48548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0587076" calcext:value-type="float">
            <text:p>0.00587076</text:p>
          </table:table-cell>
          <table:table-cell office:value-type="float" office:value="0.525573" calcext:value-type="float">
            <text:p>0.525573</text:p>
          </table:table-cell>
          <table:table-cell office:value-type="float" office:value="5.64822" calcext:value-type="float">
            <text:p>5.64822</text:p>
          </table:table-cell>
          <table:table-cell office:value-type="float" office:value="0.59252" calcext:value-type="float">
            <text:p>0.59252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175" calcext:value-type="float">
            <text:p>0.3175</text:p>
          </table:table-cell>
          <table:table-cell office:value-type="float" office:value="0.10615" calcext:value-type="float">
            <text:p>0.10615</text:p>
          </table:table-cell>
          <table:table-cell office:value-type="float" office:value="0.0136824" calcext:value-type="float">
            <text:p>0.0136824</text:p>
          </table:table-cell>
          <table:table-cell office:value-type="float" office:value="0.977984" calcext:value-type="float">
            <text:p>0.977984</text:p>
          </table:table-cell>
          <table:table-cell office:value-type="float" office:value="5.07917" calcext:value-type="float">
            <text:p>5.07917</text:p>
          </table:table-cell>
          <table:table-cell office:value-type="float" office:value="0.595237" calcext:value-type="float">
            <text:p>0.595237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325" calcext:value-type="float">
            <text:p>0.3325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0169084" calcext:value-type="float">
            <text:p>0.0169084</text:p>
          </table:table-cell>
          <table:table-cell office:value-type="float" office:value="0.909131" calcext:value-type="float">
            <text:p>0.909131</text:p>
          </table:table-cell>
          <table:table-cell office:value-type="float" office:value="5.57962" calcext:value-type="float">
            <text:p>5.57962</text:p>
          </table:table-cell>
          <table:table-cell office:value-type="float" office:value="0.589676" calcext:value-type="float">
            <text:p>0.589676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0875" calcext:value-type="float">
            <text:p>0.30875</text:p>
          </table:table-cell>
          <table:table-cell office:value-type="float" office:value="0.104275" calcext:value-type="float">
            <text:p>0.104275</text:p>
          </table:table-cell>
          <table:table-cell office:value-type="float" office:value="0.0133138" calcext:value-type="float">
            <text:p>0.0133138</text:p>
          </table:table-cell>
          <table:table-cell office:value-type="float" office:value="0.926147" calcext:value-type="float">
            <text:p>0.926147</text:p>
          </table:table-cell>
          <table:table-cell office:value-type="float" office:value="5.18251" calcext:value-type="float">
            <text:p>5.18251</text:p>
          </table:table-cell>
          <table:table-cell office:value-type="float" office:value="0.59185" calcext:value-type="float">
            <text:p>0.59185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6375" calcext:value-type="float">
            <text:p>0.36375</text:p>
          </table:table-cell>
          <table:table-cell office:value-type="float" office:value="0.145762" calcext:value-type="float">
            <text:p>0.145762</text:p>
          </table:table-cell>
          <table:table-cell office:value-type="float" office:value="0.0300552" calcext:value-type="float">
            <text:p>0.0300552</text:p>
          </table:table-cell>
          <table:table-cell office:value-type="float" office:value="1.01202" calcext:value-type="float">
            <text:p>1.01202</text:p>
          </table:table-cell>
          <table:table-cell office:value-type="float" office:value="5.92368" calcext:value-type="float">
            <text:p>5.92368</text:p>
          </table:table-cell>
          <table:table-cell office:value-type="float" office:value="0.528473" calcext:value-type="float">
            <text:p>0.528473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22969" calcext:value-type="float">
            <text:p>0.322969</text:p>
          </table:table-cell>
          <table:table-cell office:value-type="float" office:value="0.117016" calcext:value-type="float">
            <text:p>0.117016</text:p>
          </table:table-cell>
          <table:table-cell office:value-type="float" office:value="0.0190156" calcext:value-type="float">
            <text:p>0.0190156</text:p>
          </table:table-cell>
          <table:table-cell office:value-type="float" office:value="0.951718" calcext:value-type="float">
            <text:p>0.951718</text:p>
          </table:table-cell>
          <table:table-cell office:value-type="float" office:value="5.43794" calcext:value-type="float">
            <text:p>5.43794</text:p>
          </table:table-cell>
          <table:table-cell office:value-type="float" office:value="0.537086" calcext:value-type="float">
            <text:p>0.537086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01797" calcext:value-type="float">
            <text:p>0.301797</text:p>
          </table:table-cell>
          <table:table-cell office:value-type="float" office:value="0.103211" calcext:value-type="float">
            <text:p>0.103211</text:p>
          </table:table-cell>
          <table:table-cell office:value-type="float" office:value="0.0147851" calcext:value-type="float">
            <text:p>0.0147851</text:p>
          </table:table-cell>
          <table:table-cell office:value-type="float" office:value="1.11481" calcext:value-type="float">
            <text:p>1.11481</text:p>
          </table:table-cell>
          <table:table-cell office:value-type="float" office:value="4.64974" calcext:value-type="float">
            <text:p>4.64974</text:p>
          </table:table-cell>
          <table:table-cell office:value-type="float" office:value="0.537351" calcext:value-type="float">
            <text:p>0.537351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07773" calcext:value-type="float">
            <text:p>0.307773</text:p>
          </table:table-cell>
          <table:table-cell office:value-type="float" office:value="0.104421" calcext:value-type="float">
            <text:p>0.104421</text:p>
          </table:table-cell>
          <table:table-cell office:value-type="float" office:value="0.0146549" calcext:value-type="float">
            <text:p>0.0146549</text:p>
          </table:table-cell>
          <table:table-cell office:value-type="float" office:value="1.09652" calcext:value-type="float">
            <text:p>1.09652</text:p>
          </table:table-cell>
          <table:table-cell office:value-type="float" office:value="4.72369" calcext:value-type="float">
            <text:p>4.72369</text:p>
          </table:table-cell>
          <table:table-cell office:value-type="float" office:value="0.551992" calcext:value-type="float">
            <text:p>0.551992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14434" calcext:value-type="float">
            <text:p>0.314434</text:p>
          </table:table-cell>
          <table:table-cell office:value-type="float" office:value="0.109046" calcext:value-type="float">
            <text:p>0.109046</text:p>
          </table:table-cell>
          <table:table-cell office:value-type="float" office:value="0.0160092" calcext:value-type="float">
            <text:p>0.0160092</text:p>
          </table:table-cell>
          <table:table-cell office:value-type="float" office:value="1.10976" calcext:value-type="float">
            <text:p>1.10976</text:p>
          </table:table-cell>
          <table:table-cell office:value-type="float" office:value="4.807" calcext:value-type="float">
            <text:p>4.807</text:p>
          </table:table-cell>
          <table:table-cell office:value-type="float" office:value="0.551229" calcext:value-type="float">
            <text:p>0.551229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08984" calcext:value-type="float">
            <text:p>0.308984</text:p>
          </table:table-cell>
          <table:table-cell office:value-type="float" office:value="0.106905" calcext:value-type="float">
            <text:p>0.106905</text:p>
          </table:table-cell>
          <table:table-cell office:value-type="float" office:value="0.0157577" calcext:value-type="float">
            <text:p>0.0157577</text:p>
          </table:table-cell>
          <table:table-cell office:value-type="float" office:value="1.13206" calcext:value-type="float">
            <text:p>1.13206</text:p>
          </table:table-cell>
          <table:table-cell office:value-type="float" office:value="4.70162" calcext:value-type="float">
            <text:p>4.70162</text:p>
          </table:table-cell>
          <table:table-cell office:value-type="float" office:value="0.540406" calcext:value-type="float">
            <text:p>0.540406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06147" calcext:value-type="float">
            <text:p>0.306147</text:p>
          </table:table-cell>
          <table:table-cell office:value-type="float" office:value="0.104885" calcext:value-type="float">
            <text:p>0.104885</text:p>
          </table:table-cell>
          <table:table-cell office:value-type="float" office:value="0.015321" calcext:value-type="float">
            <text:p>0.015321</text:p>
          </table:table-cell>
          <table:table-cell office:value-type="float" office:value="1.08938" calcext:value-type="float">
            <text:p>1.08938</text:p>
          </table:table-cell>
          <table:table-cell office:value-type="float" office:value="4.75271" calcext:value-type="float">
            <text:p>4.75271</text:p>
          </table:table-cell>
          <table:table-cell office:value-type="float" office:value="0.535762" calcext:value-type="float">
            <text:p>0.535762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051" calcext:value-type="float">
            <text:p>0.3051</text:p>
          </table:table-cell>
          <table:table-cell office:value-type="float" office:value="0.104237" calcext:value-type="float">
            <text:p>0.104237</text:p>
          </table:table-cell>
          <table:table-cell office:value-type="float" office:value="0.0151138" calcext:value-type="float">
            <text:p>0.0151138</text:p>
          </table:table-cell>
          <table:table-cell office:value-type="float" office:value="1.11863" calcext:value-type="float">
            <text:p>1.11863</text:p>
          </table:table-cell>
          <table:table-cell office:value-type="float" office:value="4.66663" calcext:value-type="float">
            <text:p>4.66663</text:p>
          </table:table-cell>
          <table:table-cell office:value-type="float" office:value="0.536327" calcext:value-type="float">
            <text:p>0.536327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10575" calcext:value-type="float">
            <text:p>0.310575</text:p>
          </table:table-cell>
          <table:table-cell office:value-type="float" office:value="0.107663" calcext:value-type="float">
            <text:p>0.107663</text:p>
          </table:table-cell>
          <table:table-cell office:value-type="float" office:value="0.016022" calcext:value-type="float">
            <text:p>0.016022</text:p>
          </table:table-cell>
          <table:table-cell office:value-type="float" office:value="1.12475" calcext:value-type="float">
            <text:p>1.12475</text:p>
          </table:table-cell>
          <table:table-cell office:value-type="float" office:value="4.7373" calcext:value-type="float">
            <text:p>4.7373</text:p>
          </table:table-cell>
          <table:table-cell office:value-type="float" office:value="0.539249" calcext:value-type="float">
            <text:p>0.539249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07329" calcext:value-type="float">
            <text:p>0.307329</text:p>
          </table:table-cell>
          <table:table-cell office:value-type="float" office:value="0.106018" calcext:value-type="float">
            <text:p>0.106018</text:p>
          </table:table-cell>
          <table:table-cell office:value-type="float" office:value="0.0156948" calcext:value-type="float">
            <text:p>0.0156948</text:p>
          </table:table-cell>
          <table:table-cell office:value-type="float" office:value="1.10209" calcext:value-type="float">
            <text:p>1.10209</text:p>
          </table:table-cell>
          <table:table-cell office:value-type="float" office:value="4.75046" calcext:value-type="float">
            <text:p>4.75046</text:p>
          </table:table-cell>
          <table:table-cell office:value-type="float" office:value="0.534552" calcext:value-type="float">
            <text:p>0.534552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06837" calcext:value-type="float">
            <text:p>0.306837</text:p>
          </table:table-cell>
          <table:table-cell office:value-type="float" office:value="0.105499" calcext:value-type="float">
            <text:p>0.105499</text:p>
          </table:table-cell>
          <table:table-cell office:value-type="float" office:value="0.0155169" calcext:value-type="float">
            <text:p>0.0155169</text:p>
          </table:table-cell>
          <table:table-cell office:value-type="float" office:value="1.10263" calcext:value-type="float">
            <text:p>1.10263</text:p>
          </table:table-cell>
          <table:table-cell office:value-type="float" office:value="4.73616" calcext:value-type="float">
            <text:p>4.73616</text:p>
          </table:table-cell>
          <table:table-cell office:value-type="float" office:value="0.535286" calcext:value-type="float">
            <text:p>0.535286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06705" calcext:value-type="float">
            <text:p>0.306705</text:p>
          </table:table-cell>
          <table:table-cell office:value-type="float" office:value="0.105544" calcext:value-type="float">
            <text:p>0.105544</text:p>
          </table:table-cell>
          <table:table-cell office:value-type="float" office:value="0.0155696" calcext:value-type="float">
            <text:p>0.0155696</text:p>
          </table:table-cell>
          <table:table-cell office:value-type="float" office:value="1.11322" calcext:value-type="float">
            <text:p>1.11322</text:p>
          </table:table-cell>
          <table:table-cell office:value-type="float" office:value="4.71206" calcext:value-type="float">
            <text:p>4.71206</text:p>
          </table:table-cell>
          <table:table-cell office:value-type="float" office:value="0.534106" calcext:value-type="float">
            <text:p>0.534106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06349" calcext:value-type="float">
            <text:p>0.306349</text:p>
          </table:table-cell>
          <table:table-cell office:value-type="float" office:value="0.105447" calcext:value-type="float">
            <text:p>0.105447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1.1224" calcext:value-type="float">
            <text:p>1.1224</text:p>
          </table:table-cell>
          <table:table-cell office:value-type="float" office:value="4.68806" calcext:value-type="float">
            <text:p>4.68806</text:p>
          </table:table-cell>
          <table:table-cell office:value-type="float" office:value="0.532934" calcext:value-type="float">
            <text:p>0.532934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06234" calcext:value-type="float">
            <text:p>0.306234</text:p>
          </table:table-cell>
          <table:table-cell office:value-type="float" office:value="0.105329" calcext:value-type="float">
            <text:p>0.105329</text:p>
          </table:table-cell>
          <table:table-cell office:value-type="float" office:value="0.0155441" calcext:value-type="float">
            <text:p>0.0155441</text:p>
          </table:table-cell>
          <table:table-cell office:value-type="float" office:value="1.11653" calcext:value-type="float">
            <text:p>1.11653</text:p>
          </table:table-cell>
          <table:table-cell office:value-type="float" office:value="4.69886" calcext:value-type="float">
            <text:p>4.69886</text:p>
          </table:table-cell>
          <table:table-cell office:value-type="float" office:value="0.532963" calcext:value-type="float">
            <text:p>0.5329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0.14" calcext:value-type="float">
            <text:p>0.14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0038416" calcext:value-type="float">
            <text:p>0.00038416</text:p>
          </table:table-cell>
          <table:table-cell office:value-type="float" office:value="1.14472" calcext:value-type="float">
            <text:p>1.14472</text:p>
          </table:table-cell>
          <table:table-cell office:value-type="float" office:value="1.3655" calcext:value-type="float">
            <text:p>1.3655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136" calcext:value-type="float">
            <text:p>1.36E-06</text:p>
          </table:table-cell>
          <table:table-cell office:value-type="float" office:value="0.343769" calcext:value-type="float">
            <text:p>0.343769</text:p>
          </table:table-cell>
          <table:table-cell office:value-type="string" calcext:value-type="string">
            <text:p>-nan</text:p>
          </table:table-cell>
          <table:table-cell office:value-type="float" office:value="0.546667" calcext:value-type="float">
            <text:p>0.546667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253128" calcext:value-type="float">
            <text:p>0.00253128</text:p>
          </table:table-cell>
          <table:table-cell office:value-type="float" office:value="1.32957" calcext:value-type="float">
            <text:p>1.32957</text:p>
          </table:table-cell>
          <table:table-cell office:value-type="float" office:value="2.24975" calcext:value-type="float">
            <text:p>2.24975</text:p>
          </table:table-cell>
          <table:table-cell office:value-type="float" office:value="0.44526" calcext:value-type="float">
            <text:p>0.44526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975" calcext:value-type="float">
            <text:p>0.1975</text:p>
          </table:table-cell>
          <table:table-cell office:value-type="float" office:value="0.04315" calcext:value-type="float">
            <text:p>0.04315</text:p>
          </table:table-cell>
          <table:table-cell office:value-type="float" office:value="0.00259174" calcext:value-type="float">
            <text:p>0.00259174</text:p>
          </table:table-cell>
          <table:table-cell office:value-type="float" office:value="1.09434" calcext:value-type="float">
            <text:p>1.09434</text:p>
          </table:table-cell>
          <table:table-cell office:value-type="float" office:value="2.77578" calcext:value-type="float">
            <text:p>2.77578</text:p>
          </table:table-cell>
          <table:table-cell office:value-type="float" office:value="0.53601" calcext:value-type="float">
            <text:p>0.53601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9625" calcext:value-type="float">
            <text:p>0.39625</text:p>
          </table:table-cell>
          <table:table-cell office:value-type="float" office:value="0.160075" calcext:value-type="float">
            <text:p>0.160075</text:p>
          </table:table-cell>
          <table:table-cell office:value-type="float" office:value="0.0274036" calcext:value-type="float">
            <text:p>0.0274036</text:p>
          </table:table-cell>
          <table:table-cell office:value-type="float" office:value="0.764861" calcext:value-type="float">
            <text:p>0.764861</text:p>
          </table:table-cell>
          <table:table-cell office:value-type="float" office:value="7.22315" calcext:value-type="float">
            <text:p>7.22315</text:p>
          </table:table-cell>
          <table:table-cell office:value-type="float" office:value="0.643516" calcext:value-type="float">
            <text:p>0.643516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55" calcext:value-type="float">
            <text:p>0.355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0211676" calcext:value-type="float">
            <text:p>0.0211676</text:p>
          </table:table-cell>
          <table:table-cell office:value-type="float" office:value="0.978273" calcext:value-type="float">
            <text:p>0.978273</text:p>
          </table:table-cell>
          <table:table-cell office:value-type="float" office:value="5.73774" calcext:value-type="float">
            <text:p>5.73774</text:p>
          </table:table-cell>
          <table:table-cell office:value-type="float" office:value="0.599913" calcext:value-type="float">
            <text:p>0.599913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22188" calcext:value-type="float">
            <text:p>0.322188</text:p>
          </table:table-cell>
          <table:table-cell office:value-type="float" office:value="0.113406" calcext:value-type="float">
            <text:p>0.113406</text:p>
          </table:table-cell>
          <table:table-cell office:value-type="float" office:value="0.0171418" calcext:value-type="float">
            <text:p>0.0171418</text:p>
          </table:table-cell>
          <table:table-cell office:value-type="float" office:value="1.05613" calcext:value-type="float">
            <text:p>1.05613</text:p>
          </table:table-cell>
          <table:table-cell office:value-type="float" office:value="5.04917" calcext:value-type="float">
            <text:p>5.04917</text:p>
          </table:table-cell>
          <table:table-cell office:value-type="float" office:value="0.555715" calcext:value-type="float">
            <text:p>0.555715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03125" calcext:value-type="float">
            <text:p>0.303125</text:p>
          </table:table-cell>
          <table:table-cell office:value-type="float" office:value="0.102094" calcext:value-type="float">
            <text:p>0.102094</text:p>
          </table:table-cell>
          <table:table-cell office:value-type="float" office:value="0.0145332" calcext:value-type="float">
            <text:p>0.0145332</text:p>
          </table:table-cell>
          <table:table-cell office:value-type="float" office:value="1.03705" calcext:value-type="float">
            <text:p>1.03705</text:p>
          </table:table-cell>
          <table:table-cell office:value-type="float" office:value="4.81202" calcext:value-type="float">
            <text:p>4.81202</text:p>
          </table:table-cell>
          <table:table-cell office:value-type="float" office:value="0.535226" calcext:value-type="float">
            <text:p>0.535226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22891" calcext:value-type="float">
            <text:p>0.322891</text:p>
          </table:table-cell>
          <table:table-cell office:value-type="float" office:value="0.117133" calcext:value-type="float">
            <text:p>0.117133</text:p>
          </table:table-cell>
          <table:table-cell office:value-type="float" office:value="0.0186126" calcext:value-type="float">
            <text:p>0.0186126</text:p>
          </table:table-cell>
          <table:table-cell office:value-type="float" office:value="0.993904" calcext:value-type="float">
            <text:p>0.993904</text:p>
          </table:table-cell>
          <table:table-cell office:value-type="float" office:value="5.31374" calcext:value-type="float">
            <text:p>5.31374</text:p>
          </table:table-cell>
          <table:table-cell office:value-type="float" office:value="0.547802" calcext:value-type="float">
            <text:p>0.547802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01094" calcext:value-type="float">
            <text:p>0.301094</text:p>
          </table:table-cell>
          <table:table-cell office:value-type="float" office:value="0.101633" calcext:value-type="float">
            <text:p>0.101633</text:p>
          </table:table-cell>
          <table:table-cell office:value-type="float" office:value="0.0146529" calcext:value-type="float">
            <text:p>0.0146529</text:p>
          </table:table-cell>
          <table:table-cell office:value-type="float" office:value="1.02213" calcext:value-type="float">
            <text:p>1.02213</text:p>
          </table:table-cell>
          <table:table-cell office:value-type="float" office:value="4.83876" calcext:value-type="float">
            <text:p>4.83876</text:p>
          </table:table-cell>
          <table:table-cell office:value-type="float" office:value="0.527138" calcext:value-type="float">
            <text:p>0.527138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16914" calcext:value-type="float">
            <text:p>0.316914</text:p>
          </table:table-cell>
          <table:table-cell office:value-type="float" office:value="0.110844" calcext:value-type="float">
            <text:p>0.110844</text:p>
          </table:table-cell>
          <table:table-cell office:value-type="float" office:value="0.0166134" calcext:value-type="float">
            <text:p>0.0166134</text:p>
          </table:table-cell>
          <table:table-cell office:value-type="float" office:value="1.10377" calcext:value-type="float">
            <text:p>1.10377</text:p>
          </table:table-cell>
          <table:table-cell office:value-type="float" office:value="4.8655" calcext:value-type="float">
            <text:p>4.8655</text:p>
          </table:table-cell>
          <table:table-cell office:value-type="float" office:value="0.549271" calcext:value-type="float">
            <text:p>0.549271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14971" calcext:value-type="float">
            <text:p>0.314971</text:p>
          </table:table-cell>
          <table:table-cell office:value-type="float" office:value="0.110183" calcext:value-type="float">
            <text:p>0.110183</text:p>
          </table:table-cell>
          <table:table-cell office:value-type="float" office:value="0.0165738" calcext:value-type="float">
            <text:p>0.0165738</text:p>
          </table:table-cell>
          <table:table-cell office:value-type="float" office:value="1.13753" calcext:value-type="float">
            <text:p>1.13753</text:p>
          </table:table-cell>
          <table:table-cell office:value-type="float" office:value="4.76872" calcext:value-type="float">
            <text:p>4.76872</text:p>
          </table:table-cell>
          <table:table-cell office:value-type="float" office:value="0.544938" calcext:value-type="float">
            <text:p>0.544938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10786" calcext:value-type="float">
            <text:p>0.310786</text:p>
          </table:table-cell>
          <table:table-cell office:value-type="float" office:value="0.107701" calcext:value-type="float">
            <text:p>0.107701</text:p>
          </table:table-cell>
          <table:table-cell office:value-type="float" office:value="0.0159232" calcext:value-type="float">
            <text:p>0.0159232</text:p>
          </table:table-cell>
          <table:table-cell office:value-type="float" office:value="1.09254" calcext:value-type="float">
            <text:p>1.09254</text:p>
          </table:table-cell>
          <table:table-cell office:value-type="float" office:value="4.81562" calcext:value-type="float">
            <text:p>4.81562</text:p>
          </table:table-cell>
          <table:table-cell office:value-type="float" office:value="0.542422" calcext:value-type="float">
            <text:p>0.542422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14241" calcext:value-type="float">
            <text:p>0.314241</text:p>
          </table:table-cell>
          <table:table-cell office:value-type="float" office:value="0.110192" calcext:value-type="float">
            <text:p>0.110192</text:p>
          </table:table-cell>
          <table:table-cell office:value-type="float" office:value="0.0167953" calcext:value-type="float">
            <text:p>0.0167953</text:p>
          </table:table-cell>
          <table:table-cell office:value-type="float" office:value="1.11391" calcext:value-type="float">
            <text:p>1.11391</text:p>
          </table:table-cell>
          <table:table-cell office:value-type="float" office:value="4.82499" calcext:value-type="float">
            <text:p>4.82499</text:p>
          </table:table-cell>
          <table:table-cell office:value-type="float" office:value="0.538929" calcext:value-type="float">
            <text:p>0.538929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1265" calcext:value-type="float">
            <text:p>0.31265</text:p>
          </table:table-cell>
          <table:table-cell office:value-type="float" office:value="0.109152" calcext:value-type="float">
            <text:p>0.109152</text:p>
          </table:table-cell>
          <table:table-cell office:value-type="float" office:value="0.0164821" calcext:value-type="float">
            <text:p>0.0164821</text:p>
          </table:table-cell>
          <table:table-cell office:value-type="float" office:value="1.09733" calcext:value-type="float">
            <text:p>1.09733</text:p>
          </table:table-cell>
          <table:table-cell office:value-type="float" office:value="4.8398" calcext:value-type="float">
            <text:p>4.8398</text:p>
          </table:table-cell>
          <table:table-cell office:value-type="float" office:value="0.538863" calcext:value-type="float">
            <text:p>0.538863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10101" calcext:value-type="float">
            <text:p>0.310101</text:p>
          </table:table-cell>
          <table:table-cell office:value-type="float" office:value="0.107441" calcext:value-type="float">
            <text:p>0.107441</text:p>
          </table:table-cell>
          <table:table-cell office:value-type="float" office:value="0.015988" calcext:value-type="float">
            <text:p>0.015988</text:p>
          </table:table-cell>
          <table:table-cell office:value-type="float" office:value="1.09099" calcext:value-type="float">
            <text:p>1.09099</text:p>
          </table:table-cell>
          <table:table-cell office:value-type="float" office:value="4.81295" calcext:value-type="float">
            <text:p>4.81295</text:p>
          </table:table-cell>
          <table:table-cell office:value-type="float" office:value="0.538329" calcext:value-type="float">
            <text:p>0.538329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10591" calcext:value-type="float">
            <text:p>0.310591</text:p>
          </table:table-cell>
          <table:table-cell office:value-type="float" office:value="0.107742" calcext:value-type="float">
            <text:p>0.107742</text:p>
          </table:table-cell>
          <table:table-cell office:value-type="float" office:value="0.0160492" calcext:value-type="float">
            <text:p>0.0160492</text:p>
          </table:table-cell>
          <table:table-cell office:value-type="float" office:value="1.10021" calcext:value-type="float">
            <text:p>1.10021</text:p>
          </table:table-cell>
          <table:table-cell office:value-type="float" office:value="4.79792" calcext:value-type="float">
            <text:p>4.79792</text:p>
          </table:table-cell>
          <table:table-cell office:value-type="float" office:value="0.539146" calcext:value-type="float">
            <text:p>0.539146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11167" calcext:value-type="float">
            <text:p>0.311167</text:p>
          </table:table-cell>
          <table:table-cell office:value-type="float" office:value="0.108144" calcext:value-type="float">
            <text:p>0.108144</text:p>
          </table:table-cell>
          <table:table-cell office:value-type="float" office:value="0.0161737" calcext:value-type="float">
            <text:p>0.0161737</text:p>
          </table:table-cell>
          <table:table-cell office:value-type="float" office:value="1.09006" calcext:value-type="float">
            <text:p>1.09006</text:p>
          </table:table-cell>
          <table:table-cell office:value-type="float" office:value="4.83273" calcext:value-type="float">
            <text:p>4.83273</text:p>
          </table:table-cell>
          <table:table-cell office:value-type="float" office:value="0.53902" calcext:value-type="float">
            <text:p>0.53902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11747" calcext:value-type="float">
            <text:p>0.311747</text:p>
          </table:table-cell>
          <table:table-cell office:value-type="float" office:value="0.108517" calcext:value-type="float">
            <text:p>0.108517</text:p>
          </table:table-cell>
          <table:table-cell office:value-type="float" office:value="0.0162832" calcext:value-type="float">
            <text:p>0.0162832</text:p>
          </table:table-cell>
          <table:table-cell office:value-type="float" office:value="1.09223" calcext:value-type="float">
            <text:p>1.09223</text:p>
          </table:table-cell>
          <table:table-cell office:value-type="float" office:value="4.83663" calcext:value-type="float">
            <text:p>4.83663</text:p>
          </table:table-cell>
          <table:table-cell office:value-type="float" office:value="0.539082" calcext:value-type="float">
            <text:p>0.539082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109" calcext:value-type="float">
            <text:p>0.3109</text:p>
          </table:table-cell>
          <table:table-cell office:value-type="float" office:value="0.107997" calcext:value-type="float">
            <text:p>0.107997</text:p>
          </table:table-cell>
          <table:table-cell office:value-type="float" office:value="0.0161586" calcext:value-type="float">
            <text:p>0.0161586</text:p>
          </table:table-cell>
          <table:table-cell office:value-type="float" office:value="1.09211" calcext:value-type="float">
            <text:p>1.09211</text:p>
          </table:table-cell>
          <table:table-cell office:value-type="float" office:value="4.82402" calcext:value-type="float">
            <text:p>4.82402</text:p>
          </table:table-cell>
          <table:table-cell office:value-type="float" office:value="0.538194" calcext:value-type="float">
            <text:p>0.5381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00256" calcext:value-type="float">
            <text:p>2.56E-06</text:p>
          </table:table-cell>
          <table:table-cell office:value-type="float" office:value="0.563607" calcext:value-type="float">
            <text:p>0.563607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0019208" calcext:value-type="float">
            <text:p>0.00019208</text:p>
          </table:table-cell>
          <table:table-cell office:value-type="float" office:value="0.198197" calcext:value-type="float">
            <text:p>0.198197</text:p>
          </table:table-cell>
          <table:table-cell office:value-type="float" office:value="3.21357" calcext:value-type="float">
            <text:p>3.21357</text:p>
          </table:table-cell>
          <table:table-cell office:value-type="float" office:value="0.333333" calcext:value-type="float">
            <text:p>0.333333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864136" calcext:value-type="float">
            <text:p>0.00864136</text:p>
          </table:table-cell>
          <table:table-cell office:value-type="float" office:value="2.86284" calcext:value-type="float">
            <text:p>2.86284</text:p>
          </table:table-cell>
          <table:table-cell office:value-type="float" office:value="2.38827" calcext:value-type="float">
            <text:p>2.38827</text:p>
          </table:table-cell>
          <table:table-cell office:value-type="float" office:value="0.652161" calcext:value-type="float">
            <text:p>0.652161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5" calcext:value-type="float">
            <text:p>0.335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0141258" calcext:value-type="float">
            <text:p>0.0141258</text:p>
          </table:table-cell>
          <table:table-cell office:value-type="float" office:value="1.4985" calcext:value-type="float">
            <text:p>1.4985</text:p>
          </table:table-cell>
          <table:table-cell office:value-type="float" office:value="4.16759" calcext:value-type="float">
            <text:p>4.16759</text:p>
          </table:table-cell>
          <table:table-cell office:value-type="float" office:value="0.640217" calcext:value-type="float">
            <text:p>0.640217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4375" calcext:value-type="float">
            <text:p>0.34375</text:p>
          </table:table-cell>
          <table:table-cell office:value-type="float" office:value="0.123625" calcext:value-type="float">
            <text:p>0.123625</text:p>
          </table:table-cell>
          <table:table-cell office:value-type="float" office:value="0.0177065" calcext:value-type="float">
            <text:p>0.0177065</text:p>
          </table:table-cell>
          <table:table-cell office:value-type="float" office:value="0.577905" calcext:value-type="float">
            <text:p>0.577905</text:p>
          </table:table-cell>
          <table:table-cell office:value-type="float" office:value="7.30662" calcext:value-type="float">
            <text:p>7.30662</text:p>
          </table:table-cell>
          <table:table-cell office:value-type="float" office:value="0.613812" calcext:value-type="float">
            <text:p>0.613812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6125" calcext:value-type="float">
            <text:p>0.36125</text:p>
          </table:table-cell>
          <table:table-cell office:value-type="float" office:value="0.139275" calcext:value-type="float">
            <text:p>0.139275</text:p>
          </table:table-cell>
          <table:table-cell office:value-type="float" office:value="0.0241652" calcext:value-type="float">
            <text:p>0.0241652</text:p>
          </table:table-cell>
          <table:table-cell office:value-type="float" office:value="1.30088" calcext:value-type="float">
            <text:p>1.30088</text:p>
          </table:table-cell>
          <table:table-cell office:value-type="float" office:value="5.04096" calcext:value-type="float">
            <text:p>5.04096</text:p>
          </table:table-cell>
          <table:table-cell office:value-type="float" office:value="0.584737" calcext:value-type="float">
            <text:p>0.584737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44063" calcext:value-type="float">
            <text:p>0.344063</text:p>
          </table:table-cell>
          <table:table-cell office:value-type="float" office:value="0.124369" calcext:value-type="float">
            <text:p>0.124369</text:p>
          </table:table-cell>
          <table:table-cell office:value-type="float" office:value="0.0184542" calcext:value-type="float">
            <text:p>0.0184542</text:p>
          </table:table-cell>
          <table:table-cell office:value-type="float" office:value="1.12865" calcext:value-type="float">
            <text:p>1.12865</text:p>
          </table:table-cell>
          <table:table-cell office:value-type="float" office:value="5.12159" calcext:value-type="float">
            <text:p>5.12159</text:p>
          </table:table-cell>
          <table:table-cell office:value-type="float" office:value="0.602303" calcext:value-type="float">
            <text:p>0.602303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02344" calcext:value-type="float">
            <text:p>0.302344</text:p>
          </table:table-cell>
          <table:table-cell office:value-type="float" office:value="0.102109" calcext:value-type="float">
            <text:p>0.102109</text:p>
          </table:table-cell>
          <table:table-cell office:value-type="float" office:value="0.0149046" calcext:value-type="float">
            <text:p>0.0149046</text:p>
          </table:table-cell>
          <table:table-cell office:value-type="float" office:value="1.05628" calcext:value-type="float">
            <text:p>1.05628</text:p>
          </table:table-cell>
          <table:table-cell office:value-type="float" office:value="4.76342" calcext:value-type="float">
            <text:p>4.76342</text:p>
          </table:table-cell>
          <table:table-cell office:value-type="float" office:value="0.523495" calcext:value-type="float">
            <text:p>0.523495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04922" calcext:value-type="float">
            <text:p>0.304922</text:p>
          </table:table-cell>
          <table:table-cell office:value-type="float" office:value="0.102595" calcext:value-type="float">
            <text:p>0.102595</text:p>
          </table:table-cell>
          <table:table-cell office:value-type="float" office:value="0.0143513" calcext:value-type="float">
            <text:p>0.0143513</text:p>
          </table:table-cell>
          <table:table-cell office:value-type="float" office:value="1.34409" calcext:value-type="float">
            <text:p>1.34409</text:p>
          </table:table-cell>
          <table:table-cell office:value-type="float" office:value="4.1672" calcext:value-type="float">
            <text:p>4.1672</text:p>
          </table:table-cell>
          <table:table-cell office:value-type="float" office:value="0.545518" calcext:value-type="float">
            <text:p>0.545518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25469" calcext:value-type="float">
            <text:p>0.325469</text:p>
          </table:table-cell>
          <table:table-cell office:value-type="float" office:value="0.116255" calcext:value-type="float">
            <text:p>0.116255</text:p>
          </table:table-cell>
          <table:table-cell office:value-type="float" office:value="0.0182157" calcext:value-type="float">
            <text:p>0.0182157</text:p>
          </table:table-cell>
          <table:table-cell office:value-type="float" office:value="1.11657" calcext:value-type="float">
            <text:p>1.11657</text:p>
          </table:table-cell>
          <table:table-cell office:value-type="float" office:value="4.96391" calcext:value-type="float">
            <text:p>4.96391</text:p>
          </table:table-cell>
          <table:table-cell office:value-type="float" office:value="0.550735" calcext:value-type="float">
            <text:p>0.550735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17969" calcext:value-type="float">
            <text:p>0.317969</text:p>
          </table:table-cell>
          <table:table-cell office:value-type="float" office:value="0.112465" calcext:value-type="float">
            <text:p>0.112465</text:p>
          </table:table-cell>
          <table:table-cell office:value-type="float" office:value="0.0172884" calcext:value-type="float">
            <text:p>0.0172884</text:p>
          </table:table-cell>
          <table:table-cell office:value-type="float" office:value="1.0253" calcext:value-type="float">
            <text:p>1.0253</text:p>
          </table:table-cell>
          <table:table-cell office:value-type="float" office:value="5.10874" calcext:value-type="float">
            <text:p>5.10874</text:p>
          </table:table-cell>
          <table:table-cell office:value-type="float" office:value="0.544382" calcext:value-type="float">
            <text:p>0.544382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10205" calcext:value-type="float">
            <text:p>0.310205</text:p>
          </table:table-cell>
          <table:table-cell office:value-type="float" office:value="0.10625" calcext:value-type="float">
            <text:p>0.10625</text:p>
          </table:table-cell>
          <table:table-cell office:value-type="float" office:value="0.0152376" calcext:value-type="float">
            <text:p>0.0152376</text:p>
          </table:table-cell>
          <table:table-cell office:value-type="float" office:value="1.09807" calcext:value-type="float">
            <text:p>1.09807</text:p>
          </table:table-cell>
          <table:table-cell office:value-type="float" office:value="4.76595" calcext:value-type="float">
            <text:p>4.76595</text:p>
          </table:table-cell>
          <table:table-cell office:value-type="float" office:value="0.55008" calcext:value-type="float">
            <text:p>0.55008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19688" calcext:value-type="float">
            <text:p>0.319688</text:p>
          </table:table-cell>
          <table:table-cell office:value-type="float" office:value="0.113195" calcext:value-type="float">
            <text:p>0.113195</text:p>
          </table:table-cell>
          <table:table-cell office:value-type="float" office:value="0.0175466" calcext:value-type="float">
            <text:p>0.0175466</text:p>
          </table:table-cell>
          <table:table-cell office:value-type="float" office:value="1.06859" calcext:value-type="float">
            <text:p>1.06859</text:p>
          </table:table-cell>
          <table:table-cell office:value-type="float" office:value="5.01145" calcext:value-type="float">
            <text:p>5.01145</text:p>
          </table:table-cell>
          <table:table-cell office:value-type="float" office:value="0.543522" calcext:value-type="float">
            <text:p>0.543522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14055" calcext:value-type="float">
            <text:p>0.314055</text:p>
          </table:table-cell>
          <table:table-cell office:value-type="float" office:value="0.109927" calcext:value-type="float">
            <text:p>0.109927</text:p>
          </table:table-cell>
          <table:table-cell office:value-type="float" office:value="0.0167432" calcext:value-type="float">
            <text:p>0.0167432</text:p>
          </table:table-cell>
          <table:table-cell office:value-type="float" office:value="1.07793" calcext:value-type="float">
            <text:p>1.07793</text:p>
          </table:table-cell>
          <table:table-cell office:value-type="float" office:value="4.9072" calcext:value-type="float">
            <text:p>4.9072</text:p>
          </table:table-cell>
          <table:table-cell office:value-type="float" office:value="0.538147" calcext:value-type="float">
            <text:p>0.538147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15206" calcext:value-type="float">
            <text:p>0.315206</text:p>
          </table:table-cell>
          <table:table-cell office:value-type="float" office:value="0.110196" calcext:value-type="float">
            <text:p>0.110196</text:p>
          </table:table-cell>
          <table:table-cell office:value-type="float" office:value="0.0165423" calcext:value-type="float">
            <text:p>0.0165423</text:p>
          </table:table-cell>
          <table:table-cell office:value-type="float" office:value="1.09938" calcext:value-type="float">
            <text:p>1.09938</text:p>
          </table:table-cell>
          <table:table-cell office:value-type="float" office:value="4.86043" calcext:value-type="float">
            <text:p>4.86043</text:p>
          </table:table-cell>
          <table:table-cell office:value-type="float" office:value="0.545911" calcext:value-type="float">
            <text:p>0.545911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17697" calcext:value-type="float">
            <text:p>0.317697</text:p>
          </table:table-cell>
          <table:table-cell office:value-type="float" office:value="0.111891" calcext:value-type="float">
            <text:p>0.111891</text:p>
          </table:table-cell>
          <table:table-cell office:value-type="float" office:value="0.0170277" calcext:value-type="float">
            <text:p>0.0170277</text:p>
          </table:table-cell>
          <table:table-cell office:value-type="float" office:value="1.07814" calcext:value-type="float">
            <text:p>1.07814</text:p>
          </table:table-cell>
          <table:table-cell office:value-type="float" office:value="4.95503" calcext:value-type="float">
            <text:p>4.95503</text:p>
          </table:table-cell>
          <table:table-cell office:value-type="float" office:value="0.546634" calcext:value-type="float">
            <text:p>0.546634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16487" calcext:value-type="float">
            <text:p>0.316487</text:p>
          </table:table-cell>
          <table:table-cell office:value-type="float" office:value="0.111236" calcext:value-type="float">
            <text:p>0.111236</text:p>
          </table:table-cell>
          <table:table-cell office:value-type="float" office:value="0.0168916" calcext:value-type="float">
            <text:p>0.0168916</text:p>
          </table:table-cell>
          <table:table-cell office:value-type="float" office:value="1.0829" calcext:value-type="float">
            <text:p>1.0829</text:p>
          </table:table-cell>
          <table:table-cell office:value-type="float" office:value="4.92692" calcext:value-type="float">
            <text:p>4.92692</text:p>
          </table:table-cell>
          <table:table-cell office:value-type="float" office:value="0.544953" calcext:value-type="float">
            <text:p>0.544953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16404" calcext:value-type="float">
            <text:p>0.316404</text:p>
          </table:table-cell>
          <table:table-cell office:value-type="float" office:value="0.111181" calcext:value-type="float">
            <text:p>0.111181</text:p>
          </table:table-cell>
          <table:table-cell office:value-type="float" office:value="0.0168993" calcext:value-type="float">
            <text:p>0.0168993</text:p>
          </table:table-cell>
          <table:table-cell office:value-type="float" office:value="1.07469" calcext:value-type="float">
            <text:p>1.07469</text:p>
          </table:table-cell>
          <table:table-cell office:value-type="float" office:value="4.94639" calcext:value-type="float">
            <text:p>4.94639</text:p>
          </table:table-cell>
          <table:table-cell office:value-type="float" office:value="0.544296" calcext:value-type="float">
            <text:p>0.544296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15965" calcext:value-type="float">
            <text:p>0.315965</text:p>
          </table:table-cell>
          <table:table-cell office:value-type="float" office:value="0.110918" calcext:value-type="float">
            <text:p>0.110918</text:p>
          </table:table-cell>
          <table:table-cell office:value-type="float" office:value="0.0168276" calcext:value-type="float">
            <text:p>0.0168276</text:p>
          </table:table-cell>
          <table:table-cell office:value-type="float" office:value="1.07505" calcext:value-type="float">
            <text:p>1.07505</text:p>
          </table:table-cell>
          <table:table-cell office:value-type="float" office:value="4.939" calcext:value-type="float">
            <text:p>4.939</text:p>
          </table:table-cell>
          <table:table-cell office:value-type="float" office:value="0.544076" calcext:value-type="float">
            <text:p>0.544076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16368" calcext:value-type="float">
            <text:p>0.316368</text:p>
          </table:table-cell>
          <table:table-cell office:value-type="float" office:value="0.111153" calcext:value-type="float">
            <text:p>0.111153</text:p>
          </table:table-cell>
          <table:table-cell office:value-type="float" office:value="0.0168865" calcext:value-type="float">
            <text:p>0.0168865</text:p>
          </table:table-cell>
          <table:table-cell office:value-type="float" office:value="1.07425" calcext:value-type="float">
            <text:p>1.07425</text:p>
          </table:table-cell>
          <table:table-cell office:value-type="float" office:value="4.94681" calcext:value-type="float">
            <text:p>4.94681</text:p>
          </table:table-cell>
          <table:table-cell office:value-type="float" office:value="0.544406" calcext:value-type="float">
            <text:p>0.5444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0.221966" calcext:value-type="float">
            <text:p>0.221966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0592" calcext:value-type="float">
            <text:p>0.0592</text:p>
          </table:table-cell>
          <table:table-cell office:value-type="float" office:value="0.00387328" calcext:value-type="float">
            <text:p>0.00387328</text:p>
          </table:table-cell>
          <table:table-cell office:value-type="float" office:value="0.333212" calcext:value-type="float">
            <text:p>0.333212</text:p>
          </table:table-cell>
          <table:table-cell office:value-type="float" office:value="6.62534" calcext:value-type="float">
            <text:p>6.62534</text:p>
          </table:table-cell>
          <table:table-cell office:value-type="float" office:value="0.631605" calcext:value-type="float">
            <text:p>0.631605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619976" calcext:value-type="float">
            <text:p>0.00619976</text:p>
          </table:table-cell>
          <table:table-cell office:value-type="float" office:value="0.351327" calcext:value-type="float">
            <text:p>0.351327</text:p>
          </table:table-cell>
          <table:table-cell office:value-type="float" office:value="7.09154" calcext:value-type="float">
            <text:p>7.09154</text:p>
          </table:table-cell>
          <table:table-cell office:value-type="float" office:value="0.590044" calcext:value-type="float">
            <text:p>0.590044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0157592" calcext:value-type="float">
            <text:p>0.0157592</text:p>
          </table:table-cell>
          <table:table-cell office:value-type="float" office:value="0.895877" calcext:value-type="float">
            <text:p>0.895877</text:p>
          </table:table-cell>
          <table:table-cell office:value-type="float" office:value="5.43123" calcext:value-type="float">
            <text:p>5.43123</text:p>
          </table:table-cell>
          <table:table-cell office:value-type="float" office:value="0.565073" calcext:value-type="float">
            <text:p>0.565073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8125" calcext:value-type="float">
            <text:p>0.28125</text:p>
          </table:table-cell>
          <table:table-cell office:value-type="float" office:value="0.093175" calcext:value-type="float">
            <text:p>0.093175</text:p>
          </table:table-cell>
          <table:table-cell office:value-type="float" office:value="0.014366" calcext:value-type="float">
            <text:p>0.014366</text:p>
          </table:table-cell>
          <table:table-cell office:value-type="float" office:value="0.922725" calcext:value-type="float">
            <text:p>0.922725</text:p>
          </table:table-cell>
          <table:table-cell office:value-type="float" office:value="4.88041" calcext:value-type="float">
            <text:p>4.88041</text:p>
          </table:table-cell>
          <table:table-cell office:value-type="float" office:value="0.448411" calcext:value-type="float">
            <text:p>0.448411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5875" calcext:value-type="float">
            <text:p>0.258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00684168" calcext:value-type="float">
            <text:p>0.00684168</text:p>
          </table:table-cell>
          <table:table-cell office:value-type="float" office:value="1.11629" calcext:value-type="float">
            <text:p>1.11629</text:p>
          </table:table-cell>
          <table:table-cell office:value-type="float" office:value="3.79589" calcext:value-type="float">
            <text:p>3.79589</text:p>
          </table:table-cell>
          <table:table-cell office:value-type="float" office:value="0.567319" calcext:value-type="float">
            <text:p>0.567319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19375" calcext:value-type="float">
            <text:p>0.319375</text:p>
          </table:table-cell>
          <table:table-cell office:value-type="float" office:value="0.111825" calcext:value-type="float">
            <text:p>0.111825</text:p>
          </table:table-cell>
          <table:table-cell office:value-type="float" office:value="0.0169391" calcext:value-type="float">
            <text:p>0.0169391</text:p>
          </table:table-cell>
          <table:table-cell office:value-type="float" office:value="1.03624" calcext:value-type="float">
            <text:p>1.03624</text:p>
          </table:table-cell>
          <table:table-cell office:value-type="float" office:value="5.06304" calcext:value-type="float">
            <text:p>5.06304</text:p>
          </table:table-cell>
          <table:table-cell office:value-type="float" office:value="0.548466" calcext:value-type="float">
            <text:p>0.548466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07969" calcext:value-type="float">
            <text:p>0.307969</text:p>
          </table:table-cell>
          <table:table-cell office:value-type="float" office:value="0.106728" calcext:value-type="float">
            <text:p>0.106728</text:p>
          </table:table-cell>
          <table:table-cell office:value-type="float" office:value="0.0165532" calcext:value-type="float">
            <text:p>0.0165532</text:p>
          </table:table-cell>
          <table:table-cell office:value-type="float" office:value="1.1149" calcext:value-type="float">
            <text:p>1.1149</text:p>
          </table:table-cell>
          <table:table-cell office:value-type="float" office:value="4.73753" calcext:value-type="float">
            <text:p>4.73753</text:p>
          </table:table-cell>
          <table:table-cell office:value-type="float" office:value="0.515602" calcext:value-type="float">
            <text:p>0.515602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18672" calcext:value-type="float">
            <text:p>0.318672</text:p>
          </table:table-cell>
          <table:table-cell office:value-type="float" office:value="0.113136" calcext:value-type="float">
            <text:p>0.113136</text:p>
          </table:table-cell>
          <table:table-cell office:value-type="float" office:value="0.0171869" calcext:value-type="float">
            <text:p>0.0171869</text:p>
          </table:table-cell>
          <table:table-cell office:value-type="float" office:value="1.14664" calcext:value-type="float">
            <text:p>1.14664</text:p>
          </table:table-cell>
          <table:table-cell office:value-type="float" office:value="4.81803" calcext:value-type="float">
            <text:p>4.81803</text:p>
          </table:table-cell>
          <table:table-cell office:value-type="float" office:value="0.552415" calcext:value-type="float">
            <text:p>0.552415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17695" calcext:value-type="float">
            <text:p>0.317695</text:p>
          </table:table-cell>
          <table:table-cell office:value-type="float" office:value="0.110313" calcext:value-type="float">
            <text:p>0.110313</text:p>
          </table:table-cell>
          <table:table-cell office:value-type="float" office:value="0.015907" calcext:value-type="float">
            <text:p>0.015907</text:p>
          </table:table-cell>
          <table:table-cell office:value-type="float" office:value="1.1125" calcext:value-type="float">
            <text:p>1.1125</text:p>
          </table:table-cell>
          <table:table-cell office:value-type="float" office:value="4.83134" calcext:value-type="float">
            <text:p>4.83134</text:p>
          </table:table-cell>
          <table:table-cell office:value-type="float" office:value="0.564277" calcext:value-type="float">
            <text:p>0.564277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19727" calcext:value-type="float">
            <text:p>0.319727</text:p>
          </table:table-cell>
          <table:table-cell office:value-type="float" office:value="0.114367" calcext:value-type="float">
            <text:p>0.114367</text:p>
          </table:table-cell>
          <table:table-cell office:value-type="float" office:value="0.0180029" calcext:value-type="float">
            <text:p>0.0180029</text:p>
          </table:table-cell>
          <table:table-cell office:value-type="float" office:value="1.05439" calcext:value-type="float">
            <text:p>1.05439</text:p>
          </table:table-cell>
          <table:table-cell office:value-type="float" office:value="5.07732" calcext:value-type="float">
            <text:p>5.07732</text:p>
          </table:table-cell>
          <table:table-cell office:value-type="float" office:value="0.541206" calcext:value-type="float">
            <text:p>0.541206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18457" calcext:value-type="float">
            <text:p>0.318457</text:p>
          </table:table-cell>
          <table:table-cell office:value-type="float" office:value="0.112673" calcext:value-type="float">
            <text:p>0.112673</text:p>
          </table:table-cell>
          <table:table-cell office:value-type="float" office:value="0.0173541" calcext:value-type="float">
            <text:p>0.0173541</text:p>
          </table:table-cell>
          <table:table-cell office:value-type="float" office:value="1.09313" calcext:value-type="float">
            <text:p>1.09313</text:p>
          </table:table-cell>
          <table:table-cell office:value-type="float" office:value="4.93629" calcext:value-type="float">
            <text:p>4.93629</text:p>
          </table:table-cell>
          <table:table-cell office:value-type="float" office:value="0.544339" calcext:value-type="float">
            <text:p>0.544339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20112" calcext:value-type="float">
            <text:p>0.320112</text:p>
          </table:table-cell>
          <table:table-cell office:value-type="float" office:value="0.113404" calcext:value-type="float">
            <text:p>0.113404</text:p>
          </table:table-cell>
          <table:table-cell office:value-type="float" office:value="0.0174405" calcext:value-type="float">
            <text:p>0.0174405</text:p>
          </table:table-cell>
          <table:table-cell office:value-type="float" office:value="1.08126" calcext:value-type="float">
            <text:p>1.08126</text:p>
          </table:table-cell>
          <table:table-cell office:value-type="float" office:value="4.98402" calcext:value-type="float">
            <text:p>4.98402</text:p>
          </table:table-cell>
          <table:table-cell office:value-type="float" office:value="0.547957" calcext:value-type="float">
            <text:p>0.547957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24619" calcext:value-type="float">
            <text:p>0.324619</text:p>
          </table:table-cell>
          <table:table-cell office:value-type="float" office:value="0.115811" calcext:value-type="float">
            <text:p>0.115811</text:p>
          </table:table-cell>
          <table:table-cell office:value-type="float" office:value="0.0179233" calcext:value-type="float">
            <text:p>0.0179233</text:p>
          </table:table-cell>
          <table:table-cell office:value-type="float" office:value="1.04563" calcext:value-type="float">
            <text:p>1.04563</text:p>
          </table:table-cell>
          <table:table-cell office:value-type="float" office:value="5.13601" calcext:value-type="float">
            <text:p>5.13601</text:p>
          </table:table-cell>
          <table:table-cell office:value-type="float" office:value="0.554556" calcext:value-type="float">
            <text:p>0.554556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20116" calcext:value-type="float">
            <text:p>0.320116</text:p>
          </table:table-cell>
          <table:table-cell office:value-type="float" office:value="0.113424" calcext:value-type="float">
            <text:p>0.113424</text:p>
          </table:table-cell>
          <table:table-cell office:value-type="float" office:value="0.017432" calcext:value-type="float">
            <text:p>0.017432</text:p>
          </table:table-cell>
          <table:table-cell office:value-type="float" office:value="1.05416" calcext:value-type="float">
            <text:p>1.05416</text:p>
          </table:table-cell>
          <table:table-cell office:value-type="float" office:value="5.0548" calcext:value-type="float">
            <text:p>5.0548</text:p>
          </table:table-cell>
          <table:table-cell office:value-type="float" office:value="0.548333" calcext:value-type="float">
            <text:p>0.548333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21755" calcext:value-type="float">
            <text:p>0.321755</text:p>
          </table:table-cell>
          <table:table-cell office:value-type="float" office:value="0.114442" calcext:value-type="float">
            <text:p>0.114442</text:p>
          </table:table-cell>
          <table:table-cell office:value-type="float" office:value="0.0176983" calcext:value-type="float">
            <text:p>0.0176983</text:p>
          </table:table-cell>
          <table:table-cell office:value-type="float" office:value="1.0504" calcext:value-type="float">
            <text:p>1.0504</text:p>
          </table:table-cell>
          <table:table-cell office:value-type="float" office:value="5.08976" calcext:value-type="float">
            <text:p>5.08976</text:p>
          </table:table-cell>
          <table:table-cell office:value-type="float" office:value="0.54956" calcext:value-type="float">
            <text:p>0.54956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19931" calcext:value-type="float">
            <text:p>0.319931</text:p>
          </table:table-cell>
          <table:table-cell office:value-type="float" office:value="0.11314" calcext:value-type="float">
            <text:p>0.11314</text:p>
          </table:table-cell>
          <table:table-cell office:value-type="float" office:value="0.0173276" calcext:value-type="float">
            <text:p>0.0173276</text:p>
          </table:table-cell>
          <table:table-cell office:value-type="float" office:value="1.05806" calcext:value-type="float">
            <text:p>1.05806</text:p>
          </table:table-cell>
          <table:table-cell office:value-type="float" office:value="5.03756" calcext:value-type="float">
            <text:p>5.03756</text:p>
          </table:table-cell>
          <table:table-cell office:value-type="float" office:value="0.548783" calcext:value-type="float">
            <text:p>0.548783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21425" calcext:value-type="float">
            <text:p>0.321425</text:p>
          </table:table-cell>
          <table:table-cell office:value-type="float" office:value="0.114048" calcext:value-type="float">
            <text:p>0.114048</text:p>
          </table:table-cell>
          <table:table-cell office:value-type="float" office:value="0.0175323" calcext:value-type="float">
            <text:p>0.0175323</text:p>
          </table:table-cell>
          <table:table-cell office:value-type="float" office:value="1.05146" calcext:value-type="float">
            <text:p>1.05146</text:p>
          </table:table-cell>
          <table:table-cell office:value-type="float" office:value="5.07727" calcext:value-type="float">
            <text:p>5.07727</text:p>
          </table:table-cell>
          <table:table-cell office:value-type="float" office:value="0.550692" calcext:value-type="float">
            <text:p>0.550692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21208" calcext:value-type="float">
            <text:p>0.321208</text:p>
          </table:table-cell>
          <table:table-cell office:value-type="float" office:value="0.114" calcext:value-type="float">
            <text:p>0.114</text:p>
          </table:table-cell>
          <table:table-cell office:value-type="float" office:value="0.0175605" calcext:value-type="float">
            <text:p>0.0175605</text:p>
          </table:table-cell>
          <table:table-cell office:value-type="float" office:value="1.05526" calcext:value-type="float">
            <text:p>1.05526</text:p>
          </table:table-cell>
          <table:table-cell office:value-type="float" office:value="5.06603" calcext:value-type="float">
            <text:p>5.06603</text:p>
          </table:table-cell>
          <table:table-cell office:value-type="float" office:value="0.549593" calcext:value-type="float">
            <text:p>0.549593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1231" calcext:value-type="float">
            <text:p>0.321231</text:p>
          </table:table-cell>
          <table:table-cell office:value-type="float" office:value="0.114049" calcext:value-type="float">
            <text:p>0.114049</text:p>
          </table:table-cell>
          <table:table-cell office:value-type="float" office:value="0.0175818" calcext:value-type="float">
            <text:p>0.0175818</text:p>
          </table:table-cell>
          <table:table-cell office:value-type="float" office:value="1.05452" calcext:value-type="float">
            <text:p>1.05452</text:p>
          </table:table-cell>
          <table:table-cell office:value-type="float" office:value="5.06918" calcext:value-type="float">
            <text:p>5.06918</text:p>
          </table:table-cell>
          <table:table-cell office:value-type="float" office:value="0.549429" calcext:value-type="float">
            <text:p>0.5494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00256" calcext:value-type="float">
            <text:p>2.56E-06</text:p>
          </table:table-cell>
          <table:table-cell office:value-type="float" office:value="0.371672" calcext:value-type="float">
            <text:p>0.371672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785296" calcext:value-type="float">
            <text:p>0.00785296</text:p>
          </table:table-cell>
          <table:table-cell office:value-type="float" office:value="0.220851" calcext:value-type="float">
            <text:p>0.220851</text:p>
          </table:table-cell>
          <table:table-cell office:value-type="float" office:value="9.72559" calcext:value-type="float">
            <text:p>9.72559</text:p>
          </table:table-cell>
          <table:table-cell office:value-type="float" office:value="0.6107" calcext:value-type="float">
            <text:p>0.6107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05" calcext:value-type="float">
            <text:p>0.205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0222412" calcext:value-type="float">
            <text:p>0.00222412</text:p>
          </table:table-cell>
          <table:table-cell office:value-type="float" office:value="1.8443" calcext:value-type="float">
            <text:p>1.8443</text:p>
          </table:table-cell>
          <table:table-cell office:value-type="float" office:value="1.90097" calcext:value-type="float">
            <text:p>1.90097</text:p>
          </table:table-cell>
          <table:table-cell office:value-type="float" office:value="0.615313" calcext:value-type="float">
            <text:p>0.615313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825" calcext:value-type="float">
            <text:p>0.3825</text:p>
          </table:table-cell>
          <table:table-cell office:value-type="float" office:value="0.15035" calcext:value-type="float">
            <text:p>0.15035</text:p>
          </table:table-cell>
          <table:table-cell office:value-type="float" office:value="0.0254097" calcext:value-type="float">
            <text:p>0.0254097</text:p>
          </table:table-cell>
          <table:table-cell office:value-type="float" office:value="0.569934" calcext:value-type="float">
            <text:p>0.569934</text:p>
          </table:table-cell>
          <table:table-cell office:value-type="float" office:value="8.15146" calcext:value-type="float">
            <text:p>8.15146</text:p>
          </table:table-cell>
          <table:table-cell office:value-type="float" office:value="0.625311" calcext:value-type="float">
            <text:p>0.625311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3125" calcext:value-type="float">
            <text:p>0.33125</text:p>
          </table:table-cell>
          <table:table-cell office:value-type="float" office:value="0.127075" calcext:value-type="float">
            <text:p>0.127075</text:p>
          </table:table-cell>
          <table:table-cell office:value-type="float" office:value="0.0207197" calcext:value-type="float">
            <text:p>0.0207197</text:p>
          </table:table-cell>
          <table:table-cell office:value-type="float" office:value="1.3434" calcext:value-type="float">
            <text:p>1.3434</text:p>
          </table:table-cell>
          <table:table-cell office:value-type="float" office:value="4.706" calcext:value-type="float">
            <text:p>4.706</text:p>
          </table:table-cell>
          <table:table-cell office:value-type="float" office:value="0.572296" calcext:value-type="float">
            <text:p>0.572296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94375" calcext:value-type="float">
            <text:p>0.294375</text:p>
          </table:table-cell>
          <table:table-cell office:value-type="float" office:value="0.0974125" calcext:value-type="float">
            <text:p>0.0974125</text:p>
          </table:table-cell>
          <table:table-cell office:value-type="float" office:value="0.0135423" calcext:value-type="float">
            <text:p>0.0135423</text:p>
          </table:table-cell>
          <table:table-cell office:value-type="float" office:value="0.927812" calcext:value-type="float">
            <text:p>0.927812</text:p>
          </table:table-cell>
          <table:table-cell office:value-type="float" office:value="4.9869" calcext:value-type="float">
            <text:p>4.9869</text:p>
          </table:table-cell>
          <table:table-cell office:value-type="float" office:value="0.52429" calcext:value-type="float">
            <text:p>0.52429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825" calcext:value-type="float">
            <text:p>0.2825</text:p>
          </table:table-cell>
          <table:table-cell office:value-type="float" office:value="0.0929375" calcext:value-type="float">
            <text:p>0.0929375</text:p>
          </table:table-cell>
          <table:table-cell office:value-type="float" office:value="0.0127715" calcext:value-type="float">
            <text:p>0.0127715</text:p>
          </table:table-cell>
          <table:table-cell office:value-type="float" office:value="0.949794" calcext:value-type="float">
            <text:p>0.949794</text:p>
          </table:table-cell>
          <table:table-cell office:value-type="float" office:value="4.79578" calcext:value-type="float">
            <text:p>4.79578</text:p>
          </table:table-cell>
          <table:table-cell office:value-type="float" office:value="0.507122" calcext:value-type="float">
            <text:p>0.507122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3125" calcext:value-type="float">
            <text:p>0.33125</text:p>
          </table:table-cell>
          <table:table-cell office:value-type="float" office:value="0.121619" calcext:value-type="float">
            <text:p>0.121619</text:p>
          </table:table-cell>
          <table:table-cell office:value-type="float" office:value="0.0201248" calcext:value-type="float">
            <text:p>0.0201248</text:p>
          </table:table-cell>
          <table:table-cell office:value-type="float" office:value="0.958983" calcext:value-type="float">
            <text:p>0.958983</text:p>
          </table:table-cell>
          <table:table-cell office:value-type="float" office:value="5.53028" calcext:value-type="float">
            <text:p>5.53028</text:p>
          </table:table-cell>
          <table:table-cell office:value-type="float" office:value="0.546466" calcext:value-type="float">
            <text:p>0.546466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29063" calcext:value-type="float">
            <text:p>0.329063</text:p>
          </table:table-cell>
          <table:table-cell office:value-type="float" office:value="0.119234" calcext:value-type="float">
            <text:p>0.119234</text:p>
          </table:table-cell>
          <table:table-cell office:value-type="float" office:value="0.0189764" calcext:value-type="float">
            <text:p>0.0189764</text:p>
          </table:table-cell>
          <table:table-cell office:value-type="float" office:value="1.11388" calcext:value-type="float">
            <text:p>1.11388</text:p>
          </table:table-cell>
          <table:table-cell office:value-type="float" office:value="5.04047" calcext:value-type="float">
            <text:p>5.04047</text:p>
          </table:table-cell>
          <table:table-cell office:value-type="float" office:value="0.555073" calcext:value-type="float">
            <text:p>0.555073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28438" calcext:value-type="float">
            <text:p>0.328438</text:p>
          </table:table-cell>
          <table:table-cell office:value-type="float" office:value="0.119381" calcext:value-type="float">
            <text:p>0.119381</text:p>
          </table:table-cell>
          <table:table-cell office:value-type="float" office:value="0.0191577" calcext:value-type="float">
            <text:p>0.0191577</text:p>
          </table:table-cell>
          <table:table-cell office:value-type="float" office:value="1.02347" calcext:value-type="float">
            <text:p>1.02347</text:p>
          </table:table-cell>
          <table:table-cell office:value-type="float" office:value="5.28392" calcext:value-type="float">
            <text:p>5.28392</text:p>
          </table:table-cell>
          <table:table-cell office:value-type="float" office:value="0.551925" calcext:value-type="float">
            <text:p>0.551925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25703" calcext:value-type="float">
            <text:p>0.325703</text:p>
          </table:table-cell>
          <table:table-cell office:value-type="float" office:value="0.116331" calcext:value-type="float">
            <text:p>0.116331</text:p>
          </table:table-cell>
          <table:table-cell office:value-type="float" office:value="0.0179734" calcext:value-type="float">
            <text:p>0.0179734</text:p>
          </table:table-cell>
          <table:table-cell office:value-type="float" office:value="0.988151" calcext:value-type="float">
            <text:p>0.988151</text:p>
          </table:table-cell>
          <table:table-cell office:value-type="float" office:value="5.31066" calcext:value-type="float">
            <text:p>5.31066</text:p>
          </table:table-cell>
          <table:table-cell office:value-type="float" office:value="0.557293" calcext:value-type="float">
            <text:p>0.557293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23096" calcext:value-type="float">
            <text:p>0.323096</text:p>
          </table:table-cell>
          <table:table-cell office:value-type="float" office:value="0.115279" calcext:value-type="float">
            <text:p>0.115279</text:p>
          </table:table-cell>
          <table:table-cell office:value-type="float" office:value="0.0179355" calcext:value-type="float">
            <text:p>0.0179355</text:p>
          </table:table-cell>
          <table:table-cell office:value-type="float" office:value="1.10088" calcext:value-type="float">
            <text:p>1.10088</text:p>
          </table:table-cell>
          <table:table-cell office:value-type="float" office:value="4.97964" calcext:value-type="float">
            <text:p>4.97964</text:p>
          </table:table-cell>
          <table:table-cell office:value-type="float" office:value="0.550124" calcext:value-type="float">
            <text:p>0.550124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30073" calcext:value-type="float">
            <text:p>0.330073</text:p>
          </table:table-cell>
          <table:table-cell office:value-type="float" office:value="0.119845" calcext:value-type="float">
            <text:p>0.119845</text:p>
          </table:table-cell>
          <table:table-cell office:value-type="float" office:value="0.0191921" calcext:value-type="float">
            <text:p>0.0191921</text:p>
          </table:table-cell>
          <table:table-cell office:value-type="float" office:value="1.04233" calcext:value-type="float">
            <text:p>1.04233</text:p>
          </table:table-cell>
          <table:table-cell office:value-type="float" office:value="5.24246" calcext:value-type="float">
            <text:p>5.24246</text:p>
          </table:table-cell>
          <table:table-cell office:value-type="float" office:value="0.554587" calcext:value-type="float">
            <text:p>0.554587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28652" calcext:value-type="float">
            <text:p>0.328652</text:p>
          </table:table-cell>
          <table:table-cell office:value-type="float" office:value="0.118688" calcext:value-type="float">
            <text:p>0.118688</text:p>
          </table:table-cell>
          <table:table-cell office:value-type="float" office:value="0.0188204" calcext:value-type="float">
            <text:p>0.0188204</text:p>
          </table:table-cell>
          <table:table-cell office:value-type="float" office:value="1.02952" calcext:value-type="float">
            <text:p>1.02952</text:p>
          </table:table-cell>
          <table:table-cell office:value-type="float" office:value="5.25013" calcext:value-type="float">
            <text:p>5.25013</text:p>
          </table:table-cell>
          <table:table-cell office:value-type="float" office:value="0.554655" calcext:value-type="float">
            <text:p>0.554655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25525" calcext:value-type="float">
            <text:p>0.325525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0182389" calcext:value-type="float">
            <text:p>0.0182389</text:p>
          </table:table-cell>
          <table:table-cell office:value-type="float" office:value="1.05137" calcext:value-type="float">
            <text:p>1.05137</text:p>
          </table:table-cell>
          <table:table-cell office:value-type="float" office:value="5.14213" calcext:value-type="float">
            <text:p>5.14213</text:p>
          </table:table-cell>
          <table:table-cell office:value-type="float" office:value="0.553585" calcext:value-type="float">
            <text:p>0.553585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26016" calcext:value-type="float">
            <text:p>0.326016</text:p>
          </table:table-cell>
          <table:table-cell office:value-type="float" office:value="0.116859" calcext:value-type="float">
            <text:p>0.116859</text:p>
          </table:table-cell>
          <table:table-cell office:value-type="float" office:value="0.0182635" calcext:value-type="float">
            <text:p>0.0182635</text:p>
          </table:table-cell>
          <table:table-cell office:value-type="float" office:value="1.0338" calcext:value-type="float">
            <text:p>1.0338</text:p>
          </table:table-cell>
          <table:table-cell office:value-type="float" office:value="5.19383" calcext:value-type="float">
            <text:p>5.19383</text:p>
          </table:table-cell>
          <table:table-cell office:value-type="float" office:value="0.554204" calcext:value-type="float">
            <text:p>0.554204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25835" calcext:value-type="float">
            <text:p>0.325835</text:p>
          </table:table-cell>
          <table:table-cell office:value-type="float" office:value="0.116981" calcext:value-type="float">
            <text:p>0.116981</text:p>
          </table:table-cell>
          <table:table-cell office:value-type="float" office:value="0.0183634" calcext:value-type="float">
            <text:p>0.0183634</text:p>
          </table:table-cell>
          <table:table-cell office:value-type="float" office:value="1.03556" calcext:value-type="float">
            <text:p>1.03556</text:p>
          </table:table-cell>
          <table:table-cell office:value-type="float" office:value="5.19196" calcext:value-type="float">
            <text:p>5.19196</text:p>
          </table:table-cell>
          <table:table-cell office:value-type="float" office:value="0.552701" calcext:value-type="float">
            <text:p>0.552701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26853" calcext:value-type="float">
            <text:p>0.326853</text:p>
          </table:table-cell>
          <table:table-cell office:value-type="float" office:value="0.11746" calcext:value-type="float">
            <text:p>0.11746</text:p>
          </table:table-cell>
          <table:table-cell office:value-type="float" office:value="0.0184146" calcext:value-type="float">
            <text:p>0.0184146</text:p>
          </table:table-cell>
          <table:table-cell office:value-type="float" office:value="1.03171" calcext:value-type="float">
            <text:p>1.03171</text:p>
          </table:table-cell>
          <table:table-cell office:value-type="float" office:value="5.21422" calcext:value-type="float">
            <text:p>5.21422</text:p>
          </table:table-cell>
          <table:table-cell office:value-type="float" office:value="0.555099" calcext:value-type="float">
            <text:p>0.555099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26391" calcext:value-type="float">
            <text:p>0.326391</text:p>
          </table:table-cell>
          <table:table-cell office:value-type="float" office:value="0.117159" calcext:value-type="float">
            <text:p>0.117159</text:p>
          </table:table-cell>
          <table:table-cell office:value-type="float" office:value="0.0183397" calcext:value-type="float">
            <text:p>0.0183397</text:p>
          </table:table-cell>
          <table:table-cell office:value-type="float" office:value="1.03466" calcext:value-type="float">
            <text:p>1.03466</text:p>
          </table:table-cell>
          <table:table-cell office:value-type="float" office:value="5.19876" calcext:value-type="float">
            <text:p>5.19876</text:p>
          </table:table-cell>
          <table:table-cell office:value-type="float" office:value="0.554633" calcext:value-type="float">
            <text:p>0.554633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6072" calcext:value-type="float">
            <text:p>0.326072</text:p>
          </table:table-cell>
          <table:table-cell office:value-type="float" office:value="0.117001" calcext:value-type="float">
            <text:p>0.117001</text:p>
          </table:table-cell>
          <table:table-cell office:value-type="float" office:value="0.0183153" calcext:value-type="float">
            <text:p>0.0183153</text:p>
          </table:table-cell>
          <table:table-cell office:value-type="float" office:value="1.0428" calcext:value-type="float">
            <text:p>1.0428</text:p>
          </table:table-cell>
          <table:table-cell office:value-type="float" office:value="5.17261" calcext:value-type="float">
            <text:p>5.17261</text:p>
          </table:table-cell>
          <table:table-cell office:value-type="float" office:value="0.554019" calcext:value-type="float">
            <text:p>0.554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0.890294" calcext:value-type="float">
            <text:p>0.890294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021256" calcext:value-type="float">
            <text:p>0.00021256</text:p>
          </table:table-cell>
          <table:table-cell office:value-type="float" office:value="0.431246" calcext:value-type="float">
            <text:p>0.431246</text:p>
          </table:table-cell>
          <table:table-cell office:value-type="float" office:value="2.29654" calcext:value-type="float">
            <text:p>2.29654</text:p>
          </table:table-cell>
          <table:table-cell office:value-type="float" office:value="0.58075" calcext:value-type="float">
            <text:p>0.58075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107975" calcext:value-type="float">
            <text:p>0.0107975</text:p>
          </table:table-cell>
          <table:table-cell office:value-type="float" office:value="1.22" calcext:value-type="float">
            <text:p>1.22</text:p>
          </table:table-cell>
          <table:table-cell office:value-type="float" office:value="4.01714" calcext:value-type="float">
            <text:p>4.01714</text:p>
          </table:table-cell>
          <table:table-cell office:value-type="float" office:value="0.528828" calcext:value-type="float">
            <text:p>0.528828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0144538" calcext:value-type="float">
            <text:p>0.0144538</text:p>
          </table:table-cell>
          <table:table-cell office:value-type="float" office:value="0.826246" calcext:value-type="float">
            <text:p>0.826246</text:p>
          </table:table-cell>
          <table:table-cell office:value-type="float" office:value="5.87519" calcext:value-type="float">
            <text:p>5.87519</text:p>
          </table:table-cell>
          <table:table-cell office:value-type="float" office:value="0.649243" calcext:value-type="float">
            <text:p>0.649243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6785" calcext:value-type="float">
            <text:p>0.16785</text:p>
          </table:table-cell>
          <table:table-cell office:value-type="float" office:value="0.0332615" calcext:value-type="float">
            <text:p>0.0332615</text:p>
          </table:table-cell>
          <table:table-cell office:value-type="float" office:value="0.478336" calcext:value-type="float">
            <text:p>0.478336</text:p>
          </table:table-cell>
          <table:table-cell office:value-type="float" office:value="9.44721" calcext:value-type="float">
            <text:p>9.44721</text:p>
          </table:table-cell>
          <table:table-cell office:value-type="float" office:value="0.606469" calcext:value-type="float">
            <text:p>0.606469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46875" calcext:value-type="float">
            <text:p>0.346875</text:p>
          </table:table-cell>
          <table:table-cell office:value-type="float" office:value="0.132887" calcext:value-type="float">
            <text:p>0.132887</text:p>
          </table:table-cell>
          <table:table-cell office:value-type="float" office:value="0.0248571" calcext:value-type="float">
            <text:p>0.0248571</text:p>
          </table:table-cell>
          <table:table-cell office:value-type="float" office:value="1.1736" calcext:value-type="float">
            <text:p>1.1736</text:p>
          </table:table-cell>
          <table:table-cell office:value-type="float" office:value="5.19867" calcext:value-type="float">
            <text:p>5.19867</text:p>
          </table:table-cell>
          <table:table-cell office:value-type="float" office:value="0.530797" calcext:value-type="float">
            <text:p>0.530797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28125" calcext:value-type="float">
            <text:p>0.328125</text:p>
          </table:table-cell>
          <table:table-cell office:value-type="float" office:value="0.115775" calcext:value-type="float">
            <text:p>0.115775</text:p>
          </table:table-cell>
          <table:table-cell office:value-type="float" office:value="0.017238" calcext:value-type="float">
            <text:p>0.017238</text:p>
          </table:table-cell>
          <table:table-cell office:value-type="float" office:value="0.999914" calcext:value-type="float">
            <text:p>0.999914</text:p>
          </table:table-cell>
          <table:table-cell office:value-type="float" office:value="5.26259" calcext:value-type="float">
            <text:p>5.26259</text:p>
          </table:table-cell>
          <table:table-cell office:value-type="float" office:value="0.571318" calcext:value-type="float">
            <text:p>0.571318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19063" calcext:value-type="float">
            <text:p>0.319063</text:p>
          </table:table-cell>
          <table:table-cell office:value-type="float" office:value="0.112031" calcext:value-type="float">
            <text:p>0.112031</text:p>
          </table:table-cell>
          <table:table-cell office:value-type="float" office:value="0.0164439" calcext:value-type="float">
            <text:p>0.0164439</text:p>
          </table:table-cell>
          <table:table-cell office:value-type="float" office:value="1.21755" calcext:value-type="float">
            <text:p>1.21755</text:p>
          </table:table-cell>
          <table:table-cell office:value-type="float" office:value="4.63374" calcext:value-type="float">
            <text:p>4.63374</text:p>
          </table:table-cell>
          <table:table-cell office:value-type="float" office:value="0.563278" calcext:value-type="float">
            <text:p>0.563278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33125" calcext:value-type="float">
            <text:p>0.333125</text:p>
          </table:table-cell>
          <table:table-cell office:value-type="float" office:value="0.122759" calcext:value-type="float">
            <text:p>0.122759</text:p>
          </table:table-cell>
          <table:table-cell office:value-type="float" office:value="0.0206201" calcext:value-type="float">
            <text:p>0.0206201</text:p>
          </table:table-cell>
          <table:table-cell office:value-type="float" office:value="1.04592" calcext:value-type="float">
            <text:p>1.04592</text:p>
          </table:table-cell>
          <table:table-cell office:value-type="float" office:value="5.30185" calcext:value-type="float">
            <text:p>5.30185</text:p>
          </table:table-cell>
          <table:table-cell office:value-type="float" office:value="0.543899" calcext:value-type="float">
            <text:p>0.543899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4332" calcext:value-type="float">
            <text:p>0.34332</text:p>
          </table:table-cell>
          <table:table-cell office:value-type="float" office:value="0.12754" calcext:value-type="float">
            <text:p>0.12754</text:p>
          </table:table-cell>
          <table:table-cell office:value-type="float" office:value="0.020873" calcext:value-type="float">
            <text:p>0.020873</text:p>
          </table:table-cell>
          <table:table-cell office:value-type="float" office:value="0.930861" calcext:value-type="float">
            <text:p>0.930861</text:p>
          </table:table-cell>
          <table:table-cell office:value-type="float" office:value="5.76649" calcext:value-type="float">
            <text:p>5.76649</text:p>
          </table:table-cell>
          <table:table-cell office:value-type="float" office:value="0.572267" calcext:value-type="float">
            <text:p>0.572267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33047" calcext:value-type="float">
            <text:p>0.333047</text:p>
          </table:table-cell>
          <table:table-cell office:value-type="float" office:value="0.12047" calcext:value-type="float">
            <text:p>0.12047</text:p>
          </table:table-cell>
          <table:table-cell office:value-type="float" office:value="0.0187243" calcext:value-type="float">
            <text:p>0.0187243</text:p>
          </table:table-cell>
          <table:table-cell office:value-type="float" office:value="0.986896" calcext:value-type="float">
            <text:p>0.986896</text:p>
          </table:table-cell>
          <table:table-cell office:value-type="float" office:value="5.41667" calcext:value-type="float">
            <text:p>5.41667</text:p>
          </table:table-cell>
          <table:table-cell office:value-type="float" office:value="0.569946" calcext:value-type="float">
            <text:p>0.569946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37852" calcext:value-type="float">
            <text:p>0.337852</text:p>
          </table:table-cell>
          <table:table-cell office:value-type="float" office:value="0.124815" calcext:value-type="float">
            <text:p>0.124815</text:p>
          </table:table-cell>
          <table:table-cell office:value-type="float" office:value="0.0206562" calcext:value-type="float">
            <text:p>0.0206562</text:p>
          </table:table-cell>
          <table:table-cell office:value-type="float" office:value="0.980333" calcext:value-type="float">
            <text:p>0.980333</text:p>
          </table:table-cell>
          <table:table-cell office:value-type="float" office:value="5.54207" calcext:value-type="float">
            <text:p>5.54207</text:p>
          </table:table-cell>
          <table:table-cell office:value-type="float" office:value="0.558029" calcext:value-type="float">
            <text:p>0.558029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37485" calcext:value-type="float">
            <text:p>0.337485</text:p>
          </table:table-cell>
          <table:table-cell office:value-type="float" office:value="0.124138" calcext:value-type="float">
            <text:p>0.124138</text:p>
          </table:table-cell>
          <table:table-cell office:value-type="float" office:value="0.0200838" calcext:value-type="float">
            <text:p>0.0200838</text:p>
          </table:table-cell>
          <table:table-cell office:value-type="float" office:value="1.01855" calcext:value-type="float">
            <text:p>1.01855</text:p>
          </table:table-cell>
          <table:table-cell office:value-type="float" office:value="5.41203" calcext:value-type="float">
            <text:p>5.41203</text:p>
          </table:table-cell>
          <table:table-cell office:value-type="float" office:value="0.565576" calcext:value-type="float">
            <text:p>0.565576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30864" calcext:value-type="float">
            <text:p>0.330864</text:p>
          </table:table-cell>
          <table:table-cell office:value-type="float" office:value="0.120138" calcext:value-type="float">
            <text:p>0.120138</text:p>
          </table:table-cell>
          <table:table-cell office:value-type="float" office:value="0.0191462" calcext:value-type="float">
            <text:p>0.0191462</text:p>
          </table:table-cell>
          <table:table-cell office:value-type="float" office:value="1.02592" calcext:value-type="float">
            <text:p>1.02592</text:p>
          </table:table-cell>
          <table:table-cell office:value-type="float" office:value="5.29528" calcext:value-type="float">
            <text:p>5.29528</text:p>
          </table:table-cell>
          <table:table-cell office:value-type="float" office:value="0.55782" calcext:value-type="float">
            <text:p>0.55782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33109" calcext:value-type="float">
            <text:p>0.333109</text:p>
          </table:table-cell>
          <table:table-cell office:value-type="float" office:value="0.121235" calcext:value-type="float">
            <text:p>0.121235</text:p>
          </table:table-cell>
          <table:table-cell office:value-type="float" office:value="0.0193353" calcext:value-type="float">
            <text:p>0.0193353</text:p>
          </table:table-cell>
          <table:table-cell office:value-type="float" office:value="1.00482" calcext:value-type="float">
            <text:p>1.00482</text:p>
          </table:table-cell>
          <table:table-cell office:value-type="float" office:value="5.38232" calcext:value-type="float">
            <text:p>5.38232</text:p>
          </table:table-cell>
          <table:table-cell office:value-type="float" office:value="0.561493" calcext:value-type="float">
            <text:p>0.561493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30983" calcext:value-type="float">
            <text:p>0.330983</text:p>
          </table:table-cell>
          <table:table-cell office:value-type="float" office:value="0.120114" calcext:value-type="float">
            <text:p>0.120114</text:p>
          </table:table-cell>
          <table:table-cell office:value-type="float" office:value="0.019134" calcext:value-type="float">
            <text:p>0.019134</text:p>
          </table:table-cell>
          <table:table-cell office:value-type="float" office:value="1.0169" calcext:value-type="float">
            <text:p>1.0169</text:p>
          </table:table-cell>
          <table:table-cell office:value-type="float" office:value="5.32031" calcext:value-type="float">
            <text:p>5.32031</text:p>
          </table:table-cell>
          <table:table-cell office:value-type="float" office:value="0.557926" calcext:value-type="float">
            <text:p>0.557926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3124" calcext:value-type="float">
            <text:p>0.33124</text:p>
          </table:table-cell>
          <table:table-cell office:value-type="float" office:value="0.120184" calcext:value-type="float">
            <text:p>0.120184</text:p>
          </table:table-cell>
          <table:table-cell office:value-type="float" office:value="0.0191491" calcext:value-type="float">
            <text:p>0.0191491</text:p>
          </table:table-cell>
          <table:table-cell office:value-type="float" office:value="1.02149" calcext:value-type="float">
            <text:p>1.02149</text:p>
          </table:table-cell>
          <table:table-cell office:value-type="float" office:value="5.30891" calcext:value-type="float">
            <text:p>5.30891</text:p>
          </table:table-cell>
          <table:table-cell office:value-type="float" office:value="0.558087" calcext:value-type="float">
            <text:p>0.558087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31749" calcext:value-type="float">
            <text:p>0.331749</text:p>
          </table:table-cell>
          <table:table-cell office:value-type="float" office:value="0.120559" calcext:value-type="float">
            <text:p>0.120559</text:p>
          </table:table-cell>
          <table:table-cell office:value-type="float" office:value="0.0192434" calcext:value-type="float">
            <text:p>0.0192434</text:p>
          </table:table-cell>
          <table:table-cell office:value-type="float" office:value="1.01877" calcext:value-type="float">
            <text:p>1.01877</text:p>
          </table:table-cell>
          <table:table-cell office:value-type="float" office:value="5.3257" calcext:value-type="float">
            <text:p>5.3257</text:p>
          </table:table-cell>
          <table:table-cell office:value-type="float" office:value="0.55867" calcext:value-type="float">
            <text:p>0.55867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31785" calcext:value-type="float">
            <text:p>0.331785</text:p>
          </table:table-cell>
          <table:table-cell office:value-type="float" office:value="0.120534" calcext:value-type="float">
            <text:p>0.120534</text:p>
          </table:table-cell>
          <table:table-cell office:value-type="float" office:value="0.0192042" calcext:value-type="float">
            <text:p>0.0192042</text:p>
          </table:table-cell>
          <table:table-cell office:value-type="float" office:value="1.0174" calcext:value-type="float">
            <text:p>1.0174</text:p>
          </table:table-cell>
          <table:table-cell office:value-type="float" office:value="5.32902" calcext:value-type="float">
            <text:p>5.32902</text:p>
          </table:table-cell>
          <table:table-cell office:value-type="float" office:value="0.559389" calcext:value-type="float">
            <text:p>0.559389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31623" calcext:value-type="float">
            <text:p>0.331623</text:p>
          </table:table-cell>
          <table:table-cell office:value-type="float" office:value="0.12045" calcext:value-type="float">
            <text:p>0.12045</text:p>
          </table:table-cell>
          <table:table-cell office:value-type="float" office:value="0.0192001" calcext:value-type="float">
            <text:p>0.0192001</text:p>
          </table:table-cell>
          <table:table-cell office:value-type="float" office:value="1.01847" calcext:value-type="float">
            <text:p>1.01847</text:p>
          </table:table-cell>
          <table:table-cell office:value-type="float" office:value="5.32394" calcext:value-type="float">
            <text:p>5.32394</text:p>
          </table:table-cell>
          <table:table-cell office:value-type="float" office:value="0.558867" calcext:value-type="float">
            <text:p>0.5588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00256" calcext:value-type="float">
            <text:p>2.56E-06</text:p>
          </table:table-cell>
          <table:table-cell office:value-type="float" office:value="0.77305" calcext:value-type="float">
            <text:p>0.77305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013499" calcext:value-type="float">
            <text:p>0.013499</text:p>
          </table:table-cell>
          <table:table-cell office:value-type="float" office:value="1.61666" calcext:value-type="float">
            <text:p>1.61666</text:p>
          </table:table-cell>
          <table:table-cell office:value-type="float" office:value="3.92711" calcext:value-type="float">
            <text:p>3.92711</text:p>
          </table:table-cell>
          <table:table-cell office:value-type="float" office:value="0.637416" calcext:value-type="float">
            <text:p>0.637416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55" calcext:value-type="float">
            <text:p>0.355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65613" calcext:value-type="float">
            <text:p>0.0165613</text:p>
          </table:table-cell>
          <table:table-cell office:value-type="float" office:value="0.356049" calcext:value-type="float">
            <text:p>0.356049</text:p>
          </table:table-cell>
          <table:table-cell office:value-type="float" office:value="9.52322" calcext:value-type="float">
            <text:p>9.52322</text:p>
          </table:table-cell>
          <table:table-cell office:value-type="float" office:value="0.657192" calcext:value-type="float">
            <text:p>0.657192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0186685" calcext:value-type="float">
            <text:p>0.0186685</text:p>
          </table:table-cell>
          <table:table-cell office:value-type="float" office:value="0.932467" calcext:value-type="float">
            <text:p>0.932467</text:p>
          </table:table-cell>
          <table:table-cell office:value-type="float" office:value="5.44443" calcext:value-type="float">
            <text:p>5.44443</text:p>
          </table:table-cell>
          <table:table-cell office:value-type="float" office:value="0.528645" calcext:value-type="float">
            <text:p>0.528645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0.15705" calcext:value-type="float">
            <text:p>0.15705</text:p>
          </table:table-cell>
          <table:table-cell office:value-type="float" office:value="0.0308343" calcext:value-type="float">
            <text:p>0.0308343</text:p>
          </table:table-cell>
          <table:table-cell office:value-type="float" office:value="1.21161" calcext:value-type="float">
            <text:p>1.21161</text:p>
          </table:table-cell>
          <table:table-cell office:value-type="float" office:value="5.59617" calcext:value-type="float">
            <text:p>5.59617</text:p>
          </table:table-cell>
          <table:table-cell office:value-type="float" office:value="0.583287" calcext:value-type="float">
            <text:p>0.583287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56875" calcext:value-type="float">
            <text:p>0.356875</text:p>
          </table:table-cell>
          <table:table-cell office:value-type="float" office:value="0.137138" calcext:value-type="float">
            <text:p>0.137138</text:p>
          </table:table-cell>
          <table:table-cell office:value-type="float" office:value="0.0231881" calcext:value-type="float">
            <text:p>0.0231881</text:p>
          </table:table-cell>
          <table:table-cell office:value-type="float" office:value="1.09638" calcext:value-type="float">
            <text:p>1.09638</text:p>
          </table:table-cell>
          <table:table-cell office:value-type="float" office:value="5.48898" calcext:value-type="float">
            <text:p>5.48898</text:p>
          </table:table-cell>
          <table:table-cell office:value-type="float" office:value="0.58901" calcext:value-type="float">
            <text:p>0.58901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62813" calcext:value-type="float">
            <text:p>0.362813</text:p>
          </table:table-cell>
          <table:table-cell office:value-type="float" office:value="0.140694" calcext:value-type="float">
            <text:p>0.140694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1.01287" calcext:value-type="float">
            <text:p>1.01287</text:p>
          </table:table-cell>
          <table:table-cell office:value-type="float" office:value="5.8093" calcext:value-type="float">
            <text:p>5.8093</text:p>
          </table:table-cell>
          <table:table-cell office:value-type="float" office:value="0.580598" calcext:value-type="float">
            <text:p>0.580598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18125" calcext:value-type="float">
            <text:p>0.318125</text:p>
          </table:table-cell>
          <table:table-cell office:value-type="float" office:value="0.111106" calcext:value-type="float">
            <text:p>0.111106</text:p>
          </table:table-cell>
          <table:table-cell office:value-type="float" office:value="0.0163538" calcext:value-type="float">
            <text:p>0.0163538</text:p>
          </table:table-cell>
          <table:table-cell office:value-type="float" office:value="1.0876" calcext:value-type="float">
            <text:p>1.0876</text:p>
          </table:table-cell>
          <table:table-cell office:value-type="float" office:value="4.91192" calcext:value-type="float">
            <text:p>4.91192</text:p>
          </table:table-cell>
          <table:table-cell office:value-type="float" office:value="0.55841" calcext:value-type="float">
            <text:p>0.55841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54219" calcext:value-type="float">
            <text:p>0.354219</text:p>
          </table:table-cell>
          <table:table-cell office:value-type="float" office:value="0.134913" calcext:value-type="float">
            <text:p>0.134913</text:p>
          </table:table-cell>
          <table:table-cell office:value-type="float" office:value="0.0231746" calcext:value-type="float">
            <text:p>0.0231746</text:p>
          </table:table-cell>
          <table:table-cell office:value-type="float" office:value="0.889979" calcext:value-type="float">
            <text:p>0.889979</text:p>
          </table:table-cell>
          <table:table-cell office:value-type="float" office:value="6.08842" calcext:value-type="float">
            <text:p>6.08842</text:p>
          </table:table-cell>
          <table:table-cell office:value-type="float" office:value="0.575589" calcext:value-type="float">
            <text:p>0.575589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43398" calcext:value-type="float">
            <text:p>0.343398</text:p>
          </table:table-cell>
          <table:table-cell office:value-type="float" office:value="0.128118" calcext:value-type="float">
            <text:p>0.128118</text:p>
          </table:table-cell>
          <table:table-cell office:value-type="float" office:value="0.0207954" calcext:value-type="float">
            <text:p>0.0207954</text:p>
          </table:table-cell>
          <table:table-cell office:value-type="float" office:value="0.984783" calcext:value-type="float">
            <text:p>0.984783</text:p>
          </table:table-cell>
          <table:table-cell office:value-type="float" office:value="5.60731" calcext:value-type="float">
            <text:p>5.60731</text:p>
          </table:table-cell>
          <table:table-cell office:value-type="float" office:value="0.577696" calcext:value-type="float">
            <text:p>0.577696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40605" calcext:value-type="float">
            <text:p>0.340605</text:p>
          </table:table-cell>
          <table:table-cell office:value-type="float" office:value="0.125552" calcext:value-type="float">
            <text:p>0.125552</text:p>
          </table:table-cell>
          <table:table-cell office:value-type="float" office:value="0.0202012" calcext:value-type="float">
            <text:p>0.0202012</text:p>
          </table:table-cell>
          <table:table-cell office:value-type="float" office:value="0.960043" calcext:value-type="float">
            <text:p>0.960043</text:p>
          </table:table-cell>
          <table:table-cell office:value-type="float" office:value="5.62316" calcext:value-type="float">
            <text:p>5.62316</text:p>
          </table:table-cell>
          <table:table-cell office:value-type="float" office:value="0.572822" calcext:value-type="float">
            <text:p>0.572822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41455" calcext:value-type="float">
            <text:p>0.341455</text:p>
          </table:table-cell>
          <table:table-cell office:value-type="float" office:value="0.126408" calcext:value-type="float">
            <text:p>0.126408</text:p>
          </table:table-cell>
          <table:table-cell office:value-type="float" office:value="0.0206198" calcext:value-type="float">
            <text:p>0.0206198</text:p>
          </table:table-cell>
          <table:table-cell office:value-type="float" office:value="1.00281" calcext:value-type="float">
            <text:p>1.00281</text:p>
          </table:table-cell>
          <table:table-cell office:value-type="float" office:value="5.51211" calcext:value-type="float">
            <text:p>5.51211</text:p>
          </table:table-cell>
          <table:table-cell office:value-type="float" office:value="0.569857" calcext:value-type="float">
            <text:p>0.569857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35483" calcext:value-type="float">
            <text:p>0.335483</text:p>
          </table:table-cell>
          <table:table-cell office:value-type="float" office:value="0.123069" calcext:value-type="float">
            <text:p>0.123069</text:p>
          </table:table-cell>
          <table:table-cell office:value-type="float" office:value="0.0199514" calcext:value-type="float">
            <text:p>0.0199514</text:p>
          </table:table-cell>
          <table:table-cell office:value-type="float" office:value="1.03103" calcext:value-type="float">
            <text:p>1.03103</text:p>
          </table:table-cell>
          <table:table-cell office:value-type="float" office:value="5.35089" calcext:value-type="float">
            <text:p>5.35089</text:p>
          </table:table-cell>
          <table:table-cell office:value-type="float" office:value="0.560906" calcext:value-type="float">
            <text:p>0.560906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36206" calcext:value-type="float">
            <text:p>0.336206</text:p>
          </table:table-cell>
          <table:table-cell office:value-type="float" office:value="0.123453" calcext:value-type="float">
            <text:p>0.123453</text:p>
          </table:table-cell>
          <table:table-cell office:value-type="float" office:value="0.0200876" calcext:value-type="float">
            <text:p>0.0200876</text:p>
          </table:table-cell>
          <table:table-cell office:value-type="float" office:value="1.01288" calcext:value-type="float">
            <text:p>1.01288</text:p>
          </table:table-cell>
          <table:table-cell office:value-type="float" office:value="5.41214" calcext:value-type="float">
            <text:p>5.41214</text:p>
          </table:table-cell>
          <table:table-cell office:value-type="float" office:value="0.560654" calcext:value-type="float">
            <text:p>0.560654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37102" calcext:value-type="float">
            <text:p>0.337102</text:p>
          </table:table-cell>
          <table:table-cell office:value-type="float" office:value="0.123965" calcext:value-type="float">
            <text:p>0.123965</text:p>
          </table:table-cell>
          <table:table-cell office:value-type="float" office:value="0.0200826" calcext:value-type="float">
            <text:p>0.0200826</text:p>
          </table:table-cell>
          <table:table-cell office:value-type="float" office:value="1.00151" calcext:value-type="float">
            <text:p>1.00151</text:p>
          </table:table-cell>
          <table:table-cell office:value-type="float" office:value="5.45777" calcext:value-type="float">
            <text:p>5.45777</text:p>
          </table:table-cell>
          <table:table-cell office:value-type="float" office:value="0.564385" calcext:value-type="float">
            <text:p>0.564385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35276" calcext:value-type="float">
            <text:p>0.335276</text:p>
          </table:table-cell>
          <table:table-cell office:value-type="float" office:value="0.122692" calcext:value-type="float">
            <text:p>0.122692</text:p>
          </table:table-cell>
          <table:table-cell office:value-type="float" office:value="0.0197554" calcext:value-type="float">
            <text:p>0.0197554</text:p>
          </table:table-cell>
          <table:table-cell office:value-type="float" office:value="1.01129" calcext:value-type="float">
            <text:p>1.01129</text:p>
          </table:table-cell>
          <table:table-cell office:value-type="float" office:value="5.39856" calcext:value-type="float">
            <text:p>5.39856</text:p>
          </table:table-cell>
          <table:table-cell office:value-type="float" office:value="0.562545" calcext:value-type="float">
            <text:p>0.562545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37581" calcext:value-type="float">
            <text:p>0.337581</text:p>
          </table:table-cell>
          <table:table-cell office:value-type="float" office:value="0.124112" calcext:value-type="float">
            <text:p>0.124112</text:p>
          </table:table-cell>
          <table:table-cell office:value-type="float" office:value="0.0201013" calcext:value-type="float">
            <text:p>0.0201013</text:p>
          </table:table-cell>
          <table:table-cell office:value-type="float" office:value="1.01161" calcext:value-type="float">
            <text:p>1.01161</text:p>
          </table:table-cell>
          <table:table-cell office:value-type="float" office:value="5.43155" calcext:value-type="float">
            <text:p>5.43155</text:p>
          </table:table-cell>
          <table:table-cell office:value-type="float" office:value="0.565011" calcext:value-type="float">
            <text:p>0.565011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37538" calcext:value-type="float">
            <text:p>0.337538</text:p>
          </table:table-cell>
          <table:table-cell office:value-type="float" office:value="0.124183" calcext:value-type="float">
            <text:p>0.124183</text:p>
          </table:table-cell>
          <table:table-cell office:value-type="float" office:value="0.0201755" calcext:value-type="float">
            <text:p>0.0201755</text:p>
          </table:table-cell>
          <table:table-cell office:value-type="float" office:value="1.00878" calcext:value-type="float">
            <text:p>1.00878</text:p>
          </table:table-cell>
          <table:table-cell office:value-type="float" office:value="5.44154" calcext:value-type="float">
            <text:p>5.44154</text:p>
          </table:table-cell>
          <table:table-cell office:value-type="float" office:value="0.563908" calcext:value-type="float">
            <text:p>0.563908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36551" calcext:value-type="float">
            <text:p>0.336551</text:p>
          </table:table-cell>
          <table:table-cell office:value-type="float" office:value="0.123562" calcext:value-type="float">
            <text:p>0.123562</text:p>
          </table:table-cell>
          <table:table-cell office:value-type="float" office:value="0.0199954" calcext:value-type="float">
            <text:p>0.0199954</text:p>
          </table:table-cell>
          <table:table-cell office:value-type="float" office:value="1.00507" calcext:value-type="float">
            <text:p>1.00507</text:p>
          </table:table-cell>
          <table:table-cell office:value-type="float" office:value="5.43762" calcext:value-type="float">
            <text:p>5.43762</text:p>
          </table:table-cell>
          <table:table-cell office:value-type="float" office:value="0.563447" calcext:value-type="float">
            <text:p>0.563447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3661" calcext:value-type="float">
            <text:p>0.33661</text:p>
          </table:table-cell>
          <table:table-cell office:value-type="float" office:value="0.123607" calcext:value-type="float">
            <text:p>0.123607</text:p>
          </table:table-cell>
          <table:table-cell office:value-type="float" office:value="0.020023" calcext:value-type="float">
            <text:p>0.020023</text:p>
          </table:table-cell>
          <table:table-cell office:value-type="float" office:value="1.01068" calcext:value-type="float">
            <text:p>1.01068</text:p>
          </table:table-cell>
          <table:table-cell office:value-type="float" office:value="5.42224" calcext:value-type="float">
            <text:p>5.42224</text:p>
          </table:table-cell>
          <table:table-cell office:value-type="float" office:value="0.563161" calcext:value-type="float">
            <text:p>0.5631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0104976" calcext:value-type="float">
            <text:p>0.00104976</text:p>
          </table:table-cell>
          <table:table-cell office:value-type="float" office:value="0.0975078" calcext:value-type="float">
            <text:p>0.0975078</text:p>
          </table:table-cell>
          <table:table-cell office:value-type="float" office:value="9.18555" calcext:value-type="float">
            <text:p>9.18555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0842" calcext:value-type="float">
            <text:p>0.0842</text:p>
          </table:table-cell>
          <table:table-cell office:value-type="float" office:value="0.00712328" calcext:value-type="float">
            <text:p>0.00712328</text:p>
          </table:table-cell>
          <table:table-cell office:value-type="float" office:value="0.321115" calcext:value-type="float">
            <text:p>0.321115</text:p>
          </table:table-cell>
          <table:table-cell office:value-type="float" office:value="8.12588" calcext:value-type="float">
            <text:p>8.12588</text:p>
          </table:table-cell>
          <table:table-cell office:value-type="float" office:value="0.665085" calcext:value-type="float">
            <text:p>0.665085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130541" calcext:value-type="float">
            <text:p>0.0130541</text:p>
          </table:table-cell>
          <table:table-cell office:value-type="float" office:value="0.673475" calcext:value-type="float">
            <text:p>0.673475</text:p>
          </table:table-cell>
          <table:table-cell office:value-type="float" office:value="6.01156" calcext:value-type="float">
            <text:p>6.01156</text:p>
          </table:table-cell>
          <table:table-cell office:value-type="float" office:value="0.56224" calcext:value-type="float">
            <text:p>0.56224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425" calcext:value-type="float">
            <text:p>0.3425</text:p>
          </table:table-cell>
          <table:table-cell office:value-type="float" office:value="0.12335" calcext:value-type="float">
            <text:p>0.12335</text:p>
          </table:table-cell>
          <table:table-cell office:value-type="float" office:value="0.0174925" calcext:value-type="float">
            <text:p>0.0174925</text:p>
          </table:table-cell>
          <table:table-cell office:value-type="float" office:value="0.512812" calcext:value-type="float">
            <text:p>0.512812</text:p>
          </table:table-cell>
          <table:table-cell office:value-type="float" office:value="7.76887" calcext:value-type="float">
            <text:p>7.76887</text:p>
          </table:table-cell>
          <table:table-cell office:value-type="float" office:value="0.616775" calcext:value-type="float">
            <text:p>0.616775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375" calcext:value-type="float">
            <text:p>0.3375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0181358" calcext:value-type="float">
            <text:p>0.0181358</text:p>
          </table:table-cell>
          <table:table-cell office:value-type="float" office:value="0.638176" calcext:value-type="float">
            <text:p>0.638176</text:p>
          </table:table-cell>
          <table:table-cell office:value-type="float" office:value="6.88403" calcext:value-type="float">
            <text:p>6.88403</text:p>
          </table:table-cell>
          <table:table-cell office:value-type="float" office:value="0.593176" calcext:value-type="float">
            <text:p>0.593176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84375" calcext:value-type="float">
            <text:p>0.284375</text:p>
          </table:table-cell>
          <table:table-cell office:value-type="float" office:value="0.0901125" calcext:value-type="float">
            <text:p>0.0901125</text:p>
          </table:table-cell>
          <table:table-cell office:value-type="float" office:value="0.0115305" calcext:value-type="float">
            <text:p>0.0115305</text:p>
          </table:table-cell>
          <table:table-cell office:value-type="float" office:value="0.641586" calcext:value-type="float">
            <text:p>0.641586</text:p>
          </table:table-cell>
          <table:table-cell office:value-type="float" office:value="5.84406" calcext:value-type="float">
            <text:p>5.84406</text:p>
          </table:table-cell>
          <table:table-cell office:value-type="float" office:value="0.526676" calcext:value-type="float">
            <text:p>0.526676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30625" calcext:value-type="float">
            <text:p>0.330625</text:p>
          </table:table-cell>
          <table:table-cell office:value-type="float" office:value="0.118025" calcext:value-type="float">
            <text:p>0.118025</text:p>
          </table:table-cell>
          <table:table-cell office:value-type="float" office:value="0.017872" calcext:value-type="float">
            <text:p>0.017872</text:p>
          </table:table-cell>
          <table:table-cell office:value-type="float" office:value="1.14209" calcext:value-type="float">
            <text:p>1.14209</text:p>
          </table:table-cell>
          <table:table-cell office:value-type="float" office:value="4.94338" calcext:value-type="float">
            <text:p>4.94338</text:p>
          </table:table-cell>
          <table:table-cell office:value-type="float" office:value="0.572335" calcext:value-type="float">
            <text:p>0.572335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48438" calcext:value-type="float">
            <text:p>0.348438</text:p>
          </table:table-cell>
          <table:table-cell office:value-type="float" office:value="0.13065" calcext:value-type="float">
            <text:p>0.13065</text:p>
          </table:table-cell>
          <table:table-cell office:value-type="float" office:value="0.0213421" calcext:value-type="float">
            <text:p>0.0213421</text:p>
          </table:table-cell>
          <table:table-cell office:value-type="float" office:value="0.810678" calcext:value-type="float">
            <text:p>0.810678</text:p>
          </table:table-cell>
          <table:table-cell office:value-type="float" office:value="6.29083" calcext:value-type="float">
            <text:p>6.29083</text:p>
          </table:table-cell>
          <table:table-cell office:value-type="float" office:value="0.583229" calcext:value-type="float">
            <text:p>0.583229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41563" calcext:value-type="float">
            <text:p>0.341563</text:p>
          </table:table-cell>
          <table:table-cell office:value-type="float" office:value="0.128166" calcext:value-type="float">
            <text:p>0.128166</text:p>
          </table:table-cell>
          <table:table-cell office:value-type="float" office:value="0.0212773" calcext:value-type="float">
            <text:p>0.0212773</text:p>
          </table:table-cell>
          <table:table-cell office:value-type="float" office:value="1.07049" calcext:value-type="float">
            <text:p>1.07049</text:p>
          </table:table-cell>
          <table:table-cell office:value-type="float" office:value="5.35973" calcext:value-type="float">
            <text:p>5.35973</text:p>
          </table:table-cell>
          <table:table-cell office:value-type="float" office:value="0.568231" calcext:value-type="float">
            <text:p>0.568231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48359" calcext:value-type="float">
            <text:p>0.348359</text:p>
          </table:table-cell>
          <table:table-cell office:value-type="float" office:value="0.131945" calcext:value-type="float">
            <text:p>0.131945</text:p>
          </table:table-cell>
          <table:table-cell office:value-type="float" office:value="0.0226316" calcext:value-type="float">
            <text:p>0.0226316</text:p>
          </table:table-cell>
          <table:table-cell office:value-type="float" office:value="1.02069" calcext:value-type="float">
            <text:p>1.02069</text:p>
          </table:table-cell>
          <table:table-cell office:value-type="float" office:value="5.58798" calcext:value-type="float">
            <text:p>5.58798</text:p>
          </table:table-cell>
          <table:table-cell office:value-type="float" office:value="0.566682" calcext:value-type="float">
            <text:p>0.566682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50352" calcext:value-type="float">
            <text:p>0.350352</text:p>
          </table:table-cell>
          <table:table-cell office:value-type="float" office:value="0.132391" calcext:value-type="float">
            <text:p>0.132391</text:p>
          </table:table-cell>
          <table:table-cell office:value-type="float" office:value="0.0224116" calcext:value-type="float">
            <text:p>0.0224116</text:p>
          </table:table-cell>
          <table:table-cell office:value-type="float" office:value="1.01459" calcext:value-type="float">
            <text:p>1.01459</text:p>
          </table:table-cell>
          <table:table-cell office:value-type="float" office:value="5.61642" calcext:value-type="float">
            <text:p>5.61642</text:p>
          </table:table-cell>
          <table:table-cell office:value-type="float" office:value="0.573781" calcext:value-type="float">
            <text:p>0.573781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45967" calcext:value-type="float">
            <text:p>0.345967</text:p>
          </table:table-cell>
          <table:table-cell office:value-type="float" office:value="0.12967" calcext:value-type="float">
            <text:p>0.12967</text:p>
          </table:table-cell>
          <table:table-cell office:value-type="float" office:value="0.0215128" calcext:value-type="float">
            <text:p>0.0215128</text:p>
          </table:table-cell>
          <table:table-cell office:value-type="float" office:value="0.959289" calcext:value-type="float">
            <text:p>0.959289</text:p>
          </table:table-cell>
          <table:table-cell office:value-type="float" office:value="5.72457" calcext:value-type="float">
            <text:p>5.72457</text:p>
          </table:table-cell>
          <table:table-cell office:value-type="float" office:value="0.573522" calcext:value-type="float">
            <text:p>0.573522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38438" calcext:value-type="float">
            <text:p>0.338438</text:p>
          </table:table-cell>
          <table:table-cell office:value-type="float" office:value="0.124708" calcext:value-type="float">
            <text:p>0.124708</text:p>
          </table:table-cell>
          <table:table-cell office:value-type="float" office:value="0.020298" calcext:value-type="float">
            <text:p>0.020298</text:p>
          </table:table-cell>
          <table:table-cell office:value-type="float" office:value="1.01345" calcext:value-type="float">
            <text:p>1.01345</text:p>
          </table:table-cell>
          <table:table-cell office:value-type="float" office:value="5.44035" calcext:value-type="float">
            <text:p>5.44035</text:p>
          </table:table-cell>
          <table:table-cell office:value-type="float" office:value="0.564942" calcext:value-type="float">
            <text:p>0.564942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42925" calcext:value-type="float">
            <text:p>0.342925</text:p>
          </table:table-cell>
          <table:table-cell office:value-type="float" office:value="0.127664" calcext:value-type="float">
            <text:p>0.127664</text:p>
          </table:table-cell>
          <table:table-cell office:value-type="float" office:value="0.02106" calcext:value-type="float">
            <text:p>0.02106</text:p>
          </table:table-cell>
          <table:table-cell office:value-type="float" office:value="0.992552" calcext:value-type="float">
            <text:p>0.992552</text:p>
          </table:table-cell>
          <table:table-cell office:value-type="float" office:value="5.57277" calcext:value-type="float">
            <text:p>5.57277</text:p>
          </table:table-cell>
          <table:table-cell office:value-type="float" office:value="0.569278" calcext:value-type="float">
            <text:p>0.569278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39463" calcext:value-type="float">
            <text:p>0.339463</text:p>
          </table:table-cell>
          <table:table-cell office:value-type="float" office:value="0.125337" calcext:value-type="float">
            <text:p>0.125337</text:p>
          </table:table-cell>
          <table:table-cell office:value-type="float" office:value="0.0204654" calcext:value-type="float">
            <text:p>0.0204654</text:p>
          </table:table-cell>
          <table:table-cell office:value-type="float" office:value="0.988627" calcext:value-type="float">
            <text:p>0.988627</text:p>
          </table:table-cell>
          <table:table-cell office:value-type="float" office:value="5.5293" calcext:value-type="float">
            <text:p>5.5293</text:p>
          </table:table-cell>
          <table:table-cell office:value-type="float" office:value="0.565751" calcext:value-type="float">
            <text:p>0.565751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42234" calcext:value-type="float">
            <text:p>0.342234</text:p>
          </table:table-cell>
          <table:table-cell office:value-type="float" office:value="0.127369" calcext:value-type="float">
            <text:p>0.127369</text:p>
          </table:table-cell>
          <table:table-cell office:value-type="float" office:value="0.0211049" calcext:value-type="float">
            <text:p>0.0211049</text:p>
          </table:table-cell>
          <table:table-cell office:value-type="float" office:value="0.998052" calcext:value-type="float">
            <text:p>0.998052</text:p>
          </table:table-cell>
          <table:table-cell office:value-type="float" office:value="5.54911" calcext:value-type="float">
            <text:p>5.54911</text:p>
          </table:table-cell>
          <table:table-cell office:value-type="float" office:value="0.566354" calcext:value-type="float">
            <text:p>0.566354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40995" calcext:value-type="float">
            <text:p>0.340995</text:p>
          </table:table-cell>
          <table:table-cell office:value-type="float" office:value="0.126322" calcext:value-type="float">
            <text:p>0.126322</text:p>
          </table:table-cell>
          <table:table-cell office:value-type="float" office:value="0.0207071" calcext:value-type="float">
            <text:p>0.0207071</text:p>
          </table:table-cell>
          <table:table-cell office:value-type="float" office:value="0.990889" calcext:value-type="float">
            <text:p>0.990889</text:p>
          </table:table-cell>
          <table:table-cell office:value-type="float" office:value="5.54596" calcext:value-type="float">
            <text:p>5.54596</text:p>
          </table:table-cell>
          <table:table-cell office:value-type="float" office:value="0.567447" calcext:value-type="float">
            <text:p>0.567447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42514" calcext:value-type="float">
            <text:p>0.342514</text:p>
          </table:table-cell>
          <table:table-cell office:value-type="float" office:value="0.127489" calcext:value-type="float">
            <text:p>0.127489</text:p>
          </table:table-cell>
          <table:table-cell office:value-type="float" office:value="0.0211109" calcext:value-type="float">
            <text:p>0.0211109</text:p>
          </table:table-cell>
          <table:table-cell office:value-type="float" office:value="0.994036" calcext:value-type="float">
            <text:p>0.994036</text:p>
          </table:table-cell>
          <table:table-cell office:value-type="float" office:value="5.5641" calcext:value-type="float">
            <text:p>5.5641</text:p>
          </table:table-cell>
          <table:table-cell office:value-type="float" office:value="0.567045" calcext:value-type="float">
            <text:p>0.567045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42136" calcext:value-type="float">
            <text:p>0.342136</text:p>
          </table:table-cell>
          <table:table-cell office:value-type="float" office:value="0.127094" calcext:value-type="float">
            <text:p>0.127094</text:p>
          </table:table-cell>
          <table:table-cell office:value-type="float" office:value="0.0209248" calcext:value-type="float">
            <text:p>0.0209248</text:p>
          </table:table-cell>
          <table:table-cell office:value-type="float" office:value="0.998029" calcext:value-type="float">
            <text:p>0.998029</text:p>
          </table:table-cell>
          <table:table-cell office:value-type="float" office:value="5.54267" calcext:value-type="float">
            <text:p>5.54267</text:p>
          </table:table-cell>
          <table:table-cell office:value-type="float" office:value="0.568189" calcext:value-type="float">
            <text:p>0.568189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2662" calcext:value-type="float">
            <text:p>0.342662</text:p>
          </table:table-cell>
          <table:table-cell office:value-type="float" office:value="0.127551" calcext:value-type="float">
            <text:p>0.127551</text:p>
          </table:table-cell>
          <table:table-cell office:value-type="float" office:value="0.0211019" calcext:value-type="float">
            <text:p>0.0211019</text:p>
          </table:table-cell>
          <table:table-cell office:value-type="float" office:value="0.991872" calcext:value-type="float">
            <text:p>0.991872</text:p>
          </table:table-cell>
          <table:table-cell office:value-type="float" office:value="5.57215" calcext:value-type="float">
            <text:p>5.57215</text:p>
          </table:table-cell>
          <table:table-cell office:value-type="float" office:value="0.567652" calcext:value-type="float">
            <text:p>0.5676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00256" calcext:value-type="float">
            <text:p>2.56E-06</text:p>
          </table:table-cell>
          <table:table-cell office:value-type="float" office:value="0.221115" calcext:value-type="float">
            <text:p>0.221115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0.104" calcext:value-type="float">
            <text:p>0.104</text:p>
          </table:table-cell>
          <table:table-cell office:value-type="float" office:value="0.0114714" calcext:value-type="float">
            <text:p>0.0114714</text:p>
          </table:table-cell>
          <table:table-cell office:value-type="float" office:value="1.1" calcext:value-type="float">
            <text:p>1.1</text:p>
          </table:table-cell>
          <table:table-cell office:value-type="float" office:value="4.70471" calcext:value-type="float">
            <text:p>4.70471</text:p>
          </table:table-cell>
          <table:table-cell office:value-type="float" office:value="0.646469" calcext:value-type="float">
            <text:p>0.646469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45" calcext:value-type="float">
            <text:p>0.445</text:p>
          </table:table-cell>
          <table:table-cell office:value-type="float" office:value="0.2011" calcext:value-type="float">
            <text:p>0.2011</text:p>
          </table:table-cell>
          <table:table-cell office:value-type="float" office:value="0.0428628" calcext:value-type="float">
            <text:p>0.0428628</text:p>
          </table:table-cell>
          <table:table-cell office:value-type="float" office:value="0.852705" calcext:value-type="float">
            <text:p>0.852705</text:p>
          </table:table-cell>
          <table:table-cell office:value-type="float" office:value="7.68928" calcext:value-type="float">
            <text:p>7.68928</text:p>
          </table:table-cell>
          <table:table-cell office:value-type="float" office:value="0.646707" calcext:value-type="float">
            <text:p>0.646707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95" calcext:value-type="float">
            <text:p>0.395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0381354" calcext:value-type="float">
            <text:p>0.0381354</text:p>
          </table:table-cell>
          <table:table-cell office:value-type="float" office:value="0.499311" calcext:value-type="float">
            <text:p>0.499311</text:p>
          </table:table-cell>
          <table:table-cell office:value-type="float" office:value="9.32402" calcext:value-type="float">
            <text:p>9.32402</text:p>
          </table:table-cell>
          <table:table-cell office:value-type="float" office:value="0.564256" calcext:value-type="float">
            <text:p>0.564256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1875" calcext:value-type="float">
            <text:p>0.31875</text:p>
          </table:table-cell>
          <table:table-cell office:value-type="float" office:value="0.107375" calcext:value-type="float">
            <text:p>0.107375</text:p>
          </table:table-cell>
          <table:table-cell office:value-type="float" office:value="0.0136884" calcext:value-type="float">
            <text:p>0.0136884</text:p>
          </table:table-cell>
          <table:table-cell office:value-type="float" office:value="1.31778" calcext:value-type="float">
            <text:p>1.31778</text:p>
          </table:table-cell>
          <table:table-cell office:value-type="float" office:value="4.32599" calcext:value-type="float">
            <text:p>4.32599</text:p>
          </table:table-cell>
          <table:table-cell office:value-type="float" office:value="0.604247" calcext:value-type="float">
            <text:p>0.604247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26875" calcext:value-type="float">
            <text:p>0.326875</text:p>
          </table:table-cell>
          <table:table-cell office:value-type="float" office:value="0.110612" calcext:value-type="float">
            <text:p>0.110612</text:p>
          </table:table-cell>
          <table:table-cell office:value-type="float" office:value="0.014072" calcext:value-type="float">
            <text:p>0.014072</text:p>
          </table:table-cell>
          <table:table-cell office:value-type="float" office:value="0.604526" calcext:value-type="float">
            <text:p>0.604526</text:p>
          </table:table-cell>
          <table:table-cell office:value-type="float" office:value="6.72942" calcext:value-type="float">
            <text:p>6.72942</text:p>
          </table:table-cell>
          <table:table-cell office:value-type="float" office:value="0.616623" calcext:value-type="float">
            <text:p>0.616623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79375" calcext:value-type="float">
            <text:p>0.379375</text:p>
          </table:table-cell>
          <table:table-cell office:value-type="float" office:value="0.1524" calcext:value-type="float">
            <text:p>0.1524</text:p>
          </table:table-cell>
          <table:table-cell office:value-type="float" office:value="0.0280587" calcext:value-type="float">
            <text:p>0.0280587</text:p>
          </table:table-cell>
          <table:table-cell office:value-type="float" office:value="0.938173" calcext:value-type="float">
            <text:p>0.938173</text:p>
          </table:table-cell>
          <table:table-cell office:value-type="float" office:value="6.31745" calcext:value-type="float">
            <text:p>6.31745</text:p>
          </table:table-cell>
          <table:table-cell office:value-type="float" office:value="0.597304" calcext:value-type="float">
            <text:p>0.597304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59688" calcext:value-type="float">
            <text:p>0.359688</text:p>
          </table:table-cell>
          <table:table-cell office:value-type="float" office:value="0.136137" calcext:value-type="float">
            <text:p>0.136137</text:p>
          </table:table-cell>
          <table:table-cell office:value-type="float" office:value="0.0222572" calcext:value-type="float">
            <text:p>0.0222572</text:p>
          </table:table-cell>
          <table:table-cell office:value-type="float" office:value="0.926236" calcext:value-type="float">
            <text:p>0.926236</text:p>
          </table:table-cell>
          <table:table-cell office:value-type="float" office:value="5.98846" calcext:value-type="float">
            <text:p>5.98846</text:p>
          </table:table-cell>
          <table:table-cell office:value-type="float" office:value="0.599693" calcext:value-type="float">
            <text:p>0.599693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56328" calcext:value-type="float">
            <text:p>0.356328</text:p>
          </table:table-cell>
          <table:table-cell office:value-type="float" office:value="0.134614" calcext:value-type="float">
            <text:p>0.134614</text:p>
          </table:table-cell>
          <table:table-cell office:value-type="float" office:value="0.0217753" calcext:value-type="float">
            <text:p>0.0217753</text:p>
          </table:table-cell>
          <table:table-cell office:value-type="float" office:value="0.960629" calcext:value-type="float">
            <text:p>0.960629</text:p>
          </table:table-cell>
          <table:table-cell office:value-type="float" office:value="5.83685" calcext:value-type="float">
            <text:p>5.83685</text:p>
          </table:table-cell>
          <table:table-cell office:value-type="float" office:value="0.599445" calcext:value-type="float">
            <text:p>0.599445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60156" calcext:value-type="float">
            <text:p>0.360156</text:p>
          </table:table-cell>
          <table:table-cell office:value-type="float" office:value="0.13945" calcext:value-type="float">
            <text:p>0.13945</text:p>
          </table:table-cell>
          <table:table-cell office:value-type="float" office:value="0.024559" calcext:value-type="float">
            <text:p>0.024559</text:p>
          </table:table-cell>
          <table:table-cell office:value-type="float" office:value="0.868441" calcext:value-type="float">
            <text:p>0.868441</text:p>
          </table:table-cell>
          <table:table-cell office:value-type="float" office:value="6.27862" calcext:value-type="float">
            <text:p>6.27862</text:p>
          </table:table-cell>
          <table:table-cell office:value-type="float" office:value="0.579029" calcext:value-type="float">
            <text:p>0.579029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52734" calcext:value-type="float">
            <text:p>0.352734</text:p>
          </table:table-cell>
          <table:table-cell office:value-type="float" office:value="0.133575" calcext:value-type="float">
            <text:p>0.133575</text:p>
          </table:table-cell>
          <table:table-cell office:value-type="float" office:value="0.0223244" calcext:value-type="float">
            <text:p>0.0223244</text:p>
          </table:table-cell>
          <table:table-cell office:value-type="float" office:value="0.950436" calcext:value-type="float">
            <text:p>0.950436</text:p>
          </table:table-cell>
          <table:table-cell office:value-type="float" office:value="5.84603" calcext:value-type="float">
            <text:p>5.84603</text:p>
          </table:table-cell>
          <table:table-cell office:value-type="float" office:value="0.582932" calcext:value-type="float">
            <text:p>0.582932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43838" calcext:value-type="float">
            <text:p>0.343838</text:p>
          </table:table-cell>
          <table:table-cell office:value-type="float" office:value="0.128261" calcext:value-type="float">
            <text:p>0.128261</text:p>
          </table:table-cell>
          <table:table-cell office:value-type="float" office:value="0.0212017" calcext:value-type="float">
            <text:p>0.0212017</text:p>
          </table:table-cell>
          <table:table-cell office:value-type="float" office:value="0.963205" calcext:value-type="float">
            <text:p>0.963205</text:p>
          </table:table-cell>
          <table:table-cell office:value-type="float" office:value="5.67836" calcext:value-type="float">
            <text:p>5.67836</text:p>
          </table:table-cell>
          <table:table-cell office:value-type="float" office:value="0.570403" calcext:value-type="float">
            <text:p>0.570403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48408" calcext:value-type="float">
            <text:p>0.348408</text:p>
          </table:table-cell>
          <table:table-cell office:value-type="float" office:value="0.130987" calcext:value-type="float">
            <text:p>0.130987</text:p>
          </table:table-cell>
          <table:table-cell office:value-type="float" office:value="0.0218646" calcext:value-type="float">
            <text:p>0.0218646</text:p>
          </table:table-cell>
          <table:table-cell office:value-type="float" office:value="0.973509" calcext:value-type="float">
            <text:p>0.973509</text:p>
          </table:table-cell>
          <table:table-cell office:value-type="float" office:value="5.71035" calcext:value-type="float">
            <text:p>5.71035</text:p>
          </table:table-cell>
          <table:table-cell office:value-type="float" office:value="0.575223" calcext:value-type="float">
            <text:p>0.575223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4325" calcext:value-type="float">
            <text:p>0.34325</text:p>
          </table:table-cell>
          <table:table-cell office:value-type="float" office:value="0.127739" calcext:value-type="float">
            <text:p>0.127739</text:p>
          </table:table-cell>
          <table:table-cell office:value-type="float" office:value="0.0210625" calcext:value-type="float">
            <text:p>0.0210625</text:p>
          </table:table-cell>
          <table:table-cell office:value-type="float" office:value="0.982874" calcext:value-type="float">
            <text:p>0.982874</text:p>
          </table:table-cell>
          <table:table-cell office:value-type="float" office:value="5.60421" calcext:value-type="float">
            <text:p>5.60421</text:p>
          </table:table-cell>
          <table:table-cell office:value-type="float" office:value="0.569731" calcext:value-type="float">
            <text:p>0.569731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47241" calcext:value-type="float">
            <text:p>0.347241</text:p>
          </table:table-cell>
          <table:table-cell office:value-type="float" office:value="0.130567" calcext:value-type="float">
            <text:p>0.130567</text:p>
          </table:table-cell>
          <table:table-cell office:value-type="float" office:value="0.0219508" calcext:value-type="float">
            <text:p>0.0219508</text:p>
          </table:table-cell>
          <table:table-cell office:value-type="float" office:value="0.990374" calcext:value-type="float">
            <text:p>0.990374</text:p>
          </table:table-cell>
          <table:table-cell office:value-type="float" office:value="5.64776" calcext:value-type="float">
            <text:p>5.64776</text:p>
          </table:table-cell>
          <table:table-cell office:value-type="float" office:value="0.570799" calcext:value-type="float">
            <text:p>0.570799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46504" calcext:value-type="float">
            <text:p>0.346504</text:p>
          </table:table-cell>
          <table:table-cell office:value-type="float" office:value="0.13006" calcext:value-type="float">
            <text:p>0.13006</text:p>
          </table:table-cell>
          <table:table-cell office:value-type="float" office:value="0.0217614" calcext:value-type="float">
            <text:p>0.0217614</text:p>
          </table:table-cell>
          <table:table-cell office:value-type="float" office:value="0.985262" calcext:value-type="float">
            <text:p>0.985262</text:p>
          </table:table-cell>
          <table:table-cell office:value-type="float" office:value="5.65168" calcext:value-type="float">
            <text:p>5.65168</text:p>
          </table:table-cell>
          <table:table-cell office:value-type="float" office:value="0.571178" calcext:value-type="float">
            <text:p>0.571178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49445" calcext:value-type="float">
            <text:p>0.349445</text:p>
          </table:table-cell>
          <table:table-cell office:value-type="float" office:value="0.131979" calcext:value-type="float">
            <text:p>0.131979</text:p>
          </table:table-cell>
          <table:table-cell office:value-type="float" office:value="0.0223026" calcext:value-type="float">
            <text:p>0.0223026</text:p>
          </table:table-cell>
          <table:table-cell office:value-type="float" office:value="0.973374" calcext:value-type="float">
            <text:p>0.973374</text:p>
          </table:table-cell>
          <table:table-cell office:value-type="float" office:value="5.73408" calcext:value-type="float">
            <text:p>5.73408</text:p>
          </table:table-cell>
          <table:table-cell office:value-type="float" office:value="0.573198" calcext:value-type="float">
            <text:p>0.573198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48242" calcext:value-type="float">
            <text:p>0.348242</text:p>
          </table:table-cell>
          <table:table-cell office:value-type="float" office:value="0.131245" calcext:value-type="float">
            <text:p>0.131245</text:p>
          </table:table-cell>
          <table:table-cell office:value-type="float" office:value="0.0221254" calcext:value-type="float">
            <text:p>0.0221254</text:p>
          </table:table-cell>
          <table:table-cell office:value-type="float" office:value="0.977418" calcext:value-type="float">
            <text:p>0.977418</text:p>
          </table:table-cell>
          <table:table-cell office:value-type="float" office:value="5.70406" calcext:value-type="float">
            <text:p>5.70406</text:p>
          </table:table-cell>
          <table:table-cell office:value-type="float" office:value="0.571845" calcext:value-type="float">
            <text:p>0.571845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48447" calcext:value-type="float">
            <text:p>0.348447</text:p>
          </table:table-cell>
          <table:table-cell office:value-type="float" office:value="0.131379" calcext:value-type="float">
            <text:p>0.131379</text:p>
          </table:table-cell>
          <table:table-cell office:value-type="float" office:value="0.0221599" calcext:value-type="float">
            <text:p>0.0221599</text:p>
          </table:table-cell>
          <table:table-cell office:value-type="float" office:value="0.976331" calcext:value-type="float">
            <text:p>0.976331</text:p>
          </table:table-cell>
          <table:table-cell office:value-type="float" office:value="5.71063" calcext:value-type="float">
            <text:p>5.71063</text:p>
          </table:table-cell>
          <table:table-cell office:value-type="float" office:value="0.572048" calcext:value-type="float">
            <text:p>0.572048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8383" calcext:value-type="float">
            <text:p>0.348383</text:p>
          </table:table-cell>
          <table:table-cell office:value-type="float" office:value="0.131294" calcext:value-type="float">
            <text:p>0.131294</text:p>
          </table:table-cell>
          <table:table-cell office:value-type="float" office:value="0.0221196" calcext:value-type="float">
            <text:p>0.0221196</text:p>
          </table:table-cell>
          <table:table-cell office:value-type="float" office:value="0.976746" calcext:value-type="float">
            <text:p>0.976746</text:p>
          </table:table-cell>
          <table:table-cell office:value-type="float" office:value="5.70732" calcext:value-type="float">
            <text:p>5.70732</text:p>
          </table:table-cell>
          <table:table-cell office:value-type="float" office:value="0.572272" calcext:value-type="float">
            <text:p>0.5722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01296" calcext:value-type="float">
            <text:p>1.296E-05</text:p>
          </table:table-cell>
          <table:table-cell office:value-type="float" office:value="0.36" calcext:value-type="float">
            <text:p>0.36</text:p>
          </table:table-cell>
          <table:table-cell office:value-type="float" office:value="0.0000000241106" calcext:value-type="float">
            <text:p>2.41106E-08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00919808" calcext:value-type="float">
            <text:p>0.00919808</text:p>
          </table:table-cell>
          <table:table-cell office:value-type="float" office:value="0.382918" calcext:value-type="float">
            <text:p>0.382918</text:p>
          </table:table-cell>
          <table:table-cell office:value-type="float" office:value="7.44045" calcext:value-type="float">
            <text:p>7.44045</text:p>
          </table:table-cell>
          <table:table-cell office:value-type="float" office:value="0.573632" calcext:value-type="float">
            <text:p>0.573632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00937672" calcext:value-type="float">
            <text:p>0.00937672</text:p>
          </table:table-cell>
          <table:table-cell office:value-type="float" office:value="0.49382" calcext:value-type="float">
            <text:p>0.49382</text:p>
          </table:table-cell>
          <table:table-cell office:value-type="float" office:value="6.65989" calcext:value-type="float">
            <text:p>6.65989</text:p>
          </table:table-cell>
          <table:table-cell office:value-type="float" office:value="0.601836" calcext:value-type="float">
            <text:p>0.601836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00776392" calcext:value-type="float">
            <text:p>0.00776392</text:p>
          </table:table-cell>
          <table:table-cell office:value-type="float" office:value="1.27343" calcext:value-type="float">
            <text:p>1.27343</text:p>
          </table:table-cell>
          <table:table-cell office:value-type="float" office:value="3.70767" calcext:value-type="float">
            <text:p>3.70767</text:p>
          </table:table-cell>
          <table:table-cell office:value-type="float" office:value="0.591555" calcext:value-type="float">
            <text:p>0.591555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14465" calcext:value-type="float">
            <text:p>0.14465</text:p>
          </table:table-cell>
          <table:table-cell office:value-type="float" office:value="0.0231105" calcext:value-type="float">
            <text:p>0.0231105</text:p>
          </table:table-cell>
          <table:table-cell office:value-type="float" office:value="1.08099" calcext:value-type="float">
            <text:p>1.08099</text:p>
          </table:table-cell>
          <table:table-cell office:value-type="float" office:value="5.69338" calcext:value-type="float">
            <text:p>5.69338</text:p>
          </table:table-cell>
          <table:table-cell office:value-type="float" office:value="0.631828" calcext:value-type="float">
            <text:p>0.631828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58125" calcext:value-type="float">
            <text:p>0.358125</text:p>
          </table:table-cell>
          <table:table-cell office:value-type="float" office:value="0.137262" calcext:value-type="float">
            <text:p>0.137262</text:p>
          </table:table-cell>
          <table:table-cell office:value-type="float" office:value="0.0238697" calcext:value-type="float">
            <text:p>0.0238697</text:p>
          </table:table-cell>
          <table:table-cell office:value-type="float" office:value="1.06699" calcext:value-type="float">
            <text:p>1.06699</text:p>
          </table:table-cell>
          <table:table-cell office:value-type="float" office:value="5.5733" calcext:value-type="float">
            <text:p>5.5733</text:p>
          </table:table-cell>
          <table:table-cell office:value-type="float" office:value="0.577698" calcext:value-type="float">
            <text:p>0.577698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49375" calcext:value-type="float">
            <text:p>0.349375</text:p>
          </table:table-cell>
          <table:table-cell office:value-type="float" office:value="0.132187" calcext:value-type="float">
            <text:p>0.132187</text:p>
          </table:table-cell>
          <table:table-cell office:value-type="float" office:value="0.0223618" calcext:value-type="float">
            <text:p>0.0223618</text:p>
          </table:table-cell>
          <table:table-cell office:value-type="float" office:value="1.03767" calcext:value-type="float">
            <text:p>1.03767</text:p>
          </table:table-cell>
          <table:table-cell office:value-type="float" office:value="5.54372" calcext:value-type="float">
            <text:p>5.54372</text:p>
          </table:table-cell>
          <table:table-cell office:value-type="float" office:value="0.573415" calcext:value-type="float">
            <text:p>0.573415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64219" calcext:value-type="float">
            <text:p>0.364219</text:p>
          </table:table-cell>
          <table:table-cell office:value-type="float" office:value="0.141253" calcext:value-type="float">
            <text:p>0.141253</text:p>
          </table:table-cell>
          <table:table-cell office:value-type="float" office:value="0.0249491" calcext:value-type="float">
            <text:p>0.0249491</text:p>
          </table:table-cell>
          <table:table-cell office:value-type="float" office:value="1.11118" calcext:value-type="float">
            <text:p>1.11118</text:p>
          </table:table-cell>
          <table:table-cell office:value-type="float" office:value="5.53736" calcext:value-type="float">
            <text:p>5.53736</text:p>
          </table:table-cell>
          <table:table-cell office:value-type="float" office:value="0.583191" calcext:value-type="float">
            <text:p>0.583191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55156" calcext:value-type="float">
            <text:p>0.355156</text:p>
          </table:table-cell>
          <table:table-cell office:value-type="float" office:value="0.136922" calcext:value-type="float">
            <text:p>0.136922</text:p>
          </table:table-cell>
          <table:table-cell office:value-type="float" office:value="0.0244109" calcext:value-type="float">
            <text:p>0.0244109</text:p>
          </table:table-cell>
          <table:table-cell office:value-type="float" office:value="1.08964" calcext:value-type="float">
            <text:p>1.08964</text:p>
          </table:table-cell>
          <table:table-cell office:value-type="float" office:value="5.50268" calcext:value-type="float">
            <text:p>5.50268</text:p>
          </table:table-cell>
          <table:table-cell office:value-type="float" office:value="0.565972" calcext:value-type="float">
            <text:p>0.565972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49648" calcext:value-type="float">
            <text:p>0.349648</text:p>
          </table:table-cell>
          <table:table-cell office:value-type="float" office:value="0.131099" calcext:value-type="float">
            <text:p>0.131099</text:p>
          </table:table-cell>
          <table:table-cell office:value-type="float" office:value="0.0216532" calcext:value-type="float">
            <text:p>0.0216532</text:p>
          </table:table-cell>
          <table:table-cell office:value-type="float" office:value="0.96016" calcext:value-type="float">
            <text:p>0.96016</text:p>
          </table:table-cell>
          <table:table-cell office:value-type="float" office:value="5.75572" calcext:value-type="float">
            <text:p>5.75572</text:p>
          </table:table-cell>
          <table:table-cell office:value-type="float" office:value="0.580047" calcext:value-type="float">
            <text:p>0.580047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51738" calcext:value-type="float">
            <text:p>0.351738</text:p>
          </table:table-cell>
          <table:table-cell office:value-type="float" office:value="0.133896" calcext:value-type="float">
            <text:p>0.133896</text:p>
          </table:table-cell>
          <table:table-cell office:value-type="float" office:value="0.022974" calcext:value-type="float">
            <text:p>0.022974</text:p>
          </table:table-cell>
          <table:table-cell office:value-type="float" office:value="0.893893" calcext:value-type="float">
            <text:p>0.893893</text:p>
          </table:table-cell>
          <table:table-cell office:value-type="float" office:value="6.04959" calcext:value-type="float">
            <text:p>6.04959</text:p>
          </table:table-cell>
          <table:table-cell office:value-type="float" office:value="0.572853" calcext:value-type="float">
            <text:p>0.572853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52471" calcext:value-type="float">
            <text:p>0.352471</text:p>
          </table:table-cell>
          <table:table-cell office:value-type="float" office:value="0.133803" calcext:value-type="float">
            <text:p>0.133803</text:p>
          </table:table-cell>
          <table:table-cell office:value-type="float" office:value="0.0227131" calcext:value-type="float">
            <text:p>0.0227131</text:p>
          </table:table-cell>
          <table:table-cell office:value-type="float" office:value="0.956683" calcext:value-type="float">
            <text:p>0.956683</text:p>
          </table:table-cell>
          <table:table-cell office:value-type="float" office:value="5.8308" calcext:value-type="float">
            <text:p>5.8308</text:p>
          </table:table-cell>
          <table:table-cell office:value-type="float" office:value="0.577116" calcext:value-type="float">
            <text:p>0.577116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52349" calcext:value-type="float">
            <text:p>0.352349</text:p>
          </table:table-cell>
          <table:table-cell office:value-type="float" office:value="0.13448" calcext:value-type="float">
            <text:p>0.13448</text:p>
          </table:table-cell>
          <table:table-cell office:value-type="float" office:value="0.0233381" calcext:value-type="float">
            <text:p>0.0233381</text:p>
          </table:table-cell>
          <table:table-cell office:value-type="float" office:value="0.97742" calcext:value-type="float">
            <text:p>0.97742</text:p>
          </table:table-cell>
          <table:table-cell office:value-type="float" office:value="5.7795" calcext:value-type="float">
            <text:p>5.7795</text:p>
          </table:table-cell>
          <table:table-cell office:value-type="float" office:value="0.569841" calcext:value-type="float">
            <text:p>0.569841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54333" calcext:value-type="float">
            <text:p>0.354333</text:p>
          </table:table-cell>
          <table:table-cell office:value-type="float" office:value="0.135299" calcext:value-type="float">
            <text:p>0.135299</text:p>
          </table:table-cell>
          <table:table-cell office:value-type="float" office:value="0.023394" calcext:value-type="float">
            <text:p>0.023394</text:p>
          </table:table-cell>
          <table:table-cell office:value-type="float" office:value="0.950666" calcext:value-type="float">
            <text:p>0.950666</text:p>
          </table:table-cell>
          <table:table-cell office:value-type="float" office:value="5.88574" calcext:value-type="float">
            <text:p>5.88574</text:p>
          </table:table-cell>
          <table:table-cell office:value-type="float" office:value="0.574016" calcext:value-type="float">
            <text:p>0.574016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53721" calcext:value-type="float">
            <text:p>0.353721</text:p>
          </table:table-cell>
          <table:table-cell office:value-type="float" office:value="0.134941" calcext:value-type="float">
            <text:p>0.134941</text:p>
          </table:table-cell>
          <table:table-cell office:value-type="float" office:value="0.0231837" calcext:value-type="float">
            <text:p>0.0231837</text:p>
          </table:table-cell>
          <table:table-cell office:value-type="float" office:value="0.987047" calcext:value-type="float">
            <text:p>0.987047</text:p>
          </table:table-cell>
          <table:table-cell office:value-type="float" office:value="5.75964" calcext:value-type="float">
            <text:p>5.75964</text:p>
          </table:table-cell>
          <table:table-cell office:value-type="float" office:value="0.5756" calcext:value-type="float">
            <text:p>0.5756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54949" calcext:value-type="float">
            <text:p>0.354949</text:p>
          </table:table-cell>
          <table:table-cell office:value-type="float" office:value="0.135778" calcext:value-type="float">
            <text:p>0.135778</text:p>
          </table:table-cell>
          <table:table-cell office:value-type="float" office:value="0.0234374" calcext:value-type="float">
            <text:p>0.0234374</text:p>
          </table:table-cell>
          <table:table-cell office:value-type="float" office:value="0.960597" calcext:value-type="float">
            <text:p>0.960597</text:p>
          </table:table-cell>
          <table:table-cell office:value-type="float" office:value="5.86406" calcext:value-type="float">
            <text:p>5.86406</text:p>
          </table:table-cell>
          <table:table-cell office:value-type="float" office:value="0.57623" calcext:value-type="float">
            <text:p>0.57623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54182" calcext:value-type="float">
            <text:p>0.354182</text:p>
          </table:table-cell>
          <table:table-cell office:value-type="float" office:value="0.135216" calcext:value-type="float">
            <text:p>0.135216</text:p>
          </table:table-cell>
          <table:table-cell office:value-type="float" office:value="0.0232327" calcext:value-type="float">
            <text:p>0.0232327</text:p>
          </table:table-cell>
          <table:table-cell office:value-type="float" office:value="0.955221" calcext:value-type="float">
            <text:p>0.955221</text:p>
          </table:table-cell>
          <table:table-cell office:value-type="float" office:value="5.86868" calcext:value-type="float">
            <text:p>5.86868</text:p>
          </table:table-cell>
          <table:table-cell office:value-type="float" office:value="0.576432" calcext:value-type="float">
            <text:p>0.576432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54632" calcext:value-type="float">
            <text:p>0.354632</text:p>
          </table:table-cell>
          <table:table-cell office:value-type="float" office:value="0.135601" calcext:value-type="float">
            <text:p>0.135601</text:p>
          </table:table-cell>
          <table:table-cell office:value-type="float" office:value="0.0233999" calcext:value-type="float">
            <text:p>0.0233999</text:p>
          </table:table-cell>
          <table:table-cell office:value-type="float" office:value="0.967507" calcext:value-type="float">
            <text:p>0.967507</text:p>
          </table:table-cell>
          <table:table-cell office:value-type="float" office:value="5.83738" calcext:value-type="float">
            <text:p>5.83738</text:p>
          </table:table-cell>
          <table:table-cell office:value-type="float" office:value="0.575802" calcext:value-type="float">
            <text:p>0.575802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54492" calcext:value-type="float">
            <text:p>0.354492</text:p>
          </table:table-cell>
          <table:table-cell office:value-type="float" office:value="0.135512" calcext:value-type="float">
            <text:p>0.135512</text:p>
          </table:table-cell>
          <table:table-cell office:value-type="float" office:value="0.0233695" calcext:value-type="float">
            <text:p>0.0233695</text:p>
          </table:table-cell>
          <table:table-cell office:value-type="float" office:value="0.964981" calcext:value-type="float">
            <text:p>0.964981</text:p>
          </table:table-cell>
          <table:table-cell office:value-type="float" office:value="5.84353" calcext:value-type="float">
            <text:p>5.84353</text:p>
          </table:table-cell>
          <table:table-cell office:value-type="float" office:value="0.575798" calcext:value-type="float">
            <text:p>0.575798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54196" calcext:value-type="float">
            <text:p>0.354196</text:p>
          </table:table-cell>
          <table:table-cell office:value-type="float" office:value="0.135217" calcext:value-type="float">
            <text:p>0.135217</text:p>
          </table:table-cell>
          <table:table-cell office:value-type="float" office:value="0.0232406" calcext:value-type="float">
            <text:p>0.0232406</text:p>
          </table:table-cell>
          <table:table-cell office:value-type="float" office:value="0.962901" calcext:value-type="float">
            <text:p>0.962901</text:p>
          </table:table-cell>
          <table:table-cell office:value-type="float" office:value="5.84346" calcext:value-type="float">
            <text:p>5.84346</text:p>
          </table:table-cell>
          <table:table-cell office:value-type="float" office:value="0.576293" calcext:value-type="float">
            <text:p>0.5762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352786" calcext:value-type="float">
            <text:p>0.352786</text:p>
          </table:table-cell>
          <table:table-cell office:value-type="float" office:value="2.19157" calcext:value-type="float">
            <text:p>2.19157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0424456" calcext:value-type="float">
            <text:p>0.00424456</text:p>
          </table:table-cell>
          <table:table-cell office:value-type="float" office:value="1.2" calcext:value-type="float">
            <text:p>1.2</text:p>
          </table:table-cell>
          <table:table-cell office:value-type="float" office:value="3.34872" calcext:value-type="float">
            <text:p>3.34872</text:p>
          </table:table-cell>
          <table:table-cell office:value-type="float" office:value="0.648008" calcext:value-type="float">
            <text:p>0.648008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0303662" calcext:value-type="float">
            <text:p>0.0303662</text:p>
          </table:table-cell>
          <table:table-cell office:value-type="float" office:value="1.10807" calcext:value-type="float">
            <text:p>1.10807</text:p>
          </table:table-cell>
          <table:table-cell office:value-type="float" office:value="6.03831" calcext:value-type="float">
            <text:p>6.03831</text:p>
          </table:table-cell>
          <table:table-cell office:value-type="float" office:value="0.630004" calcext:value-type="float">
            <text:p>0.630004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4075" calcext:value-type="float">
            <text:p>0.4075</text:p>
          </table:table-cell>
          <table:table-cell office:value-type="float" office:value="0.17295" calcext:value-type="float">
            <text:p>0.17295</text:p>
          </table:table-cell>
          <table:table-cell office:value-type="float" office:value="0.0344045" calcext:value-type="float">
            <text:p>0.0344045</text:p>
          </table:table-cell>
          <table:table-cell office:value-type="float" office:value="0.75418" calcext:value-type="float">
            <text:p>0.75418</text:p>
          </table:table-cell>
          <table:table-cell office:value-type="float" office:value="7.57755" calcext:value-type="float">
            <text:p>7.57755</text:p>
          </table:table-cell>
          <table:table-cell office:value-type="float" office:value="0.616599" calcext:value-type="float">
            <text:p>0.616599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3375" calcext:value-type="float">
            <text:p>0.33375</text:p>
          </table:table-cell>
          <table:table-cell office:value-type="float" office:value="0.117625" calcext:value-type="float">
            <text:p>0.117625</text:p>
          </table:table-cell>
          <table:table-cell office:value-type="float" office:value="0.0171757" calcext:value-type="float">
            <text:p>0.0171757</text:p>
          </table:table-cell>
          <table:table-cell office:value-type="float" office:value="0.832586" calcext:value-type="float">
            <text:p>0.832586</text:p>
          </table:table-cell>
          <table:table-cell office:value-type="float" office:value="5.86248" calcext:value-type="float">
            <text:p>5.86248</text:p>
          </table:table-cell>
          <table:table-cell office:value-type="float" office:value="0.586196" calcext:value-type="float">
            <text:p>0.586196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78125" calcext:value-type="float">
            <text:p>0.378125</text:p>
          </table:table-cell>
          <table:table-cell office:value-type="float" office:value="0.155163" calcext:value-type="float">
            <text:p>0.155163</text:p>
          </table:table-cell>
          <table:table-cell office:value-type="float" office:value="0.0295076" calcext:value-type="float">
            <text:p>0.0295076</text:p>
          </table:table-cell>
          <table:table-cell office:value-type="float" office:value="0.81686" calcext:value-type="float">
            <text:p>0.81686</text:p>
          </table:table-cell>
          <table:table-cell office:value-type="float" office:value="6.86378" calcext:value-type="float">
            <text:p>6.86378</text:p>
          </table:table-cell>
          <table:table-cell office:value-type="float" office:value="0.591456" calcext:value-type="float">
            <text:p>0.591456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58125" calcext:value-type="float">
            <text:p>0.358125</text:p>
          </table:table-cell>
          <table:table-cell office:value-type="float" office:value="0.138525" calcext:value-type="float">
            <text:p>0.138525</text:p>
          </table:table-cell>
          <table:table-cell office:value-type="float" office:value="0.0243964" calcext:value-type="float">
            <text:p>0.0243964</text:p>
          </table:table-cell>
          <table:table-cell office:value-type="float" office:value="0.939408" calcext:value-type="float">
            <text:p>0.939408</text:p>
          </table:table-cell>
          <table:table-cell office:value-type="float" office:value="5.99896" calcext:value-type="float">
            <text:p>5.99896</text:p>
          </table:table-cell>
          <table:table-cell office:value-type="float" office:value="0.576212" calcext:value-type="float">
            <text:p>0.576212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74688" calcext:value-type="float">
            <text:p>0.374688</text:p>
          </table:table-cell>
          <table:table-cell office:value-type="float" office:value="0.149987" calcext:value-type="float">
            <text:p>0.149987</text:p>
          </table:table-cell>
          <table:table-cell office:value-type="float" office:value="0.0278048" calcext:value-type="float">
            <text:p>0.0278048</text:p>
          </table:table-cell>
          <table:table-cell office:value-type="float" office:value="1.05978" calcext:value-type="float">
            <text:p>1.05978</text:p>
          </table:table-cell>
          <table:table-cell office:value-type="float" office:value="5.86807" calcext:value-type="float">
            <text:p>5.86807</text:p>
          </table:table-cell>
          <table:table-cell office:value-type="float" office:value="0.588009" calcext:value-type="float">
            <text:p>0.588009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63516" calcext:value-type="float">
            <text:p>0.363516</text:p>
          </table:table-cell>
          <table:table-cell office:value-type="float" office:value="0.142167" calcext:value-type="float">
            <text:p>0.142167</text:p>
          </table:table-cell>
          <table:table-cell office:value-type="float" office:value="0.0252853" calcext:value-type="float">
            <text:p>0.0252853</text:p>
          </table:table-cell>
          <table:table-cell office:value-type="float" office:value="0.932911" calcext:value-type="float">
            <text:p>0.932911</text:p>
          </table:table-cell>
          <table:table-cell office:value-type="float" office:value="6.10561" calcext:value-type="float">
            <text:p>6.10561</text:p>
          </table:table-cell>
          <table:table-cell office:value-type="float" office:value="0.582988" calcext:value-type="float">
            <text:p>0.582988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57305" calcext:value-type="float">
            <text:p>0.357305</text:p>
          </table:table-cell>
          <table:table-cell office:value-type="float" office:value="0.136073" calcext:value-type="float">
            <text:p>0.136073</text:p>
          </table:table-cell>
          <table:table-cell office:value-type="float" office:value="0.0227048" calcext:value-type="float">
            <text:p>0.0227048</text:p>
          </table:table-cell>
          <table:table-cell office:value-type="float" office:value="0.965098" calcext:value-type="float">
            <text:p>0.965098</text:p>
          </table:table-cell>
          <table:table-cell office:value-type="float" office:value="5.85616" calcext:value-type="float">
            <text:p>5.85616</text:p>
          </table:table-cell>
          <table:table-cell office:value-type="float" office:value="0.591253" calcext:value-type="float">
            <text:p>0.591253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59922" calcext:value-type="float">
            <text:p>0.359922</text:p>
          </table:table-cell>
          <table:table-cell office:value-type="float" office:value="0.138372" calcext:value-type="float">
            <text:p>0.138372</text:p>
          </table:table-cell>
          <table:table-cell office:value-type="float" office:value="0.0238038" calcext:value-type="float">
            <text:p>0.0238038</text:p>
          </table:table-cell>
          <table:table-cell office:value-type="float" office:value="0.976809" calcext:value-type="float">
            <text:p>0.976809</text:p>
          </table:table-cell>
          <table:table-cell office:value-type="float" office:value="5.87097" calcext:value-type="float">
            <text:p>5.87097</text:p>
          </table:table-cell>
          <table:table-cell office:value-type="float" office:value="0.585591" calcext:value-type="float">
            <text:p>0.585591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62461" calcext:value-type="float">
            <text:p>0.362461</text:p>
          </table:table-cell>
          <table:table-cell office:value-type="float" office:value="0.141065" calcext:value-type="float">
            <text:p>0.141065</text:p>
          </table:table-cell>
          <table:table-cell office:value-type="float" office:value="0.0248825" calcext:value-type="float">
            <text:p>0.0248825</text:p>
          </table:table-cell>
          <table:table-cell office:value-type="float" office:value="0.931433" calcext:value-type="float">
            <text:p>0.931433</text:p>
          </table:table-cell>
          <table:table-cell office:value-type="float" office:value="6.08538" calcext:value-type="float">
            <text:p>6.08538</text:p>
          </table:table-cell>
          <table:table-cell office:value-type="float" office:value="0.583193" calcext:value-type="float">
            <text:p>0.583193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59395" calcext:value-type="float">
            <text:p>0.359395</text:p>
          </table:table-cell>
          <table:table-cell office:value-type="float" office:value="0.138818" calcext:value-type="float">
            <text:p>0.138818</text:p>
          </table:table-cell>
          <table:table-cell office:value-type="float" office:value="0.0242943" calcext:value-type="float">
            <text:p>0.0242943</text:p>
          </table:table-cell>
          <table:table-cell office:value-type="float" office:value="0.943635" calcext:value-type="float">
            <text:p>0.943635</text:p>
          </table:table-cell>
          <table:table-cell office:value-type="float" office:value="5.9913" calcext:value-type="float">
            <text:p>5.9913</text:p>
          </table:table-cell>
          <table:table-cell office:value-type="float" office:value="0.579762" calcext:value-type="float">
            <text:p>0.579762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58494" calcext:value-type="float">
            <text:p>0.358494</text:p>
          </table:table-cell>
          <table:table-cell office:value-type="float" office:value="0.138333" calcext:value-type="float">
            <text:p>0.138333</text:p>
          </table:table-cell>
          <table:table-cell office:value-type="float" office:value="0.0242203" calcext:value-type="float">
            <text:p>0.0242203</text:p>
          </table:table-cell>
          <table:table-cell office:value-type="float" office:value="0.955228" calcext:value-type="float">
            <text:p>0.955228</text:p>
          </table:table-cell>
          <table:table-cell office:value-type="float" office:value="5.941" calcext:value-type="float">
            <text:p>5.941</text:p>
          </table:table-cell>
          <table:table-cell office:value-type="float" office:value="0.578102" calcext:value-type="float">
            <text:p>0.578102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62007" calcext:value-type="float">
            <text:p>0.362007</text:p>
          </table:table-cell>
          <table:table-cell office:value-type="float" office:value="0.140801" calcext:value-type="float">
            <text:p>0.140801</text:p>
          </table:table-cell>
          <table:table-cell office:value-type="float" office:value="0.0249691" calcext:value-type="float">
            <text:p>0.0249691</text:p>
          </table:table-cell>
          <table:table-cell office:value-type="float" office:value="0.950256" calcext:value-type="float">
            <text:p>0.950256</text:p>
          </table:table-cell>
          <table:table-cell office:value-type="float" office:value="6.01446" calcext:value-type="float">
            <text:p>6.01446</text:p>
          </table:table-cell>
          <table:table-cell office:value-type="float" office:value="0.580172" calcext:value-type="float">
            <text:p>0.580172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61102" calcext:value-type="float">
            <text:p>0.361102</text:p>
          </table:table-cell>
          <table:table-cell office:value-type="float" office:value="0.140199" calcext:value-type="float">
            <text:p>0.140199</text:p>
          </table:table-cell>
          <table:table-cell office:value-type="float" office:value="0.0248228" calcext:value-type="float">
            <text:p>0.0248228</text:p>
          </table:table-cell>
          <table:table-cell office:value-type="float" office:value="0.948571" calcext:value-type="float">
            <text:p>0.948571</text:p>
          </table:table-cell>
          <table:table-cell office:value-type="float" office:value="6.00639" calcext:value-type="float">
            <text:p>6.00639</text:p>
          </table:table-cell>
          <table:table-cell office:value-type="float" office:value="0.579043" calcext:value-type="float">
            <text:p>0.579043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60696" calcext:value-type="float">
            <text:p>0.360696</text:p>
          </table:table-cell>
          <table:table-cell office:value-type="float" office:value="0.139794" calcext:value-type="float">
            <text:p>0.139794</text:p>
          </table:table-cell>
          <table:table-cell office:value-type="float" office:value="0.0246478" calcext:value-type="float">
            <text:p>0.0246478</text:p>
          </table:table-cell>
          <table:table-cell office:value-type="float" office:value="0.952923" calcext:value-type="float">
            <text:p>0.952923</text:p>
          </table:table-cell>
          <table:table-cell office:value-type="float" office:value="5.98237" calcext:value-type="float">
            <text:p>5.98237</text:p>
          </table:table-cell>
          <table:table-cell office:value-type="float" office:value="0.579587" calcext:value-type="float">
            <text:p>0.579587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60626" calcext:value-type="float">
            <text:p>0.360626</text:p>
          </table:table-cell>
          <table:table-cell office:value-type="float" office:value="0.139718" calcext:value-type="float">
            <text:p>0.139718</text:p>
          </table:table-cell>
          <table:table-cell office:value-type="float" office:value="0.0246058" calcext:value-type="float">
            <text:p>0.0246058</text:p>
          </table:table-cell>
          <table:table-cell office:value-type="float" office:value="0.95119" calcext:value-type="float">
            <text:p>0.95119</text:p>
          </table:table-cell>
          <table:table-cell office:value-type="float" office:value="5.98645" calcext:value-type="float">
            <text:p>5.98645</text:p>
          </table:table-cell>
          <table:table-cell office:value-type="float" office:value="0.579842" calcext:value-type="float">
            <text:p>0.579842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60663" calcext:value-type="float">
            <text:p>0.360663</text:p>
          </table:table-cell>
          <table:table-cell office:value-type="float" office:value="0.139724" calcext:value-type="float">
            <text:p>0.139724</text:p>
          </table:table-cell>
          <table:table-cell office:value-type="float" office:value="0.0245901" calcext:value-type="float">
            <text:p>0.0245901</text:p>
          </table:table-cell>
          <table:table-cell office:value-type="float" office:value="0.949081" calcext:value-type="float">
            <text:p>0.949081</text:p>
          </table:table-cell>
          <table:table-cell office:value-type="float" office:value="5.99372" calcext:value-type="float">
            <text:p>5.99372</text:p>
          </table:table-cell>
          <table:table-cell office:value-type="float" office:value="0.580146" calcext:value-type="float">
            <text:p>0.580146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60186" calcext:value-type="float">
            <text:p>0.360186</text:p>
          </table:table-cell>
          <table:table-cell office:value-type="float" office:value="0.139371" calcext:value-type="float">
            <text:p>0.139371</text:p>
          </table:table-cell>
          <table:table-cell office:value-type="float" office:value="0.0244878" calcext:value-type="float">
            <text:p>0.0244878</text:p>
          </table:table-cell>
          <table:table-cell office:value-type="float" office:value="0.953323" calcext:value-type="float">
            <text:p>0.953323</text:p>
          </table:table-cell>
          <table:table-cell office:value-type="float" office:value="5.9713" calcext:value-type="float">
            <text:p>5.9713</text:p>
          </table:table-cell>
          <table:table-cell office:value-type="float" office:value="0.579776" calcext:value-type="float">
            <text:p>0.5797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  <table:table-cell office:value-type="float" office:value="0.18" calcext:value-type="float">
            <text:p>0.18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0104976" calcext:value-type="float">
            <text:p>0.00104976</text:p>
          </table:table-cell>
          <table:table-cell office:value-type="float" office:value="2.6261" calcext:value-type="float">
            <text:p>2.6261</text:p>
          </table:table-cell>
          <table:table-cell office:value-type="float" office:value="0.782314" calcext:value-type="float">
            <text:p>0.782314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557056" calcext:value-type="float">
            <text:p>0.00557056</text:p>
          </table:table-cell>
          <table:table-cell office:value-type="float" office:value="0.518622" calcext:value-type="float">
            <text:p>0.518622</text:p>
          </table:table-cell>
          <table:table-cell office:value-type="float" office:value="5.44881" calcext:value-type="float">
            <text:p>5.44881</text:p>
          </table:table-cell>
          <table:table-cell office:value-type="float" office:value="0.546667" calcext:value-type="float">
            <text:p>0.546667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65" calcext:value-type="float">
            <text:p>0.265</text:p>
          </table:table-cell>
          <table:table-cell office:value-type="float" office:value="0.0777" calcext:value-type="float">
            <text:p>0.0777</text:p>
          </table:table-cell>
          <table:table-cell office:value-type="float" office:value="0.00859908" calcext:value-type="float">
            <text:p>0.00859908</text:p>
          </table:table-cell>
          <table:table-cell office:value-type="float" office:value="1.10618" calcext:value-type="float">
            <text:p>1.10618</text:p>
          </table:table-cell>
          <table:table-cell office:value-type="float" office:value="3.97133" calcext:value-type="float">
            <text:p>3.97133</text:p>
          </table:table-cell>
          <table:table-cell office:value-type="float" office:value="0.525224" calcext:value-type="float">
            <text:p>0.525224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25" calcext:value-type="float">
            <text:p>0.3325</text:p>
          </table:table-cell>
          <table:table-cell office:value-type="float" office:value="0.11535" calcext:value-type="float">
            <text:p>0.11535</text:p>
          </table:table-cell>
          <table:table-cell office:value-type="float" office:value="0.0154426" calcext:value-type="float">
            <text:p>0.0154426</text:p>
          </table:table-cell>
          <table:table-cell office:value-type="float" office:value="0.988647" calcext:value-type="float">
            <text:p>0.988647</text:p>
          </table:table-cell>
          <table:table-cell office:value-type="float" office:value="5.28467" calcext:value-type="float">
            <text:p>5.28467</text:p>
          </table:table-cell>
          <table:table-cell office:value-type="float" office:value="0.61313" calcext:value-type="float">
            <text:p>0.61313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85" calcext:value-type="float">
            <text:p>0.385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0293111" calcext:value-type="float">
            <text:p>0.0293111</text:p>
          </table:table-cell>
          <table:table-cell office:value-type="float" office:value="0.985816" calcext:value-type="float">
            <text:p>0.985816</text:p>
          </table:table-cell>
          <table:table-cell office:value-type="float" office:value="6.27656" calcext:value-type="float">
            <text:p>6.27656</text:p>
          </table:table-cell>
          <table:table-cell office:value-type="float" office:value="0.60961" calcext:value-type="float">
            <text:p>0.60961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01875" calcext:value-type="float">
            <text:p>0.401875</text:p>
          </table:table-cell>
          <table:table-cell office:value-type="float" office:value="0.165437" calcext:value-type="float">
            <text:p>0.165437</text:p>
          </table:table-cell>
          <table:table-cell office:value-type="float" office:value="0.0299395" calcext:value-type="float">
            <text:p>0.0299395</text:p>
          </table:table-cell>
          <table:table-cell office:value-type="float" office:value="1.21974" calcext:value-type="float">
            <text:p>1.21974</text:p>
          </table:table-cell>
          <table:table-cell office:value-type="float" office:value="5.7351" calcext:value-type="float">
            <text:p>5.7351</text:p>
          </table:table-cell>
          <table:table-cell office:value-type="float" office:value="0.635367" calcext:value-type="float">
            <text:p>0.635367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65938" calcext:value-type="float">
            <text:p>0.365938</text:p>
          </table:table-cell>
          <table:table-cell office:value-type="float" office:value="0.141406" calcext:value-type="float">
            <text:p>0.141406</text:p>
          </table:table-cell>
          <table:table-cell office:value-type="float" office:value="0.0239505" calcext:value-type="float">
            <text:p>0.0239505</text:p>
          </table:table-cell>
          <table:table-cell office:value-type="float" office:value="0.978088" calcext:value-type="float">
            <text:p>0.978088</text:p>
          </table:table-cell>
          <table:table-cell office:value-type="float" office:value="5.93565" calcext:value-type="float">
            <text:p>5.93565</text:p>
          </table:table-cell>
          <table:table-cell office:value-type="float" office:value="0.60074" calcext:value-type="float">
            <text:p>0.60074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51094" calcext:value-type="float">
            <text:p>0.351094</text:p>
          </table:table-cell>
          <table:table-cell office:value-type="float" office:value="0.133434" calcext:value-type="float">
            <text:p>0.133434</text:p>
          </table:table-cell>
          <table:table-cell office:value-type="float" office:value="0.0232014" calcext:value-type="float">
            <text:p>0.0232014</text:p>
          </table:table-cell>
          <table:table-cell office:value-type="float" office:value="1.01452" calcext:value-type="float">
            <text:p>1.01452</text:p>
          </table:table-cell>
          <table:table-cell office:value-type="float" office:value="5.64053" calcext:value-type="float">
            <text:p>5.64053</text:p>
          </table:table-cell>
          <table:table-cell office:value-type="float" office:value="0.565631" calcext:value-type="float">
            <text:p>0.565631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49609" calcext:value-type="float">
            <text:p>0.349609</text:p>
          </table:table-cell>
          <table:table-cell office:value-type="float" office:value="0.131752" calcext:value-type="float">
            <text:p>0.131752</text:p>
          </table:table-cell>
          <table:table-cell office:value-type="float" office:value="0.0225855" calcext:value-type="float">
            <text:p>0.0225855</text:p>
          </table:table-cell>
          <table:table-cell office:value-type="float" office:value="0.926993" calcext:value-type="float">
            <text:p>0.926993</text:p>
          </table:table-cell>
          <table:table-cell office:value-type="float" office:value="5.88146" calcext:value-type="float">
            <text:p>5.88146</text:p>
          </table:table-cell>
          <table:table-cell office:value-type="float" office:value="0.566293" calcext:value-type="float">
            <text:p>0.566293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66953" calcext:value-type="float">
            <text:p>0.366953</text:p>
          </table:table-cell>
          <table:table-cell office:value-type="float" office:value="0.146113" calcext:value-type="float">
            <text:p>0.146113</text:p>
          </table:table-cell>
          <table:table-cell office:value-type="float" office:value="0.0275101" calcext:value-type="float">
            <text:p>0.0275101</text:p>
          </table:table-cell>
          <table:table-cell office:value-type="float" office:value="0.977868" calcext:value-type="float">
            <text:p>0.977868</text:p>
          </table:table-cell>
          <table:table-cell office:value-type="float" office:value="6.04156" calcext:value-type="float">
            <text:p>6.04156</text:p>
          </table:table-cell>
          <table:table-cell office:value-type="float" office:value="0.570467" calcext:value-type="float">
            <text:p>0.570467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67363" calcext:value-type="float">
            <text:p>0.367363</text:p>
          </table:table-cell>
          <table:table-cell office:value-type="float" office:value="0.14354" calcext:value-type="float">
            <text:p>0.14354</text:p>
          </table:table-cell>
          <table:table-cell office:value-type="float" office:value="0.0251798" calcext:value-type="float">
            <text:p>0.0251798</text:p>
          </table:table-cell>
          <table:table-cell office:value-type="float" office:value="0.910672" calcext:value-type="float">
            <text:p>0.910672</text:p>
          </table:table-cell>
          <table:table-cell office:value-type="float" office:value="6.21671" calcext:value-type="float">
            <text:p>6.21671</text:p>
          </table:table-cell>
          <table:table-cell office:value-type="float" office:value="0.592634" calcext:value-type="float">
            <text:p>0.592634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67627" calcext:value-type="float">
            <text:p>0.367627</text:p>
          </table:table-cell>
          <table:table-cell office:value-type="float" office:value="0.144261" calcext:value-type="float">
            <text:p>0.144261</text:p>
          </table:table-cell>
          <table:table-cell office:value-type="float" office:value="0.0257033" calcext:value-type="float">
            <text:p>0.0257033</text:p>
          </table:table-cell>
          <table:table-cell office:value-type="float" office:value="0.94109" calcext:value-type="float">
            <text:p>0.94109</text:p>
          </table:table-cell>
          <table:table-cell office:value-type="float" office:value="6.12488" calcext:value-type="float">
            <text:p>6.12488</text:p>
          </table:table-cell>
          <table:table-cell office:value-type="float" office:value="0.588308" calcext:value-type="float">
            <text:p>0.588308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67588" calcext:value-type="float">
            <text:p>0.367588</text:p>
          </table:table-cell>
          <table:table-cell office:value-type="float" office:value="0.144728" calcext:value-type="float">
            <text:p>0.144728</text:p>
          </table:table-cell>
          <table:table-cell office:value-type="float" office:value="0.0262293" calcext:value-type="float">
            <text:p>0.0262293</text:p>
          </table:table-cell>
          <table:table-cell office:value-type="float" office:value="0.931582" calcext:value-type="float">
            <text:p>0.931582</text:p>
          </table:table-cell>
          <table:table-cell office:value-type="float" office:value="6.16888" calcext:value-type="float">
            <text:p>6.16888</text:p>
          </table:table-cell>
          <table:table-cell office:value-type="float" office:value="0.582595" calcext:value-type="float">
            <text:p>0.582595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6958" calcext:value-type="float">
            <text:p>0.36958</text:p>
          </table:table-cell>
          <table:table-cell office:value-type="float" office:value="0.146137" calcext:value-type="float">
            <text:p>0.146137</text:p>
          </table:table-cell>
          <table:table-cell office:value-type="float" office:value="0.0266039" calcext:value-type="float">
            <text:p>0.0266039</text:p>
          </table:table-cell>
          <table:table-cell office:value-type="float" office:value="0.92027" calcext:value-type="float">
            <text:p>0.92027</text:p>
          </table:table-cell>
          <table:table-cell office:value-type="float" office:value="6.24146" calcext:value-type="float">
            <text:p>6.24146</text:p>
          </table:table-cell>
          <table:table-cell office:value-type="float" office:value="0.584755" calcext:value-type="float">
            <text:p>0.584755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65828" calcext:value-type="float">
            <text:p>0.365828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0255369" calcext:value-type="float">
            <text:p>0.0255369</text:p>
          </table:table-cell>
          <table:table-cell office:value-type="float" office:value="0.935121" calcext:value-type="float">
            <text:p>0.935121</text:p>
          </table:table-cell>
          <table:table-cell office:value-type="float" office:value="6.12153" calcext:value-type="float">
            <text:p>6.12153</text:p>
          </table:table-cell>
          <table:table-cell office:value-type="float" office:value="0.58489" calcext:value-type="float">
            <text:p>0.58489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66679" calcext:value-type="float">
            <text:p>0.366679</text:p>
          </table:table-cell>
          <table:table-cell office:value-type="float" office:value="0.143986" calcext:value-type="float">
            <text:p>0.143986</text:p>
          </table:table-cell>
          <table:table-cell office:value-type="float" office:value="0.0259183" calcext:value-type="float">
            <text:p>0.0259183</text:p>
          </table:table-cell>
          <table:table-cell office:value-type="float" office:value="0.932201" calcext:value-type="float">
            <text:p>0.932201</text:p>
          </table:table-cell>
          <table:table-cell office:value-type="float" office:value="6.14977" calcext:value-type="float">
            <text:p>6.14977</text:p>
          </table:table-cell>
          <table:table-cell office:value-type="float" office:value="0.583282" calcext:value-type="float">
            <text:p>0.583282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66692" calcext:value-type="float">
            <text:p>0.366692</text:p>
          </table:table-cell>
          <table:table-cell office:value-type="float" office:value="0.143936" calcext:value-type="float">
            <text:p>0.143936</text:p>
          </table:table-cell>
          <table:table-cell office:value-type="float" office:value="0.0258619" calcext:value-type="float">
            <text:p>0.0258619</text:p>
          </table:table-cell>
          <table:table-cell office:value-type="float" office:value="0.932431" calcext:value-type="float">
            <text:p>0.932431</text:p>
          </table:table-cell>
          <table:table-cell office:value-type="float" office:value="6.14782" calcext:value-type="float">
            <text:p>6.14782</text:p>
          </table:table-cell>
          <table:table-cell office:value-type="float" office:value="0.583897" calcext:value-type="float">
            <text:p>0.583897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66346" calcext:value-type="float">
            <text:p>0.366346</text:p>
          </table:table-cell>
          <table:table-cell office:value-type="float" office:value="0.143711" calcext:value-type="float">
            <text:p>0.143711</text:p>
          </table:table-cell>
          <table:table-cell office:value-type="float" office:value="0.0257993" calcext:value-type="float">
            <text:p>0.0257993</text:p>
          </table:table-cell>
          <table:table-cell office:value-type="float" office:value="0.943016" calcext:value-type="float">
            <text:p>0.943016</text:p>
          </table:table-cell>
          <table:table-cell office:value-type="float" office:value="6.10568" calcext:value-type="float">
            <text:p>6.10568</text:p>
          </table:table-cell>
          <table:table-cell office:value-type="float" office:value="0.583601" calcext:value-type="float">
            <text:p>0.583601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66562" calcext:value-type="float">
            <text:p>0.366562</text:p>
          </table:table-cell>
          <table:table-cell office:value-type="float" office:value="0.143896" calcext:value-type="float">
            <text:p>0.143896</text:p>
          </table:table-cell>
          <table:table-cell office:value-type="float" office:value="0.0258858" calcext:value-type="float">
            <text:p>0.0258858</text:p>
          </table:table-cell>
          <table:table-cell office:value-type="float" office:value="0.938157" calcext:value-type="float">
            <text:p>0.938157</text:p>
          </table:table-cell>
          <table:table-cell office:value-type="float" office:value="6.12682" calcext:value-type="float">
            <text:p>6.12682</text:p>
          </table:table-cell>
          <table:table-cell office:value-type="float" office:value="0.583283" calcext:value-type="float">
            <text:p>0.583283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665" calcext:value-type="float">
            <text:p>0.3665</text:p>
          </table:table-cell>
          <table:table-cell office:value-type="float" office:value="0.14383" calcext:value-type="float">
            <text:p>0.14383</text:p>
          </table:table-cell>
          <table:table-cell office:value-type="float" office:value="0.0258417" calcext:value-type="float">
            <text:p>0.0258417</text:p>
          </table:table-cell>
          <table:table-cell office:value-type="float" office:value="0.942474" calcext:value-type="float">
            <text:p>0.942474</text:p>
          </table:table-cell>
          <table:table-cell office:value-type="float" office:value="6.11027" calcext:value-type="float">
            <text:p>6.11027</text:p>
          </table:table-cell>
          <table:table-cell office:value-type="float" office:value="0.583608" calcext:value-type="float">
            <text:p>0.5836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0.14" calcext:value-type="float">
            <text:p>0.14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0038416" calcext:value-type="float">
            <text:p>0.00038416</text:p>
          </table:table-cell>
          <table:table-cell office:value-type="float" office:value="3.36053" calcext:value-type="float">
            <text:p>3.36053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0233488" calcext:value-type="float">
            <text:p>0.00233488</text:p>
          </table:table-cell>
          <table:table-cell office:value-type="float" office:value="2.14679" calcext:value-type="float">
            <text:p>2.14679</text:p>
          </table:table-cell>
          <table:table-cell office:value-type="float" office:value="1.45385" calcext:value-type="float">
            <text:p>1.45385</text:p>
          </table:table-cell>
          <table:table-cell office:value-type="float" office:value="0.483013" calcext:value-type="float">
            <text:p>0.483013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05" calcext:value-type="float">
            <text:p>0.405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0357864" calcext:value-type="float">
            <text:p>0.0357864</text:p>
          </table:table-cell>
          <table:table-cell office:value-type="float" office:value="0.372361" calcext:value-type="float">
            <text:p>0.372361</text:p>
          </table:table-cell>
          <table:table-cell office:value-type="float" office:value="10.8998" calcext:value-type="float">
            <text:p>10.8998</text:p>
          </table:table-cell>
          <table:table-cell office:value-type="float" office:value="0.600045" calcext:value-type="float">
            <text:p>0.600045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95" calcext:value-type="float">
            <text:p>0.395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0526276" calcext:value-type="float">
            <text:p>0.0526276</text:p>
          </table:table-cell>
          <table:table-cell office:value-type="float" office:value="0.992188" calcext:value-type="float">
            <text:p>0.992188</text:p>
          </table:table-cell>
          <table:table-cell office:value-type="float" office:value="6.73051" calcext:value-type="float">
            <text:p>6.73051</text:p>
          </table:table-cell>
          <table:table-cell office:value-type="float" office:value="0.468062" calcext:value-type="float">
            <text:p>0.468062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.1585" calcext:value-type="float">
            <text:p>0.1585</text:p>
          </table:table-cell>
          <table:table-cell office:value-type="float" office:value="0.0286986" calcext:value-type="float">
            <text:p>0.0286986</text:p>
          </table:table-cell>
          <table:table-cell office:value-type="float" office:value="1.10611" calcext:value-type="float">
            <text:p>1.10611</text:p>
          </table:table-cell>
          <table:table-cell office:value-type="float" office:value="5.90738" calcext:value-type="float">
            <text:p>5.90738</text:p>
          </table:table-cell>
          <table:table-cell office:value-type="float" office:value="0.619214" calcext:value-type="float">
            <text:p>0.619214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65" calcext:value-type="float">
            <text:p>0.365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0255328" calcext:value-type="float">
            <text:p>0.0255328</text:p>
          </table:table-cell>
          <table:table-cell office:value-type="float" office:value="0.763824" calcext:value-type="float">
            <text:p>0.763824</text:p>
          </table:table-cell>
          <table:table-cell office:value-type="float" office:value="6.80137" calcext:value-type="float">
            <text:p>6.80137</text:p>
          </table:table-cell>
          <table:table-cell office:value-type="float" office:value="0.581459" calcext:value-type="float">
            <text:p>0.581459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475" calcext:value-type="float">
            <text:p>0.3475</text:p>
          </table:table-cell>
          <table:table-cell office:value-type="float" office:value="0.127437" calcext:value-type="float">
            <text:p>0.127437</text:p>
          </table:table-cell>
          <table:table-cell office:value-type="float" office:value="0.0194926" calcext:value-type="float">
            <text:p>0.0194926</text:p>
          </table:table-cell>
          <table:table-cell office:value-type="float" office:value="0.821751" calcext:value-type="float">
            <text:p>0.821751</text:p>
          </table:table-cell>
          <table:table-cell office:value-type="float" office:value="6.163" calcext:value-type="float">
            <text:p>6.163</text:p>
          </table:table-cell>
          <table:table-cell office:value-type="float" office:value="0.599914" calcext:value-type="float">
            <text:p>0.599914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81094" calcext:value-type="float">
            <text:p>0.381094</text:p>
          </table:table-cell>
          <table:table-cell office:value-type="float" office:value="0.153491" calcext:value-type="float">
            <text:p>0.153491</text:p>
          </table:table-cell>
          <table:table-cell office:value-type="float" office:value="0.0285801" calcext:value-type="float">
            <text:p>0.0285801</text:p>
          </table:table-cell>
          <table:table-cell office:value-type="float" office:value="1.06694" calcext:value-type="float">
            <text:p>1.06694</text:p>
          </table:table-cell>
          <table:table-cell office:value-type="float" office:value="5.91991" calcext:value-type="float">
            <text:p>5.91991</text:p>
          </table:table-cell>
          <table:table-cell office:value-type="float" office:value="0.59563" calcext:value-type="float">
            <text:p>0.59563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68281" calcext:value-type="float">
            <text:p>0.368281</text:p>
          </table:table-cell>
          <table:table-cell office:value-type="float" office:value="0.145213" calcext:value-type="float">
            <text:p>0.145213</text:p>
          </table:table-cell>
          <table:table-cell office:value-type="float" office:value="0.0262405" calcext:value-type="float">
            <text:p>0.0262405</text:p>
          </table:table-cell>
          <table:table-cell office:value-type="float" office:value="0.9929" calcext:value-type="float">
            <text:p>0.9929</text:p>
          </table:table-cell>
          <table:table-cell office:value-type="float" office:value="5.97252" calcext:value-type="float">
            <text:p>5.97252</text:p>
          </table:table-cell>
          <table:table-cell office:value-type="float" office:value="0.585197" calcext:value-type="float">
            <text:p>0.585197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68203" calcext:value-type="float">
            <text:p>0.368203</text:p>
          </table:table-cell>
          <table:table-cell office:value-type="float" office:value="0.14492" calcext:value-type="float">
            <text:p>0.14492</text:p>
          </table:table-cell>
          <table:table-cell office:value-type="float" office:value="0.0259447" calcext:value-type="float">
            <text:p>0.0259447</text:p>
          </table:table-cell>
          <table:table-cell office:value-type="float" office:value="0.936299" calcext:value-type="float">
            <text:p>0.936299</text:p>
          </table:table-cell>
          <table:table-cell office:value-type="float" office:value="6.15661" calcext:value-type="float">
            <text:p>6.15661</text:p>
          </table:table-cell>
          <table:table-cell office:value-type="float" office:value="0.588217" calcext:value-type="float">
            <text:p>0.588217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74219" calcext:value-type="float">
            <text:p>0.374219</text:p>
          </table:table-cell>
          <table:table-cell office:value-type="float" office:value="0.150011" calcext:value-type="float">
            <text:p>0.150011</text:p>
          </table:table-cell>
          <table:table-cell office:value-type="float" office:value="0.0280675" calcext:value-type="float">
            <text:p>0.0280675</text:p>
          </table:table-cell>
          <table:table-cell office:value-type="float" office:value="0.966637" calcext:value-type="float">
            <text:p>0.966637</text:p>
          </table:table-cell>
          <table:table-cell office:value-type="float" office:value="6.16529" calcext:value-type="float">
            <text:p>6.16529</text:p>
          </table:table-cell>
          <table:table-cell office:value-type="float" office:value="0.584246" calcext:value-type="float">
            <text:p>0.584246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72051" calcext:value-type="float">
            <text:p>0.372051</text:p>
          </table:table-cell>
          <table:table-cell office:value-type="float" office:value="0.147356" calcext:value-type="float">
            <text:p>0.147356</text:p>
          </table:table-cell>
          <table:table-cell office:value-type="float" office:value="0.0266949" calcext:value-type="float">
            <text:p>0.0266949</text:p>
          </table:table-cell>
          <table:table-cell office:value-type="float" office:value="0.917404" calcext:value-type="float">
            <text:p>0.917404</text:p>
          </table:table-cell>
          <table:table-cell office:value-type="float" office:value="6.27961" calcext:value-type="float">
            <text:p>6.27961</text:p>
          </table:table-cell>
          <table:table-cell office:value-type="float" office:value="0.5902" calcext:value-type="float">
            <text:p>0.5902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71118" calcext:value-type="float">
            <text:p>0.371118</text:p>
          </table:table-cell>
          <table:table-cell office:value-type="float" office:value="0.147365" calcext:value-type="float">
            <text:p>0.147365</text:p>
          </table:table-cell>
          <table:table-cell office:value-type="float" office:value="0.0271024" calcext:value-type="float">
            <text:p>0.0271024</text:p>
          </table:table-cell>
          <table:table-cell office:value-type="float" office:value="0.925006" calcext:value-type="float">
            <text:p>0.925006</text:p>
          </table:table-cell>
          <table:table-cell office:value-type="float" office:value="6.25223" calcext:value-type="float">
            <text:p>6.25223</text:p>
          </table:table-cell>
          <table:table-cell office:value-type="float" office:value="0.583994" calcext:value-type="float">
            <text:p>0.583994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71128" calcext:value-type="float">
            <text:p>0.371128</text:p>
          </table:table-cell>
          <table:table-cell office:value-type="float" office:value="0.14692" calcext:value-type="float">
            <text:p>0.14692</text:p>
          </table:table-cell>
          <table:table-cell office:value-type="float" office:value="0.0266842" calcext:value-type="float">
            <text:p>0.0266842</text:p>
          </table:table-cell>
          <table:table-cell office:value-type="float" office:value="0.928801" calcext:value-type="float">
            <text:p>0.928801</text:p>
          </table:table-cell>
          <table:table-cell office:value-type="float" office:value="6.22853" calcext:value-type="float">
            <text:p>6.22853</text:p>
          </table:table-cell>
          <table:table-cell office:value-type="float" office:value="0.587929" calcext:value-type="float">
            <text:p>0.587929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73385" calcext:value-type="float">
            <text:p>0.373385</text:p>
          </table:table-cell>
          <table:table-cell office:value-type="float" office:value="0.148701" calcext:value-type="float">
            <text:p>0.148701</text:p>
          </table:table-cell>
          <table:table-cell office:value-type="float" office:value="0.0273246" calcext:value-type="float">
            <text:p>0.0273246</text:p>
          </table:table-cell>
          <table:table-cell office:value-type="float" office:value="0.944522" calcext:value-type="float">
            <text:p>0.944522</text:p>
          </table:table-cell>
          <table:table-cell office:value-type="float" office:value="6.21282" calcext:value-type="float">
            <text:p>6.21282</text:p>
          </table:table-cell>
          <table:table-cell office:value-type="float" office:value="0.588089" calcext:value-type="float">
            <text:p>0.588089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72916" calcext:value-type="float">
            <text:p>0.372916</text:p>
          </table:table-cell>
          <table:table-cell office:value-type="float" office:value="0.148529" calcext:value-type="float">
            <text:p>0.148529</text:p>
          </table:table-cell>
          <table:table-cell office:value-type="float" office:value="0.0273761" calcext:value-type="float">
            <text:p>0.0273761</text:p>
          </table:table-cell>
          <table:table-cell office:value-type="float" office:value="0.926769" calcext:value-type="float">
            <text:p>0.926769</text:p>
          </table:table-cell>
          <table:table-cell office:value-type="float" office:value="6.27215" calcext:value-type="float">
            <text:p>6.27215</text:p>
          </table:table-cell>
          <table:table-cell office:value-type="float" office:value="0.586353" calcext:value-type="float">
            <text:p>0.586353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72826" calcext:value-type="float">
            <text:p>0.372826</text:p>
          </table:table-cell>
          <table:table-cell office:value-type="float" office:value="0.148433" calcext:value-type="float">
            <text:p>0.148433</text:p>
          </table:table-cell>
          <table:table-cell office:value-type="float" office:value="0.0273288" calcext:value-type="float">
            <text:p>0.0273288</text:p>
          </table:table-cell>
          <table:table-cell office:value-type="float" office:value="0.929296" calcext:value-type="float">
            <text:p>0.929296</text:p>
          </table:table-cell>
          <table:table-cell office:value-type="float" office:value="6.2609" calcext:value-type="float">
            <text:p>6.2609</text:p>
          </table:table-cell>
          <table:table-cell office:value-type="float" office:value="0.586538" calcext:value-type="float">
            <text:p>0.586538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7333" calcext:value-type="float">
            <text:p>0.37333</text:p>
          </table:table-cell>
          <table:table-cell office:value-type="float" office:value="0.14882" calcext:value-type="float">
            <text:p>0.14882</text:p>
          </table:table-cell>
          <table:table-cell office:value-type="float" office:value="0.0274545" calcext:value-type="float">
            <text:p>0.0274545</text:p>
          </table:table-cell>
          <table:table-cell office:value-type="float" office:value="0.930102" calcext:value-type="float">
            <text:p>0.930102</text:p>
          </table:table-cell>
          <table:table-cell office:value-type="float" office:value="6.26671" calcext:value-type="float">
            <text:p>6.26671</text:p>
          </table:table-cell>
          <table:table-cell office:value-type="float" office:value="0.586793" calcext:value-type="float">
            <text:p>0.586793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72718" calcext:value-type="float">
            <text:p>0.372718</text:p>
          </table:table-cell>
          <table:table-cell office:value-type="float" office:value="0.148329" calcext:value-type="float">
            <text:p>0.148329</text:p>
          </table:table-cell>
          <table:table-cell office:value-type="float" office:value="0.0272629" calcext:value-type="float">
            <text:p>0.0272629</text:p>
          </table:table-cell>
          <table:table-cell office:value-type="float" office:value="0.929589" calcext:value-type="float">
            <text:p>0.929589</text:p>
          </table:table-cell>
          <table:table-cell office:value-type="float" office:value="6.2575" calcext:value-type="float">
            <text:p>6.2575</text:p>
          </table:table-cell>
          <table:table-cell office:value-type="float" office:value="0.586954" calcext:value-type="float">
            <text:p>0.586954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73289" calcext:value-type="float">
            <text:p>0.373289</text:p>
          </table:table-cell>
          <table:table-cell office:value-type="float" office:value="0.148711" calcext:value-type="float">
            <text:p>0.148711</text:p>
          </table:table-cell>
          <table:table-cell office:value-type="float" office:value="0.0273776" calcext:value-type="float">
            <text:p>0.0273776</text:p>
          </table:table-cell>
          <table:table-cell office:value-type="float" office:value="0.926586" calcext:value-type="float">
            <text:p>0.926586</text:p>
          </table:table-cell>
          <table:table-cell office:value-type="float" office:value="6.27692" calcext:value-type="float">
            <text:p>6.27692</text:p>
          </table:table-cell>
          <table:table-cell office:value-type="float" office:value="0.587346" calcext:value-type="float">
            <text:p>0.5873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268653" calcext:value-type="float">
            <text:p>0.268653</text:p>
          </table:table-cell>
          <table:table-cell office:value-type="float" office:value="2.66964" calcext:value-type="float">
            <text:p>2.66964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0032896" calcext:value-type="float">
            <text:p>0.00032896</text:p>
          </table:table-cell>
          <table:table-cell office:value-type="float" office:value="0.115704" calcext:value-type="float">
            <text:p>0.115704</text:p>
          </table:table-cell>
          <table:table-cell office:value-type="float" office:value="5.30609" calcext:value-type="float">
            <text:p>5.30609</text:p>
          </table:table-cell>
          <table:table-cell office:value-type="float" office:value="0.407151" calcext:value-type="float">
            <text:p>0.407151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0365444" calcext:value-type="float">
            <text:p>0.00365444</text:p>
          </table:table-cell>
          <table:table-cell office:value-type="float" office:value="0.951459" calcext:value-type="float">
            <text:p>0.951459</text:p>
          </table:table-cell>
          <table:table-cell office:value-type="float" office:value="3.6109" calcext:value-type="float">
            <text:p>3.6109</text:p>
          </table:table-cell>
          <table:table-cell office:value-type="float" office:value="0.623751" calcext:value-type="float">
            <text:p>0.623751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2147" calcext:value-type="float">
            <text:p>0.2147</text:p>
          </table:table-cell>
          <table:table-cell office:value-type="float" office:value="0.0555549" calcext:value-type="float">
            <text:p>0.0555549</text:p>
          </table:table-cell>
          <table:table-cell office:value-type="float" office:value="1.01489" calcext:value-type="float">
            <text:p>1.01489</text:p>
          </table:table-cell>
          <table:table-cell office:value-type="float" office:value="7.26404" calcext:value-type="float">
            <text:p>7.26404</text:p>
          </table:table-cell>
          <table:table-cell office:value-type="float" office:value="0.598267" calcext:value-type="float">
            <text:p>0.598267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4675" calcext:value-type="float">
            <text:p>0.4675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0526926" calcext:value-type="float">
            <text:p>0.0526926</text:p>
          </table:table-cell>
          <table:table-cell office:value-type="float" office:value="1.04316" calcext:value-type="float">
            <text:p>1.04316</text:p>
          </table:table-cell>
          <table:table-cell office:value-type="float" office:value="7.29027" calcext:value-type="float">
            <text:p>7.29027</text:p>
          </table:table-cell>
          <table:table-cell office:value-type="float" office:value="0.644254" calcext:value-type="float">
            <text:p>0.644254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7125" calcext:value-type="float">
            <text:p>0.37125</text:p>
          </table:table-cell>
          <table:table-cell office:value-type="float" office:value="0.143875" calcext:value-type="float">
            <text:p>0.143875</text:p>
          </table:table-cell>
          <table:table-cell office:value-type="float" office:value="0.0240605" calcext:value-type="float">
            <text:p>0.0240605</text:p>
          </table:table-cell>
          <table:table-cell office:value-type="float" office:value="0.841002" calcext:value-type="float">
            <text:p>0.841002</text:p>
          </table:table-cell>
          <table:table-cell office:value-type="float" office:value="6.49386" calcext:value-type="float">
            <text:p>6.49386</text:p>
          </table:table-cell>
          <table:table-cell office:value-type="float" office:value="0.612552" calcext:value-type="float">
            <text:p>0.612552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.161525" calcext:value-type="float">
            <text:p>0.161525</text:p>
          </table:table-cell>
          <table:table-cell office:value-type="float" office:value="0.0313742" calcext:value-type="float">
            <text:p>0.0313742</text:p>
          </table:table-cell>
          <table:table-cell office:value-type="float" office:value="1.13035" calcext:value-type="float">
            <text:p>1.13035</text:p>
          </table:table-cell>
          <table:table-cell office:value-type="float" office:value="5.89858" calcext:value-type="float">
            <text:p>5.89858</text:p>
          </table:table-cell>
          <table:table-cell office:value-type="float" office:value="0.599159" calcext:value-type="float">
            <text:p>0.599159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78906" calcext:value-type="float">
            <text:p>0.378906</text:p>
          </table:table-cell>
          <table:table-cell office:value-type="float" office:value="0.151272" calcext:value-type="float">
            <text:p>0.151272</text:p>
          </table:table-cell>
          <table:table-cell office:value-type="float" office:value="0.0273151" calcext:value-type="float">
            <text:p>0.0273151</text:p>
          </table:table-cell>
          <table:table-cell office:value-type="float" office:value="1.09646" calcext:value-type="float">
            <text:p>1.09646</text:p>
          </table:table-cell>
          <table:table-cell office:value-type="float" office:value="5.78805" calcext:value-type="float">
            <text:p>5.78805</text:p>
          </table:table-cell>
          <table:table-cell office:value-type="float" office:value="0.602108" calcext:value-type="float">
            <text:p>0.602108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94453" calcext:value-type="float">
            <text:p>0.394453</text:p>
          </table:table-cell>
          <table:table-cell office:value-type="float" office:value="0.165914" calcext:value-type="float">
            <text:p>0.165914</text:p>
          </table:table-cell>
          <table:table-cell office:value-type="float" office:value="0.0345495" calcext:value-type="float">
            <text:p>0.0345495</text:p>
          </table:table-cell>
          <table:table-cell office:value-type="float" office:value="0.793958" calcext:value-type="float">
            <text:p>0.793958</text:p>
          </table:table-cell>
          <table:table-cell office:value-type="float" office:value="7.21742" calcext:value-type="float">
            <text:p>7.21742</text:p>
          </table:table-cell>
          <table:table-cell office:value-type="float" office:value="0.581636" calcext:value-type="float">
            <text:p>0.581636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79883" calcext:value-type="float">
            <text:p>0.379883</text:p>
          </table:table-cell>
          <table:table-cell office:value-type="float" office:value="0.154079" calcext:value-type="float">
            <text:p>0.154079</text:p>
          </table:table-cell>
          <table:table-cell office:value-type="float" office:value="0.0296374" calcext:value-type="float">
            <text:p>0.0296374</text:p>
          </table:table-cell>
          <table:table-cell office:value-type="float" office:value="0.895828" calcext:value-type="float">
            <text:p>0.895828</text:p>
          </table:table-cell>
          <table:table-cell office:value-type="float" office:value="6.51238" calcext:value-type="float">
            <text:p>6.51238</text:p>
          </table:table-cell>
          <table:table-cell office:value-type="float" office:value="0.583867" calcext:value-type="float">
            <text:p>0.583867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77598" calcext:value-type="float">
            <text:p>0.377598</text:p>
          </table:table-cell>
          <table:table-cell office:value-type="float" office:value="0.151249" calcext:value-type="float">
            <text:p>0.151249</text:p>
          </table:table-cell>
          <table:table-cell office:value-type="float" office:value="0.0278939" calcext:value-type="float">
            <text:p>0.0278939</text:p>
          </table:table-cell>
          <table:table-cell office:value-type="float" office:value="0.918506" calcext:value-type="float">
            <text:p>0.918506</text:p>
          </table:table-cell>
          <table:table-cell office:value-type="float" office:value="6.36339" calcext:value-type="float">
            <text:p>6.36339</text:p>
          </table:table-cell>
          <table:table-cell office:value-type="float" office:value="0.593553" calcext:value-type="float">
            <text:p>0.593553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81689" calcext:value-type="float">
            <text:p>0.381689</text:p>
          </table:table-cell>
          <table:table-cell office:value-type="float" office:value="0.154914" calcext:value-type="float">
            <text:p>0.154914</text:p>
          </table:table-cell>
          <table:table-cell office:value-type="float" office:value="0.0294187" calcext:value-type="float">
            <text:p>0.0294187</text:p>
          </table:table-cell>
          <table:table-cell office:value-type="float" office:value="0.919258" calcext:value-type="float">
            <text:p>0.919258</text:p>
          </table:table-cell>
          <table:table-cell office:value-type="float" office:value="6.44215" calcext:value-type="float">
            <text:p>6.44215</text:p>
          </table:table-cell>
          <table:table-cell office:value-type="float" office:value="0.59138" calcext:value-type="float">
            <text:p>0.59138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81973" calcext:value-type="float">
            <text:p>0.381973</text:p>
          </table:table-cell>
          <table:table-cell office:value-type="float" office:value="0.155025" calcext:value-type="float">
            <text:p>0.155025</text:p>
          </table:table-cell>
          <table:table-cell office:value-type="float" office:value="0.0293935" calcext:value-type="float">
            <text:p>0.0293935</text:p>
          </table:table-cell>
          <table:table-cell office:value-type="float" office:value="0.916982" calcext:value-type="float">
            <text:p>0.916982</text:p>
          </table:table-cell>
          <table:table-cell office:value-type="float" office:value="6.45309" calcext:value-type="float">
            <text:p>6.45309</text:p>
          </table:table-cell>
          <table:table-cell office:value-type="float" office:value="0.592311" calcext:value-type="float">
            <text:p>0.592311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77126" calcext:value-type="float">
            <text:p>0.377126</text:p>
          </table:table-cell>
          <table:table-cell office:value-type="float" office:value="0.151657" calcext:value-type="float">
            <text:p>0.151657</text:p>
          </table:table-cell>
          <table:table-cell office:value-type="float" office:value="0.0284175" calcext:value-type="float">
            <text:p>0.0284175</text:p>
          </table:table-cell>
          <table:table-cell office:value-type="float" office:value="0.917926" calcext:value-type="float">
            <text:p>0.917926</text:p>
          </table:table-cell>
          <table:table-cell office:value-type="float" office:value="6.37465" calcext:value-type="float">
            <text:p>6.37465</text:p>
          </table:table-cell>
          <table:table-cell office:value-type="float" office:value="0.588148" calcext:value-type="float">
            <text:p>0.588148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78911" calcext:value-type="float">
            <text:p>0.378911</text:p>
          </table:table-cell>
          <table:table-cell office:value-type="float" office:value="0.152809" calcext:value-type="float">
            <text:p>0.152809</text:p>
          </table:table-cell>
          <table:table-cell office:value-type="float" office:value="0.0287278" calcext:value-type="float">
            <text:p>0.0287278</text:p>
          </table:table-cell>
          <table:table-cell office:value-type="float" office:value="0.920915" calcext:value-type="float">
            <text:p>0.920915</text:p>
          </table:table-cell>
          <table:table-cell office:value-type="float" office:value="6.38932" calcext:value-type="float">
            <text:p>6.38932</text:p>
          </table:table-cell>
          <table:table-cell office:value-type="float" office:value="0.589906" calcext:value-type="float">
            <text:p>0.589906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79664" calcext:value-type="float">
            <text:p>0.379664</text:p>
          </table:table-cell>
          <table:table-cell office:value-type="float" office:value="0.153448" calcext:value-type="float">
            <text:p>0.153448</text:p>
          </table:table-cell>
          <table:table-cell office:value-type="float" office:value="0.0289721" calcext:value-type="float">
            <text:p>0.0289721</text:p>
          </table:table-cell>
          <table:table-cell office:value-type="float" office:value="0.914445" calcext:value-type="float">
            <text:p>0.914445</text:p>
          </table:table-cell>
          <table:table-cell office:value-type="float" office:value="6.42758" calcext:value-type="float">
            <text:p>6.42758</text:p>
          </table:table-cell>
          <table:table-cell office:value-type="float" office:value="0.589857" calcext:value-type="float">
            <text:p>0.589857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79165" calcext:value-type="float">
            <text:p>0.379165</text:p>
          </table:table-cell>
          <table:table-cell office:value-type="float" office:value="0.153082" calcext:value-type="float">
            <text:p>0.153082</text:p>
          </table:table-cell>
          <table:table-cell office:value-type="float" office:value="0.0288343" calcext:value-type="float">
            <text:p>0.0288343</text:p>
          </table:table-cell>
          <table:table-cell office:value-type="float" office:value="0.921318" calcext:value-type="float">
            <text:p>0.921318</text:p>
          </table:table-cell>
          <table:table-cell office:value-type="float" office:value="6.39391" calcext:value-type="float">
            <text:p>6.39391</text:p>
          </table:table-cell>
          <table:table-cell office:value-type="float" office:value="0.589855" calcext:value-type="float">
            <text:p>0.589855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79596" calcext:value-type="float">
            <text:p>0.379596</text:p>
          </table:table-cell>
          <table:table-cell office:value-type="float" office:value="0.153317" calcext:value-type="float">
            <text:p>0.153317</text:p>
          </table:table-cell>
          <table:table-cell office:value-type="float" office:value="0.0288694" calcext:value-type="float">
            <text:p>0.0288694</text:p>
          </table:table-cell>
          <table:table-cell office:value-type="float" office:value="0.916108" calcext:value-type="float">
            <text:p>0.916108</text:p>
          </table:table-cell>
          <table:table-cell office:value-type="float" office:value="6.41845" calcext:value-type="float">
            <text:p>6.41845</text:p>
          </table:table-cell>
          <table:table-cell office:value-type="float" office:value="0.590609" calcext:value-type="float">
            <text:p>0.590609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79322" calcext:value-type="float">
            <text:p>0.379322</text:p>
          </table:table-cell>
          <table:table-cell office:value-type="float" office:value="0.153118" calcext:value-type="float">
            <text:p>0.153118</text:p>
          </table:table-cell>
          <table:table-cell office:value-type="float" office:value="0.0288061" calcext:value-type="float">
            <text:p>0.0288061</text:p>
          </table:table-cell>
          <table:table-cell office:value-type="float" office:value="0.918228" calcext:value-type="float">
            <text:p>0.918228</text:p>
          </table:table-cell>
          <table:table-cell office:value-type="float" office:value="6.40614" calcext:value-type="float">
            <text:p>6.40614</text:p>
          </table:table-cell>
          <table:table-cell office:value-type="float" office:value="0.590444" calcext:value-type="float">
            <text:p>0.590444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79522" calcext:value-type="float">
            <text:p>0.379522</text:p>
          </table:table-cell>
          <table:table-cell office:value-type="float" office:value="0.153313" calcext:value-type="float">
            <text:p>0.153313</text:p>
          </table:table-cell>
          <table:table-cell office:value-type="float" office:value="0.0288858" calcext:value-type="float">
            <text:p>0.0288858</text:p>
          </table:table-cell>
          <table:table-cell office:value-type="float" office:value="0.916555" calcext:value-type="float">
            <text:p>0.916555</text:p>
          </table:table-cell>
          <table:table-cell office:value-type="float" office:value="6.4167" calcext:value-type="float">
            <text:p>6.4167</text:p>
          </table:table-cell>
          <table:table-cell office:value-type="float" office:value="0.590356" calcext:value-type="float">
            <text:p>0.5903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004096" calcext:value-type="float">
            <text:p>4.096E-05</text:p>
          </table:table-cell>
          <table:table-cell office:value-type="float" office:value="0.0952786" calcext:value-type="float">
            <text:p>0.0952786</text:p>
          </table:table-cell>
          <table:table-cell office:value-type="float" office:value="3.86881" calcext:value-type="float">
            <text:p>3.86881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122" calcext:value-type="float">
            <text:p>0.122</text:p>
          </table:table-cell>
          <table:table-cell office:value-type="float" office:value="0.0178434" calcext:value-type="float">
            <text:p>0.0178434</text:p>
          </table:table-cell>
          <table:table-cell office:value-type="float" office:value="1.24721" calcext:value-type="float">
            <text:p>1.24721</text:p>
          </table:table-cell>
          <table:table-cell office:value-type="float" office:value="4.7949" calcext:value-type="float">
            <text:p>4.7949</text:p>
          </table:table-cell>
          <table:table-cell office:value-type="float" office:value="0.600391" calcext:value-type="float">
            <text:p>0.60039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.1738" calcext:value-type="float">
            <text:p>0.1738</text:p>
          </table:table-cell>
          <table:table-cell office:value-type="float" office:value="0.0337799" calcext:value-type="float">
            <text:p>0.0337799</text:p>
          </table:table-cell>
          <table:table-cell office:value-type="float" office:value="0.525279" calcext:value-type="float">
            <text:p>0.525279</text:p>
          </table:table-cell>
          <table:table-cell office:value-type="float" office:value="9.16545" calcext:value-type="float">
            <text:p>9.16545</text:p>
          </table:table-cell>
          <table:table-cell office:value-type="float" office:value="0.627233" calcext:value-type="float">
            <text:p>0.627233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415" calcext:value-type="float">
            <text:p>0.415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0317242" calcext:value-type="float">
            <text:p>0.0317242</text:p>
          </table:table-cell>
          <table:table-cell office:value-type="float" office:value="0.664549" calcext:value-type="float">
            <text:p>0.664549</text:p>
          </table:table-cell>
          <table:table-cell office:value-type="float" office:value="8.1246" calcext:value-type="float">
            <text:p>8.1246</text:p>
          </table:table-cell>
          <table:table-cell office:value-type="float" office:value="0.651523" calcext:value-type="float">
            <text:p>0.651523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8875" calcext:value-type="float">
            <text:p>0.38875</text:p>
          </table:table-cell>
          <table:table-cell office:value-type="float" office:value="0.160725" calcext:value-type="float">
            <text:p>0.160725</text:p>
          </table:table-cell>
          <table:table-cell office:value-type="float" office:value="0.031983" calcext:value-type="float">
            <text:p>0.031983</text:p>
          </table:table-cell>
          <table:table-cell office:value-type="float" office:value="0.893316" calcext:value-type="float">
            <text:p>0.893316</text:p>
          </table:table-cell>
          <table:table-cell office:value-type="float" office:value="6.66975" calcext:value-type="float">
            <text:p>6.66975</text:p>
          </table:table-cell>
          <table:table-cell office:value-type="float" office:value="0.587304" calcext:value-type="float">
            <text:p>0.58730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2625" calcext:value-type="float">
            <text:p>0.42625</text:p>
          </table:table-cell>
          <table:table-cell office:value-type="float" office:value="0.1927" calcext:value-type="float">
            <text:p>0.1927</text:p>
          </table:table-cell>
          <table:table-cell office:value-type="float" office:value="0.0458748" calcext:value-type="float">
            <text:p>0.0458748</text:p>
          </table:table-cell>
          <table:table-cell office:value-type="float" office:value="0.979728" calcext:value-type="float">
            <text:p>0.979728</text:p>
          </table:table-cell>
          <table:table-cell office:value-type="float" office:value="6.99109" calcext:value-type="float">
            <text:p>6.99109</text:p>
          </table:table-cell>
          <table:table-cell office:value-type="float" office:value="0.588197" calcext:value-type="float">
            <text:p>0.58819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74375" calcext:value-type="float">
            <text:p>0.374375</text:p>
          </table:table-cell>
          <table:table-cell office:value-type="float" office:value="0.148637" calcext:value-type="float">
            <text:p>0.148637</text:p>
          </table:table-cell>
          <table:table-cell office:value-type="float" office:value="0.0266751" calcext:value-type="float">
            <text:p>0.0266751</text:p>
          </table:table-cell>
          <table:table-cell office:value-type="float" office:value="0.956248" calcext:value-type="float">
            <text:p>0.956248</text:p>
          </table:table-cell>
          <table:table-cell office:value-type="float" office:value="6.17059" calcext:value-type="float">
            <text:p>6.17059</text:p>
          </table:table-cell>
          <table:table-cell office:value-type="float" office:value="0.597535" calcext:value-type="float">
            <text:p>0.59753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7375" calcext:value-type="float">
            <text:p>0.37375</text:p>
          </table:table-cell>
          <table:table-cell office:value-type="float" office:value="0.149069" calcext:value-type="float">
            <text:p>0.149069</text:p>
          </table:table-cell>
          <table:table-cell office:value-type="float" office:value="0.0275953" calcext:value-type="float">
            <text:p>0.0275953</text:p>
          </table:table-cell>
          <table:table-cell office:value-type="float" office:value="0.950513" calcext:value-type="float">
            <text:p>0.950513</text:p>
          </table:table-cell>
          <table:table-cell office:value-type="float" office:value="6.20004" calcext:value-type="float">
            <text:p>6.20004</text:p>
          </table:table-cell>
          <table:table-cell office:value-type="float" office:value="0.586056" calcext:value-type="float">
            <text:p>0.58605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92734" calcext:value-type="float">
            <text:p>0.392734</text:p>
          </table:table-cell>
          <table:table-cell office:value-type="float" office:value="0.164895" calcext:value-type="float">
            <text:p>0.164895</text:p>
          </table:table-cell>
          <table:table-cell office:value-type="float" office:value="0.0339356" calcext:value-type="float">
            <text:p>0.0339356</text:p>
          </table:table-cell>
          <table:table-cell office:value-type="float" office:value="0.805929" calcext:value-type="float">
            <text:p>0.805929</text:p>
          </table:table-cell>
          <table:table-cell office:value-type="float" office:value="7.13776" calcext:value-type="float">
            <text:p>7.13776</text:p>
          </table:table-cell>
          <table:table-cell office:value-type="float" office:value="0.583977" calcext:value-type="float">
            <text:p>0.58397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93086" calcext:value-type="float">
            <text:p>0.393086</text:p>
          </table:table-cell>
          <table:table-cell office:value-type="float" office:value="0.163512" calcext:value-type="float">
            <text:p>0.163512</text:p>
          </table:table-cell>
          <table:table-cell office:value-type="float" office:value="0.0324247" calcext:value-type="float">
            <text:p>0.0324247</text:p>
          </table:table-cell>
          <table:table-cell office:value-type="float" office:value="0.861954" calcext:value-type="float">
            <text:p>0.861954</text:p>
          </table:table-cell>
          <table:table-cell office:value-type="float" office:value="6.85899" calcext:value-type="float">
            <text:p>6.85899</text:p>
          </table:table-cell>
          <table:table-cell office:value-type="float" office:value="0.595744" calcext:value-type="float">
            <text:p>0.59574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81699" calcext:value-type="float">
            <text:p>0.381699</text:p>
          </table:table-cell>
          <table:table-cell office:value-type="float" office:value="0.155776" calcext:value-type="float">
            <text:p>0.155776</text:p>
          </table:table-cell>
          <table:table-cell office:value-type="float" office:value="0.0299751" calcext:value-type="float">
            <text:p>0.0299751</text:p>
          </table:table-cell>
          <table:table-cell office:value-type="float" office:value="0.933868" calcext:value-type="float">
            <text:p>0.933868</text:p>
          </table:table-cell>
          <table:table-cell office:value-type="float" office:value="6.40724" calcext:value-type="float">
            <text:p>6.40724</text:p>
          </table:table-cell>
          <table:table-cell office:value-type="float" office:value="0.588246" calcext:value-type="float">
            <text:p>0.58824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82402" calcext:value-type="float">
            <text:p>0.382402</text:p>
          </table:table-cell>
          <table:table-cell office:value-type="float" office:value="0.155385" calcext:value-type="float">
            <text:p>0.155385</text:p>
          </table:table-cell>
          <table:table-cell office:value-type="float" office:value="0.0294981" calcext:value-type="float">
            <text:p>0.0294981</text:p>
          </table:table-cell>
          <table:table-cell office:value-type="float" office:value="0.915029" calcext:value-type="float">
            <text:p>0.915029</text:p>
          </table:table-cell>
          <table:table-cell office:value-type="float" office:value="6.46838" calcext:value-type="float">
            <text:p>6.46838</text:p>
          </table:table-cell>
          <table:table-cell office:value-type="float" office:value="0.592757" calcext:value-type="float">
            <text:p>0.59275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85723" calcext:value-type="float">
            <text:p>0.385723</text:p>
          </table:table-cell>
          <table:table-cell office:value-type="float" office:value="0.157866" calcext:value-type="float">
            <text:p>0.157866</text:p>
          </table:table-cell>
          <table:table-cell office:value-type="float" office:value="0.0302803" calcext:value-type="float">
            <text:p>0.0302803</text:p>
          </table:table-cell>
          <table:table-cell office:value-type="float" office:value="0.901411" calcext:value-type="float">
            <text:p>0.901411</text:p>
          </table:table-cell>
          <table:table-cell office:value-type="float" office:value="6.57512" calcext:value-type="float">
            <text:p>6.57512</text:p>
          </table:table-cell>
          <table:table-cell office:value-type="float" office:value="0.594994" calcext:value-type="float">
            <text:p>0.59499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85735" calcext:value-type="float">
            <text:p>0.385735</text:p>
          </table:table-cell>
          <table:table-cell office:value-type="float" office:value="0.157962" calcext:value-type="float">
            <text:p>0.157962</text:p>
          </table:table-cell>
          <table:table-cell office:value-type="float" office:value="0.0304408" calcext:value-type="float">
            <text:p>0.0304408</text:p>
          </table:table-cell>
          <table:table-cell office:value-type="float" office:value="0.914245" calcext:value-type="float">
            <text:p>0.914245</text:p>
          </table:table-cell>
          <table:table-cell office:value-type="float" office:value="6.52809" calcext:value-type="float">
            <text:p>6.52809</text:p>
          </table:table-cell>
          <table:table-cell office:value-type="float" office:value="0.59334" calcext:value-type="float">
            <text:p>0.5933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85004" calcext:value-type="float">
            <text:p>0.385004</text:p>
          </table:table-cell>
          <table:table-cell office:value-type="float" office:value="0.157523" calcext:value-type="float">
            <text:p>0.157523</text:p>
          </table:table-cell>
          <table:table-cell office:value-type="float" office:value="0.030336" calcext:value-type="float">
            <text:p>0.030336</text:p>
          </table:table-cell>
          <table:table-cell office:value-type="float" office:value="0.915043" calcext:value-type="float">
            <text:p>0.915043</text:p>
          </table:table-cell>
          <table:table-cell office:value-type="float" office:value="6.51545" calcext:value-type="float">
            <text:p>6.51545</text:p>
          </table:table-cell>
          <table:table-cell office:value-type="float" office:value="0.592482" calcext:value-type="float">
            <text:p>0.59248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86844" calcext:value-type="float">
            <text:p>0.386844</text:p>
          </table:table-cell>
          <table:table-cell office:value-type="float" office:value="0.158743" calcext:value-type="float">
            <text:p>0.158743</text:p>
          </table:table-cell>
          <table:table-cell office:value-type="float" office:value="0.030682" calcext:value-type="float">
            <text:p>0.030682</text:p>
          </table:table-cell>
          <table:table-cell office:value-type="float" office:value="0.908424" calcext:value-type="float">
            <text:p>0.908424</text:p>
          </table:table-cell>
          <table:table-cell office:value-type="float" office:value="6.56741" calcext:value-type="float">
            <text:p>6.56741</text:p>
          </table:table-cell>
          <table:table-cell office:value-type="float" office:value="0.594143" calcext:value-type="float">
            <text:p>0.594143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87343" calcext:value-type="float">
            <text:p>0.387343</text:p>
          </table:table-cell>
          <table:table-cell office:value-type="float" office:value="0.15923" calcext:value-type="float">
            <text:p>0.15923</text:p>
          </table:table-cell>
          <table:table-cell office:value-type="float" office:value="0.0309106" calcext:value-type="float">
            <text:p>0.0309106</text:p>
          </table:table-cell>
          <table:table-cell office:value-type="float" office:value="0.908703" calcext:value-type="float">
            <text:p>0.908703</text:p>
          </table:table-cell>
          <table:table-cell office:value-type="float" office:value="6.57701" calcext:value-type="float">
            <text:p>6.57701</text:p>
          </table:table-cell>
          <table:table-cell office:value-type="float" office:value="0.593614" calcext:value-type="float">
            <text:p>0.59361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86348" calcext:value-type="float">
            <text:p>0.386348</text:p>
          </table:table-cell>
          <table:table-cell office:value-type="float" office:value="0.158355" calcext:value-type="float">
            <text:p>0.158355</text:p>
          </table:table-cell>
          <table:table-cell office:value-type="float" office:value="0.0305427" calcext:value-type="float">
            <text:p>0.0305427</text:p>
          </table:table-cell>
          <table:table-cell office:value-type="float" office:value="0.901442" calcext:value-type="float">
            <text:p>0.901442</text:p>
          </table:table-cell>
          <table:table-cell office:value-type="float" office:value="6.58579" calcext:value-type="float">
            <text:p>6.58579</text:p>
          </table:table-cell>
          <table:table-cell office:value-type="float" office:value="0.594003" calcext:value-type="float">
            <text:p>0.594003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86334" calcext:value-type="float">
            <text:p>0.386334</text:p>
          </table:table-cell>
          <table:table-cell office:value-type="float" office:value="0.158399" calcext:value-type="float">
            <text:p>0.158399</text:p>
          </table:table-cell>
          <table:table-cell office:value-type="float" office:value="0.0305734" calcext:value-type="float">
            <text:p>0.0305734</text:p>
          </table:table-cell>
          <table:table-cell office:value-type="float" office:value="0.905431" calcext:value-type="float">
            <text:p>0.905431</text:p>
          </table:table-cell>
          <table:table-cell office:value-type="float" office:value="6.57135" calcext:value-type="float">
            <text:p>6.57135</text:p>
          </table:table-cell>
          <table:table-cell office:value-type="float" office:value="0.59382" calcext:value-type="float">
            <text:p>0.5938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86318" calcext:value-type="float">
            <text:p>0.386318</text:p>
          </table:table-cell>
          <table:table-cell office:value-type="float" office:value="0.158408" calcext:value-type="float">
            <text:p>0.158408</text:p>
          </table:table-cell>
          <table:table-cell office:value-type="float" office:value="0.0306027" calcext:value-type="float">
            <text:p>0.0306027</text:p>
          </table:table-cell>
          <table:table-cell office:value-type="float" office:value="0.90672" calcext:value-type="float">
            <text:p>0.90672</text:p>
          </table:table-cell>
          <table:table-cell office:value-type="float" office:value="6.56659" calcext:value-type="float">
            <text:p>6.56659</text:p>
          </table:table-cell>
          <table:table-cell office:value-type="float" office:value="0.593477" calcext:value-type="float">
            <text:p>0.59347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0T15:52:26.057844485</dc:date>
    <meta:editing-duration>PT3M55S</meta:editing-duration>
    <meta:editing-cycles>1</meta:editing-cycles>
    <meta:document-statistic meta:table-count="1" meta:cell-count="5941" meta:object-count="0"/>
    <meta:generator>LibreOffice/6.0.3.2$Linux_X86_64 LibreOffice_project/00m0$Build-2</meta:generator>
  </office:meta>
</office:document-meta>
</file>